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91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00" table:default-cell-style-name="Default"/>
        <table:table-row table:style-name="ro1">
          <table:table-cell office:value-type="string">
            <text:p>Hebb,unsupervised,forgetting,multilayer</text:p>
          </table:table-cell>
          <table:table-cell office:value-type="float" office:value="0.125913">
            <text:p>0,125913</text:p>
          </table:table-cell>
          <table:table-cell office:value-type="float" office:value="0.089607">
            <text:p>0,089607</text:p>
          </table:table-cell>
          <table:table-cell office:value-type="float" office:value="0.081553">
            <text:p>0,081553</text:p>
          </table:table-cell>
          <table:table-cell office:value-type="float" office:value="0.085737">
            <text:p>0,085737</text:p>
          </table:table-cell>
          <table:table-cell office:value-type="float" office:value="0.080322">
            <text:p>0,080322</text:p>
          </table:table-cell>
          <table:table-cell office:value-type="float" office:value="0.085316">
            <text:p>0,085316</text:p>
          </table:table-cell>
          <table:table-cell office:value-type="float" office:value="0.090505">
            <text:p>0,090505</text:p>
          </table:table-cell>
          <table:table-cell office:value-type="float" office:value="0.085889">
            <text:p>0,085889</text:p>
          </table:table-cell>
          <table:table-cell office:value-type="float" office:value="0.084591">
            <text:p>0,084591</text:p>
          </table:table-cell>
          <table:table-cell office:value-type="float" office:value="0.081909">
            <text:p>0,081909</text:p>
          </table:table-cell>
          <table:table-cell office:value-type="float" office:value="0.087704">
            <text:p>0,087704</text:p>
          </table:table-cell>
          <table:table-cell office:value-type="float" office:value="0.077286">
            <text:p>0,077286</text:p>
          </table:table-cell>
          <table:table-cell office:value-type="float" office:value="0.084626">
            <text:p>0,084626</text:p>
          </table:table-cell>
          <table:table-cell office:value-type="float" office:value="0.079562">
            <text:p>0,079562</text:p>
          </table:table-cell>
          <table:table-cell office:value-type="float" office:value="0.088003">
            <text:p>0,088003</text:p>
          </table:table-cell>
          <table:table-cell office:value-type="float" office:value="0.084589">
            <text:p>0,084589</text:p>
          </table:table-cell>
          <table:table-cell office:value-type="float" office:value="0.084591">
            <text:p>0,084591</text:p>
          </table:table-cell>
          <table:table-cell office:value-type="float" office:value="0.082448">
            <text:p>0,082448</text:p>
          </table:table-cell>
          <table:table-cell office:value-type="float" office:value="0.081058">
            <text:p>0,081058</text:p>
          </table:table-cell>
          <table:table-cell office:value-type="float" office:value="0.079416">
            <text:p>0,079416</text:p>
          </table:table-cell>
          <table:table-cell office:value-type="float" office:value="0.09034">
            <text:p>0,09034</text:p>
          </table:table-cell>
          <table:table-cell office:value-type="float" office:value="0.088917">
            <text:p>0,088917</text:p>
          </table:table-cell>
          <table:table-cell office:value-type="float" office:value="0.082667">
            <text:p>0,082667</text:p>
          </table:table-cell>
          <table:table-cell office:value-type="float" office:value="0.085143">
            <text:p>0,085143</text:p>
          </table:table-cell>
          <table:table-cell office:value-type="float" office:value="0.078528">
            <text:p>0,078528</text:p>
          </table:table-cell>
          <table:table-cell office:value-type="float" office:value="0.084409">
            <text:p>0,084409</text:p>
          </table:table-cell>
          <table:table-cell office:value-type="float" office:value="0.08975">
            <text:p>0,08975</text:p>
          </table:table-cell>
          <table:table-cell office:value-type="float" office:value="0.084498">
            <text:p>0,084498</text:p>
          </table:table-cell>
          <table:table-cell office:value-type="float" office:value="0.088971">
            <text:p>0,088971</text:p>
          </table:table-cell>
          <table:table-cell office:value-type="float" office:value="0.085517">
            <text:p>0,085517</text:p>
          </table:table-cell>
          <table:table-cell office:value-type="float" office:value="0.076909">
            <text:p>0,076909</text:p>
          </table:table-cell>
          <table:table-cell office:value-type="float" office:value="0.081199">
            <text:p>0,081199</text:p>
          </table:table-cell>
          <table:table-cell office:value-type="float" office:value="0.080842">
            <text:p>0,080842</text:p>
          </table:table-cell>
          <table:table-cell office:value-type="float" office:value="0.087458">
            <text:p>0,087458</text:p>
          </table:table-cell>
          <table:table-cell office:value-type="float" office:value="0.083419">
            <text:p>0,083419</text:p>
          </table:table-cell>
          <table:table-cell office:value-type="float" office:value="0.086756">
            <text:p>0,086756</text:p>
          </table:table-cell>
          <table:table-cell office:value-type="float" office:value="0.083897">
            <text:p>0,083897</text:p>
          </table:table-cell>
          <table:table-cell office:value-type="float" office:value="0.086353">
            <text:p>0,086353</text:p>
          </table:table-cell>
          <table:table-cell office:value-type="float" office:value="0.084451">
            <text:p>0,084451</text:p>
          </table:table-cell>
          <table:table-cell office:value-type="float" office:value="0.086086">
            <text:p>0,086086</text:p>
          </table:table-cell>
          <table:table-cell office:value-type="float" office:value="0.088689">
            <text:p>0,088689</text:p>
          </table:table-cell>
          <table:table-cell office:value-type="float" office:value="0.083377">
            <text:p>0,083377</text:p>
          </table:table-cell>
          <table:table-cell office:value-type="float" office:value="0.083357">
            <text:p>0,083357</text:p>
          </table:table-cell>
          <table:table-cell office:value-type="float" office:value="0.083952">
            <text:p>0,083952</text:p>
          </table:table-cell>
          <table:table-cell office:value-type="float" office:value="0.081221">
            <text:p>0,081221</text:p>
          </table:table-cell>
          <table:table-cell office:value-type="float" office:value="0.081323">
            <text:p>0,081323</text:p>
          </table:table-cell>
          <table:table-cell office:value-type="float" office:value="0.081384">
            <text:p>0,081384</text:p>
          </table:table-cell>
          <table:table-cell office:value-type="float" office:value="0.090712">
            <text:p>0,090712</text:p>
          </table:table-cell>
          <table:table-cell office:value-type="float" office:value="0.079901">
            <text:p>0,079901</text:p>
          </table:table-cell>
          <table:table-cell office:value-type="float" office:value="0.079823">
            <text:p>0,079823</text:p>
          </table:table-cell>
          <table:table-cell office:value-type="float" office:value="0.082728">
            <text:p>0,082728</text:p>
          </table:table-cell>
          <table:table-cell office:value-type="float" office:value="0.082632">
            <text:p>0,082632</text:p>
          </table:table-cell>
          <table:table-cell office:value-type="float" office:value="0.080211">
            <text:p>0,080211</text:p>
          </table:table-cell>
          <table:table-cell office:value-type="float" office:value="0.086976">
            <text:p>0,086976</text:p>
          </table:table-cell>
          <table:table-cell office:value-type="float" office:value="0.081344">
            <text:p>0,081344</text:p>
          </table:table-cell>
          <table:table-cell office:value-type="float" office:value="0.085419">
            <text:p>0,085419</text:p>
          </table:table-cell>
          <table:table-cell office:value-type="float" office:value="0.080749">
            <text:p>0,080749</text:p>
          </table:table-cell>
          <table:table-cell office:value-type="float" office:value="0.084333">
            <text:p>0,084333</text:p>
          </table:table-cell>
          <table:table-cell office:value-type="float" office:value="0.079036">
            <text:p>0,079036</text:p>
          </table:table-cell>
          <table:table-cell office:value-type="float" office:value="0.078368">
            <text:p>0,078368</text:p>
          </table:table-cell>
          <table:table-cell office:value-type="float" office:value="0.080323">
            <text:p>0,080323</text:p>
          </table:table-cell>
          <table:table-cell office:value-type="float" office:value="0.08102">
            <text:p>0,08102</text:p>
          </table:table-cell>
          <table:table-cell office:value-type="float" office:value="0.083398">
            <text:p>0,083398</text:p>
          </table:table-cell>
          <table:table-cell office:value-type="float" office:value="0.08314">
            <text:p>0,08314</text:p>
          </table:table-cell>
          <table:table-cell office:value-type="float" office:value="0.079926">
            <text:p>0,079926</text:p>
          </table:table-cell>
          <table:table-cell office:value-type="float" office:value="0.082007">
            <text:p>0,082007</text:p>
          </table:table-cell>
          <table:table-cell office:value-type="float" office:value="0.082673">
            <text:p>0,082673</text:p>
          </table:table-cell>
          <table:table-cell office:value-type="float" office:value="0.085441">
            <text:p>0,085441</text:p>
          </table:table-cell>
          <table:table-cell office:value-type="float" office:value="0.082909">
            <text:p>0,082909</text:p>
          </table:table-cell>
          <table:table-cell office:value-type="float" office:value="0.077446">
            <text:p>0,077446</text:p>
          </table:table-cell>
          <table:table-cell office:value-type="float" office:value="0.083194">
            <text:p>0,083194</text:p>
          </table:table-cell>
          <table:table-cell office:value-type="float" office:value="0.082325">
            <text:p>0,082325</text:p>
          </table:table-cell>
          <table:table-cell office:value-type="float" office:value="0.085849">
            <text:p>0,085849</text:p>
          </table:table-cell>
          <table:table-cell office:value-type="float" office:value="0.080479">
            <text:p>0,080479</text:p>
          </table:table-cell>
          <table:table-cell office:value-type="float" office:value="0.079127">
            <text:p>0,079127</text:p>
          </table:table-cell>
          <table:table-cell office:value-type="float" office:value="0.082722">
            <text:p>0,082722</text:p>
          </table:table-cell>
          <table:table-cell office:value-type="float" office:value="0.08279">
            <text:p>0,08279</text:p>
          </table:table-cell>
          <table:table-cell office:value-type="float" office:value="0.082749">
            <text:p>0,082749</text:p>
          </table:table-cell>
          <table:table-cell office:value-type="float" office:value="0.086062">
            <text:p>0,086062</text:p>
          </table:table-cell>
          <table:table-cell office:value-type="float" office:value="0.080505">
            <text:p>0,080505</text:p>
          </table:table-cell>
          <table:table-cell office:value-type="float" office:value="0.08028">
            <text:p>0,08028</text:p>
          </table:table-cell>
          <table:table-cell office:value-type="float" office:value="0.081095">
            <text:p>0,081095</text:p>
          </table:table-cell>
          <table:table-cell office:value-type="float" office:value="0.078104">
            <text:p>0,078104</text:p>
          </table:table-cell>
          <table:table-cell office:value-type="float" office:value="0.083061">
            <text:p>0,083061</text:p>
          </table:table-cell>
          <table:table-cell office:value-type="float" office:value="0.089523">
            <text:p>0,089523</text:p>
          </table:table-cell>
          <table:table-cell office:value-type="float" office:value="0.087152">
            <text:p>0,087152</text:p>
          </table:table-cell>
          <table:table-cell office:value-type="float" office:value="0.093228">
            <text:p>0,093228</text:p>
          </table:table-cell>
          <table:table-cell office:value-type="float" office:value="0.089455">
            <text:p>0,089455</text:p>
          </table:table-cell>
          <table:table-cell office:value-type="float" office:value="0.088843">
            <text:p>0,088843</text:p>
          </table:table-cell>
          <table:table-cell office:value-type="float" office:value="0.087323">
            <text:p>0,087323</text:p>
          </table:table-cell>
          <table:table-cell office:value-type="float" office:value="0.089664">
            <text:p>0,089664</text:p>
          </table:table-cell>
          <table:table-cell office:value-type="float" office:value="0.089176">
            <text:p>0,089176</text:p>
          </table:table-cell>
          <table:table-cell office:value-type="float" office:value="0.087381">
            <text:p>0,087381</text:p>
          </table:table-cell>
          <table:table-cell office:value-type="float" office:value="0.09004">
            <text:p>0,09004</text:p>
          </table:table-cell>
          <table:table-cell office:value-type="float" office:value="0.090247">
            <text:p>0,090247</text:p>
          </table:table-cell>
          <table:table-cell office:value-type="float" office:value="0.089196">
            <text:p>0,089196</text:p>
          </table:table-cell>
          <table:table-cell office:value-type="float" office:value="0.086956">
            <text:p>0,086956</text:p>
          </table:table-cell>
          <table:table-cell office:value-type="float" office:value="0.087338">
            <text:p>0,087338</text:p>
          </table:table-cell>
          <table:table-cell office:value-type="float" office:value="0.090314">
            <text:p>0,090314</text:p>
          </table:table-cell>
          <table:table-cell office:value-type="float" office:value="0.082311">
            <text:p>0,082311</text:p>
          </table:table-cell>
          <table:table-cell office:value-type="float" office:value="0.081281">
            <text:p>0,081281</text:p>
          </table:table-cell>
          <table:table-cell office:value-type="float" office:value="0.079059">
            <text:p>0,079059</text:p>
          </table:table-cell>
          <table:table-cell office:value-type="float" office:value="0.076741">
            <text:p>0,076741</text:p>
          </table:table-cell>
          <table:table-cell office:value-type="float" office:value="0.081866">
            <text:p>0,081866</text:p>
          </table:table-cell>
          <table:table-cell office:value-type="float" office:value="0.075033">
            <text:p>0,075033</text:p>
          </table:table-cell>
          <table:table-cell office:value-type="float" office:value="0.082389">
            <text:p>0,082389</text:p>
          </table:table-cell>
          <table:table-cell office:value-type="float" office:value="0.081954">
            <text:p>0,081954</text:p>
          </table:table-cell>
          <table:table-cell office:value-type="float" office:value="0.082909">
            <text:p>0,082909</text:p>
          </table:table-cell>
          <table:table-cell office:value-type="float" office:value="0.083605">
            <text:p>0,083605</text:p>
          </table:table-cell>
          <table:table-cell office:value-type="float" office:value="0.079058">
            <text:p>0,079058</text:p>
          </table:table-cell>
          <table:table-cell office:value-type="float" office:value="0.086014">
            <text:p>0,086014</text:p>
          </table:table-cell>
          <table:table-cell office:value-type="float" office:value="0.079791">
            <text:p>0,079791</text:p>
          </table:table-cell>
          <table:table-cell office:value-type="float" office:value="0.093548">
            <text:p>0,093548</text:p>
          </table:table-cell>
          <table:table-cell office:value-type="float" office:value="0.079929">
            <text:p>0,079929</text:p>
          </table:table-cell>
          <table:table-cell office:value-type="float" office:value="0.076725">
            <text:p>0,076725</text:p>
          </table:table-cell>
          <table:table-cell office:value-type="float" office:value="0.085156">
            <text:p>0,085156</text:p>
          </table:table-cell>
          <table:table-cell office:value-type="float" office:value="0.085959">
            <text:p>0,085959</text:p>
          </table:table-cell>
          <table:table-cell office:value-type="float" office:value="0.084017">
            <text:p>0,084017</text:p>
          </table:table-cell>
          <table:table-cell office:value-type="float" office:value="0.082054">
            <text:p>0,082054</text:p>
          </table:table-cell>
          <table:table-cell office:value-type="float" office:value="0.08171">
            <text:p>0,08171</text:p>
          </table:table-cell>
          <table:table-cell office:value-type="float" office:value="0.087146">
            <text:p>0,087146</text:p>
          </table:table-cell>
          <table:table-cell office:value-type="float" office:value="0.082294">
            <text:p>0,082294</text:p>
          </table:table-cell>
          <table:table-cell office:value-type="float" office:value="0.084464">
            <text:p>0,084464</text:p>
          </table:table-cell>
          <table:table-cell office:value-type="float" office:value="0.082938">
            <text:p>0,082938</text:p>
          </table:table-cell>
          <table:table-cell office:value-type="float" office:value="0.080781">
            <text:p>0,080781</text:p>
          </table:table-cell>
          <table:table-cell office:value-type="float" office:value="0.079983">
            <text:p>0,079983</text:p>
          </table:table-cell>
          <table:table-cell office:value-type="float" office:value="0.081373">
            <text:p>0,081373</text:p>
          </table:table-cell>
          <table:table-cell office:value-type="float" office:value="0.086346">
            <text:p>0,086346</text:p>
          </table:table-cell>
          <table:table-cell office:value-type="float" office:value="0.079858">
            <text:p>0,079858</text:p>
          </table:table-cell>
          <table:table-cell office:value-type="float" office:value="0.081997">
            <text:p>0,081997</text:p>
          </table:table-cell>
          <table:table-cell office:value-type="float" office:value="0.07986">
            <text:p>0,07986</text:p>
          </table:table-cell>
          <table:table-cell office:value-type="float" office:value="0.076739">
            <text:p>0,076739</text:p>
          </table:table-cell>
          <table:table-cell office:value-type="float" office:value="0.084102">
            <text:p>0,084102</text:p>
          </table:table-cell>
          <table:table-cell office:value-type="float" office:value="0.080953">
            <text:p>0,080953</text:p>
          </table:table-cell>
          <table:table-cell office:value-type="float" office:value="0.078786">
            <text:p>0,078786</text:p>
          </table:table-cell>
          <table:table-cell office:value-type="float" office:value="0.084499">
            <text:p>0,084499</text:p>
          </table:table-cell>
          <table:table-cell office:value-type="float" office:value="0.08388">
            <text:p>0,08388</text:p>
          </table:table-cell>
          <table:table-cell office:value-type="float" office:value="0.082119">
            <text:p>0,082119</text:p>
          </table:table-cell>
          <table:table-cell office:value-type="float" office:value="0.080603">
            <text:p>0,080603</text:p>
          </table:table-cell>
          <table:table-cell office:value-type="float" office:value="0.081648">
            <text:p>0,081648</text:p>
          </table:table-cell>
          <table:table-cell office:value-type="float" office:value="0.082693">
            <text:p>0,082693</text:p>
          </table:table-cell>
          <table:table-cell office:value-type="float" office:value="0.080446">
            <text:p>0,080446</text:p>
          </table:table-cell>
          <table:table-cell office:value-type="float" office:value="0.082916">
            <text:p>0,082916</text:p>
          </table:table-cell>
          <table:table-cell office:value-type="float" office:value="0.08221">
            <text:p>0,08221</text:p>
          </table:table-cell>
          <table:table-cell office:value-type="float" office:value="0.079497">
            <text:p>0,079497</text:p>
          </table:table-cell>
          <table:table-cell office:value-type="float" office:value="0.075793">
            <text:p>0,075793</text:p>
          </table:table-cell>
          <table:table-cell office:value-type="float" office:value="0.082492">
            <text:p>0,082492</text:p>
          </table:table-cell>
          <table:table-cell office:value-type="float" office:value="0.084958">
            <text:p>0,084958</text:p>
          </table:table-cell>
          <table:table-cell office:value-type="float" office:value="0.079299">
            <text:p>0,079299</text:p>
          </table:table-cell>
          <table:table-cell office:value-type="float" office:value="0.08006">
            <text:p>0,08006</text:p>
          </table:table-cell>
          <table:table-cell office:value-type="float" office:value="0.089571">
            <text:p>0,089571</text:p>
          </table:table-cell>
          <table:table-cell office:value-type="float" office:value="0.083401">
            <text:p>0,083401</text:p>
          </table:table-cell>
          <table:table-cell office:value-type="float" office:value="0.090115">
            <text:p>0,090115</text:p>
          </table:table-cell>
          <table:table-cell office:value-type="float" office:value="0.079852">
            <text:p>0,079852</text:p>
          </table:table-cell>
          <table:table-cell office:value-type="float" office:value="0.08039">
            <text:p>0,08039</text:p>
          </table:table-cell>
          <table:table-cell office:value-type="float" office:value="0.087692">
            <text:p>0,087692</text:p>
          </table:table-cell>
          <table:table-cell office:value-type="float" office:value="0.081745">
            <text:p>0,081745</text:p>
          </table:table-cell>
          <table:table-cell office:value-type="float" office:value="0.084554">
            <text:p>0,084554</text:p>
          </table:table-cell>
          <table:table-cell office:value-type="float" office:value="0.086778">
            <text:p>0,086778</text:p>
          </table:table-cell>
          <table:table-cell office:value-type="float" office:value="0.085968">
            <text:p>0,085968</text:p>
          </table:table-cell>
          <table:table-cell office:value-type="float" office:value="0.080286">
            <text:p>0,080286</text:p>
          </table:table-cell>
          <table:table-cell office:value-type="float" office:value="0.084157">
            <text:p>0,084157</text:p>
          </table:table-cell>
          <table:table-cell office:value-type="float" office:value="0.081832">
            <text:p>0,081832</text:p>
          </table:table-cell>
          <table:table-cell office:value-type="float" office:value="0.082398">
            <text:p>0,082398</text:p>
          </table:table-cell>
          <table:table-cell office:value-type="float" office:value="0.081658">
            <text:p>0,081658</text:p>
          </table:table-cell>
          <table:table-cell office:value-type="float" office:value="0.077362">
            <text:p>0,077362</text:p>
          </table:table-cell>
          <table:table-cell office:value-type="float" office:value="0.082643">
            <text:p>0,082643</text:p>
          </table:table-cell>
          <table:table-cell office:value-type="float" office:value="0.084662">
            <text:p>0,084662</text:p>
          </table:table-cell>
          <table:table-cell office:value-type="float" office:value="0.088278">
            <text:p>0,088278</text:p>
          </table:table-cell>
          <table:table-cell office:value-type="float" office:value="0.086403">
            <text:p>0,086403</text:p>
          </table:table-cell>
          <table:table-cell office:value-type="float" office:value="0.081048">
            <text:p>0,081048</text:p>
          </table:table-cell>
          <table:table-cell office:value-type="float" office:value="0.082485">
            <text:p>0,082485</text:p>
          </table:table-cell>
          <table:table-cell office:value-type="float" office:value="0.080396">
            <text:p>0,080396</text:p>
          </table:table-cell>
          <table:table-cell office:value-type="float" office:value="0.090884">
            <text:p>0,090884</text:p>
          </table:table-cell>
          <table:table-cell office:value-type="float" office:value="0.081253">
            <text:p>0,081253</text:p>
          </table:table-cell>
          <table:table-cell office:value-type="float" office:value="0.094921">
            <text:p>0,094921</text:p>
          </table:table-cell>
          <table:table-cell office:value-type="float" office:value="0.082553">
            <text:p>0,082553</text:p>
          </table:table-cell>
          <table:table-cell office:value-type="float" office:value="0.082654">
            <text:p>0,082654</text:p>
          </table:table-cell>
          <table:table-cell office:value-type="float" office:value="0.081337">
            <text:p>0,081337</text:p>
          </table:table-cell>
          <table:table-cell office:value-type="float" office:value="0.080875">
            <text:p>0,080875</text:p>
          </table:table-cell>
          <table:table-cell office:value-type="float" office:value="0.082212">
            <text:p>0,082212</text:p>
          </table:table-cell>
          <table:table-cell office:value-type="float" office:value="0.07787">
            <text:p>0,07787</text:p>
          </table:table-cell>
          <table:table-cell office:value-type="float" office:value="0.085393">
            <text:p>0,085393</text:p>
          </table:table-cell>
          <table:table-cell office:value-type="float" office:value="0.078979">
            <text:p>0,078979</text:p>
          </table:table-cell>
          <table:table-cell office:value-type="float" office:value="0.08224">
            <text:p>0,08224</text:p>
          </table:table-cell>
          <table:table-cell office:value-type="float" office:value="0.082987">
            <text:p>0,082987</text:p>
          </table:table-cell>
          <table:table-cell office:value-type="float" office:value="0.080509">
            <text:p>0,080509</text:p>
          </table:table-cell>
          <table:table-cell office:value-type="float" office:value="0.082359">
            <text:p>0,082359</text:p>
          </table:table-cell>
          <table:table-cell office:value-type="float" office:value="0.079604">
            <text:p>0,079604</text:p>
          </table:table-cell>
          <table:table-cell office:value-type="float" office:value="0.081822">
            <text:p>0,081822</text:p>
          </table:table-cell>
          <table:table-cell office:value-type="float" office:value="0.086882">
            <text:p>0,086882</text:p>
          </table:table-cell>
          <table:table-cell office:value-type="float" office:value="0.078202">
            <text:p>0,078202</text:p>
          </table:table-cell>
          <table:table-cell office:value-type="float" office:value="0.085316">
            <text:p>0,085316</text:p>
          </table:table-cell>
          <table:table-cell office:value-type="float" office:value="0.082659">
            <text:p>0,082659</text:p>
          </table:table-cell>
          <table:table-cell office:value-type="float" office:value="0.081365">
            <text:p>0,081365</text:p>
          </table:table-cell>
          <table:table-cell office:value-type="float" office:value="0.086225">
            <text:p>0,086225</text:p>
          </table:table-cell>
          <table:table-cell office:value-type="float" office:value="0.086094">
            <text:p>0,086094</text:p>
          </table:table-cell>
          <table:table-cell office:value-type="float" office:value="0.083044">
            <text:p>0,083044</text:p>
          </table:table-cell>
          <table:table-cell office:value-type="float" office:value="0.079778">
            <text:p>0,079778</text:p>
          </table:table-cell>
          <table:table-cell office:value-type="float" office:value="0.083275">
            <text:p>0,083275</text:p>
          </table:table-cell>
        </table:table-row>
        <table:table-row table:style-name="ro1">
          <table:table-cell office:value-type="string">
            <text:p>Hebb,unsupervised,not forgetting,multilayer</text:p>
          </table:table-cell>
          <table:table-cell office:value-type="float" office:value="0.191678">
            <text:p>0,191678</text:p>
          </table:table-cell>
          <table:table-cell office:value-type="float" office:value="0.107936">
            <text:p>0,107936</text:p>
          </table:table-cell>
          <table:table-cell office:value-type="float" office:value="0.107521">
            <text:p>0,107521</text:p>
          </table:table-cell>
          <table:table-cell office:value-type="float" office:value="0.092236">
            <text:p>0,092236</text:p>
          </table:table-cell>
          <table:table-cell office:value-type="float" office:value="0.061616">
            <text:p>0,061616</text:p>
          </table:table-cell>
          <table:table-cell office:value-type="float" office:value="0.121004">
            <text:p>0,121004</text:p>
          </table:table-cell>
          <table:table-cell office:value-type="float" office:value="0.096207">
            <text:p>0,096207</text:p>
          </table:table-cell>
          <table:table-cell office:value-type="float" office:value="0.072911">
            <text:p>0,072911</text:p>
          </table:table-cell>
          <table:table-cell office:value-type="float" office:value="0.071364">
            <text:p>0,071364</text:p>
          </table:table-cell>
          <table:table-cell office:value-type="float" office:value="0.086717">
            <text:p>0,086717</text:p>
          </table:table-cell>
          <table:table-cell office:value-type="float" office:value="0.1761">
            <text:p>0,1761</text:p>
          </table:table-cell>
          <table:table-cell office:value-type="float" office:value="0.065852">
            <text:p>0,065852</text:p>
          </table:table-cell>
          <table:table-cell office:value-type="float" office:value="0.066877">
            <text:p>0,066877</text:p>
          </table:table-cell>
          <table:table-cell office:value-type="float" office:value="0.063517">
            <text:p>0,063517</text:p>
          </table:table-cell>
          <table:table-cell office:value-type="float" office:value="0.076861">
            <text:p>0,076861</text:p>
          </table:table-cell>
          <table:table-cell office:value-type="float" office:value="0.065196">
            <text:p>0,065196</text:p>
          </table:table-cell>
          <table:table-cell office:value-type="float" office:value="0.071201">
            <text:p>0,071201</text:p>
          </table:table-cell>
          <table:table-cell office:value-type="float" office:value="0.06478">
            <text:p>0,06478</text:p>
          </table:table-cell>
          <table:table-cell office:value-type="float" office:value="0.063829">
            <text:p>0,063829</text:p>
          </table:table-cell>
          <table:table-cell office:value-type="float" office:value="0.064915">
            <text:p>0,064915</text:p>
          </table:table-cell>
          <table:table-cell office:value-type="float" office:value="0.064107">
            <text:p>0,064107</text:p>
          </table:table-cell>
          <table:table-cell office:value-type="float" office:value="0.063562">
            <text:p>0,063562</text:p>
          </table:table-cell>
          <table:table-cell office:value-type="float" office:value="0.067867">
            <text:p>0,067867</text:p>
          </table:table-cell>
          <table:table-cell office:value-type="float" office:value="0.064289">
            <text:p>0,064289</text:p>
          </table:table-cell>
          <table:table-cell office:value-type="float" office:value="0.066568">
            <text:p>0,066568</text:p>
          </table:table-cell>
          <table:table-cell office:value-type="float" office:value="0.058589">
            <text:p>0,058589</text:p>
          </table:table-cell>
          <table:table-cell office:value-type="float" office:value="0.072584">
            <text:p>0,072584</text:p>
          </table:table-cell>
          <table:table-cell office:value-type="float" office:value="0.062169">
            <text:p>0,062169</text:p>
          </table:table-cell>
          <table:table-cell office:value-type="float" office:value="0.068975">
            <text:p>0,068975</text:p>
          </table:table-cell>
          <table:table-cell office:value-type="float" office:value="0.064873">
            <text:p>0,064873</text:p>
          </table:table-cell>
          <table:table-cell office:value-type="float" office:value="0.064093">
            <text:p>0,064093</text:p>
          </table:table-cell>
          <table:table-cell office:value-type="float" office:value="0.063048">
            <text:p>0,063048</text:p>
          </table:table-cell>
          <table:table-cell office:value-type="float" office:value="0.074764">
            <text:p>0,074764</text:p>
          </table:table-cell>
          <table:table-cell office:value-type="float" office:value="0.069401">
            <text:p>0,069401</text:p>
          </table:table-cell>
          <table:table-cell office:value-type="float" office:value="0.071277">
            <text:p>0,071277</text:p>
          </table:table-cell>
          <table:table-cell office:value-type="float" office:value="0.095508">
            <text:p>0,095508</text:p>
          </table:table-cell>
          <table:table-cell office:value-type="float" office:value="0.06535">
            <text:p>0,06535</text:p>
          </table:table-cell>
          <table:table-cell office:value-type="float" office:value="0.079028">
            <text:p>0,079028</text:p>
          </table:table-cell>
          <table:table-cell office:value-type="float" office:value="0.070623">
            <text:p>0,070623</text:p>
          </table:table-cell>
          <table:table-cell office:value-type="float" office:value="0.077749">
            <text:p>0,077749</text:p>
          </table:table-cell>
          <table:table-cell office:value-type="float" office:value="0.065596">
            <text:p>0,065596</text:p>
          </table:table-cell>
          <table:table-cell office:value-type="float" office:value="0.086138">
            <text:p>0,086138</text:p>
          </table:table-cell>
          <table:table-cell office:value-type="float" office:value="0.072767">
            <text:p>0,072767</text:p>
          </table:table-cell>
          <table:table-cell office:value-type="float" office:value="0.083048">
            <text:p>0,083048</text:p>
          </table:table-cell>
          <table:table-cell office:value-type="float" office:value="0.072112">
            <text:p>0,072112</text:p>
          </table:table-cell>
          <table:table-cell office:value-type="float" office:value="0.066244">
            <text:p>0,066244</text:p>
          </table:table-cell>
          <table:table-cell office:value-type="float" office:value="0.072522">
            <text:p>0,072522</text:p>
          </table:table-cell>
          <table:table-cell office:value-type="float" office:value="0.098212">
            <text:p>0,098212</text:p>
          </table:table-cell>
          <table:table-cell office:value-type="float" office:value="0.07114">
            <text:p>0,07114</text:p>
          </table:table-cell>
          <table:table-cell office:value-type="float" office:value="0.065578">
            <text:p>0,065578</text:p>
          </table:table-cell>
          <table:table-cell office:value-type="float" office:value="0.061172">
            <text:p>0,061172</text:p>
          </table:table-cell>
          <table:table-cell office:value-type="float" office:value="0.061036">
            <text:p>0,061036</text:p>
          </table:table-cell>
          <table:table-cell office:value-type="float" office:value="0.071904">
            <text:p>0,071904</text:p>
          </table:table-cell>
          <table:table-cell office:value-type="float" office:value="0.105321">
            <text:p>0,105321</text:p>
          </table:table-cell>
          <table:table-cell office:value-type="float" office:value="0.065719">
            <text:p>0,065719</text:p>
          </table:table-cell>
          <table:table-cell office:value-type="float" office:value="0.07183">
            <text:p>0,07183</text:p>
          </table:table-cell>
          <table:table-cell office:value-type="float" office:value="0.072333">
            <text:p>0,072333</text:p>
          </table:table-cell>
          <table:table-cell office:value-type="float" office:value="0.078569">
            <text:p>0,078569</text:p>
          </table:table-cell>
          <table:table-cell office:value-type="float" office:value="0.064441">
            <text:p>0,064441</text:p>
          </table:table-cell>
          <table:table-cell office:value-type="float" office:value="0.074262">
            <text:p>0,074262</text:p>
          </table:table-cell>
          <table:table-cell office:value-type="float" office:value="0.070432">
            <text:p>0,070432</text:p>
          </table:table-cell>
          <table:table-cell office:value-type="float" office:value="0.06428">
            <text:p>0,06428</text:p>
          </table:table-cell>
          <table:table-cell office:value-type="float" office:value="0.068279">
            <text:p>0,068279</text:p>
          </table:table-cell>
          <table:table-cell office:value-type="float" office:value="0.070697">
            <text:p>0,070697</text:p>
          </table:table-cell>
          <table:table-cell office:value-type="float" office:value="0.067819">
            <text:p>0,067819</text:p>
          </table:table-cell>
          <table:table-cell office:value-type="float" office:value="0.077597">
            <text:p>0,077597</text:p>
          </table:table-cell>
          <table:table-cell office:value-type="float" office:value="0.072168">
            <text:p>0,072168</text:p>
          </table:table-cell>
          <table:table-cell office:value-type="float" office:value="0.064245">
            <text:p>0,064245</text:p>
          </table:table-cell>
          <table:table-cell office:value-type="float" office:value="0.073797">
            <text:p>0,073797</text:p>
          </table:table-cell>
          <table:table-cell office:value-type="float" office:value="0.074499">
            <text:p>0,074499</text:p>
          </table:table-cell>
          <table:table-cell office:value-type="float" office:value="0.065365">
            <text:p>0,065365</text:p>
          </table:table-cell>
          <table:table-cell office:value-type="float" office:value="0.06691">
            <text:p>0,06691</text:p>
          </table:table-cell>
          <table:table-cell office:value-type="float" office:value="0.067609">
            <text:p>0,067609</text:p>
          </table:table-cell>
          <table:table-cell office:value-type="float" office:value="0.069822">
            <text:p>0,069822</text:p>
          </table:table-cell>
          <table:table-cell office:value-type="float" office:value="0.06784">
            <text:p>0,06784</text:p>
          </table:table-cell>
          <table:table-cell office:value-type="float" office:value="0.078047">
            <text:p>0,078047</text:p>
          </table:table-cell>
          <table:table-cell office:value-type="float" office:value="0.077641">
            <text:p>0,077641</text:p>
          </table:table-cell>
          <table:table-cell office:value-type="float" office:value="0.063362">
            <text:p>0,063362</text:p>
          </table:table-cell>
          <table:table-cell office:value-type="float" office:value="0.072425">
            <text:p>0,072425</text:p>
          </table:table-cell>
          <table:table-cell office:value-type="float" office:value="0.06506">
            <text:p>0,06506</text:p>
          </table:table-cell>
          <table:table-cell office:value-type="float" office:value="0.064549">
            <text:p>0,064549</text:p>
          </table:table-cell>
          <table:table-cell office:value-type="float" office:value="0.073552">
            <text:p>0,073552</text:p>
          </table:table-cell>
          <table:table-cell office:value-type="float" office:value="0.074083">
            <text:p>0,074083</text:p>
          </table:table-cell>
          <table:table-cell office:value-type="float" office:value="0.078673">
            <text:p>0,078673</text:p>
          </table:table-cell>
          <table:table-cell office:value-type="float" office:value="0.074814">
            <text:p>0,074814</text:p>
          </table:table-cell>
          <table:table-cell office:value-type="float" office:value="0.06779">
            <text:p>0,06779</text:p>
          </table:table-cell>
          <table:table-cell office:value-type="float" office:value="0.070851">
            <text:p>0,070851</text:p>
          </table:table-cell>
          <table:table-cell office:value-type="float" office:value="0.066839">
            <text:p>0,066839</text:p>
          </table:table-cell>
          <table:table-cell office:value-type="float" office:value="0.064776">
            <text:p>0,064776</text:p>
          </table:table-cell>
          <table:table-cell office:value-type="float" office:value="0.067133">
            <text:p>0,067133</text:p>
          </table:table-cell>
          <table:table-cell office:value-type="float" office:value="0.068242">
            <text:p>0,068242</text:p>
          </table:table-cell>
          <table:table-cell office:value-type="float" office:value="0.076729">
            <text:p>0,076729</text:p>
          </table:table-cell>
          <table:table-cell office:value-type="float" office:value="0.066101">
            <text:p>0,066101</text:p>
          </table:table-cell>
          <table:table-cell office:value-type="float" office:value="0.062903">
            <text:p>0,062903</text:p>
          </table:table-cell>
          <table:table-cell office:value-type="float" office:value="0.075014">
            <text:p>0,075014</text:p>
          </table:table-cell>
          <table:table-cell office:value-type="float" office:value="0.076333">
            <text:p>0,076333</text:p>
          </table:table-cell>
          <table:table-cell office:value-type="float" office:value="0.070214">
            <text:p>0,070214</text:p>
          </table:table-cell>
          <table:table-cell office:value-type="float" office:value="0.071739">
            <text:p>0,071739</text:p>
          </table:table-cell>
          <table:table-cell office:value-type="float" office:value="0.069485">
            <text:p>0,069485</text:p>
          </table:table-cell>
          <table:table-cell office:value-type="float" office:value="0.079723">
            <text:p>0,079723</text:p>
          </table:table-cell>
          <table:table-cell office:value-type="float" office:value="0.074314">
            <text:p>0,074314</text:p>
          </table:table-cell>
          <table:table-cell office:value-type="float" office:value="0.066435">
            <text:p>0,066435</text:p>
          </table:table-cell>
          <table:table-cell office:value-type="float" office:value="0.067611">
            <text:p>0,067611</text:p>
          </table:table-cell>
          <table:table-cell office:value-type="float" office:value="0.062778">
            <text:p>0,062778</text:p>
          </table:table-cell>
          <table:table-cell office:value-type="float" office:value="0.068924">
            <text:p>0,068924</text:p>
          </table:table-cell>
          <table:table-cell office:value-type="float" office:value="0.070026">
            <text:p>0,070026</text:p>
          </table:table-cell>
          <table:table-cell office:value-type="float" office:value="0.08517">
            <text:p>0,08517</text:p>
          </table:table-cell>
          <table:table-cell office:value-type="float" office:value="0.072686">
            <text:p>0,072686</text:p>
          </table:table-cell>
          <table:table-cell office:value-type="float" office:value="0.07884">
            <text:p>0,07884</text:p>
          </table:table-cell>
          <table:table-cell office:value-type="float" office:value="0.072485">
            <text:p>0,072485</text:p>
          </table:table-cell>
          <table:table-cell office:value-type="float" office:value="0.096896">
            <text:p>0,096896</text:p>
          </table:table-cell>
          <table:table-cell office:value-type="float" office:value="0.078549">
            <text:p>0,078549</text:p>
          </table:table-cell>
          <table:table-cell office:value-type="float" office:value="0.071437">
            <text:p>0,071437</text:p>
          </table:table-cell>
          <table:table-cell office:value-type="float" office:value="0.071791">
            <text:p>0,071791</text:p>
          </table:table-cell>
          <table:table-cell office:value-type="float" office:value="0.067235">
            <text:p>0,067235</text:p>
          </table:table-cell>
          <table:table-cell office:value-type="float" office:value="0.068716">
            <text:p>0,068716</text:p>
          </table:table-cell>
          <table:table-cell office:value-type="float" office:value="0.071338">
            <text:p>0,071338</text:p>
          </table:table-cell>
          <table:table-cell office:value-type="float" office:value="0.069948">
            <text:p>0,069948</text:p>
          </table:table-cell>
          <table:table-cell office:value-type="float" office:value="0.074012">
            <text:p>0,074012</text:p>
          </table:table-cell>
          <table:table-cell office:value-type="float" office:value="0.07169">
            <text:p>0,07169</text:p>
          </table:table-cell>
          <table:table-cell office:value-type="float" office:value="0.075512">
            <text:p>0,075512</text:p>
          </table:table-cell>
          <table:table-cell office:value-type="float" office:value="0.069733">
            <text:p>0,069733</text:p>
          </table:table-cell>
          <table:table-cell office:value-type="float" office:value="0.079108">
            <text:p>0,079108</text:p>
          </table:table-cell>
          <table:table-cell office:value-type="float" office:value="0.070525">
            <text:p>0,070525</text:p>
          </table:table-cell>
          <table:table-cell office:value-type="float" office:value="0.069188">
            <text:p>0,069188</text:p>
          </table:table-cell>
          <table:table-cell office:value-type="float" office:value="0.069061">
            <text:p>0,069061</text:p>
          </table:table-cell>
          <table:table-cell office:value-type="float" office:value="0.09749">
            <text:p>0,09749</text:p>
          </table:table-cell>
          <table:table-cell office:value-type="float" office:value="0.073698">
            <text:p>0,073698</text:p>
          </table:table-cell>
          <table:table-cell office:value-type="float" office:value="0.089217">
            <text:p>0,089217</text:p>
          </table:table-cell>
          <table:table-cell office:value-type="float" office:value="0.069549">
            <text:p>0,069549</text:p>
          </table:table-cell>
          <table:table-cell office:value-type="float" office:value="0.066959">
            <text:p>0,066959</text:p>
          </table:table-cell>
          <table:table-cell office:value-type="float" office:value="0.066716">
            <text:p>0,066716</text:p>
          </table:table-cell>
          <table:table-cell office:value-type="float" office:value="0.064347">
            <text:p>0,064347</text:p>
          </table:table-cell>
          <table:table-cell office:value-type="float" office:value="0.065602">
            <text:p>0,065602</text:p>
          </table:table-cell>
          <table:table-cell office:value-type="float" office:value="0.068522">
            <text:p>0,068522</text:p>
          </table:table-cell>
          <table:table-cell office:value-type="float" office:value="0.0642">
            <text:p>0,0642</text:p>
          </table:table-cell>
          <table:table-cell office:value-type="float" office:value="0.06336">
            <text:p>0,06336</text:p>
          </table:table-cell>
          <table:table-cell office:value-type="float" office:value="0.070211">
            <text:p>0,070211</text:p>
          </table:table-cell>
          <table:table-cell office:value-type="float" office:value="0.081989">
            <text:p>0,081989</text:p>
          </table:table-cell>
          <table:table-cell office:value-type="float" office:value="0.070022">
            <text:p>0,070022</text:p>
          </table:table-cell>
          <table:table-cell office:value-type="float" office:value="0.071174">
            <text:p>0,071174</text:p>
          </table:table-cell>
          <table:table-cell office:value-type="float" office:value="0.076994">
            <text:p>0,076994</text:p>
          </table:table-cell>
          <table:table-cell office:value-type="float" office:value="0.07431">
            <text:p>0,07431</text:p>
          </table:table-cell>
          <table:table-cell office:value-type="float" office:value="0.07095">
            <text:p>0,07095</text:p>
          </table:table-cell>
          <table:table-cell office:value-type="float" office:value="0.065722">
            <text:p>0,065722</text:p>
          </table:table-cell>
          <table:table-cell office:value-type="float" office:value="0.066947">
            <text:p>0,066947</text:p>
          </table:table-cell>
          <table:table-cell office:value-type="float" office:value="0.066338">
            <text:p>0,066338</text:p>
          </table:table-cell>
          <table:table-cell office:value-type="float" office:value="0.066986">
            <text:p>0,066986</text:p>
          </table:table-cell>
          <table:table-cell office:value-type="float" office:value="0.068532">
            <text:p>0,068532</text:p>
          </table:table-cell>
          <table:table-cell office:value-type="float" office:value="0.066249">
            <text:p>0,066249</text:p>
          </table:table-cell>
          <table:table-cell office:value-type="float" office:value="0.06995">
            <text:p>0,06995</text:p>
          </table:table-cell>
          <table:table-cell office:value-type="float" office:value="0.074273">
            <text:p>0,074273</text:p>
          </table:table-cell>
          <table:table-cell office:value-type="float" office:value="0.080288">
            <text:p>0,080288</text:p>
          </table:table-cell>
          <table:table-cell office:value-type="float" office:value="0.076342">
            <text:p>0,076342</text:p>
          </table:table-cell>
          <table:table-cell office:value-type="float" office:value="0.070566">
            <text:p>0,070566</text:p>
          </table:table-cell>
          <table:table-cell office:value-type="float" office:value="0.075466">
            <text:p>0,075466</text:p>
          </table:table-cell>
          <table:table-cell office:value-type="float" office:value="0.066953">
            <text:p>0,066953</text:p>
          </table:table-cell>
          <table:table-cell office:value-type="float" office:value="0.078346">
            <text:p>0,078346</text:p>
          </table:table-cell>
          <table:table-cell office:value-type="float" office:value="0.069373">
            <text:p>0,069373</text:p>
          </table:table-cell>
          <table:table-cell office:value-type="float" office:value="0.065686">
            <text:p>0,065686</text:p>
          </table:table-cell>
          <table:table-cell office:value-type="float" office:value="0.065778">
            <text:p>0,065778</text:p>
          </table:table-cell>
          <table:table-cell office:value-type="float" office:value="0.078828">
            <text:p>0,078828</text:p>
          </table:table-cell>
          <table:table-cell office:value-type="float" office:value="0.067573">
            <text:p>0,067573</text:p>
          </table:table-cell>
          <table:table-cell office:value-type="float" office:value="0.074324">
            <text:p>0,074324</text:p>
          </table:table-cell>
          <table:table-cell office:value-type="float" office:value="0.073321">
            <text:p>0,073321</text:p>
          </table:table-cell>
          <table:table-cell office:value-type="float" office:value="0.084856">
            <text:p>0,084856</text:p>
          </table:table-cell>
          <table:table-cell office:value-type="float" office:value="0.067014">
            <text:p>0,067014</text:p>
          </table:table-cell>
          <table:table-cell office:value-type="float" office:value="0.072713">
            <text:p>0,072713</text:p>
          </table:table-cell>
          <table:table-cell office:value-type="float" office:value="0.065178">
            <text:p>0,065178</text:p>
          </table:table-cell>
          <table:table-cell office:value-type="float" office:value="0.065436">
            <text:p>0,065436</text:p>
          </table:table-cell>
          <table:table-cell office:value-type="float" office:value="0.071081">
            <text:p>0,071081</text:p>
          </table:table-cell>
          <table:table-cell office:value-type="float" office:value="0.066446">
            <text:p>0,066446</text:p>
          </table:table-cell>
          <table:table-cell office:value-type="float" office:value="0.069913">
            <text:p>0,069913</text:p>
          </table:table-cell>
          <table:table-cell office:value-type="float" office:value="0.073053">
            <text:p>0,073053</text:p>
          </table:table-cell>
          <table:table-cell office:value-type="float" office:value="0.071158">
            <text:p>0,071158</text:p>
          </table:table-cell>
          <table:table-cell office:value-type="float" office:value="0.067764">
            <text:p>0,067764</text:p>
          </table:table-cell>
          <table:table-cell office:value-type="float" office:value="0.071737">
            <text:p>0,071737</text:p>
          </table:table-cell>
          <table:table-cell office:value-type="float" office:value="0.068808">
            <text:p>0,068808</text:p>
          </table:table-cell>
          <table:table-cell office:value-type="float" office:value="0.068294">
            <text:p>0,068294</text:p>
          </table:table-cell>
          <table:table-cell office:value-type="float" office:value="0.068536">
            <text:p>0,068536</text:p>
          </table:table-cell>
          <table:table-cell office:value-type="float" office:value="0.066686">
            <text:p>0,066686</text:p>
          </table:table-cell>
          <table:table-cell office:value-type="float" office:value="0.068576">
            <text:p>0,068576</text:p>
          </table:table-cell>
          <table:table-cell office:value-type="float" office:value="0.082056">
            <text:p>0,082056</text:p>
          </table:table-cell>
          <table:table-cell office:value-type="float" office:value="0.069083">
            <text:p>0,069083</text:p>
          </table:table-cell>
          <table:table-cell office:value-type="float" office:value="0.07416">
            <text:p>0,07416</text:p>
          </table:table-cell>
          <table:table-cell office:value-type="float" office:value="0.079194">
            <text:p>0,079194</text:p>
          </table:table-cell>
          <table:table-cell office:value-type="float" office:value="0.093204">
            <text:p>0,093204</text:p>
          </table:table-cell>
          <table:table-cell office:value-type="float" office:value="0.069908">
            <text:p>0,069908</text:p>
          </table:table-cell>
          <table:table-cell office:value-type="float" office:value="0.064754">
            <text:p>0,064754</text:p>
          </table:table-cell>
          <table:table-cell office:value-type="float" office:value="0.06828">
            <text:p>0,06828</text:p>
          </table:table-cell>
          <table:table-cell office:value-type="float" office:value="0.068508">
            <text:p>0,068508</text:p>
          </table:table-cell>
          <table:table-cell office:value-type="float" office:value="0.066054">
            <text:p>0,066054</text:p>
          </table:table-cell>
          <table:table-cell office:value-type="float" office:value="0.063303">
            <text:p>0,063303</text:p>
          </table:table-cell>
          <table:table-cell office:value-type="float" office:value="0.072369">
            <text:p>0,072369</text:p>
          </table:table-cell>
          <table:table-cell office:value-type="float" office:value="0.070563">
            <text:p>0,070563</text:p>
          </table:table-cell>
          <table:table-cell office:value-type="float" office:value="0.069057">
            <text:p>0,069057</text:p>
          </table:table-cell>
          <table:table-cell office:value-type="float" office:value="0.071193">
            <text:p>0,071193</text:p>
          </table:table-cell>
          <table:table-cell office:value-type="float" office:value="0.073631">
            <text:p>0,073631</text:p>
          </table:table-cell>
          <table:table-cell office:value-type="float" office:value="0.066767">
            <text:p>0,066767</text:p>
          </table:table-cell>
          <table:table-cell office:value-type="float" office:value="0.06772">
            <text:p>0,06772</text:p>
          </table:table-cell>
        </table:table-row>
        <table:table-row table:style-name="ro1">
          <table:table-cell office:value-type="string">
            <text:p>Hebb,supervised,forgetting,multilayer</text:p>
          </table:table-cell>
          <table:table-cell office:value-type="float" office:value="0.119368">
            <text:p>0,119368</text:p>
          </table:table-cell>
          <table:table-cell office:value-type="float" office:value="0.077471">
            <text:p>0,077471</text:p>
          </table:table-cell>
          <table:table-cell office:value-type="float" office:value="0.084757">
            <text:p>0,084757</text:p>
          </table:table-cell>
          <table:table-cell office:value-type="float" office:value="0.083757">
            <text:p>0,083757</text:p>
          </table:table-cell>
          <table:table-cell office:value-type="float" office:value="0.081304">
            <text:p>0,081304</text:p>
          </table:table-cell>
          <table:table-cell office:value-type="float" office:value="0.089051">
            <text:p>0,089051</text:p>
          </table:table-cell>
          <table:table-cell office:value-type="float" office:value="0.076105">
            <text:p>0,076105</text:p>
          </table:table-cell>
          <table:table-cell office:value-type="float" office:value="0.080339">
            <text:p>0,080339</text:p>
          </table:table-cell>
          <table:table-cell office:value-type="float" office:value="0.087019">
            <text:p>0,087019</text:p>
          </table:table-cell>
          <table:table-cell office:value-type="float" office:value="0.100237">
            <text:p>0,100237</text:p>
          </table:table-cell>
          <table:table-cell office:value-type="float" office:value="0.087417">
            <text:p>0,087417</text:p>
          </table:table-cell>
          <table:table-cell office:value-type="float" office:value="0.079321">
            <text:p>0,079321</text:p>
          </table:table-cell>
          <table:table-cell office:value-type="float" office:value="0.081648">
            <text:p>0,081648</text:p>
          </table:table-cell>
          <table:table-cell office:value-type="float" office:value="0.08283">
            <text:p>0,08283</text:p>
          </table:table-cell>
          <table:table-cell office:value-type="float" office:value="0.076163">
            <text:p>0,076163</text:p>
          </table:table-cell>
          <table:table-cell office:value-type="float" office:value="0.091168">
            <text:p>0,091168</text:p>
          </table:table-cell>
          <table:table-cell office:value-type="float" office:value="0.085826">
            <text:p>0,085826</text:p>
          </table:table-cell>
          <table:table-cell office:value-type="float" office:value="0.089692">
            <text:p>0,089692</text:p>
          </table:table-cell>
          <table:table-cell office:value-type="float" office:value="0.105279">
            <text:p>0,105279</text:p>
          </table:table-cell>
          <table:table-cell office:value-type="float" office:value="0.108706">
            <text:p>0,108706</text:p>
          </table:table-cell>
          <table:table-cell office:value-type="float" office:value="0.126092">
            <text:p>0,126092</text:p>
          </table:table-cell>
          <table:table-cell office:value-type="float" office:value="0.099581">
            <text:p>0,099581</text:p>
          </table:table-cell>
          <table:table-cell office:value-type="float" office:value="0.076234">
            <text:p>0,076234</text:p>
          </table:table-cell>
          <table:table-cell office:value-type="float" office:value="0.080981">
            <text:p>0,080981</text:p>
          </table:table-cell>
          <table:table-cell office:value-type="float" office:value="0.085303">
            <text:p>0,085303</text:p>
          </table:table-cell>
          <table:table-cell office:value-type="float" office:value="0.077975">
            <text:p>0,077975</text:p>
          </table:table-cell>
          <table:table-cell office:value-type="float" office:value="0.075307">
            <text:p>0,075307</text:p>
          </table:table-cell>
          <table:table-cell office:value-type="float" office:value="0.099065">
            <text:p>0,099065</text:p>
          </table:table-cell>
          <table:table-cell office:value-type="float" office:value="0.07619">
            <text:p>0,07619</text:p>
          </table:table-cell>
          <table:table-cell office:value-type="float" office:value="0.081441">
            <text:p>0,081441</text:p>
          </table:table-cell>
          <table:table-cell office:value-type="float" office:value="0.078131">
            <text:p>0,078131</text:p>
          </table:table-cell>
          <table:table-cell office:value-type="float" office:value="0.074383">
            <text:p>0,074383</text:p>
          </table:table-cell>
          <table:table-cell office:value-type="float" office:value="0.078231">
            <text:p>0,078231</text:p>
          </table:table-cell>
          <table:table-cell office:value-type="float" office:value="0.070086">
            <text:p>0,070086</text:p>
          </table:table-cell>
          <table:table-cell office:value-type="float" office:value="0.08046">
            <text:p>0,08046</text:p>
          </table:table-cell>
          <table:table-cell office:value-type="float" office:value="0.118206">
            <text:p>0,118206</text:p>
          </table:table-cell>
          <table:table-cell office:value-type="float" office:value="0.077537">
            <text:p>0,077537</text:p>
          </table:table-cell>
          <table:table-cell office:value-type="float" office:value="0.096518">
            <text:p>0,096518</text:p>
          </table:table-cell>
          <table:table-cell office:value-type="float" office:value="0.089569">
            <text:p>0,089569</text:p>
          </table:table-cell>
          <table:table-cell office:value-type="float" office:value="0.098795">
            <text:p>0,098795</text:p>
          </table:table-cell>
          <table:table-cell office:value-type="float" office:value="0.090848">
            <text:p>0,090848</text:p>
          </table:table-cell>
          <table:table-cell office:value-type="float" office:value="0.096858">
            <text:p>0,096858</text:p>
          </table:table-cell>
          <table:table-cell office:value-type="float" office:value="0.073484">
            <text:p>0,073484</text:p>
          </table:table-cell>
          <table:table-cell office:value-type="float" office:value="0.077533">
            <text:p>0,077533</text:p>
          </table:table-cell>
          <table:table-cell office:value-type="float" office:value="0.1034">
            <text:p>0,1034</text:p>
          </table:table-cell>
          <table:table-cell office:value-type="float" office:value="0.106871">
            <text:p>0,106871</text:p>
          </table:table-cell>
          <table:table-cell office:value-type="float" office:value="0.085084">
            <text:p>0,085084</text:p>
          </table:table-cell>
          <table:table-cell office:value-type="float" office:value="0.078419">
            <text:p>0,078419</text:p>
          </table:table-cell>
          <table:table-cell office:value-type="float" office:value="0.082372">
            <text:p>0,082372</text:p>
          </table:table-cell>
          <table:table-cell office:value-type="float" office:value="0.084364">
            <text:p>0,084364</text:p>
          </table:table-cell>
          <table:table-cell office:value-type="float" office:value="0.08128">
            <text:p>0,08128</text:p>
          </table:table-cell>
          <table:table-cell office:value-type="float" office:value="0.086007">
            <text:p>0,086007</text:p>
          </table:table-cell>
          <table:table-cell office:value-type="float" office:value="0.078651">
            <text:p>0,078651</text:p>
          </table:table-cell>
          <table:table-cell office:value-type="float" office:value="0.079269">
            <text:p>0,079269</text:p>
          </table:table-cell>
          <table:table-cell office:value-type="float" office:value="0.080224">
            <text:p>0,080224</text:p>
          </table:table-cell>
          <table:table-cell office:value-type="float" office:value="0.077763">
            <text:p>0,077763</text:p>
          </table:table-cell>
          <table:table-cell office:value-type="float" office:value="0.08995">
            <text:p>0,08995</text:p>
          </table:table-cell>
          <table:table-cell office:value-type="float" office:value="0.097871">
            <text:p>0,097871</text:p>
          </table:table-cell>
          <table:table-cell office:value-type="float" office:value="0.102308">
            <text:p>0,102308</text:p>
          </table:table-cell>
          <table:table-cell office:value-type="float" office:value="0.093261">
            <text:p>0,093261</text:p>
          </table:table-cell>
          <table:table-cell office:value-type="float" office:value="0.08058">
            <text:p>0,08058</text:p>
          </table:table-cell>
          <table:table-cell office:value-type="float" office:value="0.07758">
            <text:p>0,07758</text:p>
          </table:table-cell>
          <table:table-cell office:value-type="float" office:value="0.080952">
            <text:p>0,080952</text:p>
          </table:table-cell>
          <table:table-cell office:value-type="float" office:value="0.09622">
            <text:p>0,09622</text:p>
          </table:table-cell>
          <table:table-cell office:value-type="float" office:value="0.106284">
            <text:p>0,106284</text:p>
          </table:table-cell>
          <table:table-cell office:value-type="float" office:value="0.094352">
            <text:p>0,094352</text:p>
          </table:table-cell>
          <table:table-cell office:value-type="float" office:value="0.100637">
            <text:p>0,100637</text:p>
          </table:table-cell>
          <table:table-cell office:value-type="float" office:value="0.094468">
            <text:p>0,094468</text:p>
          </table:table-cell>
          <table:table-cell office:value-type="float" office:value="0.108079">
            <text:p>0,108079</text:p>
          </table:table-cell>
          <table:table-cell office:value-type="float" office:value="0.111799">
            <text:p>0,111799</text:p>
          </table:table-cell>
          <table:table-cell office:value-type="float" office:value="0.112214">
            <text:p>0,112214</text:p>
          </table:table-cell>
          <table:table-cell office:value-type="float" office:value="0.104219">
            <text:p>0,104219</text:p>
          </table:table-cell>
          <table:table-cell office:value-type="float" office:value="0.0811">
            <text:p>0,0811</text:p>
          </table:table-cell>
          <table:table-cell office:value-type="float" office:value="0.076911">
            <text:p>0,076911</text:p>
          </table:table-cell>
          <table:table-cell office:value-type="float" office:value="0.08292">
            <text:p>0,08292</text:p>
          </table:table-cell>
          <table:table-cell office:value-type="float" office:value="0.071857">
            <text:p>0,071857</text:p>
          </table:table-cell>
          <table:table-cell office:value-type="float" office:value="0.078361">
            <text:p>0,078361</text:p>
          </table:table-cell>
          <table:table-cell office:value-type="float" office:value="0.107112">
            <text:p>0,107112</text:p>
          </table:table-cell>
          <table:table-cell office:value-type="float" office:value="0.080814">
            <text:p>0,080814</text:p>
          </table:table-cell>
          <table:table-cell office:value-type="float" office:value="0.115951">
            <text:p>0,115951</text:p>
          </table:table-cell>
          <table:table-cell office:value-type="float" office:value="0.082193">
            <text:p>0,082193</text:p>
          </table:table-cell>
          <table:table-cell office:value-type="float" office:value="0.079569">
            <text:p>0,079569</text:p>
          </table:table-cell>
          <table:table-cell office:value-type="float" office:value="0.075777">
            <text:p>0,075777</text:p>
          </table:table-cell>
          <table:table-cell office:value-type="float" office:value="0.072857">
            <text:p>0,072857</text:p>
          </table:table-cell>
          <table:table-cell office:value-type="float" office:value="0.082007">
            <text:p>0,082007</text:p>
          </table:table-cell>
          <table:table-cell office:value-type="float" office:value="0.075916">
            <text:p>0,075916</text:p>
          </table:table-cell>
          <table:table-cell office:value-type="float" office:value="0.0815">
            <text:p>0,0815</text:p>
          </table:table-cell>
          <table:table-cell office:value-type="float" office:value="0.080119">
            <text:p>0,080119</text:p>
          </table:table-cell>
          <table:table-cell office:value-type="float" office:value="0.106664">
            <text:p>0,106664</text:p>
          </table:table-cell>
          <table:table-cell office:value-type="float" office:value="0.099">
            <text:p>0,099</text:p>
          </table:table-cell>
          <table:table-cell office:value-type="float" office:value="0.109132">
            <text:p>0,109132</text:p>
          </table:table-cell>
          <table:table-cell office:value-type="float" office:value="0.085572">
            <text:p>0,085572</text:p>
          </table:table-cell>
          <table:table-cell office:value-type="float" office:value="0.081281">
            <text:p>0,081281</text:p>
          </table:table-cell>
          <table:table-cell office:value-type="float" office:value="0.080637">
            <text:p>0,080637</text:p>
          </table:table-cell>
          <table:table-cell office:value-type="float" office:value="0.086109">
            <text:p>0,086109</text:p>
          </table:table-cell>
          <table:table-cell office:value-type="float" office:value="0.109241">
            <text:p>0,109241</text:p>
          </table:table-cell>
          <table:table-cell office:value-type="float" office:value="0.095259">
            <text:p>0,095259</text:p>
          </table:table-cell>
          <table:table-cell office:value-type="float" office:value="0.075989">
            <text:p>0,075989</text:p>
          </table:table-cell>
          <table:table-cell office:value-type="float" office:value="0.084942">
            <text:p>0,084942</text:p>
          </table:table-cell>
          <table:table-cell office:value-type="float" office:value="0.082329">
            <text:p>0,082329</text:p>
          </table:table-cell>
          <table:table-cell office:value-type="float" office:value="0.073273">
            <text:p>0,073273</text:p>
          </table:table-cell>
          <table:table-cell office:value-type="float" office:value="0.078884">
            <text:p>0,078884</text:p>
          </table:table-cell>
          <table:table-cell office:value-type="float" office:value="0.080126">
            <text:p>0,080126</text:p>
          </table:table-cell>
          <table:table-cell office:value-type="float" office:value="0.080311">
            <text:p>0,080311</text:p>
          </table:table-cell>
          <table:table-cell office:value-type="float" office:value="0.07558">
            <text:p>0,07558</text:p>
          </table:table-cell>
          <table:table-cell office:value-type="float" office:value="0.087645">
            <text:p>0,087645</text:p>
          </table:table-cell>
          <table:table-cell office:value-type="float" office:value="0.085156">
            <text:p>0,085156</text:p>
          </table:table-cell>
          <table:table-cell office:value-type="float" office:value="0.083776">
            <text:p>0,083776</text:p>
          </table:table-cell>
          <table:table-cell office:value-type="float" office:value="0.067454">
            <text:p>0,067454</text:p>
          </table:table-cell>
          <table:table-cell office:value-type="float" office:value="0.103163">
            <text:p>0,103163</text:p>
          </table:table-cell>
          <table:table-cell office:value-type="float" office:value="0.083525">
            <text:p>0,083525</text:p>
          </table:table-cell>
          <table:table-cell office:value-type="float" office:value="0.075048">
            <text:p>0,075048</text:p>
          </table:table-cell>
          <table:table-cell office:value-type="float" office:value="0.074979">
            <text:p>0,074979</text:p>
          </table:table-cell>
          <table:table-cell office:value-type="float" office:value="0.095662">
            <text:p>0,095662</text:p>
          </table:table-cell>
          <table:table-cell office:value-type="float" office:value="0.09359">
            <text:p>0,09359</text:p>
          </table:table-cell>
          <table:table-cell office:value-type="float" office:value="0.073542">
            <text:p>0,073542</text:p>
          </table:table-cell>
          <table:table-cell office:value-type="float" office:value="0.076689">
            <text:p>0,076689</text:p>
          </table:table-cell>
          <table:table-cell office:value-type="float" office:value="0.078032">
            <text:p>0,078032</text:p>
          </table:table-cell>
          <table:table-cell office:value-type="float" office:value="0.099744">
            <text:p>0,099744</text:p>
          </table:table-cell>
          <table:table-cell office:value-type="float" office:value="0.076333">
            <text:p>0,076333</text:p>
          </table:table-cell>
          <table:table-cell office:value-type="float" office:value="0.076277">
            <text:p>0,076277</text:p>
          </table:table-cell>
          <table:table-cell office:value-type="float" office:value="0.069073">
            <text:p>0,069073</text:p>
          </table:table-cell>
          <table:table-cell office:value-type="float" office:value="0.10022">
            <text:p>0,10022</text:p>
          </table:table-cell>
          <table:table-cell office:value-type="float" office:value="0.10737">
            <text:p>0,10737</text:p>
          </table:table-cell>
          <table:table-cell office:value-type="float" office:value="0.075516">
            <text:p>0,075516</text:p>
          </table:table-cell>
          <table:table-cell office:value-type="float" office:value="0.074698">
            <text:p>0,074698</text:p>
          </table:table-cell>
          <table:table-cell office:value-type="float" office:value="0.077363">
            <text:p>0,077363</text:p>
          </table:table-cell>
          <table:table-cell office:value-type="float" office:value="0.103207">
            <text:p>0,103207</text:p>
          </table:table-cell>
          <table:table-cell office:value-type="float" office:value="0.102739">
            <text:p>0,102739</text:p>
          </table:table-cell>
          <table:table-cell office:value-type="float" office:value="0.074021">
            <text:p>0,074021</text:p>
          </table:table-cell>
          <table:table-cell office:value-type="float" office:value="0.07772">
            <text:p>0,07772</text:p>
          </table:table-cell>
          <table:table-cell office:value-type="float" office:value="0.077932">
            <text:p>0,077932</text:p>
          </table:table-cell>
          <table:table-cell office:value-type="float" office:value="0.072311">
            <text:p>0,072311</text:p>
          </table:table-cell>
          <table:table-cell office:value-type="float" office:value="0.073556">
            <text:p>0,073556</text:p>
          </table:table-cell>
          <table:table-cell office:value-type="float" office:value="0.105518">
            <text:p>0,105518</text:p>
          </table:table-cell>
          <table:table-cell office:value-type="float" office:value="0.089963">
            <text:p>0,089963</text:p>
          </table:table-cell>
          <table:table-cell office:value-type="float" office:value="0.089173">
            <text:p>0,089173</text:p>
          </table:table-cell>
          <table:table-cell office:value-type="float" office:value="0.075993">
            <text:p>0,075993</text:p>
          </table:table-cell>
          <table:table-cell office:value-type="float" office:value="0.074246">
            <text:p>0,074246</text:p>
          </table:table-cell>
          <table:table-cell office:value-type="float" office:value="0.073448">
            <text:p>0,073448</text:p>
          </table:table-cell>
          <table:table-cell office:value-type="float" office:value="0.078262">
            <text:p>0,078262</text:p>
          </table:table-cell>
          <table:table-cell office:value-type="float" office:value="0.074199">
            <text:p>0,074199</text:p>
          </table:table-cell>
          <table:table-cell office:value-type="float" office:value="0.079801">
            <text:p>0,079801</text:p>
          </table:table-cell>
          <table:table-cell office:value-type="float" office:value="0.086711">
            <text:p>0,086711</text:p>
          </table:table-cell>
          <table:table-cell office:value-type="float" office:value="0.072939">
            <text:p>0,072939</text:p>
          </table:table-cell>
          <table:table-cell office:value-type="float" office:value="0.076044">
            <text:p>0,076044</text:p>
          </table:table-cell>
          <table:table-cell office:value-type="float" office:value="0.076719">
            <text:p>0,076719</text:p>
          </table:table-cell>
          <table:table-cell office:value-type="float" office:value="0.084345">
            <text:p>0,084345</text:p>
          </table:table-cell>
          <table:table-cell office:value-type="float" office:value="0.081413">
            <text:p>0,081413</text:p>
          </table:table-cell>
          <table:table-cell office:value-type="float" office:value="0.074707">
            <text:p>0,074707</text:p>
          </table:table-cell>
          <table:table-cell office:value-type="float" office:value="0.091311">
            <text:p>0,091311</text:p>
          </table:table-cell>
          <table:table-cell office:value-type="float" office:value="0.087697">
            <text:p>0,087697</text:p>
          </table:table-cell>
          <table:table-cell office:value-type="float" office:value="0.076444">
            <text:p>0,076444</text:p>
          </table:table-cell>
          <table:table-cell office:value-type="float" office:value="0.070804">
            <text:p>0,070804</text:p>
          </table:table-cell>
          <table:table-cell office:value-type="float" office:value="0.073607">
            <text:p>0,073607</text:p>
          </table:table-cell>
          <table:table-cell office:value-type="float" office:value="0.094587">
            <text:p>0,094587</text:p>
          </table:table-cell>
          <table:table-cell office:value-type="float" office:value="0.107571">
            <text:p>0,107571</text:p>
          </table:table-cell>
          <table:table-cell office:value-type="float" office:value="0.080985">
            <text:p>0,080985</text:p>
          </table:table-cell>
          <table:table-cell office:value-type="float" office:value="0.07945">
            <text:p>0,07945</text:p>
          </table:table-cell>
          <table:table-cell office:value-type="float" office:value="0.079552">
            <text:p>0,079552</text:p>
          </table:table-cell>
          <table:table-cell office:value-type="float" office:value="0.085144">
            <text:p>0,085144</text:p>
          </table:table-cell>
          <table:table-cell office:value-type="float" office:value="0.075011">
            <text:p>0,075011</text:p>
          </table:table-cell>
          <table:table-cell office:value-type="float" office:value="0.078539">
            <text:p>0,078539</text:p>
          </table:table-cell>
          <table:table-cell office:value-type="float" office:value="0.075484">
            <text:p>0,075484</text:p>
          </table:table-cell>
          <table:table-cell office:value-type="float" office:value="0.075858">
            <text:p>0,075858</text:p>
          </table:table-cell>
          <table:table-cell office:value-type="float" office:value="0.075861">
            <text:p>0,075861</text:p>
          </table:table-cell>
          <table:table-cell office:value-type="float" office:value="0.07762">
            <text:p>0,07762</text:p>
          </table:table-cell>
          <table:table-cell office:value-type="float" office:value="0.080077">
            <text:p>0,080077</text:p>
          </table:table-cell>
          <table:table-cell office:value-type="float" office:value="0.084397">
            <text:p>0,084397</text:p>
          </table:table-cell>
          <table:table-cell office:value-type="float" office:value="0.076933">
            <text:p>0,076933</text:p>
          </table:table-cell>
          <table:table-cell office:value-type="float" office:value="0.076804">
            <text:p>0,076804</text:p>
          </table:table-cell>
          <table:table-cell office:value-type="float" office:value="0.075863">
            <text:p>0,075863</text:p>
          </table:table-cell>
          <table:table-cell office:value-type="float" office:value="0.075515">
            <text:p>0,075515</text:p>
          </table:table-cell>
          <table:table-cell office:value-type="float" office:value="0.074605">
            <text:p>0,074605</text:p>
          </table:table-cell>
          <table:table-cell office:value-type="float" office:value="0.077881">
            <text:p>0,077881</text:p>
          </table:table-cell>
          <table:table-cell office:value-type="float" office:value="0.073183">
            <text:p>0,073183</text:p>
          </table:table-cell>
          <table:table-cell office:value-type="float" office:value="0.090974">
            <text:p>0,090974</text:p>
          </table:table-cell>
          <table:table-cell office:value-type="float" office:value="0.077857">
            <text:p>0,077857</text:p>
          </table:table-cell>
          <table:table-cell office:value-type="float" office:value="0.079963">
            <text:p>0,079963</text:p>
          </table:table-cell>
          <table:table-cell office:value-type="float" office:value="0.075696">
            <text:p>0,075696</text:p>
          </table:table-cell>
          <table:table-cell office:value-type="float" office:value="0.078901">
            <text:p>0,078901</text:p>
          </table:table-cell>
          <table:table-cell office:value-type="float" office:value="0.078793">
            <text:p>0,078793</text:p>
          </table:table-cell>
          <table:table-cell office:value-type="float" office:value="0.078019">
            <text:p>0,078019</text:p>
          </table:table-cell>
          <table:table-cell office:value-type="float" office:value="0.080963">
            <text:p>0,080963</text:p>
          </table:table-cell>
          <table:table-cell office:value-type="float" office:value="0.079709">
            <text:p>0,079709</text:p>
          </table:table-cell>
          <table:table-cell office:value-type="float" office:value="0.076627">
            <text:p>0,076627</text:p>
          </table:table-cell>
          <table:table-cell office:value-type="float" office:value="0.076262">
            <text:p>0,076262</text:p>
          </table:table-cell>
          <table:table-cell office:value-type="float" office:value="0.080935">
            <text:p>0,080935</text:p>
          </table:table-cell>
          <table:table-cell office:value-type="float" office:value="0.07776">
            <text:p>0,07776</text:p>
          </table:table-cell>
          <table:table-cell office:value-type="float" office:value="0.079619">
            <text:p>0,079619</text:p>
          </table:table-cell>
          <table:table-cell office:value-type="float" office:value="0.110842">
            <text:p>0,110842</text:p>
          </table:table-cell>
          <table:table-cell office:value-type="float" office:value="0.104822">
            <text:p>0,104822</text:p>
          </table:table-cell>
          <table:table-cell office:value-type="float" office:value="0.0729">
            <text:p>0,0729</text:p>
          </table:table-cell>
          <table:table-cell office:value-type="float" office:value="0.077587">
            <text:p>0,077587</text:p>
          </table:table-cell>
          <table:table-cell office:value-type="float" office:value="0.084107">
            <text:p>0,084107</text:p>
          </table:table-cell>
          <table:table-cell office:value-type="float" office:value="0.074078">
            <text:p>0,074078</text:p>
          </table:table-cell>
          <table:table-cell office:value-type="float" office:value="0.071616">
            <text:p>0,071616</text:p>
          </table:table-cell>
          <table:table-cell office:value-type="float" office:value="0.069413">
            <text:p>0,069413</text:p>
          </table:table-cell>
          <table:table-cell office:value-type="float" office:value="0.08595">
            <text:p>0,08595</text:p>
          </table:table-cell>
          <table:table-cell office:value-type="float" office:value="0.071851">
            <text:p>0,071851</text:p>
          </table:table-cell>
        </table:table-row>
        <table:table-row table:style-name="ro1">
          <table:table-cell office:value-type="string">
            <text:p>Hebb,unsupervised,not forgetting,multilayer</text:p>
          </table:table-cell>
          <table:table-cell office:value-type="float" office:value="0.122266">
            <text:p>0,122266</text:p>
          </table:table-cell>
          <table:table-cell office:value-type="float" office:value="0.067159">
            <text:p>0,067159</text:p>
          </table:table-cell>
          <table:table-cell office:value-type="float" office:value="0.074858">
            <text:p>0,074858</text:p>
          </table:table-cell>
          <table:table-cell office:value-type="float" office:value="0.078986">
            <text:p>0,078986</text:p>
          </table:table-cell>
          <table:table-cell office:value-type="float" office:value="0.082194">
            <text:p>0,082194</text:p>
          </table:table-cell>
          <table:table-cell office:value-type="float" office:value="0.069229">
            <text:p>0,069229</text:p>
          </table:table-cell>
          <table:table-cell office:value-type="float" office:value="0.08598">
            <text:p>0,08598</text:p>
          </table:table-cell>
          <table:table-cell office:value-type="float" office:value="0.068883">
            <text:p>0,068883</text:p>
          </table:table-cell>
          <table:table-cell office:value-type="float" office:value="0.069799">
            <text:p>0,069799</text:p>
          </table:table-cell>
          <table:table-cell office:value-type="float" office:value="0.07266">
            <text:p>0,07266</text:p>
          </table:table-cell>
          <table:table-cell office:value-type="float" office:value="0.072925">
            <text:p>0,072925</text:p>
          </table:table-cell>
          <table:table-cell office:value-type="float" office:value="0.065226">
            <text:p>0,065226</text:p>
          </table:table-cell>
          <table:table-cell office:value-type="float" office:value="0.067096">
            <text:p>0,067096</text:p>
          </table:table-cell>
          <table:table-cell office:value-type="float" office:value="0.069346">
            <text:p>0,069346</text:p>
          </table:table-cell>
          <table:table-cell office:value-type="float" office:value="0.063803">
            <text:p>0,063803</text:p>
          </table:table-cell>
          <table:table-cell office:value-type="float" office:value="0.066952">
            <text:p>0,066952</text:p>
          </table:table-cell>
          <table:table-cell office:value-type="float" office:value="0.07306">
            <text:p>0,07306</text:p>
          </table:table-cell>
          <table:table-cell office:value-type="float" office:value="0.065494">
            <text:p>0,065494</text:p>
          </table:table-cell>
          <table:table-cell office:value-type="float" office:value="0.065888">
            <text:p>0,065888</text:p>
          </table:table-cell>
          <table:table-cell office:value-type="float" office:value="0.074268">
            <text:p>0,074268</text:p>
          </table:table-cell>
          <table:table-cell office:value-type="float" office:value="0.070809">
            <text:p>0,070809</text:p>
          </table:table-cell>
          <table:table-cell office:value-type="float" office:value="0.07059">
            <text:p>0,07059</text:p>
          </table:table-cell>
          <table:table-cell office:value-type="float" office:value="0.075235">
            <text:p>0,075235</text:p>
          </table:table-cell>
          <table:table-cell office:value-type="float" office:value="0.067615">
            <text:p>0,067615</text:p>
          </table:table-cell>
          <table:table-cell office:value-type="float" office:value="0.066385">
            <text:p>0,066385</text:p>
          </table:table-cell>
          <table:table-cell office:value-type="float" office:value="0.070417">
            <text:p>0,070417</text:p>
          </table:table-cell>
          <table:table-cell office:value-type="float" office:value="0.067182">
            <text:p>0,067182</text:p>
          </table:table-cell>
          <table:table-cell office:value-type="float" office:value="0.065931">
            <text:p>0,065931</text:p>
          </table:table-cell>
          <table:table-cell office:value-type="float" office:value="0.078759">
            <text:p>0,078759</text:p>
          </table:table-cell>
          <table:table-cell office:value-type="float" office:value="0.068458">
            <text:p>0,068458</text:p>
          </table:table-cell>
          <table:table-cell office:value-type="float" office:value="0.068207">
            <text:p>0,068207</text:p>
          </table:table-cell>
          <table:table-cell office:value-type="float" office:value="0.069023">
            <text:p>0,069023</text:p>
          </table:table-cell>
          <table:table-cell office:value-type="float" office:value="0.066103">
            <text:p>0,066103</text:p>
          </table:table-cell>
          <table:table-cell office:value-type="float" office:value="0.072745">
            <text:p>0,072745</text:p>
          </table:table-cell>
          <table:table-cell office:value-type="float" office:value="0.070039">
            <text:p>0,070039</text:p>
          </table:table-cell>
          <table:table-cell office:value-type="float" office:value="0.064832">
            <text:p>0,064832</text:p>
          </table:table-cell>
          <table:table-cell office:value-type="float" office:value="0.067111">
            <text:p>0,067111</text:p>
          </table:table-cell>
          <table:table-cell office:value-type="float" office:value="0.067592">
            <text:p>0,067592</text:p>
          </table:table-cell>
          <table:table-cell office:value-type="float" office:value="0.067394">
            <text:p>0,067394</text:p>
          </table:table-cell>
          <table:table-cell office:value-type="float" office:value="0.069261">
            <text:p>0,069261</text:p>
          </table:table-cell>
          <table:table-cell office:value-type="float" office:value="0.072276">
            <text:p>0,072276</text:p>
          </table:table-cell>
          <table:table-cell office:value-type="float" office:value="0.0675">
            <text:p>0,0675</text:p>
          </table:table-cell>
          <table:table-cell office:value-type="float" office:value="0.068777">
            <text:p>0,068777</text:p>
          </table:table-cell>
          <table:table-cell office:value-type="float" office:value="0.103254">
            <text:p>0,103254</text:p>
          </table:table-cell>
          <table:table-cell office:value-type="float" office:value="0.067399">
            <text:p>0,067399</text:p>
          </table:table-cell>
          <table:table-cell office:value-type="float" office:value="0.071933">
            <text:p>0,071933</text:p>
          </table:table-cell>
          <table:table-cell office:value-type="float" office:value="0.06787">
            <text:p>0,06787</text:p>
          </table:table-cell>
          <table:table-cell office:value-type="float" office:value="0.065608">
            <text:p>0,065608</text:p>
          </table:table-cell>
          <table:table-cell office:value-type="float" office:value="0.073831">
            <text:p>0,073831</text:p>
          </table:table-cell>
          <table:table-cell office:value-type="float" office:value="0.071051">
            <text:p>0,071051</text:p>
          </table:table-cell>
          <table:table-cell office:value-type="float" office:value="0.063357">
            <text:p>0,063357</text:p>
          </table:table-cell>
          <table:table-cell office:value-type="float" office:value="0.064426">
            <text:p>0,064426</text:p>
          </table:table-cell>
          <table:table-cell office:value-type="float" office:value="0.068978">
            <text:p>0,068978</text:p>
          </table:table-cell>
          <table:table-cell office:value-type="float" office:value="0.076441">
            <text:p>0,076441</text:p>
          </table:table-cell>
          <table:table-cell office:value-type="float" office:value="0.066712">
            <text:p>0,066712</text:p>
          </table:table-cell>
          <table:table-cell office:value-type="float" office:value="0.067863">
            <text:p>0,067863</text:p>
          </table:table-cell>
          <table:table-cell office:value-type="float" office:value="0.066596">
            <text:p>0,066596</text:p>
          </table:table-cell>
          <table:table-cell office:value-type="float" office:value="0.062459">
            <text:p>0,062459</text:p>
          </table:table-cell>
          <table:table-cell office:value-type="float" office:value="0.070127">
            <text:p>0,070127</text:p>
          </table:table-cell>
          <table:table-cell office:value-type="float" office:value="0.06864">
            <text:p>0,06864</text:p>
          </table:table-cell>
          <table:table-cell office:value-type="float" office:value="0.0662">
            <text:p>0,0662</text:p>
          </table:table-cell>
          <table:table-cell office:value-type="float" office:value="0.063893">
            <text:p>0,063893</text:p>
          </table:table-cell>
          <table:table-cell office:value-type="float" office:value="0.06874">
            <text:p>0,06874</text:p>
          </table:table-cell>
          <table:table-cell office:value-type="float" office:value="0.063003">
            <text:p>0,063003</text:p>
          </table:table-cell>
          <table:table-cell office:value-type="float" office:value="0.06811">
            <text:p>0,06811</text:p>
          </table:table-cell>
          <table:table-cell office:value-type="float" office:value="0.069758">
            <text:p>0,069758</text:p>
          </table:table-cell>
          <table:table-cell office:value-type="float" office:value="0.066745">
            <text:p>0,066745</text:p>
          </table:table-cell>
          <table:table-cell office:value-type="float" office:value="0.078227">
            <text:p>0,078227</text:p>
          </table:table-cell>
          <table:table-cell office:value-type="float" office:value="0.068764">
            <text:p>0,068764</text:p>
          </table:table-cell>
          <table:table-cell office:value-type="float" office:value="0.06399">
            <text:p>0,06399</text:p>
          </table:table-cell>
          <table:table-cell office:value-type="float" office:value="0.076011">
            <text:p>0,076011</text:p>
          </table:table-cell>
          <table:table-cell office:value-type="float" office:value="0.074007">
            <text:p>0,074007</text:p>
          </table:table-cell>
          <table:table-cell office:value-type="float" office:value="0.07501">
            <text:p>0,07501</text:p>
          </table:table-cell>
          <table:table-cell office:value-type="float" office:value="0.064741">
            <text:p>0,064741</text:p>
          </table:table-cell>
          <table:table-cell office:value-type="float" office:value="0.077675">
            <text:p>0,077675</text:p>
          </table:table-cell>
          <table:table-cell office:value-type="float" office:value="0.067867">
            <text:p>0,067867</text:p>
          </table:table-cell>
          <table:table-cell office:value-type="float" office:value="0.062157">
            <text:p>0,062157</text:p>
          </table:table-cell>
          <table:table-cell office:value-type="float" office:value="0.06697">
            <text:p>0,06697</text:p>
          </table:table-cell>
          <table:table-cell office:value-type="float" office:value="0.075272">
            <text:p>0,075272</text:p>
          </table:table-cell>
          <table:table-cell office:value-type="float" office:value="0.066504">
            <text:p>0,066504</text:p>
          </table:table-cell>
          <table:table-cell office:value-type="float" office:value="0.067491">
            <text:p>0,067491</text:p>
          </table:table-cell>
          <table:table-cell office:value-type="float" office:value="0.079503">
            <text:p>0,079503</text:p>
          </table:table-cell>
          <table:table-cell office:value-type="float" office:value="0.067115">
            <text:p>0,067115</text:p>
          </table:table-cell>
          <table:table-cell office:value-type="float" office:value="0.077791">
            <text:p>0,077791</text:p>
          </table:table-cell>
          <table:table-cell office:value-type="float" office:value="0.070464">
            <text:p>0,070464</text:p>
          </table:table-cell>
          <table:table-cell office:value-type="float" office:value="0.066896">
            <text:p>0,066896</text:p>
          </table:table-cell>
          <table:table-cell office:value-type="float" office:value="0.065318">
            <text:p>0,065318</text:p>
          </table:table-cell>
          <table:table-cell office:value-type="float" office:value="0.074139">
            <text:p>0,074139</text:p>
          </table:table-cell>
          <table:table-cell office:value-type="float" office:value="0.064645">
            <text:p>0,064645</text:p>
          </table:table-cell>
          <table:table-cell office:value-type="float" office:value="0.071896">
            <text:p>0,071896</text:p>
          </table:table-cell>
          <table:table-cell office:value-type="float" office:value="0.069931">
            <text:p>0,069931</text:p>
          </table:table-cell>
          <table:table-cell office:value-type="float" office:value="0.064866">
            <text:p>0,064866</text:p>
          </table:table-cell>
          <table:table-cell office:value-type="float" office:value="0.066294">
            <text:p>0,066294</text:p>
          </table:table-cell>
          <table:table-cell office:value-type="float" office:value="0.073484">
            <text:p>0,073484</text:p>
          </table:table-cell>
          <table:table-cell office:value-type="float" office:value="0.074273">
            <text:p>0,074273</text:p>
          </table:table-cell>
          <table:table-cell office:value-type="float" office:value="0.080556">
            <text:p>0,080556</text:p>
          </table:table-cell>
          <table:table-cell office:value-type="float" office:value="0.064231">
            <text:p>0,064231</text:p>
          </table:table-cell>
          <table:table-cell office:value-type="float" office:value="0.070653">
            <text:p>0,070653</text:p>
          </table:table-cell>
          <table:table-cell office:value-type="float" office:value="0.077592">
            <text:p>0,077592</text:p>
          </table:table-cell>
          <table:table-cell office:value-type="float" office:value="0.066052">
            <text:p>0,066052</text:p>
          </table:table-cell>
          <table:table-cell office:value-type="float" office:value="0.06952">
            <text:p>0,06952</text:p>
          </table:table-cell>
          <table:table-cell office:value-type="float" office:value="0.069424">
            <text:p>0,069424</text:p>
          </table:table-cell>
          <table:table-cell office:value-type="float" office:value="0.067481">
            <text:p>0,067481</text:p>
          </table:table-cell>
          <table:table-cell office:value-type="float" office:value="0.068789">
            <text:p>0,068789</text:p>
          </table:table-cell>
          <table:table-cell office:value-type="float" office:value="0.068409">
            <text:p>0,068409</text:p>
          </table:table-cell>
          <table:table-cell office:value-type="float" office:value="0.070688">
            <text:p>0,070688</text:p>
          </table:table-cell>
          <table:table-cell office:value-type="float" office:value="0.080907">
            <text:p>0,080907</text:p>
          </table:table-cell>
          <table:table-cell office:value-type="float" office:value="0.069995">
            <text:p>0,069995</text:p>
          </table:table-cell>
          <table:table-cell office:value-type="float" office:value="0.073553">
            <text:p>0,073553</text:p>
          </table:table-cell>
          <table:table-cell office:value-type="float" office:value="0.068958">
            <text:p>0,068958</text:p>
          </table:table-cell>
          <table:table-cell office:value-type="float" office:value="0.068546">
            <text:p>0,068546</text:p>
          </table:table-cell>
          <table:table-cell office:value-type="float" office:value="0.072926">
            <text:p>0,072926</text:p>
          </table:table-cell>
          <table:table-cell office:value-type="float" office:value="0.063175">
            <text:p>0,063175</text:p>
          </table:table-cell>
          <table:table-cell office:value-type="float" office:value="0.075566">
            <text:p>0,075566</text:p>
          </table:table-cell>
          <table:table-cell office:value-type="float" office:value="0.067791">
            <text:p>0,067791</text:p>
          </table:table-cell>
          <table:table-cell office:value-type="float" office:value="0.067452">
            <text:p>0,067452</text:p>
          </table:table-cell>
          <table:table-cell office:value-type="float" office:value="0.09225">
            <text:p>0,09225</text:p>
          </table:table-cell>
          <table:table-cell office:value-type="float" office:value="0.070876">
            <text:p>0,070876</text:p>
          </table:table-cell>
          <table:table-cell office:value-type="float" office:value="0.093111">
            <text:p>0,093111</text:p>
          </table:table-cell>
          <table:table-cell office:value-type="float" office:value="0.067585">
            <text:p>0,067585</text:p>
          </table:table-cell>
          <table:table-cell office:value-type="float" office:value="0.067298">
            <text:p>0,067298</text:p>
          </table:table-cell>
          <table:table-cell office:value-type="float" office:value="0.074587">
            <text:p>0,074587</text:p>
          </table:table-cell>
          <table:table-cell office:value-type="float" office:value="0.083186">
            <text:p>0,083186</text:p>
          </table:table-cell>
          <table:table-cell office:value-type="float" office:value="0.068719">
            <text:p>0,068719</text:p>
          </table:table-cell>
          <table:table-cell office:value-type="float" office:value="0.070094">
            <text:p>0,070094</text:p>
          </table:table-cell>
          <table:table-cell office:value-type="float" office:value="0.077856">
            <text:p>0,077856</text:p>
          </table:table-cell>
          <table:table-cell office:value-type="float" office:value="0.071359">
            <text:p>0,071359</text:p>
          </table:table-cell>
          <table:table-cell office:value-type="float" office:value="0.06291">
            <text:p>0,06291</text:p>
          </table:table-cell>
          <table:table-cell office:value-type="float" office:value="0.081854">
            <text:p>0,081854</text:p>
          </table:table-cell>
          <table:table-cell office:value-type="float" office:value="0.067566">
            <text:p>0,067566</text:p>
          </table:table-cell>
          <table:table-cell office:value-type="float" office:value="0.069017">
            <text:p>0,069017</text:p>
          </table:table-cell>
          <table:table-cell office:value-type="float" office:value="0.073362">
            <text:p>0,073362</text:p>
          </table:table-cell>
          <table:table-cell office:value-type="float" office:value="0.071406">
            <text:p>0,071406</text:p>
          </table:table-cell>
          <table:table-cell office:value-type="float" office:value="0.071701">
            <text:p>0,071701</text:p>
          </table:table-cell>
          <table:table-cell office:value-type="float" office:value="0.061937">
            <text:p>0,061937</text:p>
          </table:table-cell>
          <table:table-cell office:value-type="float" office:value="0.06899">
            <text:p>0,06899</text:p>
          </table:table-cell>
          <table:table-cell office:value-type="float" office:value="0.072142">
            <text:p>0,072142</text:p>
          </table:table-cell>
          <table:table-cell office:value-type="float" office:value="0.068271">
            <text:p>0,068271</text:p>
          </table:table-cell>
          <table:table-cell office:value-type="float" office:value="0.072018">
            <text:p>0,072018</text:p>
          </table:table-cell>
          <table:table-cell office:value-type="float" office:value="0.078605">
            <text:p>0,078605</text:p>
          </table:table-cell>
          <table:table-cell office:value-type="float" office:value="0.065457">
            <text:p>0,065457</text:p>
          </table:table-cell>
          <table:table-cell office:value-type="float" office:value="0.070538">
            <text:p>0,070538</text:p>
          </table:table-cell>
          <table:table-cell office:value-type="float" office:value="0.069458">
            <text:p>0,069458</text:p>
          </table:table-cell>
          <table:table-cell office:value-type="float" office:value="0.068872">
            <text:p>0,068872</text:p>
          </table:table-cell>
          <table:table-cell office:value-type="float" office:value="0.067194">
            <text:p>0,067194</text:p>
          </table:table-cell>
          <table:table-cell office:value-type="float" office:value="0.071404">
            <text:p>0,071404</text:p>
          </table:table-cell>
          <table:table-cell office:value-type="float" office:value="0.068469">
            <text:p>0,068469</text:p>
          </table:table-cell>
          <table:table-cell office:value-type="float" office:value="0.07076">
            <text:p>0,07076</text:p>
          </table:table-cell>
          <table:table-cell office:value-type="float" office:value="0.077022">
            <text:p>0,077022</text:p>
          </table:table-cell>
          <table:table-cell office:value-type="float" office:value="0.067652">
            <text:p>0,067652</text:p>
          </table:table-cell>
          <table:table-cell office:value-type="float" office:value="0.066824">
            <text:p>0,066824</text:p>
          </table:table-cell>
          <table:table-cell office:value-type="float" office:value="0.067245">
            <text:p>0,067245</text:p>
          </table:table-cell>
          <table:table-cell office:value-type="float" office:value="0.067627">
            <text:p>0,067627</text:p>
          </table:table-cell>
          <table:table-cell office:value-type="float" office:value="0.069888">
            <text:p>0,069888</text:p>
          </table:table-cell>
          <table:table-cell office:value-type="float" office:value="0.067516">
            <text:p>0,067516</text:p>
          </table:table-cell>
          <table:table-cell office:value-type="float" office:value="0.070035">
            <text:p>0,070035</text:p>
          </table:table-cell>
          <table:table-cell office:value-type="float" office:value="0.07028">
            <text:p>0,07028</text:p>
          </table:table-cell>
          <table:table-cell office:value-type="float" office:value="0.066611">
            <text:p>0,066611</text:p>
          </table:table-cell>
          <table:table-cell office:value-type="float" office:value="0.06969">
            <text:p>0,06969</text:p>
          </table:table-cell>
          <table:table-cell office:value-type="float" office:value="0.069655">
            <text:p>0,069655</text:p>
          </table:table-cell>
          <table:table-cell office:value-type="float" office:value="0.067977">
            <text:p>0,067977</text:p>
          </table:table-cell>
          <table:table-cell office:value-type="float" office:value="0.068507">
            <text:p>0,068507</text:p>
          </table:table-cell>
          <table:table-cell office:value-type="float" office:value="0.069928">
            <text:p>0,069928</text:p>
          </table:table-cell>
          <table:table-cell office:value-type="float" office:value="0.067777">
            <text:p>0,067777</text:p>
          </table:table-cell>
          <table:table-cell office:value-type="float" office:value="0.064918">
            <text:p>0,064918</text:p>
          </table:table-cell>
          <table:table-cell office:value-type="float" office:value="0.068478">
            <text:p>0,068478</text:p>
          </table:table-cell>
          <table:table-cell office:value-type="float" office:value="0.069785">
            <text:p>0,069785</text:p>
          </table:table-cell>
          <table:table-cell office:value-type="float" office:value="0.063077">
            <text:p>0,063077</text:p>
          </table:table-cell>
          <table:table-cell office:value-type="float" office:value="0.088584">
            <text:p>0,088584</text:p>
          </table:table-cell>
          <table:table-cell office:value-type="float" office:value="0.059882">
            <text:p>0,059882</text:p>
          </table:table-cell>
          <table:table-cell office:value-type="float" office:value="0.062882">
            <text:p>0,062882</text:p>
          </table:table-cell>
          <table:table-cell office:value-type="float" office:value="0.070345">
            <text:p>0,070345</text:p>
          </table:table-cell>
          <table:table-cell office:value-type="float" office:value="0.062029">
            <text:p>0,062029</text:p>
          </table:table-cell>
          <table:table-cell office:value-type="float" office:value="0.067926">
            <text:p>0,067926</text:p>
          </table:table-cell>
          <table:table-cell office:value-type="float" office:value="0.065272">
            <text:p>0,065272</text:p>
          </table:table-cell>
          <table:table-cell office:value-type="float" office:value="0.066417">
            <text:p>0,066417</text:p>
          </table:table-cell>
          <table:table-cell office:value-type="float" office:value="0.080045">
            <text:p>0,080045</text:p>
          </table:table-cell>
          <table:table-cell office:value-type="float" office:value="0.073134">
            <text:p>0,073134</text:p>
          </table:table-cell>
          <table:table-cell office:value-type="float" office:value="0.064648">
            <text:p>0,064648</text:p>
          </table:table-cell>
          <table:table-cell office:value-type="float" office:value="0.06739">
            <text:p>0,06739</text:p>
          </table:table-cell>
          <table:table-cell office:value-type="float" office:value="0.069934">
            <text:p>0,069934</text:p>
          </table:table-cell>
          <table:table-cell office:value-type="float" office:value="0.066522">
            <text:p>0,066522</text:p>
          </table:table-cell>
          <table:table-cell office:value-type="float" office:value="0.066493">
            <text:p>0,066493</text:p>
          </table:table-cell>
          <table:table-cell office:value-type="float" office:value="0.098293">
            <text:p>0,098293</text:p>
          </table:table-cell>
          <table:table-cell office:value-type="float" office:value="0.062482">
            <text:p>0,062482</text:p>
          </table:table-cell>
          <table:table-cell office:value-type="float" office:value="0.074543">
            <text:p>0,074543</text:p>
          </table:table-cell>
          <table:table-cell office:value-type="float" office:value="0.069395">
            <text:p>0,069395</text:p>
          </table:table-cell>
          <table:table-cell office:value-type="float" office:value="0.065618">
            <text:p>0,065618</text:p>
          </table:table-cell>
          <table:table-cell office:value-type="float" office:value="0.066469">
            <text:p>0,066469</text:p>
          </table:table-cell>
          <table:table-cell office:value-type="float" office:value="0.07664">
            <text:p>0,07664</text:p>
          </table:table-cell>
          <table:table-cell office:value-type="float" office:value="0.06611">
            <text:p>0,06611</text:p>
          </table:table-cell>
          <table:table-cell office:value-type="float" office:value="0.07276">
            <text:p>0,07276</text:p>
          </table:table-cell>
          <table:table-cell office:value-type="float" office:value="0.075721">
            <text:p>0,075721</text:p>
          </table:table-cell>
          <table:table-cell office:value-type="float" office:value="0.064077">
            <text:p>0,064077</text:p>
          </table:table-cell>
          <table:table-cell office:value-type="float" office:value="0.083462">
            <text:p>0,083462</text:p>
          </table:table-cell>
          <table:table-cell office:value-type="float" office:value="0.070765">
            <text:p>0,070765</text:p>
          </table:table-cell>
          <table:table-cell office:value-type="float" office:value="0.062968">
            <text:p>0,062968</text:p>
          </table:table-cell>
          <table:table-cell office:value-type="float" office:value="0.069513">
            <text:p>0,069513</text:p>
          </table:table-cell>
          <table:table-cell office:value-type="float" office:value="0.084642">
            <text:p>0,084642</text:p>
          </table:table-cell>
          <table:table-cell office:value-type="float" office:value="0.061238">
            <text:p>0,061238</text:p>
          </table:table-cell>
        </table:table-row>
        <table:table-row table:style-name="ro1">
          <table:table-cell office:value-type="string">
            <text:p>Oji,unsupervised,multilayer</text:p>
          </table:table-cell>
          <table:table-cell office:value-type="float" office:value="0.212861">
            <text:p>0,212861</text:p>
          </table:table-cell>
          <table:table-cell office:value-type="float" office:value="0.179219">
            <text:p>0,179219</text:p>
          </table:table-cell>
          <table:table-cell office:value-type="float" office:value="0.266816">
            <text:p>0,266816</text:p>
          </table:table-cell>
          <table:table-cell office:value-type="float" office:value="0.162019">
            <text:p>0,162019</text:p>
          </table:table-cell>
          <table:table-cell office:value-type="float" office:value="0.224723">
            <text:p>0,224723</text:p>
          </table:table-cell>
          <table:table-cell office:value-type="float" office:value="0.154301">
            <text:p>0,154301</text:p>
          </table:table-cell>
          <table:table-cell office:value-type="float" office:value="0.059343">
            <text:p>0,059343</text:p>
          </table:table-cell>
          <table:table-cell office:value-type="float" office:value="0.064771">
            <text:p>0,064771</text:p>
          </table:table-cell>
          <table:table-cell office:value-type="float" office:value="0.060677">
            <text:p>0,060677</text:p>
          </table:table-cell>
          <table:table-cell office:value-type="float" office:value="0.122978">
            <text:p>0,122978</text:p>
          </table:table-cell>
          <table:table-cell office:value-type="float" office:value="0.203763">
            <text:p>0,203763</text:p>
          </table:table-cell>
          <table:table-cell office:value-type="float" office:value="0.057883">
            <text:p>0,057883</text:p>
          </table:table-cell>
          <table:table-cell office:value-type="float" office:value="0.052529">
            <text:p>0,052529</text:p>
          </table:table-cell>
          <table:table-cell office:value-type="float" office:value="0.054274">
            <text:p>0,054274</text:p>
          </table:table-cell>
          <table:table-cell office:value-type="float" office:value="0.093464">
            <text:p>0,093464</text:p>
          </table:table-cell>
          <table:table-cell office:value-type="float" office:value="0.111717">
            <text:p>0,111717</text:p>
          </table:table-cell>
          <table:table-cell office:value-type="float" office:value="0.094936">
            <text:p>0,094936</text:p>
          </table:table-cell>
          <table:table-cell office:value-type="float" office:value="0.055513">
            <text:p>0,055513</text:p>
          </table:table-cell>
          <table:table-cell office:value-type="float" office:value="0.070229">
            <text:p>0,070229</text:p>
          </table:table-cell>
          <table:table-cell office:value-type="float" office:value="0.059993">
            <text:p>0,059993</text:p>
          </table:table-cell>
          <table:table-cell office:value-type="float" office:value="0.060466">
            <text:p>0,060466</text:p>
          </table:table-cell>
          <table:table-cell office:value-type="float" office:value="0.057763">
            <text:p>0,057763</text:p>
          </table:table-cell>
          <table:table-cell office:value-type="float" office:value="0.074947">
            <text:p>0,074947</text:p>
          </table:table-cell>
          <table:table-cell office:value-type="float" office:value="0.06481">
            <text:p>0,06481</text:p>
          </table:table-cell>
          <table:table-cell office:value-type="float" office:value="0.048998">
            <text:p>0,048998</text:p>
          </table:table-cell>
          <table:table-cell office:value-type="float" office:value="0.064891">
            <text:p>0,064891</text:p>
          </table:table-cell>
          <table:table-cell office:value-type="float" office:value="0.064652">
            <text:p>0,064652</text:p>
          </table:table-cell>
          <table:table-cell office:value-type="float" office:value="0.049591">
            <text:p>0,049591</text:p>
          </table:table-cell>
          <table:table-cell office:value-type="float" office:value="0.057537">
            <text:p>0,057537</text:p>
          </table:table-cell>
          <table:table-cell office:value-type="float" office:value="0.065274">
            <text:p>0,065274</text:p>
          </table:table-cell>
          <table:table-cell office:value-type="float" office:value="0.066552">
            <text:p>0,066552</text:p>
          </table:table-cell>
          <table:table-cell office:value-type="float" office:value="0.063185">
            <text:p>0,063185</text:p>
          </table:table-cell>
          <table:table-cell office:value-type="float" office:value="0.079836">
            <text:p>0,079836</text:p>
          </table:table-cell>
          <table:table-cell office:value-type="float" office:value="0.052532">
            <text:p>0,052532</text:p>
          </table:table-cell>
          <table:table-cell office:value-type="float" office:value="0.087792">
            <text:p>0,087792</text:p>
          </table:table-cell>
          <table:table-cell office:value-type="float" office:value="0.071542">
            <text:p>0,071542</text:p>
          </table:table-cell>
          <table:table-cell office:value-type="float" office:value="0.063473">
            <text:p>0,063473</text:p>
          </table:table-cell>
          <table:table-cell office:value-type="float" office:value="0.05684">
            <text:p>0,05684</text:p>
          </table:table-cell>
          <table:table-cell office:value-type="float" office:value="0.066286">
            <text:p>0,066286</text:p>
          </table:table-cell>
          <table:table-cell office:value-type="float" office:value="0.075676">
            <text:p>0,075676</text:p>
          </table:table-cell>
          <table:table-cell office:value-type="float" office:value="0.064134">
            <text:p>0,064134</text:p>
          </table:table-cell>
          <table:table-cell office:value-type="float" office:value="0.084971">
            <text:p>0,084971</text:p>
          </table:table-cell>
          <table:table-cell office:value-type="float" office:value="0.067102">
            <text:p>0,067102</text:p>
          </table:table-cell>
          <table:table-cell office:value-type="float" office:value="0.085658">
            <text:p>0,085658</text:p>
          </table:table-cell>
          <table:table-cell office:value-type="float" office:value="0.079274">
            <text:p>0,079274</text:p>
          </table:table-cell>
          <table:table-cell office:value-type="float" office:value="0.069438">
            <text:p>0,069438</text:p>
          </table:table-cell>
          <table:table-cell office:value-type="float" office:value="0.063976">
            <text:p>0,063976</text:p>
          </table:table-cell>
          <table:table-cell office:value-type="float" office:value="0.075144">
            <text:p>0,075144</text:p>
          </table:table-cell>
          <table:table-cell office:value-type="float" office:value="0.073565">
            <text:p>0,073565</text:p>
          </table:table-cell>
          <table:table-cell office:value-type="float" office:value="0.071232">
            <text:p>0,071232</text:p>
          </table:table-cell>
          <table:table-cell office:value-type="float" office:value="0.062651">
            <text:p>0,062651</text:p>
          </table:table-cell>
          <table:table-cell office:value-type="float" office:value="0.060467">
            <text:p>0,060467</text:p>
          </table:table-cell>
          <table:table-cell office:value-type="float" office:value="0.077282">
            <text:p>0,077282</text:p>
          </table:table-cell>
          <table:table-cell office:value-type="float" office:value="0.056708">
            <text:p>0,056708</text:p>
          </table:table-cell>
          <table:table-cell office:value-type="float" office:value="0.083189">
            <text:p>0,083189</text:p>
          </table:table-cell>
          <table:table-cell office:value-type="float" office:value="0.071424">
            <text:p>0,071424</text:p>
          </table:table-cell>
          <table:table-cell office:value-type="float" office:value="0.067174">
            <text:p>0,067174</text:p>
          </table:table-cell>
          <table:table-cell office:value-type="float" office:value="0.056958">
            <text:p>0,056958</text:p>
          </table:table-cell>
          <table:table-cell office:value-type="float" office:value="0.079893">
            <text:p>0,079893</text:p>
          </table:table-cell>
          <table:table-cell office:value-type="float" office:value="0.057394">
            <text:p>0,057394</text:p>
          </table:table-cell>
          <table:table-cell office:value-type="float" office:value="0.05895">
            <text:p>0,05895</text:p>
          </table:table-cell>
          <table:table-cell office:value-type="float" office:value="0.061663">
            <text:p>0,061663</text:p>
          </table:table-cell>
          <table:table-cell office:value-type="float" office:value="0.073535">
            <text:p>0,073535</text:p>
          </table:table-cell>
          <table:table-cell office:value-type="float" office:value="0.074743">
            <text:p>0,074743</text:p>
          </table:table-cell>
          <table:table-cell office:value-type="float" office:value="0.072251">
            <text:p>0,072251</text:p>
          </table:table-cell>
          <table:table-cell office:value-type="float" office:value="0.091323">
            <text:p>0,091323</text:p>
          </table:table-cell>
          <table:table-cell office:value-type="float" office:value="0.079159">
            <text:p>0,079159</text:p>
          </table:table-cell>
          <table:table-cell office:value-type="float" office:value="0.06362">
            <text:p>0,06362</text:p>
          </table:table-cell>
          <table:table-cell office:value-type="float" office:value="0.075108">
            <text:p>0,075108</text:p>
          </table:table-cell>
          <table:table-cell office:value-type="float" office:value="0.064865">
            <text:p>0,064865</text:p>
          </table:table-cell>
          <table:table-cell office:value-type="float" office:value="0.084877">
            <text:p>0,084877</text:p>
          </table:table-cell>
          <table:table-cell office:value-type="float" office:value="0.067898">
            <text:p>0,067898</text:p>
          </table:table-cell>
          <table:table-cell office:value-type="float" office:value="0.078793">
            <text:p>0,078793</text:p>
          </table:table-cell>
          <table:table-cell office:value-type="float" office:value="0.087956">
            <text:p>0,087956</text:p>
          </table:table-cell>
          <table:table-cell office:value-type="float" office:value="0.074366">
            <text:p>0,074366</text:p>
          </table:table-cell>
          <table:table-cell office:value-type="float" office:value="0.070407">
            <text:p>0,070407</text:p>
          </table:table-cell>
          <table:table-cell office:value-type="float" office:value="0.06304">
            <text:p>0,06304</text:p>
          </table:table-cell>
          <table:table-cell office:value-type="float" office:value="0.055866">
            <text:p>0,055866</text:p>
          </table:table-cell>
          <table:table-cell office:value-type="float" office:value="0.077339">
            <text:p>0,077339</text:p>
          </table:table-cell>
          <table:table-cell office:value-type="float" office:value="0.075233">
            <text:p>0,075233</text:p>
          </table:table-cell>
          <table:table-cell office:value-type="float" office:value="0.068266">
            <text:p>0,068266</text:p>
          </table:table-cell>
          <table:table-cell office:value-type="float" office:value="0.093902">
            <text:p>0,093902</text:p>
          </table:table-cell>
          <table:table-cell office:value-type="float" office:value="0.065653">
            <text:p>0,065653</text:p>
          </table:table-cell>
          <table:table-cell office:value-type="float" office:value="0.066532">
            <text:p>0,066532</text:p>
          </table:table-cell>
          <table:table-cell office:value-type="float" office:value="0.090444">
            <text:p>0,090444</text:p>
          </table:table-cell>
          <table:table-cell office:value-type="float" office:value="0.07888">
            <text:p>0,07888</text:p>
          </table:table-cell>
          <table:table-cell office:value-type="float" office:value="0.071757">
            <text:p>0,071757</text:p>
          </table:table-cell>
          <table:table-cell office:value-type="float" office:value="0.105039">
            <text:p>0,105039</text:p>
          </table:table-cell>
          <table:table-cell office:value-type="float" office:value="0.096503">
            <text:p>0,096503</text:p>
          </table:table-cell>
          <table:table-cell office:value-type="float" office:value="0.077526">
            <text:p>0,077526</text:p>
          </table:table-cell>
          <table:table-cell office:value-type="float" office:value="0.065606">
            <text:p>0,065606</text:p>
          </table:table-cell>
          <table:table-cell office:value-type="float" office:value="0.062415">
            <text:p>0,062415</text:p>
          </table:table-cell>
          <table:table-cell office:value-type="float" office:value="0.069211">
            <text:p>0,069211</text:p>
          </table:table-cell>
          <table:table-cell office:value-type="float" office:value="0.079294">
            <text:p>0,079294</text:p>
          </table:table-cell>
          <table:table-cell office:value-type="float" office:value="0.0712">
            <text:p>0,0712</text:p>
          </table:table-cell>
          <table:table-cell office:value-type="float" office:value="0.06533">
            <text:p>0,06533</text:p>
          </table:table-cell>
          <table:table-cell office:value-type="float" office:value="0.081118">
            <text:p>0,081118</text:p>
          </table:table-cell>
          <table:table-cell office:value-type="float" office:value="0.069694">
            <text:p>0,069694</text:p>
          </table:table-cell>
          <table:table-cell office:value-type="float" office:value="0.062529">
            <text:p>0,062529</text:p>
          </table:table-cell>
          <table:table-cell office:value-type="float" office:value="0.076717">
            <text:p>0,076717</text:p>
          </table:table-cell>
          <table:table-cell office:value-type="float" office:value="0.06492">
            <text:p>0,06492</text:p>
          </table:table-cell>
          <table:table-cell office:value-type="float" office:value="0.062268">
            <text:p>0,062268</text:p>
          </table:table-cell>
          <table:table-cell office:value-type="float" office:value="0.07259">
            <text:p>0,07259</text:p>
          </table:table-cell>
          <table:table-cell office:value-type="float" office:value="0.073357">
            <text:p>0,073357</text:p>
          </table:table-cell>
          <table:table-cell office:value-type="float" office:value="0.070501">
            <text:p>0,070501</text:p>
          </table:table-cell>
          <table:table-cell office:value-type="float" office:value="0.066123">
            <text:p>0,066123</text:p>
          </table:table-cell>
          <table:table-cell office:value-type="float" office:value="0.060861">
            <text:p>0,060861</text:p>
          </table:table-cell>
          <table:table-cell office:value-type="float" office:value="0.075466">
            <text:p>0,075466</text:p>
          </table:table-cell>
          <table:table-cell office:value-type="float" office:value="0.07008">
            <text:p>0,07008</text:p>
          </table:table-cell>
          <table:table-cell office:value-type="float" office:value="0.077077">
            <text:p>0,077077</text:p>
          </table:table-cell>
          <table:table-cell office:value-type="float" office:value="0.064812">
            <text:p>0,064812</text:p>
          </table:table-cell>
          <table:table-cell office:value-type="float" office:value="0.064711">
            <text:p>0,064711</text:p>
          </table:table-cell>
          <table:table-cell office:value-type="float" office:value="0.065339">
            <text:p>0,065339</text:p>
          </table:table-cell>
          <table:table-cell office:value-type="float" office:value="0.061064">
            <text:p>0,061064</text:p>
          </table:table-cell>
          <table:table-cell office:value-type="float" office:value="0.087351">
            <text:p>0,087351</text:p>
          </table:table-cell>
          <table:table-cell office:value-type="float" office:value="0.057396">
            <text:p>0,057396</text:p>
          </table:table-cell>
          <table:table-cell office:value-type="float" office:value="0.061611">
            <text:p>0,061611</text:p>
          </table:table-cell>
          <table:table-cell office:value-type="float" office:value="0.061559">
            <text:p>0,061559</text:p>
          </table:table-cell>
          <table:table-cell office:value-type="float" office:value="0.063729">
            <text:p>0,063729</text:p>
          </table:table-cell>
          <table:table-cell office:value-type="float" office:value="0.085833">
            <text:p>0,085833</text:p>
          </table:table-cell>
          <table:table-cell office:value-type="float" office:value="0.080902">
            <text:p>0,080902</text:p>
          </table:table-cell>
          <table:table-cell office:value-type="float" office:value="0.073154">
            <text:p>0,073154</text:p>
          </table:table-cell>
          <table:table-cell office:value-type="float" office:value="0.083082">
            <text:p>0,083082</text:p>
          </table:table-cell>
          <table:table-cell office:value-type="float" office:value="0.088527">
            <text:p>0,088527</text:p>
          </table:table-cell>
          <table:table-cell office:value-type="float" office:value="0.092765">
            <text:p>0,092765</text:p>
          </table:table-cell>
          <table:table-cell office:value-type="float" office:value="0.063159">
            <text:p>0,063159</text:p>
          </table:table-cell>
          <table:table-cell office:value-type="float" office:value="0.060463">
            <text:p>0,060463</text:p>
          </table:table-cell>
          <table:table-cell office:value-type="float" office:value="0.084145">
            <text:p>0,084145</text:p>
          </table:table-cell>
          <table:table-cell office:value-type="float" office:value="0.054347">
            <text:p>0,054347</text:p>
          </table:table-cell>
          <table:table-cell office:value-type="float" office:value="0.054485">
            <text:p>0,054485</text:p>
          </table:table-cell>
          <table:table-cell office:value-type="float" office:value="0.064045">
            <text:p>0,064045</text:p>
          </table:table-cell>
          <table:table-cell office:value-type="float" office:value="0.068448">
            <text:p>0,068448</text:p>
          </table:table-cell>
          <table:table-cell office:value-type="float" office:value="0.061359">
            <text:p>0,061359</text:p>
          </table:table-cell>
          <table:table-cell office:value-type="float" office:value="0.060832">
            <text:p>0,060832</text:p>
          </table:table-cell>
          <table:table-cell office:value-type="float" office:value="0.066916">
            <text:p>0,066916</text:p>
          </table:table-cell>
          <table:table-cell office:value-type="float" office:value="0.070471">
            <text:p>0,070471</text:p>
          </table:table-cell>
          <table:table-cell office:value-type="float" office:value="0.066675">
            <text:p>0,066675</text:p>
          </table:table-cell>
          <table:table-cell office:value-type="float" office:value="0.081355">
            <text:p>0,081355</text:p>
          </table:table-cell>
          <table:table-cell office:value-type="float" office:value="0.067655">
            <text:p>0,067655</text:p>
          </table:table-cell>
          <table:table-cell office:value-type="float" office:value="0.063137">
            <text:p>0,063137</text:p>
          </table:table-cell>
          <table:table-cell office:value-type="float" office:value="0.070523">
            <text:p>0,070523</text:p>
          </table:table-cell>
          <table:table-cell office:value-type="float" office:value="0.068265">
            <text:p>0,068265</text:p>
          </table:table-cell>
          <table:table-cell office:value-type="float" office:value="0.067829">
            <text:p>0,067829</text:p>
          </table:table-cell>
          <table:table-cell office:value-type="float" office:value="0.068136">
            <text:p>0,068136</text:p>
          </table:table-cell>
          <table:table-cell office:value-type="float" office:value="0.075606">
            <text:p>0,075606</text:p>
          </table:table-cell>
          <table:table-cell office:value-type="float" office:value="0.076855">
            <text:p>0,076855</text:p>
          </table:table-cell>
          <table:table-cell office:value-type="float" office:value="0.090259">
            <text:p>0,090259</text:p>
          </table:table-cell>
          <table:table-cell office:value-type="float" office:value="0.063161">
            <text:p>0,063161</text:p>
          </table:table-cell>
          <table:table-cell office:value-type="float" office:value="0.061005">
            <text:p>0,061005</text:p>
          </table:table-cell>
          <table:table-cell office:value-type="float" office:value="0.066176">
            <text:p>0,066176</text:p>
          </table:table-cell>
          <table:table-cell office:value-type="float" office:value="0.069612">
            <text:p>0,069612</text:p>
          </table:table-cell>
          <table:table-cell office:value-type="float" office:value="0.065101">
            <text:p>0,065101</text:p>
          </table:table-cell>
          <table:table-cell office:value-type="float" office:value="0.072232">
            <text:p>0,072232</text:p>
          </table:table-cell>
          <table:table-cell office:value-type="float" office:value="0.069082">
            <text:p>0,069082</text:p>
          </table:table-cell>
          <table:table-cell office:value-type="float" office:value="0.066912">
            <text:p>0,066912</text:p>
          </table:table-cell>
          <table:table-cell office:value-type="float" office:value="0.069128">
            <text:p>0,069128</text:p>
          </table:table-cell>
          <table:table-cell office:value-type="float" office:value="0.064068">
            <text:p>0,064068</text:p>
          </table:table-cell>
          <table:table-cell office:value-type="float" office:value="0.063345">
            <text:p>0,063345</text:p>
          </table:table-cell>
          <table:table-cell office:value-type="float" office:value="0.070909">
            <text:p>0,070909</text:p>
          </table:table-cell>
          <table:table-cell office:value-type="float" office:value="0.065514">
            <text:p>0,065514</text:p>
          </table:table-cell>
          <table:table-cell office:value-type="float" office:value="0.066956">
            <text:p>0,066956</text:p>
          </table:table-cell>
          <table:table-cell office:value-type="float" office:value="0.070955">
            <text:p>0,070955</text:p>
          </table:table-cell>
          <table:table-cell office:value-type="float" office:value="0.072134">
            <text:p>0,072134</text:p>
          </table:table-cell>
          <table:table-cell office:value-type="float" office:value="0.09709">
            <text:p>0,09709</text:p>
          </table:table-cell>
          <table:table-cell office:value-type="float" office:value="0.072756">
            <text:p>0,072756</text:p>
          </table:table-cell>
          <table:table-cell office:value-type="float" office:value="0.115378">
            <text:p>0,115378</text:p>
          </table:table-cell>
          <table:table-cell office:value-type="float" office:value="0.072263">
            <text:p>0,072263</text:p>
          </table:table-cell>
          <table:table-cell office:value-type="float" office:value="0.075382">
            <text:p>0,075382</text:p>
          </table:table-cell>
          <table:table-cell office:value-type="float" office:value="0.064571">
            <text:p>0,064571</text:p>
          </table:table-cell>
          <table:table-cell office:value-type="float" office:value="0.065258">
            <text:p>0,065258</text:p>
          </table:table-cell>
          <table:table-cell office:value-type="float" office:value="0.068412">
            <text:p>0,068412</text:p>
          </table:table-cell>
          <table:table-cell office:value-type="float" office:value="0.068533">
            <text:p>0,068533</text:p>
          </table:table-cell>
          <table:table-cell office:value-type="float" office:value="0.071933">
            <text:p>0,071933</text:p>
          </table:table-cell>
          <table:table-cell office:value-type="float" office:value="0.069122">
            <text:p>0,069122</text:p>
          </table:table-cell>
          <table:table-cell office:value-type="float" office:value="0.070123">
            <text:p>0,070123</text:p>
          </table:table-cell>
          <table:table-cell office:value-type="float" office:value="0.072145">
            <text:p>0,072145</text:p>
          </table:table-cell>
          <table:table-cell office:value-type="float" office:value="0.063738">
            <text:p>0,063738</text:p>
          </table:table-cell>
          <table:table-cell office:value-type="float" office:value="0.07124">
            <text:p>0,07124</text:p>
          </table:table-cell>
          <table:table-cell office:value-type="float" office:value="0.064804">
            <text:p>0,064804</text:p>
          </table:table-cell>
          <table:table-cell office:value-type="float" office:value="0.076839">
            <text:p>0,076839</text:p>
          </table:table-cell>
          <table:table-cell office:value-type="float" office:value="0.075861">
            <text:p>0,075861</text:p>
          </table:table-cell>
          <table:table-cell office:value-type="float" office:value="0.067491">
            <text:p>0,067491</text:p>
          </table:table-cell>
          <table:table-cell office:value-type="float" office:value="0.068918">
            <text:p>0,068918</text:p>
          </table:table-cell>
          <table:table-cell office:value-type="float" office:value="0.069884">
            <text:p>0,069884</text:p>
          </table:table-cell>
          <table:table-cell office:value-type="float" office:value="0.064978">
            <text:p>0,064978</text:p>
          </table:table-cell>
          <table:table-cell office:value-type="float" office:value="0.06531">
            <text:p>0,06531</text:p>
          </table:table-cell>
          <table:table-cell office:value-type="float" office:value="0.067705">
            <text:p>0,067705</text:p>
          </table:table-cell>
          <table:table-cell office:value-type="float" office:value="0.06429">
            <text:p>0,06429</text:p>
          </table:table-cell>
          <table:table-cell office:value-type="float" office:value="0.113514">
            <text:p>0,113514</text:p>
          </table:table-cell>
          <table:table-cell office:value-type="float" office:value="0.063242">
            <text:p>0,063242</text:p>
          </table:table-cell>
          <table:table-cell office:value-type="float" office:value="0.065637">
            <text:p>0,065637</text:p>
          </table:table-cell>
          <table:table-cell office:value-type="float" office:value="0.068499">
            <text:p>0,068499</text:p>
          </table:table-cell>
          <table:table-cell office:value-type="float" office:value="0.076022">
            <text:p>0,076022</text:p>
          </table:table-cell>
          <table:table-cell office:value-type="float" office:value="0.072483">
            <text:p>0,072483</text:p>
          </table:table-cell>
          <table:table-cell office:value-type="float" office:value="0.06895">
            <text:p>0,06895</text:p>
          </table:table-cell>
          <table:table-cell office:value-type="float" office:value="0.071143">
            <text:p>0,071143</text:p>
          </table:table-cell>
          <table:table-cell office:value-type="float" office:value="0.062665">
            <text:p>0,062665</text:p>
          </table:table-cell>
          <table:table-cell office:value-type="float" office:value="0.062827">
            <text:p>0,062827</text:p>
          </table:table-cell>
          <table:table-cell office:value-type="float" office:value="0.073259">
            <text:p>0,073259</text:p>
          </table:table-cell>
          <table:table-cell office:value-type="float" office:value="0.062177">
            <text:p>0,062177</text:p>
          </table:table-cell>
        </table:table-row>
        <table:table-row table:style-name="ro1">
          <table:table-cell office:value-type="string">
            <text:p>Oji,supervised,multilayer</text:p>
          </table:table-cell>
          <table:table-cell office:value-type="float" office:value="0.259858">
            <text:p>0,259858</text:p>
          </table:table-cell>
          <table:table-cell office:value-type="float" office:value="0.141699">
            <text:p>0,141699</text:p>
          </table:table-cell>
          <table:table-cell office:value-type="float" office:value="0.193537">
            <text:p>0,193537</text:p>
          </table:table-cell>
          <table:table-cell office:value-type="float" office:value="0.08011">
            <text:p>0,08011</text:p>
          </table:table-cell>
          <table:table-cell office:value-type="float" office:value="0.118406">
            <text:p>0,118406</text:p>
          </table:table-cell>
          <table:table-cell office:value-type="float" office:value="0.140535">
            <text:p>0,140535</text:p>
          </table:table-cell>
          <table:table-cell office:value-type="float" office:value="0.130097">
            <text:p>0,130097</text:p>
          </table:table-cell>
          <table:table-cell office:value-type="float" office:value="0.09757">
            <text:p>0,09757</text:p>
          </table:table-cell>
          <table:table-cell office:value-type="float" office:value="0.103121">
            <text:p>0,103121</text:p>
          </table:table-cell>
          <table:table-cell office:value-type="float" office:value="0.058798">
            <text:p>0,058798</text:p>
          </table:table-cell>
          <table:table-cell office:value-type="float" office:value="0.225523">
            <text:p>0,225523</text:p>
          </table:table-cell>
          <table:table-cell office:value-type="float" office:value="0.250106">
            <text:p>0,250106</text:p>
          </table:table-cell>
          <table:table-cell office:value-type="float" office:value="0.158307">
            <text:p>0,158307</text:p>
          </table:table-cell>
          <table:table-cell office:value-type="float" office:value="0.141837">
            <text:p>0,141837</text:p>
          </table:table-cell>
          <table:table-cell office:value-type="float" office:value="0.193032">
            <text:p>0,193032</text:p>
          </table:table-cell>
          <table:table-cell office:value-type="float" office:value="0.34993">
            <text:p>0,34993</text:p>
          </table:table-cell>
          <table:table-cell office:value-type="float" office:value="0.203292">
            <text:p>0,203292</text:p>
          </table:table-cell>
          <table:table-cell office:value-type="float" office:value="0.24761">
            <text:p>0,24761</text:p>
          </table:table-cell>
          <table:table-cell office:value-type="float" office:value="0.130423">
            <text:p>0,130423</text:p>
          </table:table-cell>
          <table:table-cell office:value-type="float" office:value="0.133546">
            <text:p>0,133546</text:p>
          </table:table-cell>
          <table:table-cell office:value-type="float" office:value="0.101971">
            <text:p>0,101971</text:p>
          </table:table-cell>
          <table:table-cell office:value-type="float" office:value="0.169915">
            <text:p>0,169915</text:p>
          </table:table-cell>
          <table:table-cell office:value-type="float" office:value="0.134086">
            <text:p>0,134086</text:p>
          </table:table-cell>
          <table:table-cell office:value-type="float" office:value="0.120179">
            <text:p>0,120179</text:p>
          </table:table-cell>
          <table:table-cell office:value-type="float" office:value="0.150119">
            <text:p>0,150119</text:p>
          </table:table-cell>
          <table:table-cell office:value-type="float" office:value="0.093107">
            <text:p>0,093107</text:p>
          </table:table-cell>
          <table:table-cell office:value-type="float" office:value="0.153281">
            <text:p>0,153281</text:p>
          </table:table-cell>
          <table:table-cell office:value-type="float" office:value="0.071651">
            <text:p>0,071651</text:p>
          </table:table-cell>
          <table:table-cell office:value-type="float" office:value="0.133329">
            <text:p>0,133329</text:p>
          </table:table-cell>
          <table:table-cell office:value-type="float" office:value="0.132229">
            <text:p>0,132229</text:p>
          </table:table-cell>
          <table:table-cell office:value-type="float" office:value="0.133585">
            <text:p>0,133585</text:p>
          </table:table-cell>
          <table:table-cell office:value-type="float" office:value="0.125203">
            <text:p>0,125203</text:p>
          </table:table-cell>
          <table:table-cell office:value-type="float" office:value="0.13641">
            <text:p>0,13641</text:p>
          </table:table-cell>
          <table:table-cell office:value-type="float" office:value="0.139435">
            <text:p>0,139435</text:p>
          </table:table-cell>
          <table:table-cell office:value-type="float" office:value="0.060728">
            <text:p>0,060728</text:p>
          </table:table-cell>
          <table:table-cell office:value-type="float" office:value="0.122563">
            <text:p>0,122563</text:p>
          </table:table-cell>
          <table:table-cell office:value-type="float" office:value="0.164349">
            <text:p>0,164349</text:p>
          </table:table-cell>
          <table:table-cell office:value-type="float" office:value="0.119726">
            <text:p>0,119726</text:p>
          </table:table-cell>
          <table:table-cell office:value-type="float" office:value="0.137276">
            <text:p>0,137276</text:p>
          </table:table-cell>
          <table:table-cell office:value-type="float" office:value="0.148228">
            <text:p>0,148228</text:p>
          </table:table-cell>
          <table:table-cell office:value-type="float" office:value="0.124434">
            <text:p>0,124434</text:p>
          </table:table-cell>
          <table:table-cell office:value-type="float" office:value="0.136538">
            <text:p>0,136538</text:p>
          </table:table-cell>
          <table:table-cell office:value-type="float" office:value="0.188784">
            <text:p>0,188784</text:p>
          </table:table-cell>
          <table:table-cell office:value-type="float" office:value="0.085909">
            <text:p>0,085909</text:p>
          </table:table-cell>
          <table:table-cell office:value-type="float" office:value="0.171545">
            <text:p>0,171545</text:p>
          </table:table-cell>
          <table:table-cell office:value-type="float" office:value="0.128368">
            <text:p>0,128368</text:p>
          </table:table-cell>
          <table:table-cell office:value-type="float" office:value="0.126636">
            <text:p>0,126636</text:p>
          </table:table-cell>
          <table:table-cell office:value-type="float" office:value="0.133701">
            <text:p>0,133701</text:p>
          </table:table-cell>
          <table:table-cell office:value-type="float" office:value="0.146563">
            <text:p>0,146563</text:p>
          </table:table-cell>
          <table:table-cell office:value-type="float" office:value="0.130508">
            <text:p>0,130508</text:p>
          </table:table-cell>
          <table:table-cell office:value-type="float" office:value="0.130644">
            <text:p>0,130644</text:p>
          </table:table-cell>
          <table:table-cell office:value-type="float" office:value="0.12644">
            <text:p>0,12644</text:p>
          </table:table-cell>
          <table:table-cell office:value-type="float" office:value="0.134319">
            <text:p>0,134319</text:p>
          </table:table-cell>
          <table:table-cell office:value-type="float" office:value="0.104316">
            <text:p>0,104316</text:p>
          </table:table-cell>
          <table:table-cell office:value-type="float" office:value="0.128713">
            <text:p>0,128713</text:p>
          </table:table-cell>
          <table:table-cell office:value-type="float" office:value="0.165296">
            <text:p>0,165296</text:p>
          </table:table-cell>
          <table:table-cell office:value-type="float" office:value="0.062073">
            <text:p>0,062073</text:p>
          </table:table-cell>
          <table:table-cell office:value-type="float" office:value="0.157585">
            <text:p>0,157585</text:p>
          </table:table-cell>
          <table:table-cell office:value-type="float" office:value="0.158609">
            <text:p>0,158609</text:p>
          </table:table-cell>
          <table:table-cell office:value-type="float" office:value="0.098449">
            <text:p>0,098449</text:p>
          </table:table-cell>
          <table:table-cell office:value-type="float" office:value="0.148399">
            <text:p>0,148399</text:p>
          </table:table-cell>
          <table:table-cell office:value-type="float" office:value="0.127433">
            <text:p>0,127433</text:p>
          </table:table-cell>
          <table:table-cell office:value-type="float" office:value="0.094436">
            <text:p>0,094436</text:p>
          </table:table-cell>
          <table:table-cell office:value-type="float" office:value="0.131496">
            <text:p>0,131496</text:p>
          </table:table-cell>
          <table:table-cell office:value-type="float" office:value="0.130276">
            <text:p>0,130276</text:p>
          </table:table-cell>
          <table:table-cell office:value-type="float" office:value="0.158866">
            <text:p>0,158866</text:p>
          </table:table-cell>
          <table:table-cell office:value-type="float" office:value="0.139618">
            <text:p>0,139618</text:p>
          </table:table-cell>
          <table:table-cell office:value-type="float" office:value="0.148952">
            <text:p>0,148952</text:p>
          </table:table-cell>
          <table:table-cell office:value-type="float" office:value="0.122781">
            <text:p>0,122781</text:p>
          </table:table-cell>
          <table:table-cell office:value-type="float" office:value="0.140369">
            <text:p>0,140369</text:p>
          </table:table-cell>
          <table:table-cell office:value-type="float" office:value="0.140975">
            <text:p>0,140975</text:p>
          </table:table-cell>
          <table:table-cell office:value-type="float" office:value="0.135217">
            <text:p>0,135217</text:p>
          </table:table-cell>
          <table:table-cell office:value-type="float" office:value="0.14024">
            <text:p>0,14024</text:p>
          </table:table-cell>
          <table:table-cell office:value-type="float" office:value="0.131778">
            <text:p>0,131778</text:p>
          </table:table-cell>
          <table:table-cell office:value-type="float" office:value="0.145314">
            <text:p>0,145314</text:p>
          </table:table-cell>
          <table:table-cell office:value-type="float" office:value="0.132839">
            <text:p>0,132839</text:p>
          </table:table-cell>
          <table:table-cell office:value-type="float" office:value="0.138715">
            <text:p>0,138715</text:p>
          </table:table-cell>
          <table:table-cell office:value-type="float" office:value="0.165977">
            <text:p>0,165977</text:p>
          </table:table-cell>
          <table:table-cell office:value-type="float" office:value="0.146449">
            <text:p>0,146449</text:p>
          </table:table-cell>
          <table:table-cell office:value-type="float" office:value="0.184046">
            <text:p>0,184046</text:p>
          </table:table-cell>
          <table:table-cell office:value-type="float" office:value="0.138086">
            <text:p>0,138086</text:p>
          </table:table-cell>
          <table:table-cell office:value-type="float" office:value="0.098268">
            <text:p>0,098268</text:p>
          </table:table-cell>
          <table:table-cell office:value-type="float" office:value="0.128115">
            <text:p>0,128115</text:p>
          </table:table-cell>
          <table:table-cell office:value-type="float" office:value="0.121975">
            <text:p>0,121975</text:p>
          </table:table-cell>
          <table:table-cell office:value-type="float" office:value="0.154489">
            <text:p>0,154489</text:p>
          </table:table-cell>
          <table:table-cell office:value-type="float" office:value="0.130549">
            <text:p>0,130549</text:p>
          </table:table-cell>
          <table:table-cell office:value-type="float" office:value="0.172658">
            <text:p>0,172658</text:p>
          </table:table-cell>
          <table:table-cell office:value-type="float" office:value="0.092337">
            <text:p>0,092337</text:p>
          </table:table-cell>
          <table:table-cell office:value-type="float" office:value="0.123455">
            <text:p>0,123455</text:p>
          </table:table-cell>
          <table:table-cell office:value-type="float" office:value="0.169144">
            <text:p>0,169144</text:p>
          </table:table-cell>
          <table:table-cell office:value-type="float" office:value="0.124849">
            <text:p>0,124849</text:p>
          </table:table-cell>
          <table:table-cell office:value-type="float" office:value="0.071131">
            <text:p>0,071131</text:p>
          </table:table-cell>
          <table:table-cell office:value-type="float" office:value="0.148691">
            <text:p>0,148691</text:p>
          </table:table-cell>
          <table:table-cell office:value-type="float" office:value="0.121483">
            <text:p>0,121483</text:p>
          </table:table-cell>
          <table:table-cell office:value-type="float" office:value="0.132063">
            <text:p>0,132063</text:p>
          </table:table-cell>
          <table:table-cell office:value-type="float" office:value="0.154752">
            <text:p>0,154752</text:p>
          </table:table-cell>
          <table:table-cell office:value-type="float" office:value="0.099503">
            <text:p>0,099503</text:p>
          </table:table-cell>
          <table:table-cell office:value-type="float" office:value="0.100593">
            <text:p>0,100593</text:p>
          </table:table-cell>
          <table:table-cell office:value-type="float" office:value="0.153226">
            <text:p>0,153226</text:p>
          </table:table-cell>
          <table:table-cell office:value-type="float" office:value="0.087915">
            <text:p>0,087915</text:p>
          </table:table-cell>
          <table:table-cell office:value-type="float" office:value="0.101599">
            <text:p>0,101599</text:p>
          </table:table-cell>
          <table:table-cell office:value-type="float" office:value="0.10615">
            <text:p>0,10615</text:p>
          </table:table-cell>
          <table:table-cell office:value-type="float" office:value="0.118968">
            <text:p>0,118968</text:p>
          </table:table-cell>
          <table:table-cell office:value-type="float" office:value="0.127163">
            <text:p>0,127163</text:p>
          </table:table-cell>
          <table:table-cell office:value-type="float" office:value="0.08905">
            <text:p>0,08905</text:p>
          </table:table-cell>
          <table:table-cell office:value-type="float" office:value="0.115842">
            <text:p>0,115842</text:p>
          </table:table-cell>
          <table:table-cell office:value-type="float" office:value="0.124211">
            <text:p>0,124211</text:p>
          </table:table-cell>
          <table:table-cell office:value-type="float" office:value="0.131968">
            <text:p>0,131968</text:p>
          </table:table-cell>
          <table:table-cell office:value-type="float" office:value="0.133516">
            <text:p>0,133516</text:p>
          </table:table-cell>
          <table:table-cell office:value-type="float" office:value="0.144166">
            <text:p>0,144166</text:p>
          </table:table-cell>
          <table:table-cell office:value-type="float" office:value="0.120692">
            <text:p>0,120692</text:p>
          </table:table-cell>
          <table:table-cell office:value-type="float" office:value="0.126939">
            <text:p>0,126939</text:p>
          </table:table-cell>
          <table:table-cell office:value-type="float" office:value="0.087084">
            <text:p>0,087084</text:p>
          </table:table-cell>
          <table:table-cell office:value-type="float" office:value="0.102743">
            <text:p>0,102743</text:p>
          </table:table-cell>
          <table:table-cell office:value-type="float" office:value="0.094518">
            <text:p>0,094518</text:p>
          </table:table-cell>
          <table:table-cell office:value-type="float" office:value="0.133434">
            <text:p>0,133434</text:p>
          </table:table-cell>
          <table:table-cell office:value-type="float" office:value="0.106315">
            <text:p>0,106315</text:p>
          </table:table-cell>
          <table:table-cell office:value-type="float" office:value="0.102552">
            <text:p>0,102552</text:p>
          </table:table-cell>
          <table:table-cell office:value-type="float" office:value="0.104152">
            <text:p>0,104152</text:p>
          </table:table-cell>
          <table:table-cell office:value-type="float" office:value="0.097615">
            <text:p>0,097615</text:p>
          </table:table-cell>
          <table:table-cell office:value-type="float" office:value="0.126787">
            <text:p>0,126787</text:p>
          </table:table-cell>
          <table:table-cell office:value-type="float" office:value="0.104957">
            <text:p>0,104957</text:p>
          </table:table-cell>
          <table:table-cell office:value-type="float" office:value="0.086595">
            <text:p>0,086595</text:p>
          </table:table-cell>
          <table:table-cell office:value-type="float" office:value="0.104223">
            <text:p>0,104223</text:p>
          </table:table-cell>
          <table:table-cell office:value-type="float" office:value="0.104664">
            <text:p>0,104664</text:p>
          </table:table-cell>
          <table:table-cell office:value-type="float" office:value="0.119095">
            <text:p>0,119095</text:p>
          </table:table-cell>
          <table:table-cell office:value-type="float" office:value="0.147098">
            <text:p>0,147098</text:p>
          </table:table-cell>
          <table:table-cell office:value-type="float" office:value="0.095594">
            <text:p>0,095594</text:p>
          </table:table-cell>
          <table:table-cell office:value-type="float" office:value="0.102549">
            <text:p>0,102549</text:p>
          </table:table-cell>
          <table:table-cell office:value-type="float" office:value="0.132263">
            <text:p>0,132263</text:p>
          </table:table-cell>
          <table:table-cell office:value-type="float" office:value="0.115126">
            <text:p>0,115126</text:p>
          </table:table-cell>
          <table:table-cell office:value-type="float" office:value="0.122428">
            <text:p>0,122428</text:p>
          </table:table-cell>
          <table:table-cell office:value-type="float" office:value="0.125768">
            <text:p>0,125768</text:p>
          </table:table-cell>
          <table:table-cell office:value-type="float" office:value="0.133004">
            <text:p>0,133004</text:p>
          </table:table-cell>
          <table:table-cell office:value-type="float" office:value="0.149762">
            <text:p>0,149762</text:p>
          </table:table-cell>
          <table:table-cell office:value-type="float" office:value="0.116889">
            <text:p>0,116889</text:p>
          </table:table-cell>
          <table:table-cell office:value-type="float" office:value="0.089142">
            <text:p>0,089142</text:p>
          </table:table-cell>
          <table:table-cell office:value-type="float" office:value="0.131968">
            <text:p>0,131968</text:p>
          </table:table-cell>
          <table:table-cell office:value-type="float" office:value="0.079449">
            <text:p>0,079449</text:p>
          </table:table-cell>
          <table:table-cell office:value-type="float" office:value="0.09469">
            <text:p>0,09469</text:p>
          </table:table-cell>
          <table:table-cell office:value-type="float" office:value="0.121195">
            <text:p>0,121195</text:p>
          </table:table-cell>
          <table:table-cell office:value-type="float" office:value="0.114466">
            <text:p>0,114466</text:p>
          </table:table-cell>
          <table:table-cell office:value-type="float" office:value="0.098161">
            <text:p>0,098161</text:p>
          </table:table-cell>
          <table:table-cell office:value-type="float" office:value="0.09041">
            <text:p>0,09041</text:p>
          </table:table-cell>
          <table:table-cell office:value-type="float" office:value="0.101057">
            <text:p>0,101057</text:p>
          </table:table-cell>
          <table:table-cell office:value-type="float" office:value="0.126063">
            <text:p>0,126063</text:p>
          </table:table-cell>
          <table:table-cell office:value-type="float" office:value="0.135395">
            <text:p>0,135395</text:p>
          </table:table-cell>
          <table:table-cell office:value-type="float" office:value="0.134158">
            <text:p>0,134158</text:p>
          </table:table-cell>
          <table:table-cell office:value-type="float" office:value="0.097378">
            <text:p>0,097378</text:p>
          </table:table-cell>
          <table:table-cell office:value-type="float" office:value="0.095334">
            <text:p>0,095334</text:p>
          </table:table-cell>
          <table:table-cell office:value-type="float" office:value="0.103803">
            <text:p>0,103803</text:p>
          </table:table-cell>
          <table:table-cell office:value-type="float" office:value="0.104975">
            <text:p>0,104975</text:p>
          </table:table-cell>
          <table:table-cell office:value-type="float" office:value="0.144566">
            <text:p>0,144566</text:p>
          </table:table-cell>
          <table:table-cell office:value-type="float" office:value="0.103869">
            <text:p>0,103869</text:p>
          </table:table-cell>
          <table:table-cell office:value-type="float" office:value="0.083931">
            <text:p>0,083931</text:p>
          </table:table-cell>
          <table:table-cell office:value-type="float" office:value="0.121316">
            <text:p>0,121316</text:p>
          </table:table-cell>
          <table:table-cell office:value-type="float" office:value="0.119807">
            <text:p>0,119807</text:p>
          </table:table-cell>
          <table:table-cell office:value-type="float" office:value="0.114465">
            <text:p>0,114465</text:p>
          </table:table-cell>
          <table:table-cell office:value-type="float" office:value="0.122768">
            <text:p>0,122768</text:p>
          </table:table-cell>
          <table:table-cell office:value-type="float" office:value="0.136175">
            <text:p>0,136175</text:p>
          </table:table-cell>
          <table:table-cell office:value-type="float" office:value="0.133445">
            <text:p>0,133445</text:p>
          </table:table-cell>
          <table:table-cell office:value-type="float" office:value="0.105814">
            <text:p>0,105814</text:p>
          </table:table-cell>
          <table:table-cell office:value-type="float" office:value="0.107063">
            <text:p>0,107063</text:p>
          </table:table-cell>
          <table:table-cell office:value-type="float" office:value="0.104612">
            <text:p>0,104612</text:p>
          </table:table-cell>
          <table:table-cell office:value-type="float" office:value="0.155593">
            <text:p>0,155593</text:p>
          </table:table-cell>
          <table:table-cell office:value-type="float" office:value="0.069542">
            <text:p>0,069542</text:p>
          </table:table-cell>
          <table:table-cell office:value-type="float" office:value="0.103551">
            <text:p>0,103551</text:p>
          </table:table-cell>
          <table:table-cell office:value-type="float" office:value="0.127642">
            <text:p>0,127642</text:p>
          </table:table-cell>
          <table:table-cell office:value-type="float" office:value="0.122058">
            <text:p>0,122058</text:p>
          </table:table-cell>
          <table:table-cell office:value-type="float" office:value="0.124895">
            <text:p>0,124895</text:p>
          </table:table-cell>
          <table:table-cell office:value-type="float" office:value="0.143647">
            <text:p>0,143647</text:p>
          </table:table-cell>
          <table:table-cell office:value-type="float" office:value="0.107033">
            <text:p>0,107033</text:p>
          </table:table-cell>
          <table:table-cell office:value-type="float" office:value="0.112875">
            <text:p>0,112875</text:p>
          </table:table-cell>
          <table:table-cell office:value-type="float" office:value="0.093482">
            <text:p>0,093482</text:p>
          </table:table-cell>
          <table:table-cell office:value-type="float" office:value="0.10759">
            <text:p>0,10759</text:p>
          </table:table-cell>
          <table:table-cell office:value-type="float" office:value="0.074367">
            <text:p>0,074367</text:p>
          </table:table-cell>
          <table:table-cell office:value-type="float" office:value="0.109193">
            <text:p>0,109193</text:p>
          </table:table-cell>
          <table:table-cell office:value-type="float" office:value="0.157535">
            <text:p>0,157535</text:p>
          </table:table-cell>
          <table:table-cell office:value-type="float" office:value="0.126724">
            <text:p>0,126724</text:p>
          </table:table-cell>
          <table:table-cell office:value-type="float" office:value="0.103409">
            <text:p>0,103409</text:p>
          </table:table-cell>
          <table:table-cell office:value-type="float" office:value="0.13087">
            <text:p>0,13087</text:p>
          </table:table-cell>
          <table:table-cell office:value-type="float" office:value="0.119373">
            <text:p>0,119373</text:p>
          </table:table-cell>
          <table:table-cell office:value-type="float" office:value="0.150174">
            <text:p>0,150174</text:p>
          </table:table-cell>
          <table:table-cell office:value-type="float" office:value="0.109942">
            <text:p>0,109942</text:p>
          </table:table-cell>
          <table:table-cell office:value-type="float" office:value="0.099857">
            <text:p>0,099857</text:p>
          </table:table-cell>
          <table:table-cell office:value-type="float" office:value="0.095177">
            <text:p>0,095177</text:p>
          </table:table-cell>
          <table:table-cell office:value-type="float" office:value="0.136795">
            <text:p>0,136795</text:p>
          </table:table-cell>
          <table:table-cell office:value-type="float" office:value="0.096534">
            <text:p>0,096534</text:p>
          </table:table-cell>
          <table:table-cell office:value-type="float" office:value="0.104386">
            <text:p>0,104386</text:p>
          </table:table-cell>
          <table:table-cell office:value-type="float" office:value="0.116398">
            <text:p>0,116398</text:p>
          </table:table-cell>
          <table:table-cell office:value-type="float" office:value="0.112372">
            <text:p>0,112372</text:p>
          </table:table-cell>
          <table:table-cell office:value-type="float" office:value="0.114122">
            <text:p>0,114122</text:p>
          </table:table-cell>
          <table:table-cell office:value-type="float" office:value="0.126338">
            <text:p>0,126338</text:p>
          </table:table-cell>
          <table:table-cell office:value-type="float" office:value="0.124692">
            <text:p>0,124692</text:p>
          </table:table-cell>
          <table:table-cell office:value-type="float" office:value="0.116657">
            <text:p>0,116657</text:p>
          </table:table-cell>
          <table:table-cell office:value-type="float" office:value="0.14596">
            <text:p>0,14596</text:p>
          </table:table-cell>
          <table:table-cell office:value-type="float" office:value="0.100849">
            <text:p>0,100849</text:p>
          </table:table-cell>
          <table:table-cell office:value-type="float" office:value="0.117546">
            <text:p>0,117546</text:p>
          </table:table-cell>
          <table:table-cell office:value-type="float" office:value="0.118571">
            <text:p>0,118571</text:p>
          </table:table-cell>
          <table:table-cell office:value-type="float" office:value="0.112215">
            <text:p>0,112215</text:p>
          </table:table-cell>
        </table:table-row>
        <table:table-row table:style-name="ro1">
          <table:table-cell office:value-type="string">
            <text:p>Hebb,unsupervised,forgetting,unilayer</text:p>
          </table:table-cell>
          <table:table-cell office:value-type="float" office:value="0.071588">
            <text:p>0,071588</text:p>
          </table:table-cell>
          <table:table-cell office:value-type="float" office:value="0.061079">
            <text:p>0,061079</text:p>
          </table:table-cell>
          <table:table-cell office:value-type="float" office:value="0.043908">
            <text:p>0,043908</text:p>
          </table:table-cell>
          <table:table-cell office:value-type="float" office:value="0.023281">
            <text:p>0,023281</text:p>
          </table:table-cell>
          <table:table-cell office:value-type="float" office:value="0.025332">
            <text:p>0,025332</text:p>
          </table:table-cell>
          <table:table-cell office:value-type="float" office:value="0.033271">
            <text:p>0,033271</text:p>
          </table:table-cell>
          <table:table-cell office:value-type="float" office:value="0.019038">
            <text:p>0,019038</text:p>
          </table:table-cell>
          <table:table-cell office:value-type="float" office:value="0.018199">
            <text:p>0,018199</text:p>
          </table:table-cell>
          <table:table-cell office:value-type="float" office:value="0.024834">
            <text:p>0,024834</text:p>
          </table:table-cell>
          <table:table-cell office:value-type="float" office:value="0.022213">
            <text:p>0,022213</text:p>
          </table:table-cell>
          <table:table-cell office:value-type="float" office:value="0.01707">
            <text:p>0,01707</text:p>
          </table:table-cell>
          <table:table-cell office:value-type="float" office:value="0.019302">
            <text:p>0,019302</text:p>
          </table:table-cell>
          <table:table-cell office:value-type="float" office:value="0.030934">
            <text:p>0,030934</text:p>
          </table:table-cell>
          <table:table-cell office:value-type="float" office:value="0.031129">
            <text:p>0,031129</text:p>
          </table:table-cell>
          <table:table-cell office:value-type="float" office:value="0.035639">
            <text:p>0,035639</text:p>
          </table:table-cell>
          <table:table-cell office:value-type="float" office:value="0.028475">
            <text:p>0,028475</text:p>
          </table:table-cell>
          <table:table-cell office:value-type="float" office:value="0.019913">
            <text:p>0,019913</text:p>
          </table:table-cell>
          <table:table-cell office:value-type="float" office:value="0.022118">
            <text:p>0,022118</text:p>
          </table:table-cell>
          <table:table-cell office:value-type="float" office:value="0.026285">
            <text:p>0,026285</text:p>
          </table:table-cell>
          <table:table-cell office:value-type="float" office:value="0.015995">
            <text:p>0,015995</text:p>
          </table:table-cell>
          <table:table-cell office:value-type="float" office:value="0.017706">
            <text:p>0,017706</text:p>
          </table:table-cell>
          <table:table-cell office:value-type="float" office:value="0.023028">
            <text:p>0,023028</text:p>
          </table:table-cell>
          <table:table-cell office:value-type="float" office:value="0.017261">
            <text:p>0,017261</text:p>
          </table:table-cell>
          <table:table-cell office:value-type="float" office:value="0.019634">
            <text:p>0,019634</text:p>
          </table:table-cell>
          <table:table-cell office:value-type="float" office:value="0.028894">
            <text:p>0,028894</text:p>
          </table:table-cell>
          <table:table-cell office:value-type="float" office:value="0.029272">
            <text:p>0,029272</text:p>
          </table:table-cell>
          <table:table-cell office:value-type="float" office:value="0.019516">
            <text:p>0,019516</text:p>
          </table:table-cell>
          <table:table-cell office:value-type="float" office:value="0.019148">
            <text:p>0,019148</text:p>
          </table:table-cell>
          <table:table-cell office:value-type="float" office:value="0.021887">
            <text:p>0,021887</text:p>
          </table:table-cell>
          <table:table-cell office:value-type="float" office:value="0.021804">
            <text:p>0,021804</text:p>
          </table:table-cell>
          <table:table-cell office:value-type="float" office:value="0.019184">
            <text:p>0,019184</text:p>
          </table:table-cell>
          <table:table-cell office:value-type="float" office:value="0.022043">
            <text:p>0,022043</text:p>
          </table:table-cell>
          <table:table-cell office:value-type="float" office:value="0.018049">
            <text:p>0,018049</text:p>
          </table:table-cell>
          <table:table-cell office:value-type="float" office:value="0.018658">
            <text:p>0,018658</text:p>
          </table:table-cell>
          <table:table-cell office:value-type="float" office:value="0.022651">
            <text:p>0,022651</text:p>
          </table:table-cell>
          <table:table-cell office:value-type="float" office:value="0.017604">
            <text:p>0,017604</text:p>
          </table:table-cell>
          <table:table-cell office:value-type="float" office:value="0.016915">
            <text:p>0,016915</text:p>
          </table:table-cell>
          <table:table-cell office:value-type="float" office:value="0.023597">
            <text:p>0,023597</text:p>
          </table:table-cell>
          <table:table-cell office:value-type="float" office:value="0.022166">
            <text:p>0,022166</text:p>
          </table:table-cell>
          <table:table-cell office:value-type="float" office:value="0.023075">
            <text:p>0,023075</text:p>
          </table:table-cell>
          <table:table-cell office:value-type="float" office:value="0.019703">
            <text:p>0,019703</text:p>
          </table:table-cell>
          <table:table-cell office:value-type="float" office:value="0.019181">
            <text:p>0,019181</text:p>
          </table:table-cell>
          <table:table-cell office:value-type="float" office:value="0.019921">
            <text:p>0,019921</text:p>
          </table:table-cell>
          <table:table-cell office:value-type="float" office:value="0.019168">
            <text:p>0,019168</text:p>
          </table:table-cell>
          <table:table-cell office:value-type="float" office:value="0.023317">
            <text:p>0,023317</text:p>
          </table:table-cell>
          <table:table-cell office:value-type="float" office:value="0.019656">
            <text:p>0,019656</text:p>
          </table:table-cell>
          <table:table-cell office:value-type="float" office:value="0.017342">
            <text:p>0,017342</text:p>
          </table:table-cell>
          <table:table-cell office:value-type="float" office:value="0.017809">
            <text:p>0,017809</text:p>
          </table:table-cell>
          <table:table-cell office:value-type="float" office:value="0.024793">
            <text:p>0,024793</text:p>
          </table:table-cell>
          <table:table-cell office:value-type="float" office:value="0.020491">
            <text:p>0,020491</text:p>
          </table:table-cell>
          <table:table-cell office:value-type="float" office:value="0.025994">
            <text:p>0,025994</text:p>
          </table:table-cell>
          <table:table-cell office:value-type="float" office:value="0.022918">
            <text:p>0,022918</text:p>
          </table:table-cell>
          <table:table-cell office:value-type="float" office:value="0.023005">
            <text:p>0,023005</text:p>
          </table:table-cell>
          <table:table-cell office:value-type="float" office:value="0.026554">
            <text:p>0,026554</text:p>
          </table:table-cell>
          <table:table-cell office:value-type="float" office:value="0.029365">
            <text:p>0,029365</text:p>
          </table:table-cell>
          <table:table-cell office:value-type="float" office:value="0.025665">
            <text:p>0,025665</text:p>
          </table:table-cell>
          <table:table-cell office:value-type="float" office:value="0.031299">
            <text:p>0,031299</text:p>
          </table:table-cell>
          <table:table-cell office:value-type="float" office:value="0.020873">
            <text:p>0,020873</text:p>
          </table:table-cell>
          <table:table-cell office:value-type="float" office:value="0.01801">
            <text:p>0,01801</text:p>
          </table:table-cell>
          <table:table-cell office:value-type="float" office:value="0.025944">
            <text:p>0,025944</text:p>
          </table:table-cell>
          <table:table-cell office:value-type="float" office:value="0.023592">
            <text:p>0,023592</text:p>
          </table:table-cell>
          <table:table-cell office:value-type="float" office:value="0.022617">
            <text:p>0,022617</text:p>
          </table:table-cell>
          <table:table-cell office:value-type="float" office:value="0.024955">
            <text:p>0,024955</text:p>
          </table:table-cell>
          <table:table-cell office:value-type="float" office:value="0.01899">
            <text:p>0,01899</text:p>
          </table:table-cell>
          <table:table-cell office:value-type="float" office:value="0.016333">
            <text:p>0,016333</text:p>
          </table:table-cell>
          <table:table-cell office:value-type="float" office:value="0.020183">
            <text:p>0,020183</text:p>
          </table:table-cell>
          <table:table-cell office:value-type="float" office:value="0.02633">
            <text:p>0,02633</text:p>
          </table:table-cell>
          <table:table-cell office:value-type="float" office:value="0.021325">
            <text:p>0,021325</text:p>
          </table:table-cell>
          <table:table-cell office:value-type="float" office:value="0.021982">
            <text:p>0,021982</text:p>
          </table:table-cell>
          <table:table-cell office:value-type="float" office:value="0.019241">
            <text:p>0,019241</text:p>
          </table:table-cell>
          <table:table-cell office:value-type="float" office:value="0.022285">
            <text:p>0,022285</text:p>
          </table:table-cell>
          <table:table-cell office:value-type="float" office:value="0.020014">
            <text:p>0,020014</text:p>
          </table:table-cell>
          <table:table-cell office:value-type="float" office:value="0.030221">
            <text:p>0,030221</text:p>
          </table:table-cell>
          <table:table-cell office:value-type="float" office:value="0.021943">
            <text:p>0,021943</text:p>
          </table:table-cell>
          <table:table-cell office:value-type="float" office:value="0.022536">
            <text:p>0,022536</text:p>
          </table:table-cell>
          <table:table-cell office:value-type="float" office:value="0.024265">
            <text:p>0,024265</text:p>
          </table:table-cell>
          <table:table-cell office:value-type="float" office:value="0.031766">
            <text:p>0,031766</text:p>
          </table:table-cell>
          <table:table-cell office:value-type="float" office:value="0.022015">
            <text:p>0,022015</text:p>
          </table:table-cell>
          <table:table-cell office:value-type="float" office:value="0.037986">
            <text:p>0,037986</text:p>
          </table:table-cell>
          <table:table-cell office:value-type="float" office:value="0.020869">
            <text:p>0,020869</text:p>
          </table:table-cell>
          <table:table-cell office:value-type="float" office:value="0.02595">
            <text:p>0,02595</text:p>
          </table:table-cell>
          <table:table-cell office:value-type="float" office:value="0.028049">
            <text:p>0,028049</text:p>
          </table:table-cell>
          <table:table-cell office:value-type="float" office:value="0.022882">
            <text:p>0,022882</text:p>
          </table:table-cell>
          <table:table-cell office:value-type="float" office:value="0.025276">
            <text:p>0,025276</text:p>
          </table:table-cell>
          <table:table-cell office:value-type="float" office:value="0.019299">
            <text:p>0,019299</text:p>
          </table:table-cell>
          <table:table-cell office:value-type="float" office:value="0.018121">
            <text:p>0,018121</text:p>
          </table:table-cell>
          <table:table-cell office:value-type="float" office:value="0.019894">
            <text:p>0,019894</text:p>
          </table:table-cell>
          <table:table-cell office:value-type="float" office:value="0.017882">
            <text:p>0,017882</text:p>
          </table:table-cell>
          <table:table-cell office:value-type="float" office:value="0.019257">
            <text:p>0,019257</text:p>
          </table:table-cell>
          <table:table-cell office:value-type="float" office:value="0.022528">
            <text:p>0,022528</text:p>
          </table:table-cell>
          <table:table-cell office:value-type="float" office:value="0.020908">
            <text:p>0,020908</text:p>
          </table:table-cell>
          <table:table-cell office:value-type="float" office:value="0.018836">
            <text:p>0,018836</text:p>
          </table:table-cell>
          <table:table-cell office:value-type="float" office:value="0.022449">
            <text:p>0,022449</text:p>
          </table:table-cell>
          <table:table-cell office:value-type="float" office:value="0.025028">
            <text:p>0,025028</text:p>
          </table:table-cell>
          <table:table-cell office:value-type="float" office:value="0.02516">
            <text:p>0,02516</text:p>
          </table:table-cell>
          <table:table-cell office:value-type="float" office:value="0.019234">
            <text:p>0,019234</text:p>
          </table:table-cell>
          <table:table-cell office:value-type="float" office:value="0.026853">
            <text:p>0,026853</text:p>
          </table:table-cell>
          <table:table-cell office:value-type="float" office:value="0.020849">
            <text:p>0,020849</text:p>
          </table:table-cell>
          <table:table-cell office:value-type="float" office:value="0.021418">
            <text:p>0,021418</text:p>
          </table:table-cell>
          <table:table-cell office:value-type="float" office:value="0.022365">
            <text:p>0,022365</text:p>
          </table:table-cell>
          <table:table-cell office:value-type="float" office:value="0.018493">
            <text:p>0,018493</text:p>
          </table:table-cell>
          <table:table-cell office:value-type="float" office:value="0.02333">
            <text:p>0,02333</text:p>
          </table:table-cell>
          <table:table-cell office:value-type="float" office:value="0.022856">
            <text:p>0,022856</text:p>
          </table:table-cell>
          <table:table-cell office:value-type="float" office:value="0.025668">
            <text:p>0,025668</text:p>
          </table:table-cell>
          <table:table-cell office:value-type="float" office:value="0.022232">
            <text:p>0,022232</text:p>
          </table:table-cell>
          <table:table-cell office:value-type="float" office:value="0.029544">
            <text:p>0,029544</text:p>
          </table:table-cell>
          <table:table-cell office:value-type="float" office:value="0.021804">
            <text:p>0,021804</text:p>
          </table:table-cell>
          <table:table-cell office:value-type="float" office:value="0.022454">
            <text:p>0,022454</text:p>
          </table:table-cell>
          <table:table-cell office:value-type="float" office:value="0.027429">
            <text:p>0,027429</text:p>
          </table:table-cell>
          <table:table-cell office:value-type="float" office:value="0.020019">
            <text:p>0,020019</text:p>
          </table:table-cell>
          <table:table-cell office:value-type="float" office:value="0.02326">
            <text:p>0,02326</text:p>
          </table:table-cell>
          <table:table-cell office:value-type="float" office:value="0.022111">
            <text:p>0,022111</text:p>
          </table:table-cell>
          <table:table-cell office:value-type="float" office:value="0.02268">
            <text:p>0,02268</text:p>
          </table:table-cell>
          <table:table-cell office:value-type="float" office:value="0.028213">
            <text:p>0,028213</text:p>
          </table:table-cell>
          <table:table-cell office:value-type="float" office:value="0.029156">
            <text:p>0,029156</text:p>
          </table:table-cell>
          <table:table-cell office:value-type="float" office:value="0.022389">
            <text:p>0,022389</text:p>
          </table:table-cell>
          <table:table-cell office:value-type="float" office:value="0.021061">
            <text:p>0,021061</text:p>
          </table:table-cell>
          <table:table-cell office:value-type="float" office:value="0.027526">
            <text:p>0,027526</text:p>
          </table:table-cell>
          <table:table-cell office:value-type="float" office:value="0.025802">
            <text:p>0,025802</text:p>
          </table:table-cell>
          <table:table-cell office:value-type="float" office:value="0.035789">
            <text:p>0,035789</text:p>
          </table:table-cell>
          <table:table-cell office:value-type="float" office:value="0.02723">
            <text:p>0,02723</text:p>
          </table:table-cell>
          <table:table-cell office:value-type="float" office:value="0.025026">
            <text:p>0,025026</text:p>
          </table:table-cell>
          <table:table-cell office:value-type="float" office:value="0.024873">
            <text:p>0,024873</text:p>
          </table:table-cell>
          <table:table-cell office:value-type="float" office:value="0.020512">
            <text:p>0,020512</text:p>
          </table:table-cell>
          <table:table-cell office:value-type="float" office:value="0.022096">
            <text:p>0,022096</text:p>
          </table:table-cell>
          <table:table-cell office:value-type="float" office:value="0.026995">
            <text:p>0,026995</text:p>
          </table:table-cell>
          <table:table-cell office:value-type="float" office:value="0.040537">
            <text:p>0,040537</text:p>
          </table:table-cell>
          <table:table-cell office:value-type="float" office:value="0.038844">
            <text:p>0,038844</text:p>
          </table:table-cell>
          <table:table-cell office:value-type="float" office:value="0.02349">
            <text:p>0,02349</text:p>
          </table:table-cell>
          <table:table-cell office:value-type="float" office:value="0.025186">
            <text:p>0,025186</text:p>
          </table:table-cell>
          <table:table-cell office:value-type="float" office:value="0.023241">
            <text:p>0,023241</text:p>
          </table:table-cell>
          <table:table-cell office:value-type="float" office:value="0.019204">
            <text:p>0,019204</text:p>
          </table:table-cell>
          <table:table-cell office:value-type="float" office:value="0.023308">
            <text:p>0,023308</text:p>
          </table:table-cell>
          <table:table-cell office:value-type="float" office:value="0.02632">
            <text:p>0,02632</text:p>
          </table:table-cell>
          <table:table-cell office:value-type="float" office:value="0.019421">
            <text:p>0,019421</text:p>
          </table:table-cell>
          <table:table-cell office:value-type="float" office:value="0.028214">
            <text:p>0,028214</text:p>
          </table:table-cell>
          <table:table-cell office:value-type="float" office:value="0.021402">
            <text:p>0,021402</text:p>
          </table:table-cell>
          <table:table-cell office:value-type="float" office:value="0.024916">
            <text:p>0,024916</text:p>
          </table:table-cell>
          <table:table-cell office:value-type="float" office:value="0.021495">
            <text:p>0,021495</text:p>
          </table:table-cell>
          <table:table-cell office:value-type="float" office:value="0.019635">
            <text:p>0,019635</text:p>
          </table:table-cell>
          <table:table-cell office:value-type="float" office:value="0.025459">
            <text:p>0,025459</text:p>
          </table:table-cell>
          <table:table-cell office:value-type="float" office:value="0.031375">
            <text:p>0,031375</text:p>
          </table:table-cell>
          <table:table-cell office:value-type="float" office:value="0.038864">
            <text:p>0,038864</text:p>
          </table:table-cell>
          <table:table-cell office:value-type="float" office:value="0.031141">
            <text:p>0,031141</text:p>
          </table:table-cell>
          <table:table-cell office:value-type="float" office:value="0.022504">
            <text:p>0,022504</text:p>
          </table:table-cell>
          <table:table-cell office:value-type="float" office:value="0.021658">
            <text:p>0,021658</text:p>
          </table:table-cell>
          <table:table-cell office:value-type="float" office:value="0.020895">
            <text:p>0,020895</text:p>
          </table:table-cell>
          <table:table-cell office:value-type="float" office:value="0.023583">
            <text:p>0,023583</text:p>
          </table:table-cell>
          <table:table-cell office:value-type="float" office:value="0.022325">
            <text:p>0,022325</text:p>
          </table:table-cell>
          <table:table-cell office:value-type="float" office:value="0.032322">
            <text:p>0,032322</text:p>
          </table:table-cell>
          <table:table-cell office:value-type="float" office:value="0.053593">
            <text:p>0,053593</text:p>
          </table:table-cell>
          <table:table-cell office:value-type="float" office:value="0.05572">
            <text:p>0,05572</text:p>
          </table:table-cell>
          <table:table-cell office:value-type="float" office:value="0.054381">
            <text:p>0,054381</text:p>
          </table:table-cell>
          <table:table-cell office:value-type="float" office:value="0.056448">
            <text:p>0,056448</text:p>
          </table:table-cell>
          <table:table-cell office:value-type="float" office:value="0.055685">
            <text:p>0,055685</text:p>
          </table:table-cell>
          <table:table-cell office:value-type="float" office:value="0.059003">
            <text:p>0,059003</text:p>
          </table:table-cell>
          <table:table-cell office:value-type="float" office:value="0.060172">
            <text:p>0,060172</text:p>
          </table:table-cell>
          <table:table-cell office:value-type="float" office:value="0.054946">
            <text:p>0,054946</text:p>
          </table:table-cell>
          <table:table-cell office:value-type="float" office:value="0.05292">
            <text:p>0,05292</text:p>
          </table:table-cell>
          <table:table-cell office:value-type="float" office:value="0.07711">
            <text:p>0,07711</text:p>
          </table:table-cell>
          <table:table-cell office:value-type="float" office:value="0.065896">
            <text:p>0,065896</text:p>
          </table:table-cell>
          <table:table-cell office:value-type="float" office:value="0.053865">
            <text:p>0,053865</text:p>
          </table:table-cell>
          <table:table-cell office:value-type="float" office:value="0.051484">
            <text:p>0,051484</text:p>
          </table:table-cell>
          <table:table-cell office:value-type="float" office:value="0.057939">
            <text:p>0,057939</text:p>
          </table:table-cell>
          <table:table-cell office:value-type="float" office:value="0.059258">
            <text:p>0,059258</text:p>
          </table:table-cell>
          <table:table-cell office:value-type="float" office:value="0.055858">
            <text:p>0,055858</text:p>
          </table:table-cell>
          <table:table-cell office:value-type="float" office:value="0.059382">
            <text:p>0,059382</text:p>
          </table:table-cell>
          <table:table-cell office:value-type="float" office:value="0.054846">
            <text:p>0,054846</text:p>
          </table:table-cell>
          <table:table-cell office:value-type="float" office:value="0.052371">
            <text:p>0,052371</text:p>
          </table:table-cell>
          <table:table-cell office:value-type="float" office:value="0.054769">
            <text:p>0,054769</text:p>
          </table:table-cell>
          <table:table-cell office:value-type="float" office:value="0.063673">
            <text:p>0,063673</text:p>
          </table:table-cell>
          <table:table-cell office:value-type="float" office:value="0.072043">
            <text:p>0,072043</text:p>
          </table:table-cell>
          <table:table-cell office:value-type="float" office:value="0.065948">
            <text:p>0,065948</text:p>
          </table:table-cell>
          <table:table-cell office:value-type="float" office:value="0.08133">
            <text:p>0,08133</text:p>
          </table:table-cell>
          <table:table-cell office:value-type="float" office:value="0.063256">
            <text:p>0,063256</text:p>
          </table:table-cell>
          <table:table-cell office:value-type="float" office:value="0.058419">
            <text:p>0,058419</text:p>
          </table:table-cell>
          <table:table-cell office:value-type="float" office:value="0.072352">
            <text:p>0,072352</text:p>
          </table:table-cell>
          <table:table-cell office:value-type="float" office:value="0.071569">
            <text:p>0,071569</text:p>
          </table:table-cell>
          <table:table-cell office:value-type="float" office:value="0.051524">
            <text:p>0,051524</text:p>
          </table:table-cell>
          <table:table-cell office:value-type="float" office:value="0.050555">
            <text:p>0,050555</text:p>
          </table:table-cell>
          <table:table-cell office:value-type="float" office:value="0.054896">
            <text:p>0,054896</text:p>
          </table:table-cell>
          <table:table-cell office:value-type="float" office:value="0.054915">
            <text:p>0,054915</text:p>
          </table:table-cell>
          <table:table-cell office:value-type="float" office:value="0.051745">
            <text:p>0,051745</text:p>
          </table:table-cell>
          <table:table-cell office:value-type="float" office:value="0.050669">
            <text:p>0,050669</text:p>
          </table:table-cell>
          <table:table-cell office:value-type="float" office:value="0.052213">
            <text:p>0,052213</text:p>
          </table:table-cell>
          <table:table-cell office:value-type="float" office:value="0.051914">
            <text:p>0,051914</text:p>
          </table:table-cell>
          <table:table-cell office:value-type="float" office:value="0.057437">
            <text:p>0,057437</text:p>
          </table:table-cell>
          <table:table-cell office:value-type="float" office:value="0.052813">
            <text:p>0,052813</text:p>
          </table:table-cell>
          <table:table-cell office:value-type="float" office:value="0.051744">
            <text:p>0,051744</text:p>
          </table:table-cell>
          <table:table-cell office:value-type="float" office:value="0.052435">
            <text:p>0,052435</text:p>
          </table:table-cell>
          <table:table-cell office:value-type="float" office:value="0.061361">
            <text:p>0,061361</text:p>
          </table:table-cell>
          <table:table-cell office:value-type="float" office:value="0.050694">
            <text:p>0,050694</text:p>
          </table:table-cell>
          <table:table-cell office:value-type="float" office:value="0.053357">
            <text:p>0,053357</text:p>
          </table:table-cell>
          <table:table-cell office:value-type="float" office:value="0.051855">
            <text:p>0,051855</text:p>
          </table:table-cell>
          <table:table-cell office:value-type="float" office:value="0.055627">
            <text:p>0,055627</text:p>
          </table:table-cell>
          <table:table-cell office:value-type="float" office:value="0.051663">
            <text:p>0,051663</text:p>
          </table:table-cell>
          <table:table-cell office:value-type="float" office:value="0.051272">
            <text:p>0,051272</text:p>
          </table:table-cell>
          <table:table-cell office:value-type="float" office:value="0.051787">
            <text:p>0,051787</text:p>
          </table:table-cell>
          <table:table-cell office:value-type="float" office:value="0.056269">
            <text:p>0,056269</text:p>
          </table:table-cell>
          <table:table-cell office:value-type="float" office:value="0.05095">
            <text:p>0,05095</text:p>
          </table:table-cell>
        </table:table-row>
        <table:table-row table:style-name="ro1">
          <table:table-cell office:value-type="string">
            <text:p>Hebb,unsupervised,not forgetting,unilayer</text:p>
          </table:table-cell>
          <table:table-cell office:value-type="float" office:value="0.04063">
            <text:p>0,04063</text:p>
          </table:table-cell>
          <table:table-cell office:value-type="float" office:value="0.032454">
            <text:p>0,032454</text:p>
          </table:table-cell>
          <table:table-cell office:value-type="float" office:value="0.026503">
            <text:p>0,026503</text:p>
          </table:table-cell>
          <table:table-cell office:value-type="float" office:value="0.017745">
            <text:p>0,017745</text:p>
          </table:table-cell>
          <table:table-cell office:value-type="float" office:value="0.016302">
            <text:p>0,016302</text:p>
          </table:table-cell>
          <table:table-cell office:value-type="float" office:value="0.01988">
            <text:p>0,01988</text:p>
          </table:table-cell>
          <table:table-cell office:value-type="float" office:value="0.016191">
            <text:p>0,016191</text:p>
          </table:table-cell>
          <table:table-cell office:value-type="float" office:value="0.014765">
            <text:p>0,014765</text:p>
          </table:table-cell>
          <table:table-cell office:value-type="float" office:value="0.023262">
            <text:p>0,023262</text:p>
          </table:table-cell>
          <table:table-cell office:value-type="float" office:value="0.020066">
            <text:p>0,020066</text:p>
          </table:table-cell>
          <table:table-cell office:value-type="float" office:value="0.023741">
            <text:p>0,023741</text:p>
          </table:table-cell>
          <table:table-cell office:value-type="float" office:value="0.016764">
            <text:p>0,016764</text:p>
          </table:table-cell>
          <table:table-cell office:value-type="float" office:value="0.01559">
            <text:p>0,01559</text:p>
          </table:table-cell>
          <table:table-cell office:value-type="float" office:value="0.031578">
            <text:p>0,031578</text:p>
          </table:table-cell>
          <table:table-cell office:value-type="float" office:value="0.014212">
            <text:p>0,014212</text:p>
          </table:table-cell>
          <table:table-cell office:value-type="float" office:value="0.026491">
            <text:p>0,026491</text:p>
          </table:table-cell>
          <table:table-cell office:value-type="float" office:value="0.022813">
            <text:p>0,022813</text:p>
          </table:table-cell>
          <table:table-cell office:value-type="float" office:value="0.020621">
            <text:p>0,020621</text:p>
          </table:table-cell>
          <table:table-cell office:value-type="float" office:value="0.015569">
            <text:p>0,015569</text:p>
          </table:table-cell>
          <table:table-cell office:value-type="float" office:value="0.016009">
            <text:p>0,016009</text:p>
          </table:table-cell>
          <table:table-cell office:value-type="float" office:value="0.024591">
            <text:p>0,024591</text:p>
          </table:table-cell>
          <table:table-cell office:value-type="float" office:value="0.022614">
            <text:p>0,022614</text:p>
          </table:table-cell>
          <table:table-cell office:value-type="float" office:value="0.014567">
            <text:p>0,014567</text:p>
          </table:table-cell>
          <table:table-cell office:value-type="float" office:value="0.026528">
            <text:p>0,026528</text:p>
          </table:table-cell>
          <table:table-cell office:value-type="float" office:value="0.01587">
            <text:p>0,01587</text:p>
          </table:table-cell>
          <table:table-cell office:value-type="float" office:value="0.016269">
            <text:p>0,016269</text:p>
          </table:table-cell>
          <table:table-cell office:value-type="float" office:value="0.017291">
            <text:p>0,017291</text:p>
          </table:table-cell>
          <table:table-cell office:value-type="float" office:value="0.022549">
            <text:p>0,022549</text:p>
          </table:table-cell>
          <table:table-cell office:value-type="float" office:value="0.015597">
            <text:p>0,015597</text:p>
          </table:table-cell>
          <table:table-cell office:value-type="float" office:value="0.016087">
            <text:p>0,016087</text:p>
          </table:table-cell>
          <table:table-cell office:value-type="float" office:value="0.023167">
            <text:p>0,023167</text:p>
          </table:table-cell>
          <table:table-cell office:value-type="float" office:value="0.027775">
            <text:p>0,027775</text:p>
          </table:table-cell>
          <table:table-cell office:value-type="float" office:value="0.021869">
            <text:p>0,021869</text:p>
          </table:table-cell>
          <table:table-cell office:value-type="float" office:value="0.016185">
            <text:p>0,016185</text:p>
          </table:table-cell>
          <table:table-cell office:value-type="float" office:value="0.020245">
            <text:p>0,020245</text:p>
          </table:table-cell>
          <table:table-cell office:value-type="float" office:value="0.015401">
            <text:p>0,015401</text:p>
          </table:table-cell>
          <table:table-cell office:value-type="float" office:value="0.017758">
            <text:p>0,017758</text:p>
          </table:table-cell>
          <table:table-cell office:value-type="float" office:value="0.018312">
            <text:p>0,018312</text:p>
          </table:table-cell>
          <table:table-cell office:value-type="float" office:value="0.022464">
            <text:p>0,022464</text:p>
          </table:table-cell>
          <table:table-cell office:value-type="float" office:value="0.020904">
            <text:p>0,020904</text:p>
          </table:table-cell>
          <table:table-cell office:value-type="float" office:value="0.015136">
            <text:p>0,015136</text:p>
          </table:table-cell>
          <table:table-cell office:value-type="float" office:value="0.015942">
            <text:p>0,015942</text:p>
          </table:table-cell>
          <table:table-cell office:value-type="float" office:value="0.028316">
            <text:p>0,028316</text:p>
          </table:table-cell>
          <table:table-cell office:value-type="float" office:value="0.017011">
            <text:p>0,017011</text:p>
          </table:table-cell>
          <table:table-cell office:value-type="float" office:value="0.016375">
            <text:p>0,016375</text:p>
          </table:table-cell>
          <table:table-cell office:value-type="float" office:value="0.015337">
            <text:p>0,015337</text:p>
          </table:table-cell>
          <table:table-cell office:value-type="float" office:value="0.016286">
            <text:p>0,016286</text:p>
          </table:table-cell>
          <table:table-cell office:value-type="float" office:value="0.017991">
            <text:p>0,017991</text:p>
          </table:table-cell>
          <table:table-cell office:value-type="float" office:value="0.020085">
            <text:p>0,020085</text:p>
          </table:table-cell>
          <table:table-cell office:value-type="float" office:value="0.018191">
            <text:p>0,018191</text:p>
          </table:table-cell>
          <table:table-cell office:value-type="float" office:value="0.016141">
            <text:p>0,016141</text:p>
          </table:table-cell>
          <table:table-cell office:value-type="float" office:value="0.016015">
            <text:p>0,016015</text:p>
          </table:table-cell>
          <table:table-cell office:value-type="float" office:value="0.017095">
            <text:p>0,017095</text:p>
          </table:table-cell>
          <table:table-cell office:value-type="float" office:value="0.015072">
            <text:p>0,015072</text:p>
          </table:table-cell>
          <table:table-cell office:value-type="float" office:value="0.022677">
            <text:p>0,022677</text:p>
          </table:table-cell>
          <table:table-cell office:value-type="float" office:value="0.026586">
            <text:p>0,026586</text:p>
          </table:table-cell>
          <table:table-cell office:value-type="float" office:value="0.023352">
            <text:p>0,023352</text:p>
          </table:table-cell>
          <table:table-cell office:value-type="float" office:value="0.016055">
            <text:p>0,016055</text:p>
          </table:table-cell>
          <table:table-cell office:value-type="float" office:value="0.01706">
            <text:p>0,01706</text:p>
          </table:table-cell>
          <table:table-cell office:value-type="float" office:value="0.021039">
            <text:p>0,021039</text:p>
          </table:table-cell>
          <table:table-cell office:value-type="float" office:value="0.015212">
            <text:p>0,015212</text:p>
          </table:table-cell>
          <table:table-cell office:value-type="float" office:value="0.019091">
            <text:p>0,019091</text:p>
          </table:table-cell>
          <table:table-cell office:value-type="float" office:value="0.018665">
            <text:p>0,018665</text:p>
          </table:table-cell>
          <table:table-cell office:value-type="float" office:value="0.020611">
            <text:p>0,020611</text:p>
          </table:table-cell>
          <table:table-cell office:value-type="float" office:value="0.024766">
            <text:p>0,024766</text:p>
          </table:table-cell>
          <table:table-cell office:value-type="float" office:value="0.026115">
            <text:p>0,026115</text:p>
          </table:table-cell>
          <table:table-cell office:value-type="float" office:value="0.023762">
            <text:p>0,023762</text:p>
          </table:table-cell>
          <table:table-cell office:value-type="float" office:value="0.017744">
            <text:p>0,017744</text:p>
          </table:table-cell>
          <table:table-cell office:value-type="float" office:value="0.016546">
            <text:p>0,016546</text:p>
          </table:table-cell>
          <table:table-cell office:value-type="float" office:value="0.014622">
            <text:p>0,014622</text:p>
          </table:table-cell>
          <table:table-cell office:value-type="float" office:value="0.024197">
            <text:p>0,024197</text:p>
          </table:table-cell>
          <table:table-cell office:value-type="float" office:value="0.021225">
            <text:p>0,021225</text:p>
          </table:table-cell>
          <table:table-cell office:value-type="float" office:value="0.015052">
            <text:p>0,015052</text:p>
          </table:table-cell>
          <table:table-cell office:value-type="float" office:value="0.019977">
            <text:p>0,019977</text:p>
          </table:table-cell>
          <table:table-cell office:value-type="float" office:value="0.016627">
            <text:p>0,016627</text:p>
          </table:table-cell>
          <table:table-cell office:value-type="float" office:value="0.01577">
            <text:p>0,01577</text:p>
          </table:table-cell>
          <table:table-cell office:value-type="float" office:value="0.021443">
            <text:p>0,021443</text:p>
          </table:table-cell>
          <table:table-cell office:value-type="float" office:value="0.016389">
            <text:p>0,016389</text:p>
          </table:table-cell>
          <table:table-cell office:value-type="float" office:value="0.018004">
            <text:p>0,018004</text:p>
          </table:table-cell>
          <table:table-cell office:value-type="float" office:value="0.018487">
            <text:p>0,018487</text:p>
          </table:table-cell>
          <table:table-cell office:value-type="float" office:value="0.019376">
            <text:p>0,019376</text:p>
          </table:table-cell>
          <table:table-cell office:value-type="float" office:value="0.020007">
            <text:p>0,020007</text:p>
          </table:table-cell>
          <table:table-cell office:value-type="float" office:value="0.023332">
            <text:p>0,023332</text:p>
          </table:table-cell>
          <table:table-cell office:value-type="float" office:value="0.014455">
            <text:p>0,014455</text:p>
          </table:table-cell>
          <table:table-cell office:value-type="float" office:value="0.019399">
            <text:p>0,019399</text:p>
          </table:table-cell>
          <table:table-cell office:value-type="float" office:value="0.017659">
            <text:p>0,017659</text:p>
          </table:table-cell>
          <table:table-cell office:value-type="float" office:value="0.020979">
            <text:p>0,020979</text:p>
          </table:table-cell>
          <table:table-cell office:value-type="float" office:value="0.015816">
            <text:p>0,015816</text:p>
          </table:table-cell>
          <table:table-cell office:value-type="float" office:value="0.016104">
            <text:p>0,016104</text:p>
          </table:table-cell>
          <table:table-cell office:value-type="float" office:value="0.021252">
            <text:p>0,021252</text:p>
          </table:table-cell>
          <table:table-cell office:value-type="float" office:value="0.018541">
            <text:p>0,018541</text:p>
          </table:table-cell>
          <table:table-cell office:value-type="float" office:value="0.01775">
            <text:p>0,01775</text:p>
          </table:table-cell>
          <table:table-cell office:value-type="float" office:value="0.016755">
            <text:p>0,016755</text:p>
          </table:table-cell>
          <table:table-cell office:value-type="float" office:value="0.016637">
            <text:p>0,016637</text:p>
          </table:table-cell>
          <table:table-cell office:value-type="float" office:value="0.015501">
            <text:p>0,015501</text:p>
          </table:table-cell>
          <table:table-cell office:value-type="float" office:value="0.017279">
            <text:p>0,017279</text:p>
          </table:table-cell>
          <table:table-cell office:value-type="float" office:value="0.024988">
            <text:p>0,024988</text:p>
          </table:table-cell>
          <table:table-cell office:value-type="float" office:value="0.015831">
            <text:p>0,015831</text:p>
          </table:table-cell>
          <table:table-cell office:value-type="float" office:value="0.017505">
            <text:p>0,017505</text:p>
          </table:table-cell>
          <table:table-cell office:value-type="float" office:value="0.017803">
            <text:p>0,017803</text:p>
          </table:table-cell>
          <table:table-cell office:value-type="float" office:value="0.016924">
            <text:p>0,016924</text:p>
          </table:table-cell>
          <table:table-cell office:value-type="float" office:value="0.017565">
            <text:p>0,017565</text:p>
          </table:table-cell>
          <table:table-cell office:value-type="float" office:value="0.017273">
            <text:p>0,017273</text:p>
          </table:table-cell>
          <table:table-cell office:value-type="float" office:value="0.020347">
            <text:p>0,020347</text:p>
          </table:table-cell>
          <table:table-cell office:value-type="float" office:value="0.016521">
            <text:p>0,016521</text:p>
          </table:table-cell>
          <table:table-cell office:value-type="float" office:value="0.022269">
            <text:p>0,022269</text:p>
          </table:table-cell>
          <table:table-cell office:value-type="float" office:value="0.015699">
            <text:p>0,015699</text:p>
          </table:table-cell>
          <table:table-cell office:value-type="float" office:value="0.016797">
            <text:p>0,016797</text:p>
          </table:table-cell>
          <table:table-cell office:value-type="float" office:value="0.022037">
            <text:p>0,022037</text:p>
          </table:table-cell>
          <table:table-cell office:value-type="float" office:value="0.016011">
            <text:p>0,016011</text:p>
          </table:table-cell>
          <table:table-cell office:value-type="float" office:value="0.022144">
            <text:p>0,022144</text:p>
          </table:table-cell>
          <table:table-cell office:value-type="float" office:value="0.023702">
            <text:p>0,023702</text:p>
          </table:table-cell>
          <table:table-cell office:value-type="float" office:value="0.017047">
            <text:p>0,017047</text:p>
          </table:table-cell>
          <table:table-cell office:value-type="float" office:value="0.016943">
            <text:p>0,016943</text:p>
          </table:table-cell>
          <table:table-cell office:value-type="float" office:value="0.017203">
            <text:p>0,017203</text:p>
          </table:table-cell>
          <table:table-cell office:value-type="float" office:value="0.026098">
            <text:p>0,026098</text:p>
          </table:table-cell>
          <table:table-cell office:value-type="float" office:value="0.029156">
            <text:p>0,029156</text:p>
          </table:table-cell>
          <table:table-cell office:value-type="float" office:value="0.018277">
            <text:p>0,018277</text:p>
          </table:table-cell>
          <table:table-cell office:value-type="float" office:value="0.018488">
            <text:p>0,018488</text:p>
          </table:table-cell>
          <table:table-cell office:value-type="float" office:value="0.033436">
            <text:p>0,033436</text:p>
          </table:table-cell>
          <table:table-cell office:value-type="float" office:value="0.01988">
            <text:p>0,01988</text:p>
          </table:table-cell>
          <table:table-cell office:value-type="float" office:value="0.016258">
            <text:p>0,016258</text:p>
          </table:table-cell>
          <table:table-cell office:value-type="float" office:value="0.019354">
            <text:p>0,019354</text:p>
          </table:table-cell>
          <table:table-cell office:value-type="float" office:value="0.018786">
            <text:p>0,018786</text:p>
          </table:table-cell>
          <table:table-cell office:value-type="float" office:value="0.018265">
            <text:p>0,018265</text:p>
          </table:table-cell>
          <table:table-cell office:value-type="float" office:value="0.015801">
            <text:p>0,015801</text:p>
          </table:table-cell>
          <table:table-cell office:value-type="float" office:value="0.015797">
            <text:p>0,015797</text:p>
          </table:table-cell>
          <table:table-cell office:value-type="float" office:value="0.017677">
            <text:p>0,017677</text:p>
          </table:table-cell>
          <table:table-cell office:value-type="float" office:value="0.019906">
            <text:p>0,019906</text:p>
          </table:table-cell>
          <table:table-cell office:value-type="float" office:value="0.020397">
            <text:p>0,020397</text:p>
          </table:table-cell>
          <table:table-cell office:value-type="float" office:value="0.023742">
            <text:p>0,023742</text:p>
          </table:table-cell>
          <table:table-cell office:value-type="float" office:value="0.028065">
            <text:p>0,028065</text:p>
          </table:table-cell>
          <table:table-cell office:value-type="float" office:value="0.016123">
            <text:p>0,016123</text:p>
          </table:table-cell>
          <table:table-cell office:value-type="float" office:value="0.017615">
            <text:p>0,017615</text:p>
          </table:table-cell>
          <table:table-cell office:value-type="float" office:value="0.019801">
            <text:p>0,019801</text:p>
          </table:table-cell>
          <table:table-cell office:value-type="float" office:value="0.020016">
            <text:p>0,020016</text:p>
          </table:table-cell>
          <table:table-cell office:value-type="float" office:value="0.020738">
            <text:p>0,020738</text:p>
          </table:table-cell>
          <table:table-cell office:value-type="float" office:value="0.016663">
            <text:p>0,016663</text:p>
          </table:table-cell>
          <table:table-cell office:value-type="float" office:value="0.015353">
            <text:p>0,015353</text:p>
          </table:table-cell>
          <table:table-cell office:value-type="float" office:value="0.016147">
            <text:p>0,016147</text:p>
          </table:table-cell>
          <table:table-cell office:value-type="float" office:value="0.018726">
            <text:p>0,018726</text:p>
          </table:table-cell>
          <table:table-cell office:value-type="float" office:value="0.021147">
            <text:p>0,021147</text:p>
          </table:table-cell>
          <table:table-cell office:value-type="float" office:value="0.017116">
            <text:p>0,017116</text:p>
          </table:table-cell>
          <table:table-cell office:value-type="float" office:value="0.016372">
            <text:p>0,016372</text:p>
          </table:table-cell>
          <table:table-cell office:value-type="float" office:value="0.015909">
            <text:p>0,015909</text:p>
          </table:table-cell>
          <table:table-cell office:value-type="float" office:value="0.018699">
            <text:p>0,018699</text:p>
          </table:table-cell>
          <table:table-cell office:value-type="float" office:value="0.017463">
            <text:p>0,017463</text:p>
          </table:table-cell>
          <table:table-cell office:value-type="float" office:value="0.018289">
            <text:p>0,018289</text:p>
          </table:table-cell>
          <table:table-cell office:value-type="float" office:value="0.017188">
            <text:p>0,017188</text:p>
          </table:table-cell>
          <table:table-cell office:value-type="float" office:value="0.019484">
            <text:p>0,019484</text:p>
          </table:table-cell>
          <table:table-cell office:value-type="float" office:value="0.017988">
            <text:p>0,017988</text:p>
          </table:table-cell>
          <table:table-cell office:value-type="float" office:value="0.017583">
            <text:p>0,017583</text:p>
          </table:table-cell>
          <table:table-cell office:value-type="float" office:value="0.016371">
            <text:p>0,016371</text:p>
          </table:table-cell>
          <table:table-cell office:value-type="float" office:value="0.015615">
            <text:p>0,015615</text:p>
          </table:table-cell>
          <table:table-cell office:value-type="float" office:value="0.014946">
            <text:p>0,014946</text:p>
          </table:table-cell>
          <table:table-cell office:value-type="float" office:value="0.019874">
            <text:p>0,019874</text:p>
          </table:table-cell>
          <table:table-cell office:value-type="float" office:value="0.017154">
            <text:p>0,017154</text:p>
          </table:table-cell>
          <table:table-cell office:value-type="float" office:value="0.019886">
            <text:p>0,019886</text:p>
          </table:table-cell>
          <table:table-cell office:value-type="float" office:value="0.016482">
            <text:p>0,016482</text:p>
          </table:table-cell>
          <table:table-cell office:value-type="float" office:value="0.018807">
            <text:p>0,018807</text:p>
          </table:table-cell>
          <table:table-cell office:value-type="float" office:value="0.016469">
            <text:p>0,016469</text:p>
          </table:table-cell>
          <table:table-cell office:value-type="float" office:value="0.018054">
            <text:p>0,018054</text:p>
          </table:table-cell>
          <table:table-cell office:value-type="float" office:value="0.020289">
            <text:p>0,020289</text:p>
          </table:table-cell>
          <table:table-cell office:value-type="float" office:value="0.023112">
            <text:p>0,023112</text:p>
          </table:table-cell>
          <table:table-cell office:value-type="float" office:value="0.021823">
            <text:p>0,021823</text:p>
          </table:table-cell>
          <table:table-cell office:value-type="float" office:value="0.01565">
            <text:p>0,01565</text:p>
          </table:table-cell>
          <table:table-cell office:value-type="float" office:value="0.015312">
            <text:p>0,015312</text:p>
          </table:table-cell>
          <table:table-cell office:value-type="float" office:value="0.020569">
            <text:p>0,020569</text:p>
          </table:table-cell>
          <table:table-cell office:value-type="float" office:value="0.022718">
            <text:p>0,022718</text:p>
          </table:table-cell>
          <table:table-cell office:value-type="float" office:value="0.017001">
            <text:p>0,017001</text:p>
          </table:table-cell>
          <table:table-cell office:value-type="float" office:value="0.016566">
            <text:p>0,016566</text:p>
          </table:table-cell>
          <table:table-cell office:value-type="float" office:value="0.022436">
            <text:p>0,022436</text:p>
          </table:table-cell>
          <table:table-cell office:value-type="float" office:value="0.031812">
            <text:p>0,031812</text:p>
          </table:table-cell>
          <table:table-cell office:value-type="float" office:value="0.017385">
            <text:p>0,017385</text:p>
          </table:table-cell>
          <table:table-cell office:value-type="float" office:value="0.023442">
            <text:p>0,023442</text:p>
          </table:table-cell>
          <table:table-cell office:value-type="float" office:value="0.018118">
            <text:p>0,018118</text:p>
          </table:table-cell>
          <table:table-cell office:value-type="float" office:value="0.019826">
            <text:p>0,019826</text:p>
          </table:table-cell>
          <table:table-cell office:value-type="float" office:value="0.019309">
            <text:p>0,019309</text:p>
          </table:table-cell>
          <table:table-cell office:value-type="float" office:value="0.020454">
            <text:p>0,020454</text:p>
          </table:table-cell>
          <table:table-cell office:value-type="float" office:value="0.017239">
            <text:p>0,017239</text:p>
          </table:table-cell>
          <table:table-cell office:value-type="float" office:value="0.048847">
            <text:p>0,048847</text:p>
          </table:table-cell>
          <table:table-cell office:value-type="float" office:value="0.017556">
            <text:p>0,017556</text:p>
          </table:table-cell>
          <table:table-cell office:value-type="float" office:value="0.017444">
            <text:p>0,017444</text:p>
          </table:table-cell>
          <table:table-cell office:value-type="float" office:value="0.023897">
            <text:p>0,023897</text:p>
          </table:table-cell>
          <table:table-cell office:value-type="float" office:value="0.016257">
            <text:p>0,016257</text:p>
          </table:table-cell>
          <table:table-cell office:value-type="float" office:value="0.017322">
            <text:p>0,017322</text:p>
          </table:table-cell>
          <table:table-cell office:value-type="float" office:value="0.017663">
            <text:p>0,017663</text:p>
          </table:table-cell>
          <table:table-cell office:value-type="float" office:value="0.017489">
            <text:p>0,017489</text:p>
          </table:table-cell>
          <table:table-cell office:value-type="float" office:value="0.016881">
            <text:p>0,016881</text:p>
          </table:table-cell>
          <table:table-cell office:value-type="float" office:value="0.01514">
            <text:p>0,01514</text:p>
          </table:table-cell>
          <table:table-cell office:value-type="float" office:value="0.016552">
            <text:p>0,016552</text:p>
          </table:table-cell>
          <table:table-cell office:value-type="float" office:value="0.028446">
            <text:p>0,028446</text:p>
          </table:table-cell>
          <table:table-cell office:value-type="float" office:value="0.02541">
            <text:p>0,02541</text:p>
          </table:table-cell>
          <table:table-cell office:value-type="float" office:value="0.020052">
            <text:p>0,020052</text:p>
          </table:table-cell>
          <table:table-cell office:value-type="float" office:value="0.018859">
            <text:p>0,018859</text:p>
          </table:table-cell>
          <table:table-cell office:value-type="float" office:value="0.02947">
            <text:p>0,02947</text:p>
          </table:table-cell>
          <table:table-cell office:value-type="float" office:value="0.029918">
            <text:p>0,029918</text:p>
          </table:table-cell>
          <table:table-cell office:value-type="float" office:value="0.015043">
            <text:p>0,015043</text:p>
          </table:table-cell>
          <table:table-cell office:value-type="float" office:value="0.024281">
            <text:p>0,024281</text:p>
          </table:table-cell>
          <table:table-cell office:value-type="float" office:value="0.015131">
            <text:p>0,015131</text:p>
          </table:table-cell>
        </table:table-row>
        <table:table-row table:style-name="ro1">
          <table:table-cell office:value-type="string">
            <text:p>Hebb,supervised,forgetting,unilayer</text:p>
          </table:table-cell>
          <table:table-cell office:value-type="float" office:value="0.065363">
            <text:p>0,065363</text:p>
          </table:table-cell>
          <table:table-cell office:value-type="float" office:value="0.030713">
            <text:p>0,030713</text:p>
          </table:table-cell>
          <table:table-cell office:value-type="float" office:value="0.036397">
            <text:p>0,036397</text:p>
          </table:table-cell>
          <table:table-cell office:value-type="float" office:value="0.050252">
            <text:p>0,050252</text:p>
          </table:table-cell>
          <table:table-cell office:value-type="float" office:value="0.031207">
            <text:p>0,031207</text:p>
          </table:table-cell>
          <table:table-cell office:value-type="float" office:value="0.026436">
            <text:p>0,026436</text:p>
          </table:table-cell>
          <table:table-cell office:value-type="float" office:value="0.024448">
            <text:p>0,024448</text:p>
          </table:table-cell>
          <table:table-cell office:value-type="float" office:value="0.032599">
            <text:p>0,032599</text:p>
          </table:table-cell>
          <table:table-cell office:value-type="float" office:value="0.031271">
            <text:p>0,031271</text:p>
          </table:table-cell>
          <table:table-cell office:value-type="float" office:value="0.024712">
            <text:p>0,024712</text:p>
          </table:table-cell>
          <table:table-cell office:value-type="float" office:value="0.025535">
            <text:p>0,025535</text:p>
          </table:table-cell>
          <table:table-cell office:value-type="float" office:value="0.0256">
            <text:p>0,0256</text:p>
          </table:table-cell>
          <table:table-cell office:value-type="float" office:value="0.024151">
            <text:p>0,024151</text:p>
          </table:table-cell>
          <table:table-cell office:value-type="float" office:value="0.021599">
            <text:p>0,021599</text:p>
          </table:table-cell>
          <table:table-cell office:value-type="float" office:value="0.027832">
            <text:p>0,027832</text:p>
          </table:table-cell>
          <table:table-cell office:value-type="float" office:value="0.025177">
            <text:p>0,025177</text:p>
          </table:table-cell>
          <table:table-cell office:value-type="float" office:value="0.021896">
            <text:p>0,021896</text:p>
          </table:table-cell>
          <table:table-cell office:value-type="float" office:value="0.024925">
            <text:p>0,024925</text:p>
          </table:table-cell>
          <table:table-cell office:value-type="float" office:value="0.021899">
            <text:p>0,021899</text:p>
          </table:table-cell>
          <table:table-cell office:value-type="float" office:value="0.021603">
            <text:p>0,021603</text:p>
          </table:table-cell>
          <table:table-cell office:value-type="float" office:value="0.021459">
            <text:p>0,021459</text:p>
          </table:table-cell>
          <table:table-cell office:value-type="float" office:value="0.025124">
            <text:p>0,025124</text:p>
          </table:table-cell>
          <table:table-cell office:value-type="float" office:value="0.02156">
            <text:p>0,02156</text:p>
          </table:table-cell>
          <table:table-cell office:value-type="float" office:value="0.037976">
            <text:p>0,037976</text:p>
          </table:table-cell>
          <table:table-cell office:value-type="float" office:value="0.019286">
            <text:p>0,019286</text:p>
          </table:table-cell>
          <table:table-cell office:value-type="float" office:value="0.021472">
            <text:p>0,021472</text:p>
          </table:table-cell>
          <table:table-cell office:value-type="float" office:value="0.021436">
            <text:p>0,021436</text:p>
          </table:table-cell>
          <table:table-cell office:value-type="float" office:value="0.018667">
            <text:p>0,018667</text:p>
          </table:table-cell>
          <table:table-cell office:value-type="float" office:value="0.018892">
            <text:p>0,018892</text:p>
          </table:table-cell>
          <table:table-cell office:value-type="float" office:value="0.020256">
            <text:p>0,020256</text:p>
          </table:table-cell>
          <table:table-cell office:value-type="float" office:value="0.018226">
            <text:p>0,018226</text:p>
          </table:table-cell>
          <table:table-cell office:value-type="float" office:value="0.020736">
            <text:p>0,020736</text:p>
          </table:table-cell>
          <table:table-cell office:value-type="float" office:value="0.0228">
            <text:p>0,0228</text:p>
          </table:table-cell>
          <table:table-cell office:value-type="float" office:value="0.022196">
            <text:p>0,022196</text:p>
          </table:table-cell>
          <table:table-cell office:value-type="float" office:value="0.021614">
            <text:p>0,021614</text:p>
          </table:table-cell>
          <table:table-cell office:value-type="float" office:value="0.024317">
            <text:p>0,024317</text:p>
          </table:table-cell>
          <table:table-cell office:value-type="float" office:value="0.023754">
            <text:p>0,023754</text:p>
          </table:table-cell>
          <table:table-cell office:value-type="float" office:value="0.020898">
            <text:p>0,020898</text:p>
          </table:table-cell>
          <table:table-cell office:value-type="float" office:value="0.028246">
            <text:p>0,028246</text:p>
          </table:table-cell>
          <table:table-cell office:value-type="float" office:value="0.020316">
            <text:p>0,020316</text:p>
          </table:table-cell>
          <table:table-cell office:value-type="float" office:value="0.024823">
            <text:p>0,024823</text:p>
          </table:table-cell>
          <table:table-cell office:value-type="float" office:value="0.019842">
            <text:p>0,019842</text:p>
          </table:table-cell>
          <table:table-cell office:value-type="float" office:value="0.02365">
            <text:p>0,02365</text:p>
          </table:table-cell>
          <table:table-cell office:value-type="float" office:value="0.021464">
            <text:p>0,021464</text:p>
          </table:table-cell>
          <table:table-cell office:value-type="float" office:value="0.022125">
            <text:p>0,022125</text:p>
          </table:table-cell>
          <table:table-cell office:value-type="float" office:value="0.022148">
            <text:p>0,022148</text:p>
          </table:table-cell>
          <table:table-cell office:value-type="float" office:value="0.020083">
            <text:p>0,020083</text:p>
          </table:table-cell>
          <table:table-cell office:value-type="float" office:value="0.021056">
            <text:p>0,021056</text:p>
          </table:table-cell>
          <table:table-cell office:value-type="float" office:value="0.020105">
            <text:p>0,020105</text:p>
          </table:table-cell>
          <table:table-cell office:value-type="float" office:value="0.023804">
            <text:p>0,023804</text:p>
          </table:table-cell>
          <table:table-cell office:value-type="float" office:value="0.019548">
            <text:p>0,019548</text:p>
          </table:table-cell>
          <table:table-cell office:value-type="float" office:value="0.024512">
            <text:p>0,024512</text:p>
          </table:table-cell>
          <table:table-cell office:value-type="float" office:value="0.019827">
            <text:p>0,019827</text:p>
          </table:table-cell>
          <table:table-cell office:value-type="float" office:value="0.018899">
            <text:p>0,018899</text:p>
          </table:table-cell>
          <table:table-cell office:value-type="float" office:value="0.018089">
            <text:p>0,018089</text:p>
          </table:table-cell>
          <table:table-cell office:value-type="float" office:value="0.024455">
            <text:p>0,024455</text:p>
          </table:table-cell>
          <table:table-cell office:value-type="float" office:value="0.032717">
            <text:p>0,032717</text:p>
          </table:table-cell>
          <table:table-cell office:value-type="float" office:value="0.025709">
            <text:p>0,025709</text:p>
          </table:table-cell>
          <table:table-cell office:value-type="float" office:value="0.023625">
            <text:p>0,023625</text:p>
          </table:table-cell>
          <table:table-cell office:value-type="float" office:value="0.019775">
            <text:p>0,019775</text:p>
          </table:table-cell>
          <table:table-cell office:value-type="float" office:value="0.020149">
            <text:p>0,020149</text:p>
          </table:table-cell>
          <table:table-cell office:value-type="float" office:value="0.017598">
            <text:p>0,017598</text:p>
          </table:table-cell>
          <table:table-cell office:value-type="float" office:value="0.027898">
            <text:p>0,027898</text:p>
          </table:table-cell>
          <table:table-cell office:value-type="float" office:value="0.022012">
            <text:p>0,022012</text:p>
          </table:table-cell>
          <table:table-cell office:value-type="float" office:value="0.018923">
            <text:p>0,018923</text:p>
          </table:table-cell>
          <table:table-cell office:value-type="float" office:value="0.026224">
            <text:p>0,026224</text:p>
          </table:table-cell>
          <table:table-cell office:value-type="float" office:value="0.020794">
            <text:p>0,020794</text:p>
          </table:table-cell>
          <table:table-cell office:value-type="float" office:value="0.021081">
            <text:p>0,021081</text:p>
          </table:table-cell>
          <table:table-cell office:value-type="float" office:value="0.021049">
            <text:p>0,021049</text:p>
          </table:table-cell>
          <table:table-cell office:value-type="float" office:value="0.020105">
            <text:p>0,020105</text:p>
          </table:table-cell>
          <table:table-cell office:value-type="float" office:value="0.019198">
            <text:p>0,019198</text:p>
          </table:table-cell>
          <table:table-cell office:value-type="float" office:value="0.020518">
            <text:p>0,020518</text:p>
          </table:table-cell>
          <table:table-cell office:value-type="float" office:value="0.025457">
            <text:p>0,025457</text:p>
          </table:table-cell>
          <table:table-cell office:value-type="float" office:value="0.020896">
            <text:p>0,020896</text:p>
          </table:table-cell>
          <table:table-cell office:value-type="float" office:value="0.020177">
            <text:p>0,020177</text:p>
          </table:table-cell>
          <table:table-cell office:value-type="float" office:value="0.021129">
            <text:p>0,021129</text:p>
          </table:table-cell>
          <table:table-cell office:value-type="float" office:value="0.022069">
            <text:p>0,022069</text:p>
          </table:table-cell>
          <table:table-cell office:value-type="float" office:value="0.018874">
            <text:p>0,018874</text:p>
          </table:table-cell>
          <table:table-cell office:value-type="float" office:value="0.019989">
            <text:p>0,019989</text:p>
          </table:table-cell>
          <table:table-cell office:value-type="float" office:value="0.023522">
            <text:p>0,023522</text:p>
          </table:table-cell>
          <table:table-cell office:value-type="float" office:value="0.022572">
            <text:p>0,022572</text:p>
          </table:table-cell>
          <table:table-cell office:value-type="float" office:value="0.019394">
            <text:p>0,019394</text:p>
          </table:table-cell>
          <table:table-cell office:value-type="float" office:value="0.019691">
            <text:p>0,019691</text:p>
          </table:table-cell>
          <table:table-cell office:value-type="float" office:value="0.018641">
            <text:p>0,018641</text:p>
          </table:table-cell>
          <table:table-cell office:value-type="float" office:value="0.020975">
            <text:p>0,020975</text:p>
          </table:table-cell>
          <table:table-cell office:value-type="float" office:value="0.021403">
            <text:p>0,021403</text:p>
          </table:table-cell>
          <table:table-cell office:value-type="float" office:value="0.021468">
            <text:p>0,021468</text:p>
          </table:table-cell>
          <table:table-cell office:value-type="float" office:value="0.020538">
            <text:p>0,020538</text:p>
          </table:table-cell>
          <table:table-cell office:value-type="float" office:value="0.040369">
            <text:p>0,040369</text:p>
          </table:table-cell>
          <table:table-cell office:value-type="float" office:value="0.024514">
            <text:p>0,024514</text:p>
          </table:table-cell>
          <table:table-cell office:value-type="float" office:value="0.024106">
            <text:p>0,024106</text:p>
          </table:table-cell>
          <table:table-cell office:value-type="float" office:value="0.025085">
            <text:p>0,025085</text:p>
          </table:table-cell>
          <table:table-cell office:value-type="float" office:value="0.021411">
            <text:p>0,021411</text:p>
          </table:table-cell>
          <table:table-cell office:value-type="float" office:value="0.021022">
            <text:p>0,021022</text:p>
          </table:table-cell>
          <table:table-cell office:value-type="float" office:value="0.028505">
            <text:p>0,028505</text:p>
          </table:table-cell>
          <table:table-cell office:value-type="float" office:value="0.021641">
            <text:p>0,021641</text:p>
          </table:table-cell>
          <table:table-cell office:value-type="float" office:value="0.021276">
            <text:p>0,021276</text:p>
          </table:table-cell>
          <table:table-cell office:value-type="float" office:value="0.021076">
            <text:p>0,021076</text:p>
          </table:table-cell>
          <table:table-cell office:value-type="float" office:value="0.01928">
            <text:p>0,01928</text:p>
          </table:table-cell>
          <table:table-cell office:value-type="float" office:value="0.019749">
            <text:p>0,019749</text:p>
          </table:table-cell>
          <table:table-cell office:value-type="float" office:value="0.020928">
            <text:p>0,020928</text:p>
          </table:table-cell>
          <table:table-cell office:value-type="float" office:value="0.021517">
            <text:p>0,021517</text:p>
          </table:table-cell>
          <table:table-cell office:value-type="float" office:value="0.021473">
            <text:p>0,021473</text:p>
          </table:table-cell>
          <table:table-cell office:value-type="float" office:value="0.024803">
            <text:p>0,024803</text:p>
          </table:table-cell>
          <table:table-cell office:value-type="float" office:value="0.020471">
            <text:p>0,020471</text:p>
          </table:table-cell>
          <table:table-cell office:value-type="float" office:value="0.024161">
            <text:p>0,024161</text:p>
          </table:table-cell>
          <table:table-cell office:value-type="float" office:value="0.022718">
            <text:p>0,022718</text:p>
          </table:table-cell>
          <table:table-cell office:value-type="float" office:value="0.024836">
            <text:p>0,024836</text:p>
          </table:table-cell>
          <table:table-cell office:value-type="float" office:value="0.028157">
            <text:p>0,028157</text:p>
          </table:table-cell>
          <table:table-cell office:value-type="float" office:value="0.021418">
            <text:p>0,021418</text:p>
          </table:table-cell>
          <table:table-cell office:value-type="float" office:value="0.020696">
            <text:p>0,020696</text:p>
          </table:table-cell>
          <table:table-cell office:value-type="float" office:value="0.019952">
            <text:p>0,019952</text:p>
          </table:table-cell>
          <table:table-cell office:value-type="float" office:value="0.021846">
            <text:p>0,021846</text:p>
          </table:table-cell>
          <table:table-cell office:value-type="float" office:value="0.021323">
            <text:p>0,021323</text:p>
          </table:table-cell>
          <table:table-cell office:value-type="float" office:value="0.021082">
            <text:p>0,021082</text:p>
          </table:table-cell>
          <table:table-cell office:value-type="float" office:value="0.021643">
            <text:p>0,021643</text:p>
          </table:table-cell>
          <table:table-cell office:value-type="float" office:value="0.025631">
            <text:p>0,025631</text:p>
          </table:table-cell>
          <table:table-cell office:value-type="float" office:value="0.022133">
            <text:p>0,022133</text:p>
          </table:table-cell>
          <table:table-cell office:value-type="float" office:value="0.022828">
            <text:p>0,022828</text:p>
          </table:table-cell>
          <table:table-cell office:value-type="float" office:value="0.021378">
            <text:p>0,021378</text:p>
          </table:table-cell>
          <table:table-cell office:value-type="float" office:value="0.019468">
            <text:p>0,019468</text:p>
          </table:table-cell>
          <table:table-cell office:value-type="float" office:value="0.024867">
            <text:p>0,024867</text:p>
          </table:table-cell>
          <table:table-cell office:value-type="float" office:value="0.02127">
            <text:p>0,02127</text:p>
          </table:table-cell>
          <table:table-cell office:value-type="float" office:value="0.022804">
            <text:p>0,022804</text:p>
          </table:table-cell>
          <table:table-cell office:value-type="float" office:value="0.020873">
            <text:p>0,020873</text:p>
          </table:table-cell>
          <table:table-cell office:value-type="float" office:value="0.023484">
            <text:p>0,023484</text:p>
          </table:table-cell>
          <table:table-cell office:value-type="float" office:value="0.024474">
            <text:p>0,024474</text:p>
          </table:table-cell>
          <table:table-cell office:value-type="float" office:value="0.022969">
            <text:p>0,022969</text:p>
          </table:table-cell>
          <table:table-cell office:value-type="float" office:value="0.023515">
            <text:p>0,023515</text:p>
          </table:table-cell>
          <table:table-cell office:value-type="float" office:value="0.025715">
            <text:p>0,025715</text:p>
          </table:table-cell>
          <table:table-cell office:value-type="float" office:value="0.027564">
            <text:p>0,027564</text:p>
          </table:table-cell>
          <table:table-cell office:value-type="float" office:value="0.029252">
            <text:p>0,029252</text:p>
          </table:table-cell>
          <table:table-cell office:value-type="float" office:value="0.020967">
            <text:p>0,020967</text:p>
          </table:table-cell>
          <table:table-cell office:value-type="float" office:value="0.023189">
            <text:p>0,023189</text:p>
          </table:table-cell>
          <table:table-cell office:value-type="float" office:value="0.02001">
            <text:p>0,02001</text:p>
          </table:table-cell>
          <table:table-cell office:value-type="float" office:value="0.020448">
            <text:p>0,020448</text:p>
          </table:table-cell>
          <table:table-cell office:value-type="float" office:value="0.02797">
            <text:p>0,02797</text:p>
          </table:table-cell>
          <table:table-cell office:value-type="float" office:value="0.024494">
            <text:p>0,024494</text:p>
          </table:table-cell>
          <table:table-cell office:value-type="float" office:value="0.02352">
            <text:p>0,02352</text:p>
          </table:table-cell>
          <table:table-cell office:value-type="float" office:value="0.020449">
            <text:p>0,020449</text:p>
          </table:table-cell>
          <table:table-cell office:value-type="float" office:value="0.022561">
            <text:p>0,022561</text:p>
          </table:table-cell>
          <table:table-cell office:value-type="float" office:value="0.021216">
            <text:p>0,021216</text:p>
          </table:table-cell>
          <table:table-cell office:value-type="float" office:value="0.022714">
            <text:p>0,022714</text:p>
          </table:table-cell>
          <table:table-cell office:value-type="float" office:value="0.023625">
            <text:p>0,023625</text:p>
          </table:table-cell>
          <table:table-cell office:value-type="float" office:value="0.02161">
            <text:p>0,02161</text:p>
          </table:table-cell>
          <table:table-cell office:value-type="float" office:value="0.021945">
            <text:p>0,021945</text:p>
          </table:table-cell>
          <table:table-cell office:value-type="float" office:value="0.019731">
            <text:p>0,019731</text:p>
          </table:table-cell>
          <table:table-cell office:value-type="float" office:value="0.023382">
            <text:p>0,023382</text:p>
          </table:table-cell>
          <table:table-cell office:value-type="float" office:value="0.025454">
            <text:p>0,025454</text:p>
          </table:table-cell>
          <table:table-cell office:value-type="float" office:value="0.020813">
            <text:p>0,020813</text:p>
          </table:table-cell>
          <table:table-cell office:value-type="float" office:value="0.023741">
            <text:p>0,023741</text:p>
          </table:table-cell>
          <table:table-cell office:value-type="float" office:value="0.021719">
            <text:p>0,021719</text:p>
          </table:table-cell>
          <table:table-cell office:value-type="float" office:value="0.02374">
            <text:p>0,02374</text:p>
          </table:table-cell>
          <table:table-cell office:value-type="float" office:value="0.021">
            <text:p>0,021</text:p>
          </table:table-cell>
          <table:table-cell office:value-type="float" office:value="0.023178">
            <text:p>0,023178</text:p>
          </table:table-cell>
          <table:table-cell office:value-type="float" office:value="0.026004">
            <text:p>0,026004</text:p>
          </table:table-cell>
          <table:table-cell office:value-type="float" office:value="0.028312">
            <text:p>0,028312</text:p>
          </table:table-cell>
          <table:table-cell office:value-type="float" office:value="0.032816">
            <text:p>0,032816</text:p>
          </table:table-cell>
          <table:table-cell office:value-type="float" office:value="0.021288">
            <text:p>0,021288</text:p>
          </table:table-cell>
          <table:table-cell office:value-type="float" office:value="0.020369">
            <text:p>0,020369</text:p>
          </table:table-cell>
          <table:table-cell office:value-type="float" office:value="0.020709">
            <text:p>0,020709</text:p>
          </table:table-cell>
          <table:table-cell office:value-type="float" office:value="0.023632">
            <text:p>0,023632</text:p>
          </table:table-cell>
          <table:table-cell office:value-type="float" office:value="0.023078">
            <text:p>0,023078</text:p>
          </table:table-cell>
          <table:table-cell office:value-type="float" office:value="0.021488">
            <text:p>0,021488</text:p>
          </table:table-cell>
          <table:table-cell office:value-type="float" office:value="0.023018">
            <text:p>0,023018</text:p>
          </table:table-cell>
          <table:table-cell office:value-type="float" office:value="0.021032">
            <text:p>0,021032</text:p>
          </table:table-cell>
          <table:table-cell office:value-type="float" office:value="0.019767">
            <text:p>0,019767</text:p>
          </table:table-cell>
          <table:table-cell office:value-type="float" office:value="0.019578">
            <text:p>0,019578</text:p>
          </table:table-cell>
          <table:table-cell office:value-type="float" office:value="0.025873">
            <text:p>0,025873</text:p>
          </table:table-cell>
          <table:table-cell office:value-type="float" office:value="0.020908">
            <text:p>0,020908</text:p>
          </table:table-cell>
          <table:table-cell office:value-type="float" office:value="0.02197">
            <text:p>0,02197</text:p>
          </table:table-cell>
          <table:table-cell office:value-type="float" office:value="0.021341">
            <text:p>0,021341</text:p>
          </table:table-cell>
          <table:table-cell office:value-type="float" office:value="0.02121">
            <text:p>0,02121</text:p>
          </table:table-cell>
          <table:table-cell office:value-type="float" office:value="0.023994">
            <text:p>0,023994</text:p>
          </table:table-cell>
          <table:table-cell office:value-type="float" office:value="0.020323">
            <text:p>0,020323</text:p>
          </table:table-cell>
          <table:table-cell office:value-type="float" office:value="0.022485">
            <text:p>0,022485</text:p>
          </table:table-cell>
          <table:table-cell office:value-type="float" office:value="0.024019">
            <text:p>0,024019</text:p>
          </table:table-cell>
          <table:table-cell office:value-type="float" office:value="0.022287">
            <text:p>0,022287</text:p>
          </table:table-cell>
          <table:table-cell office:value-type="float" office:value="0.02141">
            <text:p>0,02141</text:p>
          </table:table-cell>
          <table:table-cell office:value-type="float" office:value="0.02402">
            <text:p>0,02402</text:p>
          </table:table-cell>
          <table:table-cell office:value-type="float" office:value="0.021581">
            <text:p>0,021581</text:p>
          </table:table-cell>
          <table:table-cell office:value-type="float" office:value="0.020451">
            <text:p>0,020451</text:p>
          </table:table-cell>
          <table:table-cell office:value-type="float" office:value="0.022796">
            <text:p>0,022796</text:p>
          </table:table-cell>
          <table:table-cell office:value-type="float" office:value="0.020066">
            <text:p>0,020066</text:p>
          </table:table-cell>
          <table:table-cell office:value-type="float" office:value="0.020953">
            <text:p>0,020953</text:p>
          </table:table-cell>
          <table:table-cell office:value-type="float" office:value="0.024143">
            <text:p>0,024143</text:p>
          </table:table-cell>
          <table:table-cell office:value-type="float" office:value="0.02164">
            <text:p>0,02164</text:p>
          </table:table-cell>
          <table:table-cell office:value-type="float" office:value="0.020369">
            <text:p>0,020369</text:p>
          </table:table-cell>
          <table:table-cell office:value-type="float" office:value="0.021152">
            <text:p>0,021152</text:p>
          </table:table-cell>
          <table:table-cell office:value-type="float" office:value="0.020185">
            <text:p>0,020185</text:p>
          </table:table-cell>
          <table:table-cell office:value-type="float" office:value="0.022082">
            <text:p>0,022082</text:p>
          </table:table-cell>
          <table:table-cell office:value-type="float" office:value="0.019091">
            <text:p>0,019091</text:p>
          </table:table-cell>
          <table:table-cell office:value-type="float" office:value="0.032269">
            <text:p>0,032269</text:p>
          </table:table-cell>
          <table:table-cell office:value-type="float" office:value="0.022028">
            <text:p>0,022028</text:p>
          </table:table-cell>
          <table:table-cell office:value-type="float" office:value="0.026075">
            <text:p>0,026075</text:p>
          </table:table-cell>
          <table:table-cell office:value-type="float" office:value="0.023595">
            <text:p>0,023595</text:p>
          </table:table-cell>
          <table:table-cell office:value-type="float" office:value="0.022301">
            <text:p>0,022301</text:p>
          </table:table-cell>
          <table:table-cell office:value-type="float" office:value="0.02247">
            <text:p>0,02247</text:p>
          </table:table-cell>
          <table:table-cell office:value-type="float" office:value="0.020008">
            <text:p>0,020008</text:p>
          </table:table-cell>
          <table:table-cell office:value-type="float" office:value="0.021618">
            <text:p>0,021618</text:p>
          </table:table-cell>
        </table:table-row>
        <table:table-row table:style-name="ro1">
          <table:table-cell office:value-type="string">
            <text:p>Hebb,unsupervised,not forgetting,unilayer</text:p>
          </table:table-cell>
          <table:table-cell office:value-type="float" office:value="0.031109">
            <text:p>0,031109</text:p>
          </table:table-cell>
          <table:table-cell office:value-type="float" office:value="0.026472">
            <text:p>0,026472</text:p>
          </table:table-cell>
          <table:table-cell office:value-type="float" office:value="0.034246">
            <text:p>0,034246</text:p>
          </table:table-cell>
          <table:table-cell office:value-type="float" office:value="0.041767">
            <text:p>0,041767</text:p>
          </table:table-cell>
          <table:table-cell office:value-type="float" office:value="0.016001">
            <text:p>0,016001</text:p>
          </table:table-cell>
          <table:table-cell office:value-type="float" office:value="0.023826">
            <text:p>0,023826</text:p>
          </table:table-cell>
          <table:table-cell office:value-type="float" office:value="0.019832">
            <text:p>0,019832</text:p>
          </table:table-cell>
          <table:table-cell office:value-type="float" office:value="0.015787">
            <text:p>0,015787</text:p>
          </table:table-cell>
          <table:table-cell office:value-type="float" office:value="0.016149">
            <text:p>0,016149</text:p>
          </table:table-cell>
          <table:table-cell office:value-type="float" office:value="0.022959">
            <text:p>0,022959</text:p>
          </table:table-cell>
          <table:table-cell office:value-type="float" office:value="0.022109">
            <text:p>0,022109</text:p>
          </table:table-cell>
          <table:table-cell office:value-type="float" office:value="0.021158">
            <text:p>0,021158</text:p>
          </table:table-cell>
          <table:table-cell office:value-type="float" office:value="0.021225">
            <text:p>0,021225</text:p>
          </table:table-cell>
          <table:table-cell office:value-type="float" office:value="0.020372">
            <text:p>0,020372</text:p>
          </table:table-cell>
          <table:table-cell office:value-type="float" office:value="0.01529">
            <text:p>0,01529</text:p>
          </table:table-cell>
          <table:table-cell office:value-type="float" office:value="0.014621">
            <text:p>0,014621</text:p>
          </table:table-cell>
          <table:table-cell office:value-type="float" office:value="0.020399">
            <text:p>0,020399</text:p>
          </table:table-cell>
          <table:table-cell office:value-type="float" office:value="0.018978">
            <text:p>0,018978</text:p>
          </table:table-cell>
          <table:table-cell office:value-type="float" office:value="0.014897">
            <text:p>0,014897</text:p>
          </table:table-cell>
          <table:table-cell office:value-type="float" office:value="0.017994">
            <text:p>0,017994</text:p>
          </table:table-cell>
          <table:table-cell office:value-type="float" office:value="0.01625">
            <text:p>0,01625</text:p>
          </table:table-cell>
          <table:table-cell office:value-type="float" office:value="0.021782">
            <text:p>0,021782</text:p>
          </table:table-cell>
          <table:table-cell office:value-type="float" office:value="0.015331">
            <text:p>0,015331</text:p>
          </table:table-cell>
          <table:table-cell office:value-type="float" office:value="0.018526">
            <text:p>0,018526</text:p>
          </table:table-cell>
          <table:table-cell office:value-type="float" office:value="0.018603">
            <text:p>0,018603</text:p>
          </table:table-cell>
          <table:table-cell office:value-type="float" office:value="0.018253">
            <text:p>0,018253</text:p>
          </table:table-cell>
          <table:table-cell office:value-type="float" office:value="0.019973">
            <text:p>0,019973</text:p>
          </table:table-cell>
          <table:table-cell office:value-type="float" office:value="0.019189">
            <text:p>0,019189</text:p>
          </table:table-cell>
          <table:table-cell office:value-type="float" office:value="0.019777">
            <text:p>0,019777</text:p>
          </table:table-cell>
          <table:table-cell office:value-type="float" office:value="0.018195">
            <text:p>0,018195</text:p>
          </table:table-cell>
          <table:table-cell office:value-type="float" office:value="0.015662">
            <text:p>0,015662</text:p>
          </table:table-cell>
          <table:table-cell office:value-type="float" office:value="0.02153">
            <text:p>0,02153</text:p>
          </table:table-cell>
          <table:table-cell office:value-type="float" office:value="0.019021">
            <text:p>0,019021</text:p>
          </table:table-cell>
          <table:table-cell office:value-type="float" office:value="0.019175">
            <text:p>0,019175</text:p>
          </table:table-cell>
          <table:table-cell office:value-type="float" office:value="0.016934">
            <text:p>0,016934</text:p>
          </table:table-cell>
          <table:table-cell office:value-type="float" office:value="0.01666">
            <text:p>0,01666</text:p>
          </table:table-cell>
          <table:table-cell office:value-type="float" office:value="0.015509">
            <text:p>0,015509</text:p>
          </table:table-cell>
          <table:table-cell office:value-type="float" office:value="0.016296">
            <text:p>0,016296</text:p>
          </table:table-cell>
          <table:table-cell office:value-type="float" office:value="0.015832">
            <text:p>0,015832</text:p>
          </table:table-cell>
          <table:table-cell office:value-type="float" office:value="0.017082">
            <text:p>0,017082</text:p>
          </table:table-cell>
          <table:table-cell office:value-type="float" office:value="0.01545">
            <text:p>0,01545</text:p>
          </table:table-cell>
          <table:table-cell office:value-type="float" office:value="0.015362">
            <text:p>0,015362</text:p>
          </table:table-cell>
          <table:table-cell office:value-type="float" office:value="0.019261">
            <text:p>0,019261</text:p>
          </table:table-cell>
          <table:table-cell office:value-type="float" office:value="0.023825">
            <text:p>0,023825</text:p>
          </table:table-cell>
          <table:table-cell office:value-type="float" office:value="0.015746">
            <text:p>0,015746</text:p>
          </table:table-cell>
          <table:table-cell office:value-type="float" office:value="0.015536">
            <text:p>0,015536</text:p>
          </table:table-cell>
          <table:table-cell office:value-type="float" office:value="0.020781">
            <text:p>0,020781</text:p>
          </table:table-cell>
          <table:table-cell office:value-type="float" office:value="0.015551">
            <text:p>0,015551</text:p>
          </table:table-cell>
          <table:table-cell office:value-type="float" office:value="0.017828">
            <text:p>0,017828</text:p>
          </table:table-cell>
          <table:table-cell office:value-type="float" office:value="0.015985">
            <text:p>0,015985</text:p>
          </table:table-cell>
          <table:table-cell office:value-type="float" office:value="0.014441">
            <text:p>0,014441</text:p>
          </table:table-cell>
          <table:table-cell office:value-type="float" office:value="0.020283">
            <text:p>0,020283</text:p>
          </table:table-cell>
          <table:table-cell office:value-type="float" office:value="0.017065">
            <text:p>0,017065</text:p>
          </table:table-cell>
          <table:table-cell office:value-type="float" office:value="0.015766">
            <text:p>0,015766</text:p>
          </table:table-cell>
          <table:table-cell office:value-type="float" office:value="0.019229">
            <text:p>0,019229</text:p>
          </table:table-cell>
          <table:table-cell office:value-type="float" office:value="0.016172">
            <text:p>0,016172</text:p>
          </table:table-cell>
          <table:table-cell office:value-type="float" office:value="0.022046">
            <text:p>0,022046</text:p>
          </table:table-cell>
          <table:table-cell office:value-type="float" office:value="0.015985">
            <text:p>0,015985</text:p>
          </table:table-cell>
          <table:table-cell office:value-type="float" office:value="0.026252">
            <text:p>0,026252</text:p>
          </table:table-cell>
          <table:table-cell office:value-type="float" office:value="0.023571">
            <text:p>0,023571</text:p>
          </table:table-cell>
          <table:table-cell office:value-type="float" office:value="0.023474">
            <text:p>0,023474</text:p>
          </table:table-cell>
          <table:table-cell office:value-type="float" office:value="0.016867">
            <text:p>0,016867</text:p>
          </table:table-cell>
          <table:table-cell office:value-type="float" office:value="0.018655">
            <text:p>0,018655</text:p>
          </table:table-cell>
          <table:table-cell office:value-type="float" office:value="0.016125">
            <text:p>0,016125</text:p>
          </table:table-cell>
          <table:table-cell office:value-type="float" office:value="0.019688">
            <text:p>0,019688</text:p>
          </table:table-cell>
          <table:table-cell office:value-type="float" office:value="0.018545">
            <text:p>0,018545</text:p>
          </table:table-cell>
          <table:table-cell office:value-type="float" office:value="0.024208">
            <text:p>0,024208</text:p>
          </table:table-cell>
          <table:table-cell office:value-type="float" office:value="0.016452">
            <text:p>0,016452</text:p>
          </table:table-cell>
          <table:table-cell office:value-type="float" office:value="0.019621">
            <text:p>0,019621</text:p>
          </table:table-cell>
          <table:table-cell office:value-type="float" office:value="0.02294">
            <text:p>0,02294</text:p>
          </table:table-cell>
          <table:table-cell office:value-type="float" office:value="0.018712">
            <text:p>0,018712</text:p>
          </table:table-cell>
          <table:table-cell office:value-type="float" office:value="0.015011">
            <text:p>0,015011</text:p>
          </table:table-cell>
          <table:table-cell office:value-type="float" office:value="0.017612">
            <text:p>0,017612</text:p>
          </table:table-cell>
          <table:table-cell office:value-type="float" office:value="0.019915">
            <text:p>0,019915</text:p>
          </table:table-cell>
          <table:table-cell office:value-type="float" office:value="0.014786">
            <text:p>0,014786</text:p>
          </table:table-cell>
          <table:table-cell office:value-type="float" office:value="0.024647">
            <text:p>0,024647</text:p>
          </table:table-cell>
          <table:table-cell office:value-type="float" office:value="0.01961">
            <text:p>0,01961</text:p>
          </table:table-cell>
          <table:table-cell office:value-type="float" office:value="0.015777">
            <text:p>0,015777</text:p>
          </table:table-cell>
          <table:table-cell office:value-type="float" office:value="0.015858">
            <text:p>0,015858</text:p>
          </table:table-cell>
          <table:table-cell office:value-type="float" office:value="0.015498">
            <text:p>0,015498</text:p>
          </table:table-cell>
          <table:table-cell office:value-type="float" office:value="0.027635">
            <text:p>0,027635</text:p>
          </table:table-cell>
          <table:table-cell office:value-type="float" office:value="0.015783">
            <text:p>0,015783</text:p>
          </table:table-cell>
          <table:table-cell office:value-type="float" office:value="0.018483">
            <text:p>0,018483</text:p>
          </table:table-cell>
          <table:table-cell office:value-type="float" office:value="0.017936">
            <text:p>0,017936</text:p>
          </table:table-cell>
          <table:table-cell office:value-type="float" office:value="0.014779">
            <text:p>0,014779</text:p>
          </table:table-cell>
          <table:table-cell office:value-type="float" office:value="0.015042">
            <text:p>0,015042</text:p>
          </table:table-cell>
          <table:table-cell office:value-type="float" office:value="0.0237">
            <text:p>0,0237</text:p>
          </table:table-cell>
          <table:table-cell office:value-type="float" office:value="0.018575">
            <text:p>0,018575</text:p>
          </table:table-cell>
          <table:table-cell office:value-type="float" office:value="0.01513">
            <text:p>0,01513</text:p>
          </table:table-cell>
          <table:table-cell office:value-type="float" office:value="0.023275">
            <text:p>0,023275</text:p>
          </table:table-cell>
          <table:table-cell office:value-type="float" office:value="0.018737">
            <text:p>0,018737</text:p>
          </table:table-cell>
          <table:table-cell office:value-type="float" office:value="0.026565">
            <text:p>0,026565</text:p>
          </table:table-cell>
          <table:table-cell office:value-type="float" office:value="0.025935">
            <text:p>0,025935</text:p>
          </table:table-cell>
          <table:table-cell office:value-type="float" office:value="0.018019">
            <text:p>0,018019</text:p>
          </table:table-cell>
          <table:table-cell office:value-type="float" office:value="0.016239">
            <text:p>0,016239</text:p>
          </table:table-cell>
          <table:table-cell office:value-type="float" office:value="0.017962">
            <text:p>0,017962</text:p>
          </table:table-cell>
          <table:table-cell office:value-type="float" office:value="0.020214">
            <text:p>0,020214</text:p>
          </table:table-cell>
          <table:table-cell office:value-type="float" office:value="0.032057">
            <text:p>0,032057</text:p>
          </table:table-cell>
          <table:table-cell office:value-type="float" office:value="0.01976">
            <text:p>0,01976</text:p>
          </table:table-cell>
          <table:table-cell office:value-type="float" office:value="0.015851">
            <text:p>0,015851</text:p>
          </table:table-cell>
          <table:table-cell office:value-type="float" office:value="0.017223">
            <text:p>0,017223</text:p>
          </table:table-cell>
          <table:table-cell office:value-type="float" office:value="0.018456">
            <text:p>0,018456</text:p>
          </table:table-cell>
          <table:table-cell office:value-type="float" office:value="0.022364">
            <text:p>0,022364</text:p>
          </table:table-cell>
          <table:table-cell office:value-type="float" office:value="0.023939">
            <text:p>0,023939</text:p>
          </table:table-cell>
          <table:table-cell office:value-type="float" office:value="0.024719">
            <text:p>0,024719</text:p>
          </table:table-cell>
          <table:table-cell office:value-type="float" office:value="0.017709">
            <text:p>0,017709</text:p>
          </table:table-cell>
          <table:table-cell office:value-type="float" office:value="0.01953">
            <text:p>0,01953</text:p>
          </table:table-cell>
          <table:table-cell office:value-type="float" office:value="0.015038">
            <text:p>0,015038</text:p>
          </table:table-cell>
          <table:table-cell office:value-type="float" office:value="0.024538">
            <text:p>0,024538</text:p>
          </table:table-cell>
          <table:table-cell office:value-type="float" office:value="0.016357">
            <text:p>0,016357</text:p>
          </table:table-cell>
          <table:table-cell office:value-type="float" office:value="0.016191">
            <text:p>0,016191</text:p>
          </table:table-cell>
          <table:table-cell office:value-type="float" office:value="0.018283">
            <text:p>0,018283</text:p>
          </table:table-cell>
          <table:table-cell office:value-type="float" office:value="0.017693">
            <text:p>0,017693</text:p>
          </table:table-cell>
          <table:table-cell office:value-type="float" office:value="0.015953">
            <text:p>0,015953</text:p>
          </table:table-cell>
          <table:table-cell office:value-type="float" office:value="0.014996">
            <text:p>0,014996</text:p>
          </table:table-cell>
          <table:table-cell office:value-type="float" office:value="0.024111">
            <text:p>0,024111</text:p>
          </table:table-cell>
          <table:table-cell office:value-type="float" office:value="0.020906">
            <text:p>0,020906</text:p>
          </table:table-cell>
          <table:table-cell office:value-type="float" office:value="0.016071">
            <text:p>0,016071</text:p>
          </table:table-cell>
          <table:table-cell office:value-type="float" office:value="0.016884">
            <text:p>0,016884</text:p>
          </table:table-cell>
          <table:table-cell office:value-type="float" office:value="0.01623">
            <text:p>0,01623</text:p>
          </table:table-cell>
          <table:table-cell office:value-type="float" office:value="0.015831">
            <text:p>0,015831</text:p>
          </table:table-cell>
          <table:table-cell office:value-type="float" office:value="0.018655">
            <text:p>0,018655</text:p>
          </table:table-cell>
          <table:table-cell office:value-type="float" office:value="0.018663">
            <text:p>0,018663</text:p>
          </table:table-cell>
          <table:table-cell office:value-type="float" office:value="0.020015">
            <text:p>0,020015</text:p>
          </table:table-cell>
          <table:table-cell office:value-type="float" office:value="0.01669">
            <text:p>0,01669</text:p>
          </table:table-cell>
          <table:table-cell office:value-type="float" office:value="0.016387">
            <text:p>0,016387</text:p>
          </table:table-cell>
          <table:table-cell office:value-type="float" office:value="0.015789">
            <text:p>0,015789</text:p>
          </table:table-cell>
          <table:table-cell office:value-type="float" office:value="0.025828">
            <text:p>0,025828</text:p>
          </table:table-cell>
          <table:table-cell office:value-type="float" office:value="0.015708">
            <text:p>0,015708</text:p>
          </table:table-cell>
          <table:table-cell office:value-type="float" office:value="0.018689">
            <text:p>0,018689</text:p>
          </table:table-cell>
          <table:table-cell office:value-type="float" office:value="0.017712">
            <text:p>0,017712</text:p>
          </table:table-cell>
          <table:table-cell office:value-type="float" office:value="0.019905">
            <text:p>0,019905</text:p>
          </table:table-cell>
          <table:table-cell office:value-type="float" office:value="0.016819">
            <text:p>0,016819</text:p>
          </table:table-cell>
          <table:table-cell office:value-type="float" office:value="0.015198">
            <text:p>0,015198</text:p>
          </table:table-cell>
          <table:table-cell office:value-type="float" office:value="0.017646">
            <text:p>0,017646</text:p>
          </table:table-cell>
          <table:table-cell office:value-type="float" office:value="0.017129">
            <text:p>0,017129</text:p>
          </table:table-cell>
          <table:table-cell office:value-type="float" office:value="0.031713">
            <text:p>0,031713</text:p>
          </table:table-cell>
          <table:table-cell office:value-type="float" office:value="0.019331">
            <text:p>0,019331</text:p>
          </table:table-cell>
          <table:table-cell office:value-type="float" office:value="0.025715">
            <text:p>0,025715</text:p>
          </table:table-cell>
          <table:table-cell office:value-type="float" office:value="0.029883">
            <text:p>0,029883</text:p>
          </table:table-cell>
          <table:table-cell office:value-type="float" office:value="0.020256">
            <text:p>0,020256</text:p>
          </table:table-cell>
          <table:table-cell office:value-type="float" office:value="0.015291">
            <text:p>0,015291</text:p>
          </table:table-cell>
          <table:table-cell office:value-type="float" office:value="0.013852">
            <text:p>0,013852</text:p>
          </table:table-cell>
          <table:table-cell office:value-type="float" office:value="0.023669">
            <text:p>0,023669</text:p>
          </table:table-cell>
          <table:table-cell office:value-type="float" office:value="0.026231">
            <text:p>0,026231</text:p>
          </table:table-cell>
          <table:table-cell office:value-type="float" office:value="0.016456">
            <text:p>0,016456</text:p>
          </table:table-cell>
          <table:table-cell office:value-type="float" office:value="0.016858">
            <text:p>0,016858</text:p>
          </table:table-cell>
          <table:table-cell office:value-type="float" office:value="0.015952">
            <text:p>0,015952</text:p>
          </table:table-cell>
          <table:table-cell office:value-type="float" office:value="0.017772">
            <text:p>0,017772</text:p>
          </table:table-cell>
          <table:table-cell office:value-type="float" office:value="0.018214">
            <text:p>0,018214</text:p>
          </table:table-cell>
          <table:table-cell office:value-type="float" office:value="0.021839">
            <text:p>0,021839</text:p>
          </table:table-cell>
          <table:table-cell office:value-type="float" office:value="0.018121">
            <text:p>0,018121</text:p>
          </table:table-cell>
          <table:table-cell office:value-type="float" office:value="0.019995">
            <text:p>0,019995</text:p>
          </table:table-cell>
          <table:table-cell office:value-type="float" office:value="0.02785">
            <text:p>0,02785</text:p>
          </table:table-cell>
          <table:table-cell office:value-type="float" office:value="0.014654">
            <text:p>0,014654</text:p>
          </table:table-cell>
          <table:table-cell office:value-type="float" office:value="0.017952">
            <text:p>0,017952</text:p>
          </table:table-cell>
          <table:table-cell office:value-type="float" office:value="0.017042">
            <text:p>0,017042</text:p>
          </table:table-cell>
          <table:table-cell office:value-type="float" office:value="0.0151">
            <text:p>0,0151</text:p>
          </table:table-cell>
          <table:table-cell office:value-type="float" office:value="0.019637">
            <text:p>0,019637</text:p>
          </table:table-cell>
          <table:table-cell office:value-type="float" office:value="0.02067">
            <text:p>0,02067</text:p>
          </table:table-cell>
          <table:table-cell office:value-type="float" office:value="0.02041">
            <text:p>0,02041</text:p>
          </table:table-cell>
          <table:table-cell office:value-type="float" office:value="0.023265">
            <text:p>0,023265</text:p>
          </table:table-cell>
          <table:table-cell office:value-type="float" office:value="0.014625">
            <text:p>0,014625</text:p>
          </table:table-cell>
          <table:table-cell office:value-type="float" office:value="0.016905">
            <text:p>0,016905</text:p>
          </table:table-cell>
          <table:table-cell office:value-type="float" office:value="0.017552">
            <text:p>0,017552</text:p>
          </table:table-cell>
          <table:table-cell office:value-type="float" office:value="0.018449">
            <text:p>0,018449</text:p>
          </table:table-cell>
          <table:table-cell office:value-type="float" office:value="0.014155">
            <text:p>0,014155</text:p>
          </table:table-cell>
          <table:table-cell office:value-type="float" office:value="0.035205">
            <text:p>0,035205</text:p>
          </table:table-cell>
          <table:table-cell office:value-type="float" office:value="0.014242">
            <text:p>0,014242</text:p>
          </table:table-cell>
          <table:table-cell office:value-type="float" office:value="0.014328">
            <text:p>0,014328</text:p>
          </table:table-cell>
          <table:table-cell office:value-type="float" office:value="0.026844">
            <text:p>0,026844</text:p>
          </table:table-cell>
          <table:table-cell office:value-type="float" office:value="0.038793">
            <text:p>0,038793</text:p>
          </table:table-cell>
          <table:table-cell office:value-type="float" office:value="0.015392">
            <text:p>0,015392</text:p>
          </table:table-cell>
          <table:table-cell office:value-type="float" office:value="0.01857">
            <text:p>0,01857</text:p>
          </table:table-cell>
          <table:table-cell office:value-type="float" office:value="0.015013">
            <text:p>0,015013</text:p>
          </table:table-cell>
          <table:table-cell office:value-type="float" office:value="0.013684">
            <text:p>0,013684</text:p>
          </table:table-cell>
          <table:table-cell office:value-type="float" office:value="0.031272">
            <text:p>0,031272</text:p>
          </table:table-cell>
          <table:table-cell office:value-type="float" office:value="0.020447">
            <text:p>0,020447</text:p>
          </table:table-cell>
          <table:table-cell office:value-type="float" office:value="0.017777">
            <text:p>0,017777</text:p>
          </table:table-cell>
          <table:table-cell office:value-type="float" office:value="0.01464">
            <text:p>0,01464</text:p>
          </table:table-cell>
          <table:table-cell office:value-type="float" office:value="0.01421">
            <text:p>0,01421</text:p>
          </table:table-cell>
          <table:table-cell office:value-type="float" office:value="0.01851">
            <text:p>0,01851</text:p>
          </table:table-cell>
          <table:table-cell office:value-type="float" office:value="0.035716">
            <text:p>0,035716</text:p>
          </table:table-cell>
          <table:table-cell office:value-type="float" office:value="0.017154">
            <text:p>0,017154</text:p>
          </table:table-cell>
          <table:table-cell office:value-type="float" office:value="0.020501">
            <text:p>0,020501</text:p>
          </table:table-cell>
          <table:table-cell office:value-type="float" office:value="0.022101">
            <text:p>0,022101</text:p>
          </table:table-cell>
          <table:table-cell office:value-type="float" office:value="0.016231">
            <text:p>0,016231</text:p>
          </table:table-cell>
          <table:table-cell office:value-type="float" office:value="0.019311">
            <text:p>0,019311</text:p>
          </table:table-cell>
          <table:table-cell office:value-type="float" office:value="0.014745">
            <text:p>0,014745</text:p>
          </table:table-cell>
          <table:table-cell office:value-type="float" office:value="0.020109">
            <text:p>0,020109</text:p>
          </table:table-cell>
          <table:table-cell office:value-type="float" office:value="0.023525">
            <text:p>0,023525</text:p>
          </table:table-cell>
          <table:table-cell office:value-type="float" office:value="0.014106">
            <text:p>0,014106</text:p>
          </table:table-cell>
          <table:table-cell office:value-type="float" office:value="0.034571">
            <text:p>0,034571</text:p>
          </table:table-cell>
          <table:table-cell office:value-type="float" office:value="0.023655">
            <text:p>0,023655</text:p>
          </table:table-cell>
          <table:table-cell office:value-type="float" office:value="0.01536">
            <text:p>0,01536</text:p>
          </table:table-cell>
          <table:table-cell office:value-type="float" office:value="0.014461">
            <text:p>0,014461</text:p>
          </table:table-cell>
          <table:table-cell office:value-type="float" office:value="0.013869">
            <text:p>0,013869</text:p>
          </table:table-cell>
          <table:table-cell office:value-type="float" office:value="0.01972">
            <text:p>0,01972</text:p>
          </table:table-cell>
          <table:table-cell office:value-type="float" office:value="0.021377">
            <text:p>0,021377</text:p>
          </table:table-cell>
          <table:table-cell office:value-type="float" office:value="0.015539">
            <text:p>0,015539</text:p>
          </table:table-cell>
        </table:table-row>
        <table:table-row table:style-name="ro1">
          <table:table-cell office:value-type="string">
            <text:p>Oji,unsupervised,unilayer</text:p>
          </table:table-cell>
          <table:table-cell office:value-type="float" office:value="0.123432">
            <text:p>0,123432</text:p>
          </table:table-cell>
          <table:table-cell office:value-type="float" office:value="0.052925">
            <text:p>0,052925</text:p>
          </table:table-cell>
          <table:table-cell office:value-type="float" office:value="0.015915">
            <text:p>0,015915</text:p>
          </table:table-cell>
          <table:table-cell office:value-type="float" office:value="0.032551">
            <text:p>0,032551</text:p>
          </table:table-cell>
          <table:table-cell office:value-type="float" office:value="0.015368">
            <text:p>0,015368</text:p>
          </table:table-cell>
          <table:table-cell office:value-type="float" office:value="0.046287">
            <text:p>0,046287</text:p>
          </table:table-cell>
          <table:table-cell office:value-type="float" office:value="0.052741">
            <text:p>0,052741</text:p>
          </table:table-cell>
          <table:table-cell office:value-type="float" office:value="0.015088">
            <text:p>0,015088</text:p>
          </table:table-cell>
          <table:table-cell office:value-type="float" office:value="0.018707">
            <text:p>0,018707</text:p>
          </table:table-cell>
          <table:table-cell office:value-type="float" office:value="0.028275">
            <text:p>0,028275</text:p>
          </table:table-cell>
          <table:table-cell office:value-type="float" office:value="0.015706">
            <text:p>0,015706</text:p>
          </table:table-cell>
          <table:table-cell office:value-type="float" office:value="0.014505">
            <text:p>0,014505</text:p>
          </table:table-cell>
          <table:table-cell office:value-type="float" office:value="0.015084">
            <text:p>0,015084</text:p>
          </table:table-cell>
          <table:table-cell office:value-type="float" office:value="0.035281">
            <text:p>0,035281</text:p>
          </table:table-cell>
          <table:table-cell office:value-type="float" office:value="0.047664">
            <text:p>0,047664</text:p>
          </table:table-cell>
          <table:table-cell office:value-type="float" office:value="0.055734">
            <text:p>0,055734</text:p>
          </table:table-cell>
          <table:table-cell office:value-type="float" office:value="0.026881">
            <text:p>0,026881</text:p>
          </table:table-cell>
          <table:table-cell office:value-type="float" office:value="0.018938">
            <text:p>0,018938</text:p>
          </table:table-cell>
          <table:table-cell office:value-type="float" office:value="0.0149">
            <text:p>0,0149</text:p>
          </table:table-cell>
          <table:table-cell office:value-type="float" office:value="0.018532">
            <text:p>0,018532</text:p>
          </table:table-cell>
          <table:table-cell office:value-type="float" office:value="0.014127">
            <text:p>0,014127</text:p>
          </table:table-cell>
          <table:table-cell office:value-type="float" office:value="0.017427">
            <text:p>0,017427</text:p>
          </table:table-cell>
          <table:table-cell office:value-type="float" office:value="0.014069">
            <text:p>0,014069</text:p>
          </table:table-cell>
          <table:table-cell office:value-type="float" office:value="0.014795">
            <text:p>0,014795</text:p>
          </table:table-cell>
          <table:table-cell office:value-type="float" office:value="0.014859">
            <text:p>0,014859</text:p>
          </table:table-cell>
          <table:table-cell office:value-type="float" office:value="0.014952">
            <text:p>0,014952</text:p>
          </table:table-cell>
          <table:table-cell office:value-type="float" office:value="0.014239">
            <text:p>0,014239</text:p>
          </table:table-cell>
          <table:table-cell office:value-type="float" office:value="0.015844">
            <text:p>0,015844</text:p>
          </table:table-cell>
          <table:table-cell office:value-type="float" office:value="0.022889">
            <text:p>0,022889</text:p>
          </table:table-cell>
          <table:table-cell office:value-type="float" office:value="0.046457">
            <text:p>0,046457</text:p>
          </table:table-cell>
          <table:table-cell office:value-type="float" office:value="0.049023">
            <text:p>0,049023</text:p>
          </table:table-cell>
          <table:table-cell office:value-type="float" office:value="0.047688">
            <text:p>0,047688</text:p>
          </table:table-cell>
          <table:table-cell office:value-type="float" office:value="0.022255">
            <text:p>0,022255</text:p>
          </table:table-cell>
          <table:table-cell office:value-type="float" office:value="0.021523">
            <text:p>0,021523</text:p>
          </table:table-cell>
          <table:table-cell office:value-type="float" office:value="0.015356">
            <text:p>0,015356</text:p>
          </table:table-cell>
          <table:table-cell office:value-type="float" office:value="0.015275">
            <text:p>0,015275</text:p>
          </table:table-cell>
          <table:table-cell office:value-type="float" office:value="0.015066">
            <text:p>0,015066</text:p>
          </table:table-cell>
          <table:table-cell office:value-type="float" office:value="0.015004">
            <text:p>0,015004</text:p>
          </table:table-cell>
          <table:table-cell office:value-type="float" office:value="0.014605">
            <text:p>0,014605</text:p>
          </table:table-cell>
          <table:table-cell office:value-type="float" office:value="0.018264">
            <text:p>0,018264</text:p>
          </table:table-cell>
          <table:table-cell office:value-type="float" office:value="0.018806">
            <text:p>0,018806</text:p>
          </table:table-cell>
          <table:table-cell office:value-type="float" office:value="0.016531">
            <text:p>0,016531</text:p>
          </table:table-cell>
          <table:table-cell office:value-type="float" office:value="0.018995">
            <text:p>0,018995</text:p>
          </table:table-cell>
          <table:table-cell office:value-type="float" office:value="0.014268">
            <text:p>0,014268</text:p>
          </table:table-cell>
          <table:table-cell office:value-type="float" office:value="0.014227">
            <text:p>0,014227</text:p>
          </table:table-cell>
          <table:table-cell office:value-type="float" office:value="0.013958">
            <text:p>0,013958</text:p>
          </table:table-cell>
          <table:table-cell office:value-type="float" office:value="0.020464">
            <text:p>0,020464</text:p>
          </table:table-cell>
          <table:table-cell office:value-type="float" office:value="0.014729">
            <text:p>0,014729</text:p>
          </table:table-cell>
          <table:table-cell office:value-type="float" office:value="0.014143">
            <text:p>0,014143</text:p>
          </table:table-cell>
          <table:table-cell office:value-type="float" office:value="0.014019">
            <text:p>0,014019</text:p>
          </table:table-cell>
          <table:table-cell office:value-type="float" office:value="0.018332">
            <text:p>0,018332</text:p>
          </table:table-cell>
          <table:table-cell office:value-type="float" office:value="0.014204">
            <text:p>0,014204</text:p>
          </table:table-cell>
          <table:table-cell office:value-type="float" office:value="0.014184">
            <text:p>0,014184</text:p>
          </table:table-cell>
          <table:table-cell office:value-type="float" office:value="0.039241">
            <text:p>0,039241</text:p>
          </table:table-cell>
          <table:table-cell office:value-type="float" office:value="0.048324">
            <text:p>0,048324</text:p>
          </table:table-cell>
          <table:table-cell office:value-type="float" office:value="0.045552">
            <text:p>0,045552</text:p>
          </table:table-cell>
          <table:table-cell office:value-type="float" office:value="0.048473">
            <text:p>0,048473</text:p>
          </table:table-cell>
          <table:table-cell office:value-type="float" office:value="0.049505">
            <text:p>0,049505</text:p>
          </table:table-cell>
          <table:table-cell office:value-type="float" office:value="0.039523">
            <text:p>0,039523</text:p>
          </table:table-cell>
          <table:table-cell office:value-type="float" office:value="0.017086">
            <text:p>0,017086</text:p>
          </table:table-cell>
          <table:table-cell office:value-type="float" office:value="0.022447">
            <text:p>0,022447</text:p>
          </table:table-cell>
          <table:table-cell office:value-type="float" office:value="0.013967">
            <text:p>0,013967</text:p>
          </table:table-cell>
          <table:table-cell office:value-type="float" office:value="0.014468">
            <text:p>0,014468</text:p>
          </table:table-cell>
          <table:table-cell office:value-type="float" office:value="0.021862">
            <text:p>0,021862</text:p>
          </table:table-cell>
          <table:table-cell office:value-type="float" office:value="0.015292">
            <text:p>0,015292</text:p>
          </table:table-cell>
          <table:table-cell office:value-type="float" office:value="0.018547">
            <text:p>0,018547</text:p>
          </table:table-cell>
          <table:table-cell office:value-type="float" office:value="0.018774">
            <text:p>0,018774</text:p>
          </table:table-cell>
          <table:table-cell office:value-type="float" office:value="0.015303">
            <text:p>0,015303</text:p>
          </table:table-cell>
          <table:table-cell office:value-type="float" office:value="0.015469">
            <text:p>0,015469</text:p>
          </table:table-cell>
          <table:table-cell office:value-type="float" office:value="0.014203">
            <text:p>0,014203</text:p>
          </table:table-cell>
          <table:table-cell office:value-type="float" office:value="0.023818">
            <text:p>0,023818</text:p>
          </table:table-cell>
          <table:table-cell office:value-type="float" office:value="0.017826">
            <text:p>0,017826</text:p>
          </table:table-cell>
          <table:table-cell office:value-type="float" office:value="0.018257">
            <text:p>0,018257</text:p>
          </table:table-cell>
          <table:table-cell office:value-type="float" office:value="0.018632">
            <text:p>0,018632</text:p>
          </table:table-cell>
          <table:table-cell office:value-type="float" office:value="0.015547">
            <text:p>0,015547</text:p>
          </table:table-cell>
          <table:table-cell office:value-type="float" office:value="0.014007">
            <text:p>0,014007</text:p>
          </table:table-cell>
          <table:table-cell office:value-type="float" office:value="0.014577">
            <text:p>0,014577</text:p>
          </table:table-cell>
          <table:table-cell office:value-type="float" office:value="0.014453">
            <text:p>0,014453</text:p>
          </table:table-cell>
          <table:table-cell office:value-type="float" office:value="0.014329">
            <text:p>0,014329</text:p>
          </table:table-cell>
          <table:table-cell office:value-type="float" office:value="0.018076">
            <text:p>0,018076</text:p>
          </table:table-cell>
          <table:table-cell office:value-type="float" office:value="0.020169">
            <text:p>0,020169</text:p>
          </table:table-cell>
          <table:table-cell office:value-type="float" office:value="0.015664">
            <text:p>0,015664</text:p>
          </table:table-cell>
          <table:table-cell office:value-type="float" office:value="0.014239">
            <text:p>0,014239</text:p>
          </table:table-cell>
          <table:table-cell office:value-type="float" office:value="0.01652">
            <text:p>0,01652</text:p>
          </table:table-cell>
          <table:table-cell office:value-type="float" office:value="0.017559">
            <text:p>0,017559</text:p>
          </table:table-cell>
          <table:table-cell office:value-type="float" office:value="0.017458">
            <text:p>0,017458</text:p>
          </table:table-cell>
          <table:table-cell office:value-type="float" office:value="0.014082">
            <text:p>0,014082</text:p>
          </table:table-cell>
          <table:table-cell office:value-type="float" office:value="0.01492">
            <text:p>0,01492</text:p>
          </table:table-cell>
          <table:table-cell office:value-type="float" office:value="0.017479">
            <text:p>0,017479</text:p>
          </table:table-cell>
          <table:table-cell office:value-type="float" office:value="0.014905">
            <text:p>0,014905</text:p>
          </table:table-cell>
          <table:table-cell office:value-type="float" office:value="0.015352">
            <text:p>0,015352</text:p>
          </table:table-cell>
          <table:table-cell office:value-type="float" office:value="0.022945">
            <text:p>0,022945</text:p>
          </table:table-cell>
          <table:table-cell office:value-type="float" office:value="0.015302">
            <text:p>0,015302</text:p>
          </table:table-cell>
          <table:table-cell office:value-type="float" office:value="0.016334">
            <text:p>0,016334</text:p>
          </table:table-cell>
          <table:table-cell office:value-type="float" office:value="0.016729">
            <text:p>0,016729</text:p>
          </table:table-cell>
          <table:table-cell office:value-type="float" office:value="0.016047">
            <text:p>0,016047</text:p>
          </table:table-cell>
          <table:table-cell office:value-type="float" office:value="0.01648">
            <text:p>0,01648</text:p>
          </table:table-cell>
          <table:table-cell office:value-type="float" office:value="0.015096">
            <text:p>0,015096</text:p>
          </table:table-cell>
          <table:table-cell office:value-type="float" office:value="0.015834">
            <text:p>0,015834</text:p>
          </table:table-cell>
          <table:table-cell office:value-type="float" office:value="0.015974">
            <text:p>0,015974</text:p>
          </table:table-cell>
          <table:table-cell office:value-type="float" office:value="0.014871">
            <text:p>0,014871</text:p>
          </table:table-cell>
          <table:table-cell office:value-type="float" office:value="0.015621">
            <text:p>0,015621</text:p>
          </table:table-cell>
          <table:table-cell office:value-type="float" office:value="0.015034">
            <text:p>0,015034</text:p>
          </table:table-cell>
          <table:table-cell office:value-type="float" office:value="0.014895">
            <text:p>0,014895</text:p>
          </table:table-cell>
          <table:table-cell office:value-type="float" office:value="0.016635">
            <text:p>0,016635</text:p>
          </table:table-cell>
          <table:table-cell office:value-type="float" office:value="0.015014">
            <text:p>0,015014</text:p>
          </table:table-cell>
          <table:table-cell office:value-type="float" office:value="0.016898">
            <text:p>0,016898</text:p>
          </table:table-cell>
          <table:table-cell office:value-type="float" office:value="0.01406">
            <text:p>0,01406</text:p>
          </table:table-cell>
          <table:table-cell office:value-type="float" office:value="0.013973">
            <text:p>0,013973</text:p>
          </table:table-cell>
          <table:table-cell office:value-type="float" office:value="0.017544">
            <text:p>0,017544</text:p>
          </table:table-cell>
          <table:table-cell office:value-type="float" office:value="0.01821">
            <text:p>0,01821</text:p>
          </table:table-cell>
          <table:table-cell office:value-type="float" office:value="0.025847">
            <text:p>0,025847</text:p>
          </table:table-cell>
          <table:table-cell office:value-type="float" office:value="0.015106">
            <text:p>0,015106</text:p>
          </table:table-cell>
          <table:table-cell office:value-type="float" office:value="0.024158">
            <text:p>0,024158</text:p>
          </table:table-cell>
          <table:table-cell office:value-type="float" office:value="0.016193">
            <text:p>0,016193</text:p>
          </table:table-cell>
          <table:table-cell office:value-type="float" office:value="0.026147">
            <text:p>0,026147</text:p>
          </table:table-cell>
          <table:table-cell office:value-type="float" office:value="0.017047">
            <text:p>0,017047</text:p>
          </table:table-cell>
          <table:table-cell office:value-type="float" office:value="0.04226">
            <text:p>0,04226</text:p>
          </table:table-cell>
          <table:table-cell office:value-type="float" office:value="0.016636">
            <text:p>0,016636</text:p>
          </table:table-cell>
          <table:table-cell office:value-type="float" office:value="0.022853">
            <text:p>0,022853</text:p>
          </table:table-cell>
          <table:table-cell office:value-type="float" office:value="0.016348">
            <text:p>0,016348</text:p>
          </table:table-cell>
          <table:table-cell office:value-type="float" office:value="0.042771">
            <text:p>0,042771</text:p>
          </table:table-cell>
          <table:table-cell office:value-type="float" office:value="0.016305">
            <text:p>0,016305</text:p>
          </table:table-cell>
          <table:table-cell office:value-type="float" office:value="0.024284">
            <text:p>0,024284</text:p>
          </table:table-cell>
          <table:table-cell office:value-type="float" office:value="0.017634">
            <text:p>0,017634</text:p>
          </table:table-cell>
          <table:table-cell office:value-type="float" office:value="0.022146">
            <text:p>0,022146</text:p>
          </table:table-cell>
          <table:table-cell office:value-type="float" office:value="0.021945">
            <text:p>0,021945</text:p>
          </table:table-cell>
          <table:table-cell office:value-type="float" office:value="0.016894">
            <text:p>0,016894</text:p>
          </table:table-cell>
          <table:table-cell office:value-type="float" office:value="0.017687">
            <text:p>0,017687</text:p>
          </table:table-cell>
          <table:table-cell office:value-type="float" office:value="0.017499">
            <text:p>0,017499</text:p>
          </table:table-cell>
          <table:table-cell office:value-type="float" office:value="0.022568">
            <text:p>0,022568</text:p>
          </table:table-cell>
          <table:table-cell office:value-type="float" office:value="0.019268">
            <text:p>0,019268</text:p>
          </table:table-cell>
          <table:table-cell office:value-type="float" office:value="0.015279">
            <text:p>0,015279</text:p>
          </table:table-cell>
          <table:table-cell office:value-type="float" office:value="0.016451">
            <text:p>0,016451</text:p>
          </table:table-cell>
          <table:table-cell office:value-type="float" office:value="0.016384">
            <text:p>0,016384</text:p>
          </table:table-cell>
          <table:table-cell office:value-type="float" office:value="0.016664">
            <text:p>0,016664</text:p>
          </table:table-cell>
          <table:table-cell office:value-type="float" office:value="0.016428">
            <text:p>0,016428</text:p>
          </table:table-cell>
          <table:table-cell office:value-type="float" office:value="0.015723">
            <text:p>0,015723</text:p>
          </table:table-cell>
          <table:table-cell office:value-type="float" office:value="0.016458">
            <text:p>0,016458</text:p>
          </table:table-cell>
          <table:table-cell office:value-type="float" office:value="0.014794">
            <text:p>0,014794</text:p>
          </table:table-cell>
          <table:table-cell office:value-type="float" office:value="0.015582">
            <text:p>0,015582</text:p>
          </table:table-cell>
          <table:table-cell office:value-type="float" office:value="0.017536">
            <text:p>0,017536</text:p>
          </table:table-cell>
          <table:table-cell office:value-type="float" office:value="0.015301">
            <text:p>0,015301</text:p>
          </table:table-cell>
          <table:table-cell office:value-type="float" office:value="0.017304">
            <text:p>0,017304</text:p>
          </table:table-cell>
          <table:table-cell office:value-type="float" office:value="0.015239">
            <text:p>0,015239</text:p>
          </table:table-cell>
          <table:table-cell office:value-type="float" office:value="0.017555">
            <text:p>0,017555</text:p>
          </table:table-cell>
          <table:table-cell office:value-type="float" office:value="0.016004">
            <text:p>0,016004</text:p>
          </table:table-cell>
          <table:table-cell office:value-type="float" office:value="0.017692">
            <text:p>0,017692</text:p>
          </table:table-cell>
          <table:table-cell office:value-type="float" office:value="0.015285">
            <text:p>0,015285</text:p>
          </table:table-cell>
          <table:table-cell office:value-type="float" office:value="0.020382">
            <text:p>0,020382</text:p>
          </table:table-cell>
          <table:table-cell office:value-type="float" office:value="0.015443">
            <text:p>0,015443</text:p>
          </table:table-cell>
          <table:table-cell office:value-type="float" office:value="0.020359">
            <text:p>0,020359</text:p>
          </table:table-cell>
          <table:table-cell office:value-type="float" office:value="0.015433">
            <text:p>0,015433</text:p>
          </table:table-cell>
          <table:table-cell office:value-type="float" office:value="0.019243">
            <text:p>0,019243</text:p>
          </table:table-cell>
          <table:table-cell office:value-type="float" office:value="0.023806">
            <text:p>0,023806</text:p>
          </table:table-cell>
          <table:table-cell office:value-type="float" office:value="0.040183">
            <text:p>0,040183</text:p>
          </table:table-cell>
          <table:table-cell office:value-type="float" office:value="0.019495">
            <text:p>0,019495</text:p>
          </table:table-cell>
          <table:table-cell office:value-type="float" office:value="0.023538">
            <text:p>0,023538</text:p>
          </table:table-cell>
          <table:table-cell office:value-type="float" office:value="0.014399">
            <text:p>0,014399</text:p>
          </table:table-cell>
          <table:table-cell office:value-type="float" office:value="0.062689">
            <text:p>0,062689</text:p>
          </table:table-cell>
          <table:table-cell office:value-type="float" office:value="0.0181">
            <text:p>0,0181</text:p>
          </table:table-cell>
          <table:table-cell office:value-type="float" office:value="0.02071">
            <text:p>0,02071</text:p>
          </table:table-cell>
          <table:table-cell office:value-type="float" office:value="0.016559">
            <text:p>0,016559</text:p>
          </table:table-cell>
          <table:table-cell office:value-type="float" office:value="0.023252">
            <text:p>0,023252</text:p>
          </table:table-cell>
          <table:table-cell office:value-type="float" office:value="0.018463">
            <text:p>0,018463</text:p>
          </table:table-cell>
          <table:table-cell office:value-type="float" office:value="0.017058">
            <text:p>0,017058</text:p>
          </table:table-cell>
          <table:table-cell office:value-type="float" office:value="0.015745">
            <text:p>0,015745</text:p>
          </table:table-cell>
          <table:table-cell office:value-type="float" office:value="0.016043">
            <text:p>0,016043</text:p>
          </table:table-cell>
          <table:table-cell office:value-type="float" office:value="0.015542">
            <text:p>0,015542</text:p>
          </table:table-cell>
          <table:table-cell office:value-type="float" office:value="0.01812">
            <text:p>0,01812</text:p>
          </table:table-cell>
          <table:table-cell office:value-type="float" office:value="0.016675">
            <text:p>0,016675</text:p>
          </table:table-cell>
          <table:table-cell office:value-type="float" office:value="0.015219">
            <text:p>0,015219</text:p>
          </table:table-cell>
          <table:table-cell office:value-type="float" office:value="0.018254">
            <text:p>0,018254</text:p>
          </table:table-cell>
          <table:table-cell office:value-type="float" office:value="0.021004">
            <text:p>0,021004</text:p>
          </table:table-cell>
          <table:table-cell office:value-type="float" office:value="0.015078">
            <text:p>0,015078</text:p>
          </table:table-cell>
          <table:table-cell office:value-type="float" office:value="0.017468">
            <text:p>0,017468</text:p>
          </table:table-cell>
          <table:table-cell office:value-type="float" office:value="0.015424">
            <text:p>0,015424</text:p>
          </table:table-cell>
          <table:table-cell office:value-type="float" office:value="0.014575">
            <text:p>0,014575</text:p>
          </table:table-cell>
          <table:table-cell office:value-type="float" office:value="0.018648">
            <text:p>0,018648</text:p>
          </table:table-cell>
          <table:table-cell office:value-type="float" office:value="0.015274">
            <text:p>0,015274</text:p>
          </table:table-cell>
          <table:table-cell office:value-type="float" office:value="0.033798">
            <text:p>0,033798</text:p>
          </table:table-cell>
          <table:table-cell office:value-type="float" office:value="0.01885">
            <text:p>0,01885</text:p>
          </table:table-cell>
          <table:table-cell office:value-type="float" office:value="0.025719">
            <text:p>0,025719</text:p>
          </table:table-cell>
          <table:table-cell office:value-type="float" office:value="0.018507">
            <text:p>0,018507</text:p>
          </table:table-cell>
          <table:table-cell office:value-type="float" office:value="0.024167">
            <text:p>0,024167</text:p>
          </table:table-cell>
          <table:table-cell office:value-type="float" office:value="0.017974">
            <text:p>0,017974</text:p>
          </table:table-cell>
          <table:table-cell office:value-type="float" office:value="0.022388">
            <text:p>0,022388</text:p>
          </table:table-cell>
          <table:table-cell office:value-type="float" office:value="0.015167">
            <text:p>0,015167</text:p>
          </table:table-cell>
          <table:table-cell office:value-type="float" office:value="0.038361">
            <text:p>0,038361</text:p>
          </table:table-cell>
          <table:table-cell office:value-type="float" office:value="0.016243">
            <text:p>0,016243</text:p>
          </table:table-cell>
          <table:table-cell office:value-type="float" office:value="0.036501">
            <text:p>0,036501</text:p>
          </table:table-cell>
          <table:table-cell office:value-type="float" office:value="0.020881">
            <text:p>0,020881</text:p>
          </table:table-cell>
          <table:table-cell office:value-type="float" office:value="0.029512">
            <text:p>0,029512</text:p>
          </table:table-cell>
          <table:table-cell office:value-type="float" office:value="0.015186">
            <text:p>0,015186</text:p>
          </table:table-cell>
          <table:table-cell office:value-type="float" office:value="0.024335">
            <text:p>0,024335</text:p>
          </table:table-cell>
          <table:table-cell office:value-type="float" office:value="0.015309">
            <text:p>0,015309</text:p>
          </table:table-cell>
          <table:table-cell office:value-type="float" office:value="0.022228">
            <text:p>0,022228</text:p>
          </table:table-cell>
          <table:table-cell office:value-type="float" office:value="0.01539">
            <text:p>0,01539</text:p>
          </table:table-cell>
          <table:table-cell office:value-type="float" office:value="0.04183">
            <text:p>0,04183</text:p>
          </table:table-cell>
          <table:table-cell office:value-type="float" office:value="0.019731">
            <text:p>0,019731</text:p>
          </table:table-cell>
        </table:table-row>
        <table:table-row table:style-name="ro1">
          <table:table-cell office:value-type="string">
            <text:p>Oji,supervised,unilayer</text:p>
          </table:table-cell>
          <table:table-cell office:value-type="float" office:value="0.037854">
            <text:p>0,037854</text:p>
          </table:table-cell>
          <table:table-cell office:value-type="float" office:value="0.041229">
            <text:p>0,041229</text:p>
          </table:table-cell>
          <table:table-cell office:value-type="float" office:value="0.085486">
            <text:p>0,085486</text:p>
          </table:table-cell>
          <table:table-cell office:value-type="float" office:value="0.017141">
            <text:p>0,017141</text:p>
          </table:table-cell>
          <table:table-cell office:value-type="float" office:value="0.016995">
            <text:p>0,016995</text:p>
          </table:table-cell>
          <table:table-cell office:value-type="float" office:value="0.017118">
            <text:p>0,017118</text:p>
          </table:table-cell>
          <table:table-cell office:value-type="float" office:value="0.015565">
            <text:p>0,015565</text:p>
          </table:table-cell>
          <table:table-cell office:value-type="float" office:value="0.017663">
            <text:p>0,017663</text:p>
          </table:table-cell>
          <table:table-cell office:value-type="float" office:value="0.03875">
            <text:p>0,03875</text:p>
          </table:table-cell>
          <table:table-cell office:value-type="float" office:value="0.01555">
            <text:p>0,01555</text:p>
          </table:table-cell>
          <table:table-cell office:value-type="float" office:value="0.022124">
            <text:p>0,022124</text:p>
          </table:table-cell>
          <table:table-cell office:value-type="float" office:value="0.021958">
            <text:p>0,021958</text:p>
          </table:table-cell>
          <table:table-cell office:value-type="float" office:value="0.019722">
            <text:p>0,019722</text:p>
          </table:table-cell>
          <table:table-cell office:value-type="float" office:value="0.050902">
            <text:p>0,050902</text:p>
          </table:table-cell>
          <table:table-cell office:value-type="float" office:value="0.018945">
            <text:p>0,018945</text:p>
          </table:table-cell>
          <table:table-cell office:value-type="float" office:value="0.015359">
            <text:p>0,015359</text:p>
          </table:table-cell>
          <table:table-cell office:value-type="float" office:value="0.022016">
            <text:p>0,022016</text:p>
          </table:table-cell>
          <table:table-cell office:value-type="float" office:value="0.031408">
            <text:p>0,031408</text:p>
          </table:table-cell>
          <table:table-cell office:value-type="float" office:value="0.045352">
            <text:p>0,045352</text:p>
          </table:table-cell>
          <table:table-cell office:value-type="float" office:value="0.016913">
            <text:p>0,016913</text:p>
          </table:table-cell>
          <table:table-cell office:value-type="float" office:value="0.016095">
            <text:p>0,016095</text:p>
          </table:table-cell>
          <table:table-cell office:value-type="float" office:value="0.019533">
            <text:p>0,019533</text:p>
          </table:table-cell>
          <table:table-cell office:value-type="float" office:value="0.018758">
            <text:p>0,018758</text:p>
          </table:table-cell>
          <table:table-cell office:value-type="float" office:value="0.01789">
            <text:p>0,01789</text:p>
          </table:table-cell>
          <table:table-cell office:value-type="float" office:value="0.018539">
            <text:p>0,018539</text:p>
          </table:table-cell>
          <table:table-cell office:value-type="float" office:value="0.056577">
            <text:p>0,056577</text:p>
          </table:table-cell>
          <table:table-cell office:value-type="float" office:value="0.020483">
            <text:p>0,020483</text:p>
          </table:table-cell>
          <table:table-cell office:value-type="float" office:value="0.051665">
            <text:p>0,051665</text:p>
          </table:table-cell>
          <table:table-cell office:value-type="float" office:value="0.049673">
            <text:p>0,049673</text:p>
          </table:table-cell>
          <table:table-cell office:value-type="float" office:value="0.017019">
            <text:p>0,017019</text:p>
          </table:table-cell>
          <table:table-cell office:value-type="float" office:value="0.050181">
            <text:p>0,050181</text:p>
          </table:table-cell>
          <table:table-cell office:value-type="float" office:value="0.018581">
            <text:p>0,018581</text:p>
          </table:table-cell>
          <table:table-cell office:value-type="float" office:value="0.055289">
            <text:p>0,055289</text:p>
          </table:table-cell>
          <table:table-cell office:value-type="float" office:value="0.053587">
            <text:p>0,053587</text:p>
          </table:table-cell>
          <table:table-cell office:value-type="float" office:value="0.054336">
            <text:p>0,054336</text:p>
          </table:table-cell>
          <table:table-cell office:value-type="float" office:value="0.022098">
            <text:p>0,022098</text:p>
          </table:table-cell>
          <table:table-cell office:value-type="float" office:value="0.030084">
            <text:p>0,030084</text:p>
          </table:table-cell>
          <table:table-cell office:value-type="float" office:value="0.051593">
            <text:p>0,051593</text:p>
          </table:table-cell>
          <table:table-cell office:value-type="float" office:value="0.054773">
            <text:p>0,054773</text:p>
          </table:table-cell>
          <table:table-cell office:value-type="float" office:value="0.05895">
            <text:p>0,05895</text:p>
          </table:table-cell>
          <table:table-cell office:value-type="float" office:value="0.052762">
            <text:p>0,052762</text:p>
          </table:table-cell>
          <table:table-cell office:value-type="float" office:value="0.017605">
            <text:p>0,017605</text:p>
          </table:table-cell>
          <table:table-cell office:value-type="float" office:value="0.027667">
            <text:p>0,027667</text:p>
          </table:table-cell>
          <table:table-cell office:value-type="float" office:value="0.017814">
            <text:p>0,017814</text:p>
          </table:table-cell>
          <table:table-cell office:value-type="float" office:value="0.052244">
            <text:p>0,052244</text:p>
          </table:table-cell>
          <table:table-cell office:value-type="float" office:value="0.030028">
            <text:p>0,030028</text:p>
          </table:table-cell>
          <table:table-cell office:value-type="float" office:value="0.042614">
            <text:p>0,042614</text:p>
          </table:table-cell>
          <table:table-cell office:value-type="float" office:value="0.053953">
            <text:p>0,053953</text:p>
          </table:table-cell>
          <table:table-cell office:value-type="float" office:value="0.017562">
            <text:p>0,017562</text:p>
          </table:table-cell>
          <table:table-cell office:value-type="float" office:value="0.053922">
            <text:p>0,053922</text:p>
          </table:table-cell>
          <table:table-cell office:value-type="float" office:value="0.054398">
            <text:p>0,054398</text:p>
          </table:table-cell>
          <table:table-cell office:value-type="float" office:value="0.020715">
            <text:p>0,020715</text:p>
          </table:table-cell>
          <table:table-cell office:value-type="float" office:value="0.057508">
            <text:p>0,057508</text:p>
          </table:table-cell>
          <table:table-cell office:value-type="float" office:value="0.038308">
            <text:p>0,038308</text:p>
          </table:table-cell>
          <table:table-cell office:value-type="float" office:value="0.062733">
            <text:p>0,062733</text:p>
          </table:table-cell>
          <table:table-cell office:value-type="float" office:value="0.051546">
            <text:p>0,051546</text:p>
          </table:table-cell>
          <table:table-cell office:value-type="float" office:value="0.016787">
            <text:p>0,016787</text:p>
          </table:table-cell>
          <table:table-cell office:value-type="float" office:value="0.051786">
            <text:p>0,051786</text:p>
          </table:table-cell>
          <table:table-cell office:value-type="float" office:value="0.020099">
            <text:p>0,020099</text:p>
          </table:table-cell>
          <table:table-cell office:value-type="float" office:value="0.051561">
            <text:p>0,051561</text:p>
          </table:table-cell>
          <table:table-cell office:value-type="float" office:value="0.019453">
            <text:p>0,019453</text:p>
          </table:table-cell>
          <table:table-cell office:value-type="float" office:value="0.053634">
            <text:p>0,053634</text:p>
          </table:table-cell>
          <table:table-cell office:value-type="float" office:value="0.01945">
            <text:p>0,01945</text:p>
          </table:table-cell>
          <table:table-cell office:value-type="float" office:value="0.015222">
            <text:p>0,015222</text:p>
          </table:table-cell>
          <table:table-cell office:value-type="float" office:value="0.050342">
            <text:p>0,050342</text:p>
          </table:table-cell>
          <table:table-cell office:value-type="float" office:value="0.060121">
            <text:p>0,060121</text:p>
          </table:table-cell>
          <table:table-cell office:value-type="float" office:value="0.015862">
            <text:p>0,015862</text:p>
          </table:table-cell>
          <table:table-cell office:value-type="float" office:value="0.050335">
            <text:p>0,050335</text:p>
          </table:table-cell>
          <table:table-cell office:value-type="float" office:value="0.017065">
            <text:p>0,017065</text:p>
          </table:table-cell>
          <table:table-cell office:value-type="float" office:value="0.050327">
            <text:p>0,050327</text:p>
          </table:table-cell>
          <table:table-cell office:value-type="float" office:value="0.017988">
            <text:p>0,017988</text:p>
          </table:table-cell>
          <table:table-cell office:value-type="float" office:value="0.050446">
            <text:p>0,050446</text:p>
          </table:table-cell>
          <table:table-cell office:value-type="float" office:value="0.015818">
            <text:p>0,015818</text:p>
          </table:table-cell>
          <table:table-cell office:value-type="float" office:value="0.044497">
            <text:p>0,044497</text:p>
          </table:table-cell>
          <table:table-cell office:value-type="float" office:value="0.05002">
            <text:p>0,05002</text:p>
          </table:table-cell>
          <table:table-cell office:value-type="float" office:value="0.016796">
            <text:p>0,016796</text:p>
          </table:table-cell>
          <table:table-cell office:value-type="float" office:value="0.048067">
            <text:p>0,048067</text:p>
          </table:table-cell>
          <table:table-cell office:value-type="float" office:value="0.021056">
            <text:p>0,021056</text:p>
          </table:table-cell>
          <table:table-cell office:value-type="float" office:value="0.055069">
            <text:p>0,055069</text:p>
          </table:table-cell>
          <table:table-cell office:value-type="float" office:value="0.059547">
            <text:p>0,059547</text:p>
          </table:table-cell>
          <table:table-cell office:value-type="float" office:value="0.059425">
            <text:p>0,059425</text:p>
          </table:table-cell>
          <table:table-cell office:value-type="float" office:value="0.021636">
            <text:p>0,021636</text:p>
          </table:table-cell>
          <table:table-cell office:value-type="float" office:value="0.057348">
            <text:p>0,057348</text:p>
          </table:table-cell>
          <table:table-cell office:value-type="float" office:value="0.052449">
            <text:p>0,052449</text:p>
          </table:table-cell>
          <table:table-cell office:value-type="float" office:value="0.026807">
            <text:p>0,026807</text:p>
          </table:table-cell>
          <table:table-cell office:value-type="float" office:value="0.046466">
            <text:p>0,046466</text:p>
          </table:table-cell>
          <table:table-cell office:value-type="float" office:value="0.017666">
            <text:p>0,017666</text:p>
          </table:table-cell>
          <table:table-cell office:value-type="float" office:value="0.049534">
            <text:p>0,049534</text:p>
          </table:table-cell>
          <table:table-cell office:value-type="float" office:value="0.049601">
            <text:p>0,049601</text:p>
          </table:table-cell>
          <table:table-cell office:value-type="float" office:value="0.017824">
            <text:p>0,017824</text:p>
          </table:table-cell>
          <table:table-cell office:value-type="float" office:value="0.050716">
            <text:p>0,050716</text:p>
          </table:table-cell>
          <table:table-cell office:value-type="float" office:value="0.01577">
            <text:p>0,01577</text:p>
          </table:table-cell>
          <table:table-cell office:value-type="float" office:value="0.050883">
            <text:p>0,050883</text:p>
          </table:table-cell>
          <table:table-cell office:value-type="float" office:value="0.01914">
            <text:p>0,01914</text:p>
          </table:table-cell>
          <table:table-cell office:value-type="float" office:value="0.051319">
            <text:p>0,051319</text:p>
          </table:table-cell>
          <table:table-cell office:value-type="float" office:value="0.057742">
            <text:p>0,057742</text:p>
          </table:table-cell>
          <table:table-cell office:value-type="float" office:value="0.023076">
            <text:p>0,023076</text:p>
          </table:table-cell>
          <table:table-cell office:value-type="float" office:value="0.055829">
            <text:p>0,055829</text:p>
          </table:table-cell>
          <table:table-cell office:value-type="float" office:value="0.054509">
            <text:p>0,054509</text:p>
          </table:table-cell>
          <table:table-cell office:value-type="float" office:value="0.020003">
            <text:p>0,020003</text:p>
          </table:table-cell>
          <table:table-cell office:value-type="float" office:value="0.016307">
            <text:p>0,016307</text:p>
          </table:table-cell>
          <table:table-cell office:value-type="float" office:value="0.049373">
            <text:p>0,049373</text:p>
          </table:table-cell>
          <table:table-cell office:value-type="float" office:value="0.051745">
            <text:p>0,051745</text:p>
          </table:table-cell>
          <table:table-cell office:value-type="float" office:value="0.017966">
            <text:p>0,017966</text:p>
          </table:table-cell>
          <table:table-cell office:value-type="float" office:value="0.059036">
            <text:p>0,059036</text:p>
          </table:table-cell>
          <table:table-cell office:value-type="float" office:value="0.049551">
            <text:p>0,049551</text:p>
          </table:table-cell>
          <table:table-cell office:value-type="float" office:value="0.022012">
            <text:p>0,022012</text:p>
          </table:table-cell>
          <table:table-cell office:value-type="float" office:value="0.054138">
            <text:p>0,054138</text:p>
          </table:table-cell>
          <table:table-cell office:value-type="float" office:value="0.019682">
            <text:p>0,019682</text:p>
          </table:table-cell>
          <table:table-cell office:value-type="float" office:value="0.092259">
            <text:p>0,092259</text:p>
          </table:table-cell>
          <table:table-cell office:value-type="float" office:value="0.017306">
            <text:p>0,017306</text:p>
          </table:table-cell>
          <table:table-cell office:value-type="float" office:value="0.049112">
            <text:p>0,049112</text:p>
          </table:table-cell>
          <table:table-cell office:value-type="float" office:value="0.01934">
            <text:p>0,01934</text:p>
          </table:table-cell>
          <table:table-cell office:value-type="float" office:value="0.058008">
            <text:p>0,058008</text:p>
          </table:table-cell>
          <table:table-cell office:value-type="float" office:value="0.051326">
            <text:p>0,051326</text:p>
          </table:table-cell>
          <table:table-cell office:value-type="float" office:value="0.017176">
            <text:p>0,017176</text:p>
          </table:table-cell>
          <table:table-cell office:value-type="float" office:value="0.043879">
            <text:p>0,043879</text:p>
          </table:table-cell>
          <table:table-cell office:value-type="float" office:value="0.039929">
            <text:p>0,039929</text:p>
          </table:table-cell>
          <table:table-cell office:value-type="float" office:value="0.054435">
            <text:p>0,054435</text:p>
          </table:table-cell>
          <table:table-cell office:value-type="float" office:value="0.018431">
            <text:p>0,018431</text:p>
          </table:table-cell>
          <table:table-cell office:value-type="float" office:value="0.053538">
            <text:p>0,053538</text:p>
          </table:table-cell>
          <table:table-cell office:value-type="float" office:value="0.059708">
            <text:p>0,059708</text:p>
          </table:table-cell>
          <table:table-cell office:value-type="float" office:value="0.053999">
            <text:p>0,053999</text:p>
          </table:table-cell>
          <table:table-cell office:value-type="float" office:value="0.038955">
            <text:p>0,038955</text:p>
          </table:table-cell>
          <table:table-cell office:value-type="float" office:value="0.048141">
            <text:p>0,048141</text:p>
          </table:table-cell>
          <table:table-cell office:value-type="float" office:value="0.019617">
            <text:p>0,019617</text:p>
          </table:table-cell>
          <table:table-cell office:value-type="float" office:value="0.053031">
            <text:p>0,053031</text:p>
          </table:table-cell>
          <table:table-cell office:value-type="float" office:value="0.019207">
            <text:p>0,019207</text:p>
          </table:table-cell>
          <table:table-cell office:value-type="float" office:value="0.057019">
            <text:p>0,057019</text:p>
          </table:table-cell>
          <table:table-cell office:value-type="float" office:value="0.056891">
            <text:p>0,056891</text:p>
          </table:table-cell>
          <table:table-cell office:value-type="float" office:value="0.02089">
            <text:p>0,02089</text:p>
          </table:table-cell>
          <table:table-cell office:value-type="float" office:value="0.053731">
            <text:p>0,053731</text:p>
          </table:table-cell>
          <table:table-cell office:value-type="float" office:value="0.015596">
            <text:p>0,015596</text:p>
          </table:table-cell>
          <table:table-cell office:value-type="float" office:value="0.019497">
            <text:p>0,019497</text:p>
          </table:table-cell>
          <table:table-cell office:value-type="float" office:value="0.050417">
            <text:p>0,050417</text:p>
          </table:table-cell>
          <table:table-cell office:value-type="float" office:value="0.053461">
            <text:p>0,053461</text:p>
          </table:table-cell>
          <table:table-cell office:value-type="float" office:value="0.057366">
            <text:p>0,057366</text:p>
          </table:table-cell>
          <table:table-cell office:value-type="float" office:value="0.052973">
            <text:p>0,052973</text:p>
          </table:table-cell>
          <table:table-cell office:value-type="float" office:value="0.021324">
            <text:p>0,021324</text:p>
          </table:table-cell>
          <table:table-cell office:value-type="float" office:value="0.081981">
            <text:p>0,081981</text:p>
          </table:table-cell>
          <table:table-cell office:value-type="float" office:value="0.014219">
            <text:p>0,014219</text:p>
          </table:table-cell>
          <table:table-cell office:value-type="float" office:value="0.04718">
            <text:p>0,04718</text:p>
          </table:table-cell>
          <table:table-cell office:value-type="float" office:value="0.01492">
            <text:p>0,01492</text:p>
          </table:table-cell>
          <table:table-cell office:value-type="float" office:value="0.04889">
            <text:p>0,04889</text:p>
          </table:table-cell>
          <table:table-cell office:value-type="float" office:value="0.016021">
            <text:p>0,016021</text:p>
          </table:table-cell>
          <table:table-cell office:value-type="float" office:value="0.049628">
            <text:p>0,049628</text:p>
          </table:table-cell>
          <table:table-cell office:value-type="float" office:value="0.019067">
            <text:p>0,019067</text:p>
          </table:table-cell>
          <table:table-cell office:value-type="float" office:value="0.051627">
            <text:p>0,051627</text:p>
          </table:table-cell>
          <table:table-cell office:value-type="float" office:value="0.049386">
            <text:p>0,049386</text:p>
          </table:table-cell>
          <table:table-cell office:value-type="float" office:value="0.019405">
            <text:p>0,019405</text:p>
          </table:table-cell>
          <table:table-cell office:value-type="float" office:value="0.035316">
            <text:p>0,035316</text:p>
          </table:table-cell>
          <table:table-cell office:value-type="float" office:value="0.032889">
            <text:p>0,032889</text:p>
          </table:table-cell>
          <table:table-cell office:value-type="float" office:value="0.057164">
            <text:p>0,057164</text:p>
          </table:table-cell>
          <table:table-cell office:value-type="float" office:value="0.01822">
            <text:p>0,01822</text:p>
          </table:table-cell>
          <table:table-cell office:value-type="float" office:value="0.05333">
            <text:p>0,05333</text:p>
          </table:table-cell>
          <table:table-cell office:value-type="float" office:value="0.052822">
            <text:p>0,052822</text:p>
          </table:table-cell>
          <table:table-cell office:value-type="float" office:value="0.037105">
            <text:p>0,037105</text:p>
          </table:table-cell>
          <table:table-cell office:value-type="float" office:value="0.045066">
            <text:p>0,045066</text:p>
          </table:table-cell>
          <table:table-cell office:value-type="float" office:value="0.045582">
            <text:p>0,045582</text:p>
          </table:table-cell>
          <table:table-cell office:value-type="float" office:value="0.029963">
            <text:p>0,029963</text:p>
          </table:table-cell>
          <table:table-cell office:value-type="float" office:value="0.041236">
            <text:p>0,041236</text:p>
          </table:table-cell>
          <table:table-cell office:value-type="float" office:value="0.05515">
            <text:p>0,05515</text:p>
          </table:table-cell>
          <table:table-cell office:value-type="float" office:value="0.022544">
            <text:p>0,022544</text:p>
          </table:table-cell>
          <table:table-cell office:value-type="float" office:value="0.052424">
            <text:p>0,052424</text:p>
          </table:table-cell>
          <table:table-cell office:value-type="float" office:value="0.053256">
            <text:p>0,053256</text:p>
          </table:table-cell>
          <table:table-cell office:value-type="float" office:value="0.020041">
            <text:p>0,020041</text:p>
          </table:table-cell>
          <table:table-cell office:value-type="float" office:value="0.057364">
            <text:p>0,057364</text:p>
          </table:table-cell>
          <table:table-cell office:value-type="float" office:value="0.04953">
            <text:p>0,04953</text:p>
          </table:table-cell>
          <table:table-cell office:value-type="float" office:value="0.021888">
            <text:p>0,021888</text:p>
          </table:table-cell>
          <table:table-cell office:value-type="float" office:value="0.051872">
            <text:p>0,051872</text:p>
          </table:table-cell>
          <table:table-cell office:value-type="float" office:value="0.059145">
            <text:p>0,059145</text:p>
          </table:table-cell>
          <table:table-cell office:value-type="float" office:value="0.020735">
            <text:p>0,020735</text:p>
          </table:table-cell>
          <table:table-cell office:value-type="float" office:value="0.064383">
            <text:p>0,064383</text:p>
          </table:table-cell>
          <table:table-cell office:value-type="float" office:value="0.018408">
            <text:p>0,018408</text:p>
          </table:table-cell>
          <table:table-cell office:value-type="float" office:value="0.05405">
            <text:p>0,05405</text:p>
          </table:table-cell>
          <table:table-cell office:value-type="float" office:value="0.056596">
            <text:p>0,056596</text:p>
          </table:table-cell>
          <table:table-cell office:value-type="float" office:value="0.02052">
            <text:p>0,02052</text:p>
          </table:table-cell>
          <table:table-cell office:value-type="float" office:value="0.052624">
            <text:p>0,052624</text:p>
          </table:table-cell>
          <table:table-cell office:value-type="float" office:value="0.022545">
            <text:p>0,022545</text:p>
          </table:table-cell>
          <table:table-cell office:value-type="float" office:value="0.057021">
            <text:p>0,057021</text:p>
          </table:table-cell>
          <table:table-cell office:value-type="float" office:value="0.050029">
            <text:p>0,050029</text:p>
          </table:table-cell>
          <table:table-cell office:value-type="float" office:value="0.022768">
            <text:p>0,022768</text:p>
          </table:table-cell>
          <table:table-cell office:value-type="float" office:value="0.063746">
            <text:p>0,063746</text:p>
          </table:table-cell>
          <table:table-cell office:value-type="float" office:value="0.016015">
            <text:p>0,016015</text:p>
          </table:table-cell>
          <table:table-cell office:value-type="float" office:value="0.014934">
            <text:p>0,014934</text:p>
          </table:table-cell>
          <table:table-cell office:value-type="float" office:value="0.094749">
            <text:p>0,094749</text:p>
          </table:table-cell>
          <table:table-cell office:value-type="float" office:value="0.021018">
            <text:p>0,021018</text:p>
          </table:table-cell>
          <table:table-cell office:value-type="float" office:value="0.054907">
            <text:p>0,054907</text:p>
          </table:table-cell>
          <table:table-cell office:value-type="float" office:value="0.051411">
            <text:p>0,051411</text:p>
          </table:table-cell>
          <table:table-cell office:value-type="float" office:value="0.019347">
            <text:p>0,019347</text:p>
          </table:table-cell>
          <table:table-cell office:value-type="float" office:value="0.041659">
            <text:p>0,041659</text:p>
          </table:table-cell>
          <table:table-cell office:value-type="float" office:value="0.018661">
            <text:p>0,018661</text:p>
          </table:table-cell>
          <table:table-cell office:value-type="float" office:value="0.046853">
            <text:p>0,046853</text:p>
          </table:table-cell>
          <table:table-cell office:value-type="float" office:value="0.015029">
            <text:p>0,015029</text:p>
          </table:table-cell>
          <table:table-cell office:value-type="float" office:value="0.051983">
            <text:p>0,051983</text:p>
          </table:table-cell>
          <table:table-cell office:value-type="float" office:value="0.051349">
            <text:p>0,051349</text:p>
          </table:table-cell>
          <table:table-cell office:value-type="float" office:value="0.016682">
            <text:p>0,016682</text:p>
          </table:table-cell>
          <table:table-cell office:value-type="float" office:value="0.054207">
            <text:p>0,054207</text:p>
          </table:table-cell>
          <table:table-cell office:value-type="float" office:value="0.020383">
            <text:p>0,020383</text:p>
          </table:table-cell>
          <table:table-cell office:value-type="float" office:value="0.051491">
            <text:p>0,051491</text:p>
          </table:table-cell>
        </table:table-row>
        <table:table-row table:style-name="ro1">
          <table:table-cell>
            <draw:frame table:end-cell-address="Arkusz1.T45" table:end-x="1.535cm" table:end-y="0.193cm" draw:z-index="0" draw:style-name="gr1" draw:text-style-name="P1" svg:width="40.615cm" svg:height="14.585cm" svg:x="0cm" svg:y="0.06cm">
              <draw:object draw:notify-on-update-of-ranges="Arkusz1.A1:Arkusz1.A1 Arkusz1.B1:Arkusz1.GS1 Arkusz1.A2:Arkusz1.A2 Arkusz1.B2:Arkusz1.GS2 Arkusz1.A3:Arkusz1.A3 Arkusz1.B3:Arkusz1.GS3 Arkusz1.A4:Arkusz1.A4 Arkusz1.B4:Arkusz1.GS4 Arkusz1.A5:Arkusz1.A5 Arkusz1.B5:Arkusz1.GS5 Arkusz1.A6:Arkusz1.A6 Arkusz1.B6:Arkusz1.GS6 Arkusz1.A7:Arkusz1.A7 Arkusz1.B7:Arkusz1.GS7 Arkusz1.A8:Arkusz1.A8 Arkusz1.B8:Arkusz1.GS8 Arkusz1.A9:Arkusz1.A9 Arkusz1.B9:Arkusz1.GS9 Arkusz1.A10:Arkusz1.A10 Arkusz1.B10:Arkusz1.GS10 Arkusz1.A11:Arkusz1.A11 Arkusz1.B11:Arkusz1.GS11 Arkusz1.A12:Arkusz1.A12 Arkusz1.B12:Arkusz1.GS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27.11.2016</text:date>, <text:time>19:59:3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19:59:39.79</dc:date>
    <dc:creator>Szymon Durak</dc:creator>
    <meta:document-statistic meta:table-count="1" meta:cell-count="241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40.616cm" svg:height="14.586cm" xlink:href=".." xlink:type="simple" chart:class="chart:line" chart:style-name="ch1">
        <chart:title svg:x="18.029cm" svg:y="0.427cm" chart:style-name="ch2">
          <text:p>Epoch time in seconds</text:p>
        </chart:title>
        <chart:subtitle svg:x="16.864cm" svg:y="1.497cm" chart:style-name="ch3">
          <text:p>Measured for best network of each type</text:p>
        </chart:subtitle>
        <chart:legend chart:legend-position="bottom" svg:x="5.643cm" svg:y="12.729cm" style:legend-expansion="wide" chart:style-name="ch4"/>
        <chart:plot-area chart:style-name="ch5" table:cell-range-address="Arkusz1.A1:Arkusz1.GS12" chart:data-source-has-labels="column" svg:x="1.262cm" svg:y="2.762cm" svg:width="37.73cm" svg:height="9.256cm">
          <chartooo:coordinate-region svg:x="2.174cm" svg:y="2.974cm" svg:width="36.722cm" svg:height="7.947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B1:Arkusz1.GS1" chart:label-cell-address="Arkusz1.A1:Arkusz1.A1" chart:class="chart:line">
            <chart:data-point chart:repeated="200"/>
          </chart:series>
          <chart:series chart:style-name="ch9" chart:values-cell-range-address="Arkusz1.B2:Arkusz1.GS2" chart:label-cell-address="Arkusz1.A2:Arkusz1.A2" chart:class="chart:line">
            <chart:data-point chart:repeated="200"/>
          </chart:series>
          <chart:series chart:style-name="ch10" chart:values-cell-range-address="Arkusz1.B3:Arkusz1.GS3" chart:label-cell-address="Arkusz1.A3:Arkusz1.A3" chart:class="chart:line">
            <chart:data-point chart:repeated="200"/>
          </chart:series>
          <chart:series chart:style-name="ch11" chart:values-cell-range-address="Arkusz1.B4:Arkusz1.GS4" chart:label-cell-address="Arkusz1.A4:Arkusz1.A4" chart:class="chart:line">
            <chart:data-point chart:repeated="200"/>
          </chart:series>
          <chart:series chart:style-name="ch12" chart:values-cell-range-address="Arkusz1.B5:Arkusz1.GS5" chart:label-cell-address="Arkusz1.A5:Arkusz1.A5" chart:class="chart:line">
            <chart:data-point chart:repeated="200"/>
          </chart:series>
          <chart:series chart:style-name="ch13" chart:values-cell-range-address="Arkusz1.B6:Arkusz1.GS6" chart:label-cell-address="Arkusz1.A6:Arkusz1.A6" chart:class="chart:line">
            <chart:data-point chart:repeated="200"/>
          </chart:series>
          <chart:series chart:style-name="ch14" chart:values-cell-range-address="Arkusz1.B7:Arkusz1.GS7" chart:label-cell-address="Arkusz1.A7:Arkusz1.A7" chart:class="chart:line">
            <chart:data-point chart:repeated="200"/>
          </chart:series>
          <chart:series chart:style-name="ch15" chart:values-cell-range-address="Arkusz1.B8:Arkusz1.GS8" chart:label-cell-address="Arkusz1.A8:Arkusz1.A8" chart:class="chart:line">
            <chart:data-point chart:repeated="200"/>
          </chart:series>
          <chart:series chart:style-name="ch16" chart:values-cell-range-address="Arkusz1.B9:Arkusz1.GS9" chart:label-cell-address="Arkusz1.A9:Arkusz1.A9" chart:class="chart:line">
            <chart:data-point chart:repeated="200"/>
          </chart:series>
          <chart:series chart:style-name="ch17" chart:values-cell-range-address="Arkusz1.B10:Arkusz1.GS10" chart:label-cell-address="Arkusz1.A10:Arkusz1.A10" chart:class="chart:line">
            <chart:data-point chart:repeated="200"/>
          </chart:series>
          <chart:series chart:style-name="ch18" chart:values-cell-range-address="Arkusz1.B11:Arkusz1.GS11" chart:label-cell-address="Arkusz1.A11:Arkusz1.A11" chart:class="chart:line">
            <chart:data-point chart:repeated="200"/>
          </chart:series>
          <chart:series chart:style-name="ch19" chart:values-cell-range-address="Arkusz1.B12:Arkusz1.GS12" chart:label-cell-address="Arkusz1.A12:Arkusz1.A12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Hebb,unsupervised,forgetting,multilayer</text:p>
                <draw:g>
                  <svg:desc>Arkusz1.A1:Arkusz1.A1</svg:desc>
                </draw:g>
              </table:table-cell>
              <table:table-cell office:value-type="float" office:value="0.125913">
                <text:p>0.125913</text:p>
                <draw:g>
                  <svg:desc>Arkusz1.B1:Arkusz1.GS1</svg:desc>
                </draw:g>
              </table:table-cell>
              <table:table-cell office:value-type="float" office:value="0.089607">
                <text:p>0.089607</text:p>
              </table:table-cell>
              <table:table-cell office:value-type="float" office:value="0.081553">
                <text:p>0.081553</text:p>
              </table:table-cell>
              <table:table-cell office:value-type="float" office:value="0.085737">
                <text:p>0.085737</text:p>
              </table:table-cell>
              <table:table-cell office:value-type="float" office:value="0.080322">
                <text:p>0.080322</text:p>
              </table:table-cell>
              <table:table-cell office:value-type="float" office:value="0.085316">
                <text:p>0.085316</text:p>
              </table:table-cell>
              <table:table-cell office:value-type="float" office:value="0.090505">
                <text:p>0.090505</text:p>
              </table:table-cell>
              <table:table-cell office:value-type="float" office:value="0.085889">
                <text:p>0.085889</text:p>
              </table:table-cell>
              <table:table-cell office:value-type="float" office:value="0.084591">
                <text:p>0.084591</text:p>
              </table:table-cell>
              <table:table-cell office:value-type="float" office:value="0.081909">
                <text:p>0.081909</text:p>
              </table:table-cell>
              <table:table-cell office:value-type="float" office:value="0.087704">
                <text:p>0.087704</text:p>
              </table:table-cell>
              <table:table-cell office:value-type="float" office:value="0.077286">
                <text:p>0.077286</text:p>
              </table:table-cell>
              <table:table-cell office:value-type="float" office:value="0.084626">
                <text:p>0.084626</text:p>
              </table:table-cell>
              <table:table-cell office:value-type="float" office:value="0.079562">
                <text:p>0.079562</text:p>
              </table:table-cell>
              <table:table-cell office:value-type="float" office:value="0.088003">
                <text:p>0.088003</text:p>
              </table:table-cell>
              <table:table-cell office:value-type="float" office:value="0.084589">
                <text:p>0.084589</text:p>
              </table:table-cell>
              <table:table-cell office:value-type="float" office:value="0.084591">
                <text:p>0.084591</text:p>
              </table:table-cell>
              <table:table-cell office:value-type="float" office:value="0.082448">
                <text:p>0.082448</text:p>
              </table:table-cell>
              <table:table-cell office:value-type="float" office:value="0.081058">
                <text:p>0.081058</text:p>
              </table:table-cell>
              <table:table-cell office:value-type="float" office:value="0.079416">
                <text:p>0.079416</text:p>
              </table:table-cell>
              <table:table-cell office:value-type="float" office:value="0.09034">
                <text:p>0.09034</text:p>
              </table:table-cell>
              <table:table-cell office:value-type="float" office:value="0.088917">
                <text:p>0.088917</text:p>
              </table:table-cell>
              <table:table-cell office:value-type="float" office:value="0.082667">
                <text:p>0.082667</text:p>
              </table:table-cell>
              <table:table-cell office:value-type="float" office:value="0.085143">
                <text:p>0.085143</text:p>
              </table:table-cell>
              <table:table-cell office:value-type="float" office:value="0.078528">
                <text:p>0.078528</text:p>
              </table:table-cell>
              <table:table-cell office:value-type="float" office:value="0.084409">
                <text:p>0.084409</text:p>
              </table:table-cell>
              <table:table-cell office:value-type="float" office:value="0.08975">
                <text:p>0.08975</text:p>
              </table:table-cell>
              <table:table-cell office:value-type="float" office:value="0.084498">
                <text:p>0.084498</text:p>
              </table:table-cell>
              <table:table-cell office:value-type="float" office:value="0.088971">
                <text:p>0.088971</text:p>
              </table:table-cell>
              <table:table-cell office:value-type="float" office:value="0.085517">
                <text:p>0.085517</text:p>
              </table:table-cell>
              <table:table-cell office:value-type="float" office:value="0.076909">
                <text:p>0.076909</text:p>
              </table:table-cell>
              <table:table-cell office:value-type="float" office:value="0.081199">
                <text:p>0.081199</text:p>
              </table:table-cell>
              <table:table-cell office:value-type="float" office:value="0.080842">
                <text:p>0.080842</text:p>
              </table:table-cell>
              <table:table-cell office:value-type="float" office:value="0.087458">
                <text:p>0.087458</text:p>
              </table:table-cell>
              <table:table-cell office:value-type="float" office:value="0.083419">
                <text:p>0.083419</text:p>
              </table:table-cell>
              <table:table-cell office:value-type="float" office:value="0.086756">
                <text:p>0.086756</text:p>
              </table:table-cell>
              <table:table-cell office:value-type="float" office:value="0.083897">
                <text:p>0.083897</text:p>
              </table:table-cell>
              <table:table-cell office:value-type="float" office:value="0.086353">
                <text:p>0.086353</text:p>
              </table:table-cell>
              <table:table-cell office:value-type="float" office:value="0.084451">
                <text:p>0.084451</text:p>
              </table:table-cell>
              <table:table-cell office:value-type="float" office:value="0.086086">
                <text:p>0.086086</text:p>
              </table:table-cell>
              <table:table-cell office:value-type="float" office:value="0.088689">
                <text:p>0.088689</text:p>
              </table:table-cell>
              <table:table-cell office:value-type="float" office:value="0.083377">
                <text:p>0.083377</text:p>
              </table:table-cell>
              <table:table-cell office:value-type="float" office:value="0.083357">
                <text:p>0.083357</text:p>
              </table:table-cell>
              <table:table-cell office:value-type="float" office:value="0.083952">
                <text:p>0.083952</text:p>
              </table:table-cell>
              <table:table-cell office:value-type="float" office:value="0.081221">
                <text:p>0.081221</text:p>
              </table:table-cell>
              <table:table-cell office:value-type="float" office:value="0.081323">
                <text:p>0.081323</text:p>
              </table:table-cell>
              <table:table-cell office:value-type="float" office:value="0.081384">
                <text:p>0.081384</text:p>
              </table:table-cell>
              <table:table-cell office:value-type="float" office:value="0.090712">
                <text:p>0.090712</text:p>
              </table:table-cell>
              <table:table-cell office:value-type="float" office:value="0.079901">
                <text:p>0.079901</text:p>
              </table:table-cell>
              <table:table-cell office:value-type="float" office:value="0.079823">
                <text:p>0.079823</text:p>
              </table:table-cell>
              <table:table-cell office:value-type="float" office:value="0.082728">
                <text:p>0.082728</text:p>
              </table:table-cell>
              <table:table-cell office:value-type="float" office:value="0.082632">
                <text:p>0.082632</text:p>
              </table:table-cell>
              <table:table-cell office:value-type="float" office:value="0.080211">
                <text:p>0.080211</text:p>
              </table:table-cell>
              <table:table-cell office:value-type="float" office:value="0.086976">
                <text:p>0.086976</text:p>
              </table:table-cell>
              <table:table-cell office:value-type="float" office:value="0.081344">
                <text:p>0.081344</text:p>
              </table:table-cell>
              <table:table-cell office:value-type="float" office:value="0.085419">
                <text:p>0.085419</text:p>
              </table:table-cell>
              <table:table-cell office:value-type="float" office:value="0.080749">
                <text:p>0.080749</text:p>
              </table:table-cell>
              <table:table-cell office:value-type="float" office:value="0.084333">
                <text:p>0.084333</text:p>
              </table:table-cell>
              <table:table-cell office:value-type="float" office:value="0.079036">
                <text:p>0.079036</text:p>
              </table:table-cell>
              <table:table-cell office:value-type="float" office:value="0.078368">
                <text:p>0.078368</text:p>
              </table:table-cell>
              <table:table-cell office:value-type="float" office:value="0.080323">
                <text:p>0.080323</text:p>
              </table:table-cell>
              <table:table-cell office:value-type="float" office:value="0.08102">
                <text:p>0.08102</text:p>
              </table:table-cell>
              <table:table-cell office:value-type="float" office:value="0.083398">
                <text:p>0.083398</text:p>
              </table:table-cell>
              <table:table-cell office:value-type="float" office:value="0.08314">
                <text:p>0.08314</text:p>
              </table:table-cell>
              <table:table-cell office:value-type="float" office:value="0.079926">
                <text:p>0.079926</text:p>
              </table:table-cell>
              <table:table-cell office:value-type="float" office:value="0.082007">
                <text:p>0.082007</text:p>
              </table:table-cell>
              <table:table-cell office:value-type="float" office:value="0.082673">
                <text:p>0.082673</text:p>
              </table:table-cell>
              <table:table-cell office:value-type="float" office:value="0.085441">
                <text:p>0.085441</text:p>
              </table:table-cell>
              <table:table-cell office:value-type="float" office:value="0.082909">
                <text:p>0.082909</text:p>
              </table:table-cell>
              <table:table-cell office:value-type="float" office:value="0.077446">
                <text:p>0.077446</text:p>
              </table:table-cell>
              <table:table-cell office:value-type="float" office:value="0.083194">
                <text:p>0.083194</text:p>
              </table:table-cell>
              <table:table-cell office:value-type="float" office:value="0.082325">
                <text:p>0.082325</text:p>
              </table:table-cell>
              <table:table-cell office:value-type="float" office:value="0.085849">
                <text:p>0.085849</text:p>
              </table:table-cell>
              <table:table-cell office:value-type="float" office:value="0.080479">
                <text:p>0.080479</text:p>
              </table:table-cell>
              <table:table-cell office:value-type="float" office:value="0.079127">
                <text:p>0.079127</text:p>
              </table:table-cell>
              <table:table-cell office:value-type="float" office:value="0.082722">
                <text:p>0.082722</text:p>
              </table:table-cell>
              <table:table-cell office:value-type="float" office:value="0.08279">
                <text:p>0.08279</text:p>
              </table:table-cell>
              <table:table-cell office:value-type="float" office:value="0.082749">
                <text:p>0.082749</text:p>
              </table:table-cell>
              <table:table-cell office:value-type="float" office:value="0.086062">
                <text:p>0.086062</text:p>
              </table:table-cell>
              <table:table-cell office:value-type="float" office:value="0.080505">
                <text:p>0.080505</text:p>
              </table:table-cell>
              <table:table-cell office:value-type="float" office:value="0.08028">
                <text:p>0.08028</text:p>
              </table:table-cell>
              <table:table-cell office:value-type="float" office:value="0.081095">
                <text:p>0.081095</text:p>
              </table:table-cell>
              <table:table-cell office:value-type="float" office:value="0.078104">
                <text:p>0.078104</text:p>
              </table:table-cell>
              <table:table-cell office:value-type="float" office:value="0.083061">
                <text:p>0.083061</text:p>
              </table:table-cell>
              <table:table-cell office:value-type="float" office:value="0.089523">
                <text:p>0.089523</text:p>
              </table:table-cell>
              <table:table-cell office:value-type="float" office:value="0.087152">
                <text:p>0.087152</text:p>
              </table:table-cell>
              <table:table-cell office:value-type="float" office:value="0.093228">
                <text:p>0.093228</text:p>
              </table:table-cell>
              <table:table-cell office:value-type="float" office:value="0.089455">
                <text:p>0.089455</text:p>
              </table:table-cell>
              <table:table-cell office:value-type="float" office:value="0.088843">
                <text:p>0.088843</text:p>
              </table:table-cell>
              <table:table-cell office:value-type="float" office:value="0.087323">
                <text:p>0.087323</text:p>
              </table:table-cell>
              <table:table-cell office:value-type="float" office:value="0.089664">
                <text:p>0.089664</text:p>
              </table:table-cell>
              <table:table-cell office:value-type="float" office:value="0.089176">
                <text:p>0.089176</text:p>
              </table:table-cell>
              <table:table-cell office:value-type="float" office:value="0.087381">
                <text:p>0.087381</text:p>
              </table:table-cell>
              <table:table-cell office:value-type="float" office:value="0.09004">
                <text:p>0.09004</text:p>
              </table:table-cell>
              <table:table-cell office:value-type="float" office:value="0.090247">
                <text:p>0.090247</text:p>
              </table:table-cell>
              <table:table-cell office:value-type="float" office:value="0.089196">
                <text:p>0.089196</text:p>
              </table:table-cell>
              <table:table-cell office:value-type="float" office:value="0.086956">
                <text:p>0.086956</text:p>
              </table:table-cell>
              <table:table-cell office:value-type="float" office:value="0.087338">
                <text:p>0.087338</text:p>
              </table:table-cell>
              <table:table-cell office:value-type="float" office:value="0.090314">
                <text:p>0.090314</text:p>
              </table:table-cell>
              <table:table-cell office:value-type="float" office:value="0.082311">
                <text:p>0.082311</text:p>
              </table:table-cell>
              <table:table-cell office:value-type="float" office:value="0.081281">
                <text:p>0.081281</text:p>
              </table:table-cell>
              <table:table-cell office:value-type="float" office:value="0.079059">
                <text:p>0.079059</text:p>
              </table:table-cell>
              <table:table-cell office:value-type="float" office:value="0.076741">
                <text:p>0.076741</text:p>
              </table:table-cell>
              <table:table-cell office:value-type="float" office:value="0.081866">
                <text:p>0.081866</text:p>
              </table:table-cell>
              <table:table-cell office:value-type="float" office:value="0.075033">
                <text:p>0.075033</text:p>
              </table:table-cell>
              <table:table-cell office:value-type="float" office:value="0.082389">
                <text:p>0.082389</text:p>
              </table:table-cell>
              <table:table-cell office:value-type="float" office:value="0.081954">
                <text:p>0.081954</text:p>
              </table:table-cell>
              <table:table-cell office:value-type="float" office:value="0.082909">
                <text:p>0.082909</text:p>
              </table:table-cell>
              <table:table-cell office:value-type="float" office:value="0.083605">
                <text:p>0.083605</text:p>
              </table:table-cell>
              <table:table-cell office:value-type="float" office:value="0.079058">
                <text:p>0.079058</text:p>
              </table:table-cell>
              <table:table-cell office:value-type="float" office:value="0.086014">
                <text:p>0.086014</text:p>
              </table:table-cell>
              <table:table-cell office:value-type="float" office:value="0.079791">
                <text:p>0.079791</text:p>
              </table:table-cell>
              <table:table-cell office:value-type="float" office:value="0.093548">
                <text:p>0.093548</text:p>
              </table:table-cell>
              <table:table-cell office:value-type="float" office:value="0.079929">
                <text:p>0.079929</text:p>
              </table:table-cell>
              <table:table-cell office:value-type="float" office:value="0.076725">
                <text:p>0.076725</text:p>
              </table:table-cell>
              <table:table-cell office:value-type="float" office:value="0.085156">
                <text:p>0.085156</text:p>
              </table:table-cell>
              <table:table-cell office:value-type="float" office:value="0.085959">
                <text:p>0.085959</text:p>
              </table:table-cell>
              <table:table-cell office:value-type="float" office:value="0.084017">
                <text:p>0.084017</text:p>
              </table:table-cell>
              <table:table-cell office:value-type="float" office:value="0.082054">
                <text:p>0.082054</text:p>
              </table:table-cell>
              <table:table-cell office:value-type="float" office:value="0.08171">
                <text:p>0.08171</text:p>
              </table:table-cell>
              <table:table-cell office:value-type="float" office:value="0.087146">
                <text:p>0.087146</text:p>
              </table:table-cell>
              <table:table-cell office:value-type="float" office:value="0.082294">
                <text:p>0.082294</text:p>
              </table:table-cell>
              <table:table-cell office:value-type="float" office:value="0.084464">
                <text:p>0.084464</text:p>
              </table:table-cell>
              <table:table-cell office:value-type="float" office:value="0.082938">
                <text:p>0.082938</text:p>
              </table:table-cell>
              <table:table-cell office:value-type="float" office:value="0.080781">
                <text:p>0.080781</text:p>
              </table:table-cell>
              <table:table-cell office:value-type="float" office:value="0.079983">
                <text:p>0.079983</text:p>
              </table:table-cell>
              <table:table-cell office:value-type="float" office:value="0.081373">
                <text:p>0.081373</text:p>
              </table:table-cell>
              <table:table-cell office:value-type="float" office:value="0.086346">
                <text:p>0.086346</text:p>
              </table:table-cell>
              <table:table-cell office:value-type="float" office:value="0.079858">
                <text:p>0.079858</text:p>
              </table:table-cell>
              <table:table-cell office:value-type="float" office:value="0.081997">
                <text:p>0.081997</text:p>
              </table:table-cell>
              <table:table-cell office:value-type="float" office:value="0.07986">
                <text:p>0.07986</text:p>
              </table:table-cell>
              <table:table-cell office:value-type="float" office:value="0.076739">
                <text:p>0.076739</text:p>
              </table:table-cell>
              <table:table-cell office:value-type="float" office:value="0.084102">
                <text:p>0.084102</text:p>
              </table:table-cell>
              <table:table-cell office:value-type="float" office:value="0.080953">
                <text:p>0.080953</text:p>
              </table:table-cell>
              <table:table-cell office:value-type="float" office:value="0.078786">
                <text:p>0.078786</text:p>
              </table:table-cell>
              <table:table-cell office:value-type="float" office:value="0.084499">
                <text:p>0.084499</text:p>
              </table:table-cell>
              <table:table-cell office:value-type="float" office:value="0.08388">
                <text:p>0.08388</text:p>
              </table:table-cell>
              <table:table-cell office:value-type="float" office:value="0.082119">
                <text:p>0.082119</text:p>
              </table:table-cell>
              <table:table-cell office:value-type="float" office:value="0.080603">
                <text:p>0.080603</text:p>
              </table:table-cell>
              <table:table-cell office:value-type="float" office:value="0.081648">
                <text:p>0.081648</text:p>
              </table:table-cell>
              <table:table-cell office:value-type="float" office:value="0.082693">
                <text:p>0.082693</text:p>
              </table:table-cell>
              <table:table-cell office:value-type="float" office:value="0.080446">
                <text:p>0.080446</text:p>
              </table:table-cell>
              <table:table-cell office:value-type="float" office:value="0.082916">
                <text:p>0.082916</text:p>
              </table:table-cell>
              <table:table-cell office:value-type="float" office:value="0.08221">
                <text:p>0.08221</text:p>
              </table:table-cell>
              <table:table-cell office:value-type="float" office:value="0.079497">
                <text:p>0.079497</text:p>
              </table:table-cell>
              <table:table-cell office:value-type="float" office:value="0.075793">
                <text:p>0.075793</text:p>
              </table:table-cell>
              <table:table-cell office:value-type="float" office:value="0.082492">
                <text:p>0.082492</text:p>
              </table:table-cell>
              <table:table-cell office:value-type="float" office:value="0.084958">
                <text:p>0.084958</text:p>
              </table:table-cell>
              <table:table-cell office:value-type="float" office:value="0.079299">
                <text:p>0.079299</text:p>
              </table:table-cell>
              <table:table-cell office:value-type="float" office:value="0.08006">
                <text:p>0.08006</text:p>
              </table:table-cell>
              <table:table-cell office:value-type="float" office:value="0.089571">
                <text:p>0.089571</text:p>
              </table:table-cell>
              <table:table-cell office:value-type="float" office:value="0.083401">
                <text:p>0.083401</text:p>
              </table:table-cell>
              <table:table-cell office:value-type="float" office:value="0.090115">
                <text:p>0.090115</text:p>
              </table:table-cell>
              <table:table-cell office:value-type="float" office:value="0.079852">
                <text:p>0.079852</text:p>
              </table:table-cell>
              <table:table-cell office:value-type="float" office:value="0.08039">
                <text:p>0.08039</text:p>
              </table:table-cell>
              <table:table-cell office:value-type="float" office:value="0.087692">
                <text:p>0.087692</text:p>
              </table:table-cell>
              <table:table-cell office:value-type="float" office:value="0.081745">
                <text:p>0.081745</text:p>
              </table:table-cell>
              <table:table-cell office:value-type="float" office:value="0.084554">
                <text:p>0.084554</text:p>
              </table:table-cell>
              <table:table-cell office:value-type="float" office:value="0.086778">
                <text:p>0.086778</text:p>
              </table:table-cell>
              <table:table-cell office:value-type="float" office:value="0.085968">
                <text:p>0.085968</text:p>
              </table:table-cell>
              <table:table-cell office:value-type="float" office:value="0.080286">
                <text:p>0.080286</text:p>
              </table:table-cell>
              <table:table-cell office:value-type="float" office:value="0.084157">
                <text:p>0.084157</text:p>
              </table:table-cell>
              <table:table-cell office:value-type="float" office:value="0.081832">
                <text:p>0.081832</text:p>
              </table:table-cell>
              <table:table-cell office:value-type="float" office:value="0.082398">
                <text:p>0.082398</text:p>
              </table:table-cell>
              <table:table-cell office:value-type="float" office:value="0.081658">
                <text:p>0.081658</text:p>
              </table:table-cell>
              <table:table-cell office:value-type="float" office:value="0.077362">
                <text:p>0.077362</text:p>
              </table:table-cell>
              <table:table-cell office:value-type="float" office:value="0.082643">
                <text:p>0.082643</text:p>
              </table:table-cell>
              <table:table-cell office:value-type="float" office:value="0.084662">
                <text:p>0.084662</text:p>
              </table:table-cell>
              <table:table-cell office:value-type="float" office:value="0.088278">
                <text:p>0.088278</text:p>
              </table:table-cell>
              <table:table-cell office:value-type="float" office:value="0.086403">
                <text:p>0.086403</text:p>
              </table:table-cell>
              <table:table-cell office:value-type="float" office:value="0.081048">
                <text:p>0.081048</text:p>
              </table:table-cell>
              <table:table-cell office:value-type="float" office:value="0.082485">
                <text:p>0.082485</text:p>
              </table:table-cell>
              <table:table-cell office:value-type="float" office:value="0.080396">
                <text:p>0.080396</text:p>
              </table:table-cell>
              <table:table-cell office:value-type="float" office:value="0.090884">
                <text:p>0.090884</text:p>
              </table:table-cell>
              <table:table-cell office:value-type="float" office:value="0.081253">
                <text:p>0.081253</text:p>
              </table:table-cell>
              <table:table-cell office:value-type="float" office:value="0.094921">
                <text:p>0.094921</text:p>
              </table:table-cell>
              <table:table-cell office:value-type="float" office:value="0.082553">
                <text:p>0.082553</text:p>
              </table:table-cell>
              <table:table-cell office:value-type="float" office:value="0.082654">
                <text:p>0.082654</text:p>
              </table:table-cell>
              <table:table-cell office:value-type="float" office:value="0.081337">
                <text:p>0.081337</text:p>
              </table:table-cell>
              <table:table-cell office:value-type="float" office:value="0.080875">
                <text:p>0.080875</text:p>
              </table:table-cell>
              <table:table-cell office:value-type="float" office:value="0.082212">
                <text:p>0.082212</text:p>
              </table:table-cell>
              <table:table-cell office:value-type="float" office:value="0.07787">
                <text:p>0.07787</text:p>
              </table:table-cell>
              <table:table-cell office:value-type="float" office:value="0.085393">
                <text:p>0.085393</text:p>
              </table:table-cell>
              <table:table-cell office:value-type="float" office:value="0.078979">
                <text:p>0.078979</text:p>
              </table:table-cell>
              <table:table-cell office:value-type="float" office:value="0.08224">
                <text:p>0.08224</text:p>
              </table:table-cell>
              <table:table-cell office:value-type="float" office:value="0.082987">
                <text:p>0.082987</text:p>
              </table:table-cell>
              <table:table-cell office:value-type="float" office:value="0.080509">
                <text:p>0.080509</text:p>
              </table:table-cell>
              <table:table-cell office:value-type="float" office:value="0.082359">
                <text:p>0.082359</text:p>
              </table:table-cell>
              <table:table-cell office:value-type="float" office:value="0.079604">
                <text:p>0.079604</text:p>
              </table:table-cell>
              <table:table-cell office:value-type="float" office:value="0.081822">
                <text:p>0.081822</text:p>
              </table:table-cell>
              <table:table-cell office:value-type="float" office:value="0.086882">
                <text:p>0.086882</text:p>
              </table:table-cell>
              <table:table-cell office:value-type="float" office:value="0.078202">
                <text:p>0.078202</text:p>
              </table:table-cell>
              <table:table-cell office:value-type="float" office:value="0.085316">
                <text:p>0.085316</text:p>
              </table:table-cell>
              <table:table-cell office:value-type="float" office:value="0.082659">
                <text:p>0.082659</text:p>
              </table:table-cell>
              <table:table-cell office:value-type="float" office:value="0.081365">
                <text:p>0.081365</text:p>
              </table:table-cell>
              <table:table-cell office:value-type="float" office:value="0.086225">
                <text:p>0.086225</text:p>
              </table:table-cell>
              <table:table-cell office:value-type="float" office:value="0.086094">
                <text:p>0.086094</text:p>
              </table:table-cell>
              <table:table-cell office:value-type="float" office:value="0.083044">
                <text:p>0.083044</text:p>
              </table:table-cell>
              <table:table-cell office:value-type="float" office:value="0.079778">
                <text:p>0.079778</text:p>
              </table:table-cell>
              <table:table-cell office:value-type="float" office:value="0.083275">
                <text:p>0.083275</text:p>
              </table:table-cell>
            </table:table-row>
            <table:table-row>
              <table:table-cell office:value-type="string">
                <text:p>Hebb,unsupervised,not forgetting,multilayer</text:p>
                <draw:g>
                  <svg:desc>Arkusz1.A2:Arkusz1.A2</svg:desc>
                </draw:g>
              </table:table-cell>
              <table:table-cell office:value-type="float" office:value="0.191678">
                <text:p>0.191678</text:p>
                <draw:g>
                  <svg:desc>Arkusz1.B2:Arkusz1.GS2</svg:desc>
                </draw:g>
              </table:table-cell>
              <table:table-cell office:value-type="float" office:value="0.107936">
                <text:p>0.107936</text:p>
              </table:table-cell>
              <table:table-cell office:value-type="float" office:value="0.107521">
                <text:p>0.107521</text:p>
              </table:table-cell>
              <table:table-cell office:value-type="float" office:value="0.092236">
                <text:p>0.092236</text:p>
              </table:table-cell>
              <table:table-cell office:value-type="float" office:value="0.061616">
                <text:p>0.061616</text:p>
              </table:table-cell>
              <table:table-cell office:value-type="float" office:value="0.121004">
                <text:p>0.121004</text:p>
              </table:table-cell>
              <table:table-cell office:value-type="float" office:value="0.096207">
                <text:p>0.096207</text:p>
              </table:table-cell>
              <table:table-cell office:value-type="float" office:value="0.072911">
                <text:p>0.072911</text:p>
              </table:table-cell>
              <table:table-cell office:value-type="float" office:value="0.071364">
                <text:p>0.071364</text:p>
              </table:table-cell>
              <table:table-cell office:value-type="float" office:value="0.086717">
                <text:p>0.086717</text:p>
              </table:table-cell>
              <table:table-cell office:value-type="float" office:value="0.1761">
                <text:p>0.1761</text:p>
              </table:table-cell>
              <table:table-cell office:value-type="float" office:value="0.065852">
                <text:p>0.065852</text:p>
              </table:table-cell>
              <table:table-cell office:value-type="float" office:value="0.066877">
                <text:p>0.066877</text:p>
              </table:table-cell>
              <table:table-cell office:value-type="float" office:value="0.063517">
                <text:p>0.063517</text:p>
              </table:table-cell>
              <table:table-cell office:value-type="float" office:value="0.076861">
                <text:p>0.076861</text:p>
              </table:table-cell>
              <table:table-cell office:value-type="float" office:value="0.065196">
                <text:p>0.065196</text:p>
              </table:table-cell>
              <table:table-cell office:value-type="float" office:value="0.071201">
                <text:p>0.071201</text:p>
              </table:table-cell>
              <table:table-cell office:value-type="float" office:value="0.06478">
                <text:p>0.06478</text:p>
              </table:table-cell>
              <table:table-cell office:value-type="float" office:value="0.063829">
                <text:p>0.063829</text:p>
              </table:table-cell>
              <table:table-cell office:value-type="float" office:value="0.064915">
                <text:p>0.064915</text:p>
              </table:table-cell>
              <table:table-cell office:value-type="float" office:value="0.064107">
                <text:p>0.064107</text:p>
              </table:table-cell>
              <table:table-cell office:value-type="float" office:value="0.063562">
                <text:p>0.063562</text:p>
              </table:table-cell>
              <table:table-cell office:value-type="float" office:value="0.067867">
                <text:p>0.067867</text:p>
              </table:table-cell>
              <table:table-cell office:value-type="float" office:value="0.064289">
                <text:p>0.064289</text:p>
              </table:table-cell>
              <table:table-cell office:value-type="float" office:value="0.066568">
                <text:p>0.066568</text:p>
              </table:table-cell>
              <table:table-cell office:value-type="float" office:value="0.058589">
                <text:p>0.058589</text:p>
              </table:table-cell>
              <table:table-cell office:value-type="float" office:value="0.072584">
                <text:p>0.072584</text:p>
              </table:table-cell>
              <table:table-cell office:value-type="float" office:value="0.062169">
                <text:p>0.062169</text:p>
              </table:table-cell>
              <table:table-cell office:value-type="float" office:value="0.068975">
                <text:p>0.068975</text:p>
              </table:table-cell>
              <table:table-cell office:value-type="float" office:value="0.064873">
                <text:p>0.064873</text:p>
              </table:table-cell>
              <table:table-cell office:value-type="float" office:value="0.064093">
                <text:p>0.064093</text:p>
              </table:table-cell>
              <table:table-cell office:value-type="float" office:value="0.063048">
                <text:p>0.063048</text:p>
              </table:table-cell>
              <table:table-cell office:value-type="float" office:value="0.074764">
                <text:p>0.074764</text:p>
              </table:table-cell>
              <table:table-cell office:value-type="float" office:value="0.069401">
                <text:p>0.069401</text:p>
              </table:table-cell>
              <table:table-cell office:value-type="float" office:value="0.071277">
                <text:p>0.071277</text:p>
              </table:table-cell>
              <table:table-cell office:value-type="float" office:value="0.095508">
                <text:p>0.095508</text:p>
              </table:table-cell>
              <table:table-cell office:value-type="float" office:value="0.06535">
                <text:p>0.06535</text:p>
              </table:table-cell>
              <table:table-cell office:value-type="float" office:value="0.079028">
                <text:p>0.079028</text:p>
              </table:table-cell>
              <table:table-cell office:value-type="float" office:value="0.070623">
                <text:p>0.070623</text:p>
              </table:table-cell>
              <table:table-cell office:value-type="float" office:value="0.077749">
                <text:p>0.077749</text:p>
              </table:table-cell>
              <table:table-cell office:value-type="float" office:value="0.065596">
                <text:p>0.065596</text:p>
              </table:table-cell>
              <table:table-cell office:value-type="float" office:value="0.086138">
                <text:p>0.086138</text:p>
              </table:table-cell>
              <table:table-cell office:value-type="float" office:value="0.072767">
                <text:p>0.072767</text:p>
              </table:table-cell>
              <table:table-cell office:value-type="float" office:value="0.083048">
                <text:p>0.083048</text:p>
              </table:table-cell>
              <table:table-cell office:value-type="float" office:value="0.072112">
                <text:p>0.072112</text:p>
              </table:table-cell>
              <table:table-cell office:value-type="float" office:value="0.066244">
                <text:p>0.066244</text:p>
              </table:table-cell>
              <table:table-cell office:value-type="float" office:value="0.072522">
                <text:p>0.072522</text:p>
              </table:table-cell>
              <table:table-cell office:value-type="float" office:value="0.098212">
                <text:p>0.098212</text:p>
              </table:table-cell>
              <table:table-cell office:value-type="float" office:value="0.07114">
                <text:p>0.07114</text:p>
              </table:table-cell>
              <table:table-cell office:value-type="float" office:value="0.065578">
                <text:p>0.065578</text:p>
              </table:table-cell>
              <table:table-cell office:value-type="float" office:value="0.061172">
                <text:p>0.061172</text:p>
              </table:table-cell>
              <table:table-cell office:value-type="float" office:value="0.061036">
                <text:p>0.061036</text:p>
              </table:table-cell>
              <table:table-cell office:value-type="float" office:value="0.071904">
                <text:p>0.071904</text:p>
              </table:table-cell>
              <table:table-cell office:value-type="float" office:value="0.105321">
                <text:p>0.105321</text:p>
              </table:table-cell>
              <table:table-cell office:value-type="float" office:value="0.065719">
                <text:p>0.065719</text:p>
              </table:table-cell>
              <table:table-cell office:value-type="float" office:value="0.07183">
                <text:p>0.07183</text:p>
              </table:table-cell>
              <table:table-cell office:value-type="float" office:value="0.072333">
                <text:p>0.072333</text:p>
              </table:table-cell>
              <table:table-cell office:value-type="float" office:value="0.078569">
                <text:p>0.078569</text:p>
              </table:table-cell>
              <table:table-cell office:value-type="float" office:value="0.064441">
                <text:p>0.064441</text:p>
              </table:table-cell>
              <table:table-cell office:value-type="float" office:value="0.074262">
                <text:p>0.074262</text:p>
              </table:table-cell>
              <table:table-cell office:value-type="float" office:value="0.070432">
                <text:p>0.070432</text:p>
              </table:table-cell>
              <table:table-cell office:value-type="float" office:value="0.06428">
                <text:p>0.06428</text:p>
              </table:table-cell>
              <table:table-cell office:value-type="float" office:value="0.068279">
                <text:p>0.068279</text:p>
              </table:table-cell>
              <table:table-cell office:value-type="float" office:value="0.070697">
                <text:p>0.070697</text:p>
              </table:table-cell>
              <table:table-cell office:value-type="float" office:value="0.067819">
                <text:p>0.067819</text:p>
              </table:table-cell>
              <table:table-cell office:value-type="float" office:value="0.077597">
                <text:p>0.077597</text:p>
              </table:table-cell>
              <table:table-cell office:value-type="float" office:value="0.072168">
                <text:p>0.072168</text:p>
              </table:table-cell>
              <table:table-cell office:value-type="float" office:value="0.064245">
                <text:p>0.064245</text:p>
              </table:table-cell>
              <table:table-cell office:value-type="float" office:value="0.073797">
                <text:p>0.073797</text:p>
              </table:table-cell>
              <table:table-cell office:value-type="float" office:value="0.074499">
                <text:p>0.074499</text:p>
              </table:table-cell>
              <table:table-cell office:value-type="float" office:value="0.065365">
                <text:p>0.065365</text:p>
              </table:table-cell>
              <table:table-cell office:value-type="float" office:value="0.06691">
                <text:p>0.06691</text:p>
              </table:table-cell>
              <table:table-cell office:value-type="float" office:value="0.067609">
                <text:p>0.067609</text:p>
              </table:table-cell>
              <table:table-cell office:value-type="float" office:value="0.069822">
                <text:p>0.069822</text:p>
              </table:table-cell>
              <table:table-cell office:value-type="float" office:value="0.06784">
                <text:p>0.06784</text:p>
              </table:table-cell>
              <table:table-cell office:value-type="float" office:value="0.078047">
                <text:p>0.078047</text:p>
              </table:table-cell>
              <table:table-cell office:value-type="float" office:value="0.077641">
                <text:p>0.077641</text:p>
              </table:table-cell>
              <table:table-cell office:value-type="float" office:value="0.063362">
                <text:p>0.063362</text:p>
              </table:table-cell>
              <table:table-cell office:value-type="float" office:value="0.072425">
                <text:p>0.072425</text:p>
              </table:table-cell>
              <table:table-cell office:value-type="float" office:value="0.06506">
                <text:p>0.06506</text:p>
              </table:table-cell>
              <table:table-cell office:value-type="float" office:value="0.064549">
                <text:p>0.064549</text:p>
              </table:table-cell>
              <table:table-cell office:value-type="float" office:value="0.073552">
                <text:p>0.073552</text:p>
              </table:table-cell>
              <table:table-cell office:value-type="float" office:value="0.074083">
                <text:p>0.074083</text:p>
              </table:table-cell>
              <table:table-cell office:value-type="float" office:value="0.078673">
                <text:p>0.078673</text:p>
              </table:table-cell>
              <table:table-cell office:value-type="float" office:value="0.074814">
                <text:p>0.074814</text:p>
              </table:table-cell>
              <table:table-cell office:value-type="float" office:value="0.06779">
                <text:p>0.06779</text:p>
              </table:table-cell>
              <table:table-cell office:value-type="float" office:value="0.070851">
                <text:p>0.070851</text:p>
              </table:table-cell>
              <table:table-cell office:value-type="float" office:value="0.066839">
                <text:p>0.066839</text:p>
              </table:table-cell>
              <table:table-cell office:value-type="float" office:value="0.064776">
                <text:p>0.064776</text:p>
              </table:table-cell>
              <table:table-cell office:value-type="float" office:value="0.067133">
                <text:p>0.067133</text:p>
              </table:table-cell>
              <table:table-cell office:value-type="float" office:value="0.068242">
                <text:p>0.068242</text:p>
              </table:table-cell>
              <table:table-cell office:value-type="float" office:value="0.076729">
                <text:p>0.076729</text:p>
              </table:table-cell>
              <table:table-cell office:value-type="float" office:value="0.066101">
                <text:p>0.066101</text:p>
              </table:table-cell>
              <table:table-cell office:value-type="float" office:value="0.062903">
                <text:p>0.062903</text:p>
              </table:table-cell>
              <table:table-cell office:value-type="float" office:value="0.075014">
                <text:p>0.075014</text:p>
              </table:table-cell>
              <table:table-cell office:value-type="float" office:value="0.076333">
                <text:p>0.076333</text:p>
              </table:table-cell>
              <table:table-cell office:value-type="float" office:value="0.070214">
                <text:p>0.070214</text:p>
              </table:table-cell>
              <table:table-cell office:value-type="float" office:value="0.071739">
                <text:p>0.071739</text:p>
              </table:table-cell>
              <table:table-cell office:value-type="float" office:value="0.069485">
                <text:p>0.069485</text:p>
              </table:table-cell>
              <table:table-cell office:value-type="float" office:value="0.079723">
                <text:p>0.079723</text:p>
              </table:table-cell>
              <table:table-cell office:value-type="float" office:value="0.074314">
                <text:p>0.074314</text:p>
              </table:table-cell>
              <table:table-cell office:value-type="float" office:value="0.066435">
                <text:p>0.066435</text:p>
              </table:table-cell>
              <table:table-cell office:value-type="float" office:value="0.067611">
                <text:p>0.067611</text:p>
              </table:table-cell>
              <table:table-cell office:value-type="float" office:value="0.062778">
                <text:p>0.062778</text:p>
              </table:table-cell>
              <table:table-cell office:value-type="float" office:value="0.068924">
                <text:p>0.068924</text:p>
              </table:table-cell>
              <table:table-cell office:value-type="float" office:value="0.070026">
                <text:p>0.070026</text:p>
              </table:table-cell>
              <table:table-cell office:value-type="float" office:value="0.08517">
                <text:p>0.08517</text:p>
              </table:table-cell>
              <table:table-cell office:value-type="float" office:value="0.072686">
                <text:p>0.072686</text:p>
              </table:table-cell>
              <table:table-cell office:value-type="float" office:value="0.07884">
                <text:p>0.07884</text:p>
              </table:table-cell>
              <table:table-cell office:value-type="float" office:value="0.072485">
                <text:p>0.072485</text:p>
              </table:table-cell>
              <table:table-cell office:value-type="float" office:value="0.096896">
                <text:p>0.096896</text:p>
              </table:table-cell>
              <table:table-cell office:value-type="float" office:value="0.078549">
                <text:p>0.078549</text:p>
              </table:table-cell>
              <table:table-cell office:value-type="float" office:value="0.071437">
                <text:p>0.071437</text:p>
              </table:table-cell>
              <table:table-cell office:value-type="float" office:value="0.071791">
                <text:p>0.071791</text:p>
              </table:table-cell>
              <table:table-cell office:value-type="float" office:value="0.067235">
                <text:p>0.067235</text:p>
              </table:table-cell>
              <table:table-cell office:value-type="float" office:value="0.068716">
                <text:p>0.068716</text:p>
              </table:table-cell>
              <table:table-cell office:value-type="float" office:value="0.071338">
                <text:p>0.071338</text:p>
              </table:table-cell>
              <table:table-cell office:value-type="float" office:value="0.069948">
                <text:p>0.069948</text:p>
              </table:table-cell>
              <table:table-cell office:value-type="float" office:value="0.074012">
                <text:p>0.074012</text:p>
              </table:table-cell>
              <table:table-cell office:value-type="float" office:value="0.07169">
                <text:p>0.07169</text:p>
              </table:table-cell>
              <table:table-cell office:value-type="float" office:value="0.075512">
                <text:p>0.075512</text:p>
              </table:table-cell>
              <table:table-cell office:value-type="float" office:value="0.069733">
                <text:p>0.069733</text:p>
              </table:table-cell>
              <table:table-cell office:value-type="float" office:value="0.079108">
                <text:p>0.079108</text:p>
              </table:table-cell>
              <table:table-cell office:value-type="float" office:value="0.070525">
                <text:p>0.070525</text:p>
              </table:table-cell>
              <table:table-cell office:value-type="float" office:value="0.069188">
                <text:p>0.069188</text:p>
              </table:table-cell>
              <table:table-cell office:value-type="float" office:value="0.069061">
                <text:p>0.069061</text:p>
              </table:table-cell>
              <table:table-cell office:value-type="float" office:value="0.09749">
                <text:p>0.09749</text:p>
              </table:table-cell>
              <table:table-cell office:value-type="float" office:value="0.073698">
                <text:p>0.073698</text:p>
              </table:table-cell>
              <table:table-cell office:value-type="float" office:value="0.089217">
                <text:p>0.089217</text:p>
              </table:table-cell>
              <table:table-cell office:value-type="float" office:value="0.069549">
                <text:p>0.069549</text:p>
              </table:table-cell>
              <table:table-cell office:value-type="float" office:value="0.066959">
                <text:p>0.066959</text:p>
              </table:table-cell>
              <table:table-cell office:value-type="float" office:value="0.066716">
                <text:p>0.066716</text:p>
              </table:table-cell>
              <table:table-cell office:value-type="float" office:value="0.064347">
                <text:p>0.064347</text:p>
              </table:table-cell>
              <table:table-cell office:value-type="float" office:value="0.065602">
                <text:p>0.065602</text:p>
              </table:table-cell>
              <table:table-cell office:value-type="float" office:value="0.068522">
                <text:p>0.068522</text:p>
              </table:table-cell>
              <table:table-cell office:value-type="float" office:value="0.0642">
                <text:p>0.0642</text:p>
              </table:table-cell>
              <table:table-cell office:value-type="float" office:value="0.06336">
                <text:p>0.06336</text:p>
              </table:table-cell>
              <table:table-cell office:value-type="float" office:value="0.070211">
                <text:p>0.070211</text:p>
              </table:table-cell>
              <table:table-cell office:value-type="float" office:value="0.081989">
                <text:p>0.081989</text:p>
              </table:table-cell>
              <table:table-cell office:value-type="float" office:value="0.070022">
                <text:p>0.070022</text:p>
              </table:table-cell>
              <table:table-cell office:value-type="float" office:value="0.071174">
                <text:p>0.071174</text:p>
              </table:table-cell>
              <table:table-cell office:value-type="float" office:value="0.076994">
                <text:p>0.076994</text:p>
              </table:table-cell>
              <table:table-cell office:value-type="float" office:value="0.07431">
                <text:p>0.07431</text:p>
              </table:table-cell>
              <table:table-cell office:value-type="float" office:value="0.07095">
                <text:p>0.07095</text:p>
              </table:table-cell>
              <table:table-cell office:value-type="float" office:value="0.065722">
                <text:p>0.065722</text:p>
              </table:table-cell>
              <table:table-cell office:value-type="float" office:value="0.066947">
                <text:p>0.066947</text:p>
              </table:table-cell>
              <table:table-cell office:value-type="float" office:value="0.066338">
                <text:p>0.066338</text:p>
              </table:table-cell>
              <table:table-cell office:value-type="float" office:value="0.066986">
                <text:p>0.066986</text:p>
              </table:table-cell>
              <table:table-cell office:value-type="float" office:value="0.068532">
                <text:p>0.068532</text:p>
              </table:table-cell>
              <table:table-cell office:value-type="float" office:value="0.066249">
                <text:p>0.066249</text:p>
              </table:table-cell>
              <table:table-cell office:value-type="float" office:value="0.06995">
                <text:p>0.06995</text:p>
              </table:table-cell>
              <table:table-cell office:value-type="float" office:value="0.074273">
                <text:p>0.074273</text:p>
              </table:table-cell>
              <table:table-cell office:value-type="float" office:value="0.080288">
                <text:p>0.080288</text:p>
              </table:table-cell>
              <table:table-cell office:value-type="float" office:value="0.076342">
                <text:p>0.076342</text:p>
              </table:table-cell>
              <table:table-cell office:value-type="float" office:value="0.070566">
                <text:p>0.070566</text:p>
              </table:table-cell>
              <table:table-cell office:value-type="float" office:value="0.075466">
                <text:p>0.075466</text:p>
              </table:table-cell>
              <table:table-cell office:value-type="float" office:value="0.066953">
                <text:p>0.066953</text:p>
              </table:table-cell>
              <table:table-cell office:value-type="float" office:value="0.078346">
                <text:p>0.078346</text:p>
              </table:table-cell>
              <table:table-cell office:value-type="float" office:value="0.069373">
                <text:p>0.069373</text:p>
              </table:table-cell>
              <table:table-cell office:value-type="float" office:value="0.065686">
                <text:p>0.065686</text:p>
              </table:table-cell>
              <table:table-cell office:value-type="float" office:value="0.065778">
                <text:p>0.065778</text:p>
              </table:table-cell>
              <table:table-cell office:value-type="float" office:value="0.078828">
                <text:p>0.078828</text:p>
              </table:table-cell>
              <table:table-cell office:value-type="float" office:value="0.067573">
                <text:p>0.067573</text:p>
              </table:table-cell>
              <table:table-cell office:value-type="float" office:value="0.074324">
                <text:p>0.074324</text:p>
              </table:table-cell>
              <table:table-cell office:value-type="float" office:value="0.073321">
                <text:p>0.073321</text:p>
              </table:table-cell>
              <table:table-cell office:value-type="float" office:value="0.084856">
                <text:p>0.084856</text:p>
              </table:table-cell>
              <table:table-cell office:value-type="float" office:value="0.067014">
                <text:p>0.067014</text:p>
              </table:table-cell>
              <table:table-cell office:value-type="float" office:value="0.072713">
                <text:p>0.072713</text:p>
              </table:table-cell>
              <table:table-cell office:value-type="float" office:value="0.065178">
                <text:p>0.065178</text:p>
              </table:table-cell>
              <table:table-cell office:value-type="float" office:value="0.065436">
                <text:p>0.065436</text:p>
              </table:table-cell>
              <table:table-cell office:value-type="float" office:value="0.071081">
                <text:p>0.071081</text:p>
              </table:table-cell>
              <table:table-cell office:value-type="float" office:value="0.066446">
                <text:p>0.066446</text:p>
              </table:table-cell>
              <table:table-cell office:value-type="float" office:value="0.069913">
                <text:p>0.069913</text:p>
              </table:table-cell>
              <table:table-cell office:value-type="float" office:value="0.073053">
                <text:p>0.073053</text:p>
              </table:table-cell>
              <table:table-cell office:value-type="float" office:value="0.071158">
                <text:p>0.071158</text:p>
              </table:table-cell>
              <table:table-cell office:value-type="float" office:value="0.067764">
                <text:p>0.067764</text:p>
              </table:table-cell>
              <table:table-cell office:value-type="float" office:value="0.071737">
                <text:p>0.071737</text:p>
              </table:table-cell>
              <table:table-cell office:value-type="float" office:value="0.068808">
                <text:p>0.068808</text:p>
              </table:table-cell>
              <table:table-cell office:value-type="float" office:value="0.068294">
                <text:p>0.068294</text:p>
              </table:table-cell>
              <table:table-cell office:value-type="float" office:value="0.068536">
                <text:p>0.068536</text:p>
              </table:table-cell>
              <table:table-cell office:value-type="float" office:value="0.066686">
                <text:p>0.066686</text:p>
              </table:table-cell>
              <table:table-cell office:value-type="float" office:value="0.068576">
                <text:p>0.068576</text:p>
              </table:table-cell>
              <table:table-cell office:value-type="float" office:value="0.082056">
                <text:p>0.082056</text:p>
              </table:table-cell>
              <table:table-cell office:value-type="float" office:value="0.069083">
                <text:p>0.069083</text:p>
              </table:table-cell>
              <table:table-cell office:value-type="float" office:value="0.07416">
                <text:p>0.07416</text:p>
              </table:table-cell>
              <table:table-cell office:value-type="float" office:value="0.079194">
                <text:p>0.079194</text:p>
              </table:table-cell>
              <table:table-cell office:value-type="float" office:value="0.093204">
                <text:p>0.093204</text:p>
              </table:table-cell>
              <table:table-cell office:value-type="float" office:value="0.069908">
                <text:p>0.069908</text:p>
              </table:table-cell>
              <table:table-cell office:value-type="float" office:value="0.064754">
                <text:p>0.064754</text:p>
              </table:table-cell>
              <table:table-cell office:value-type="float" office:value="0.06828">
                <text:p>0.06828</text:p>
              </table:table-cell>
              <table:table-cell office:value-type="float" office:value="0.068508">
                <text:p>0.068508</text:p>
              </table:table-cell>
              <table:table-cell office:value-type="float" office:value="0.066054">
                <text:p>0.066054</text:p>
              </table:table-cell>
              <table:table-cell office:value-type="float" office:value="0.063303">
                <text:p>0.063303</text:p>
              </table:table-cell>
              <table:table-cell office:value-type="float" office:value="0.072369">
                <text:p>0.072369</text:p>
              </table:table-cell>
              <table:table-cell office:value-type="float" office:value="0.070563">
                <text:p>0.070563</text:p>
              </table:table-cell>
              <table:table-cell office:value-type="float" office:value="0.069057">
                <text:p>0.069057</text:p>
              </table:table-cell>
              <table:table-cell office:value-type="float" office:value="0.071193">
                <text:p>0.071193</text:p>
              </table:table-cell>
              <table:table-cell office:value-type="float" office:value="0.073631">
                <text:p>0.073631</text:p>
              </table:table-cell>
              <table:table-cell office:value-type="float" office:value="0.066767">
                <text:p>0.066767</text:p>
              </table:table-cell>
              <table:table-cell office:value-type="float" office:value="0.06772">
                <text:p>0.06772</text:p>
              </table:table-cell>
            </table:table-row>
            <table:table-row>
              <table:table-cell office:value-type="string">
                <text:p>Hebb,supervised,forgetting,multilayer</text:p>
                <draw:g>
                  <svg:desc>Arkusz1.A3:Arkusz1.A3</svg:desc>
                </draw:g>
              </table:table-cell>
              <table:table-cell office:value-type="float" office:value="0.119368">
                <text:p>0.119368</text:p>
                <draw:g>
                  <svg:desc>Arkusz1.B3:Arkusz1.GS3</svg:desc>
                </draw:g>
              </table:table-cell>
              <table:table-cell office:value-type="float" office:value="0.077471">
                <text:p>0.077471</text:p>
              </table:table-cell>
              <table:table-cell office:value-type="float" office:value="0.084757">
                <text:p>0.084757</text:p>
              </table:table-cell>
              <table:table-cell office:value-type="float" office:value="0.083757">
                <text:p>0.083757</text:p>
              </table:table-cell>
              <table:table-cell office:value-type="float" office:value="0.081304">
                <text:p>0.081304</text:p>
              </table:table-cell>
              <table:table-cell office:value-type="float" office:value="0.089051">
                <text:p>0.089051</text:p>
              </table:table-cell>
              <table:table-cell office:value-type="float" office:value="0.076105">
                <text:p>0.076105</text:p>
              </table:table-cell>
              <table:table-cell office:value-type="float" office:value="0.080339">
                <text:p>0.080339</text:p>
              </table:table-cell>
              <table:table-cell office:value-type="float" office:value="0.087019">
                <text:p>0.087019</text:p>
              </table:table-cell>
              <table:table-cell office:value-type="float" office:value="0.100237">
                <text:p>0.100237</text:p>
              </table:table-cell>
              <table:table-cell office:value-type="float" office:value="0.087417">
                <text:p>0.087417</text:p>
              </table:table-cell>
              <table:table-cell office:value-type="float" office:value="0.079321">
                <text:p>0.079321</text:p>
              </table:table-cell>
              <table:table-cell office:value-type="float" office:value="0.081648">
                <text:p>0.081648</text:p>
              </table:table-cell>
              <table:table-cell office:value-type="float" office:value="0.08283">
                <text:p>0.08283</text:p>
              </table:table-cell>
              <table:table-cell office:value-type="float" office:value="0.076163">
                <text:p>0.076163</text:p>
              </table:table-cell>
              <table:table-cell office:value-type="float" office:value="0.091168">
                <text:p>0.091168</text:p>
              </table:table-cell>
              <table:table-cell office:value-type="float" office:value="0.085826">
                <text:p>0.085826</text:p>
              </table:table-cell>
              <table:table-cell office:value-type="float" office:value="0.089692">
                <text:p>0.089692</text:p>
              </table:table-cell>
              <table:table-cell office:value-type="float" office:value="0.105279">
                <text:p>0.105279</text:p>
              </table:table-cell>
              <table:table-cell office:value-type="float" office:value="0.108706">
                <text:p>0.108706</text:p>
              </table:table-cell>
              <table:table-cell office:value-type="float" office:value="0.126092">
                <text:p>0.126092</text:p>
              </table:table-cell>
              <table:table-cell office:value-type="float" office:value="0.099581">
                <text:p>0.099581</text:p>
              </table:table-cell>
              <table:table-cell office:value-type="float" office:value="0.076234">
                <text:p>0.076234</text:p>
              </table:table-cell>
              <table:table-cell office:value-type="float" office:value="0.080981">
                <text:p>0.080981</text:p>
              </table:table-cell>
              <table:table-cell office:value-type="float" office:value="0.085303">
                <text:p>0.085303</text:p>
              </table:table-cell>
              <table:table-cell office:value-type="float" office:value="0.077975">
                <text:p>0.077975</text:p>
              </table:table-cell>
              <table:table-cell office:value-type="float" office:value="0.075307">
                <text:p>0.075307</text:p>
              </table:table-cell>
              <table:table-cell office:value-type="float" office:value="0.099065">
                <text:p>0.099065</text:p>
              </table:table-cell>
              <table:table-cell office:value-type="float" office:value="0.07619">
                <text:p>0.07619</text:p>
              </table:table-cell>
              <table:table-cell office:value-type="float" office:value="0.081441">
                <text:p>0.081441</text:p>
              </table:table-cell>
              <table:table-cell office:value-type="float" office:value="0.078131">
                <text:p>0.078131</text:p>
              </table:table-cell>
              <table:table-cell office:value-type="float" office:value="0.074383">
                <text:p>0.074383</text:p>
              </table:table-cell>
              <table:table-cell office:value-type="float" office:value="0.078231">
                <text:p>0.078231</text:p>
              </table:table-cell>
              <table:table-cell office:value-type="float" office:value="0.070086">
                <text:p>0.070086</text:p>
              </table:table-cell>
              <table:table-cell office:value-type="float" office:value="0.08046">
                <text:p>0.08046</text:p>
              </table:table-cell>
              <table:table-cell office:value-type="float" office:value="0.118206">
                <text:p>0.118206</text:p>
              </table:table-cell>
              <table:table-cell office:value-type="float" office:value="0.077537">
                <text:p>0.077537</text:p>
              </table:table-cell>
              <table:table-cell office:value-type="float" office:value="0.096518">
                <text:p>0.096518</text:p>
              </table:table-cell>
              <table:table-cell office:value-type="float" office:value="0.089569">
                <text:p>0.089569</text:p>
              </table:table-cell>
              <table:table-cell office:value-type="float" office:value="0.098795">
                <text:p>0.098795</text:p>
              </table:table-cell>
              <table:table-cell office:value-type="float" office:value="0.090848">
                <text:p>0.090848</text:p>
              </table:table-cell>
              <table:table-cell office:value-type="float" office:value="0.096858">
                <text:p>0.096858</text:p>
              </table:table-cell>
              <table:table-cell office:value-type="float" office:value="0.073484">
                <text:p>0.073484</text:p>
              </table:table-cell>
              <table:table-cell office:value-type="float" office:value="0.077533">
                <text:p>0.077533</text:p>
              </table:table-cell>
              <table:table-cell office:value-type="float" office:value="0.1034">
                <text:p>0.1034</text:p>
              </table:table-cell>
              <table:table-cell office:value-type="float" office:value="0.106871">
                <text:p>0.106871</text:p>
              </table:table-cell>
              <table:table-cell office:value-type="float" office:value="0.085084">
                <text:p>0.085084</text:p>
              </table:table-cell>
              <table:table-cell office:value-type="float" office:value="0.078419">
                <text:p>0.078419</text:p>
              </table:table-cell>
              <table:table-cell office:value-type="float" office:value="0.082372">
                <text:p>0.082372</text:p>
              </table:table-cell>
              <table:table-cell office:value-type="float" office:value="0.084364">
                <text:p>0.084364</text:p>
              </table:table-cell>
              <table:table-cell office:value-type="float" office:value="0.08128">
                <text:p>0.08128</text:p>
              </table:table-cell>
              <table:table-cell office:value-type="float" office:value="0.086007">
                <text:p>0.086007</text:p>
              </table:table-cell>
              <table:table-cell office:value-type="float" office:value="0.078651">
                <text:p>0.078651</text:p>
              </table:table-cell>
              <table:table-cell office:value-type="float" office:value="0.079269">
                <text:p>0.079269</text:p>
              </table:table-cell>
              <table:table-cell office:value-type="float" office:value="0.080224">
                <text:p>0.080224</text:p>
              </table:table-cell>
              <table:table-cell office:value-type="float" office:value="0.077763">
                <text:p>0.077763</text:p>
              </table:table-cell>
              <table:table-cell office:value-type="float" office:value="0.08995">
                <text:p>0.08995</text:p>
              </table:table-cell>
              <table:table-cell office:value-type="float" office:value="0.097871">
                <text:p>0.097871</text:p>
              </table:table-cell>
              <table:table-cell office:value-type="float" office:value="0.102308">
                <text:p>0.102308</text:p>
              </table:table-cell>
              <table:table-cell office:value-type="float" office:value="0.093261">
                <text:p>0.093261</text:p>
              </table:table-cell>
              <table:table-cell office:value-type="float" office:value="0.08058">
                <text:p>0.08058</text:p>
              </table:table-cell>
              <table:table-cell office:value-type="float" office:value="0.07758">
                <text:p>0.07758</text:p>
              </table:table-cell>
              <table:table-cell office:value-type="float" office:value="0.080952">
                <text:p>0.080952</text:p>
              </table:table-cell>
              <table:table-cell office:value-type="float" office:value="0.09622">
                <text:p>0.09622</text:p>
              </table:table-cell>
              <table:table-cell office:value-type="float" office:value="0.106284">
                <text:p>0.106284</text:p>
              </table:table-cell>
              <table:table-cell office:value-type="float" office:value="0.094352">
                <text:p>0.094352</text:p>
              </table:table-cell>
              <table:table-cell office:value-type="float" office:value="0.100637">
                <text:p>0.100637</text:p>
              </table:table-cell>
              <table:table-cell office:value-type="float" office:value="0.094468">
                <text:p>0.094468</text:p>
              </table:table-cell>
              <table:table-cell office:value-type="float" office:value="0.108079">
                <text:p>0.108079</text:p>
              </table:table-cell>
              <table:table-cell office:value-type="float" office:value="0.111799">
                <text:p>0.111799</text:p>
              </table:table-cell>
              <table:table-cell office:value-type="float" office:value="0.112214">
                <text:p>0.112214</text:p>
              </table:table-cell>
              <table:table-cell office:value-type="float" office:value="0.104219">
                <text:p>0.104219</text:p>
              </table:table-cell>
              <table:table-cell office:value-type="float" office:value="0.0811">
                <text:p>0.0811</text:p>
              </table:table-cell>
              <table:table-cell office:value-type="float" office:value="0.076911">
                <text:p>0.076911</text:p>
              </table:table-cell>
              <table:table-cell office:value-type="float" office:value="0.08292">
                <text:p>0.08292</text:p>
              </table:table-cell>
              <table:table-cell office:value-type="float" office:value="0.071857">
                <text:p>0.071857</text:p>
              </table:table-cell>
              <table:table-cell office:value-type="float" office:value="0.078361">
                <text:p>0.078361</text:p>
              </table:table-cell>
              <table:table-cell office:value-type="float" office:value="0.107112">
                <text:p>0.107112</text:p>
              </table:table-cell>
              <table:table-cell office:value-type="float" office:value="0.080814">
                <text:p>0.080814</text:p>
              </table:table-cell>
              <table:table-cell office:value-type="float" office:value="0.115951">
                <text:p>0.115951</text:p>
              </table:table-cell>
              <table:table-cell office:value-type="float" office:value="0.082193">
                <text:p>0.082193</text:p>
              </table:table-cell>
              <table:table-cell office:value-type="float" office:value="0.079569">
                <text:p>0.079569</text:p>
              </table:table-cell>
              <table:table-cell office:value-type="float" office:value="0.075777">
                <text:p>0.075777</text:p>
              </table:table-cell>
              <table:table-cell office:value-type="float" office:value="0.072857">
                <text:p>0.072857</text:p>
              </table:table-cell>
              <table:table-cell office:value-type="float" office:value="0.082007">
                <text:p>0.082007</text:p>
              </table:table-cell>
              <table:table-cell office:value-type="float" office:value="0.075916">
                <text:p>0.075916</text:p>
              </table:table-cell>
              <table:table-cell office:value-type="float" office:value="0.0815">
                <text:p>0.0815</text:p>
              </table:table-cell>
              <table:table-cell office:value-type="float" office:value="0.080119">
                <text:p>0.080119</text:p>
              </table:table-cell>
              <table:table-cell office:value-type="float" office:value="0.106664">
                <text:p>0.106664</text:p>
              </table:table-cell>
              <table:table-cell office:value-type="float" office:value="0.099">
                <text:p>0.099</text:p>
              </table:table-cell>
              <table:table-cell office:value-type="float" office:value="0.109132">
                <text:p>0.109132</text:p>
              </table:table-cell>
              <table:table-cell office:value-type="float" office:value="0.085572">
                <text:p>0.085572</text:p>
              </table:table-cell>
              <table:table-cell office:value-type="float" office:value="0.081281">
                <text:p>0.081281</text:p>
              </table:table-cell>
              <table:table-cell office:value-type="float" office:value="0.080637">
                <text:p>0.080637</text:p>
              </table:table-cell>
              <table:table-cell office:value-type="float" office:value="0.086109">
                <text:p>0.086109</text:p>
              </table:table-cell>
              <table:table-cell office:value-type="float" office:value="0.109241">
                <text:p>0.109241</text:p>
              </table:table-cell>
              <table:table-cell office:value-type="float" office:value="0.095259">
                <text:p>0.095259</text:p>
              </table:table-cell>
              <table:table-cell office:value-type="float" office:value="0.075989">
                <text:p>0.075989</text:p>
              </table:table-cell>
              <table:table-cell office:value-type="float" office:value="0.084942">
                <text:p>0.084942</text:p>
              </table:table-cell>
              <table:table-cell office:value-type="float" office:value="0.082329">
                <text:p>0.082329</text:p>
              </table:table-cell>
              <table:table-cell office:value-type="float" office:value="0.073273">
                <text:p>0.073273</text:p>
              </table:table-cell>
              <table:table-cell office:value-type="float" office:value="0.078884">
                <text:p>0.078884</text:p>
              </table:table-cell>
              <table:table-cell office:value-type="float" office:value="0.080126">
                <text:p>0.080126</text:p>
              </table:table-cell>
              <table:table-cell office:value-type="float" office:value="0.080311">
                <text:p>0.080311</text:p>
              </table:table-cell>
              <table:table-cell office:value-type="float" office:value="0.07558">
                <text:p>0.07558</text:p>
              </table:table-cell>
              <table:table-cell office:value-type="float" office:value="0.087645">
                <text:p>0.087645</text:p>
              </table:table-cell>
              <table:table-cell office:value-type="float" office:value="0.085156">
                <text:p>0.085156</text:p>
              </table:table-cell>
              <table:table-cell office:value-type="float" office:value="0.083776">
                <text:p>0.083776</text:p>
              </table:table-cell>
              <table:table-cell office:value-type="float" office:value="0.067454">
                <text:p>0.067454</text:p>
              </table:table-cell>
              <table:table-cell office:value-type="float" office:value="0.103163">
                <text:p>0.103163</text:p>
              </table:table-cell>
              <table:table-cell office:value-type="float" office:value="0.083525">
                <text:p>0.083525</text:p>
              </table:table-cell>
              <table:table-cell office:value-type="float" office:value="0.075048">
                <text:p>0.075048</text:p>
              </table:table-cell>
              <table:table-cell office:value-type="float" office:value="0.074979">
                <text:p>0.074979</text:p>
              </table:table-cell>
              <table:table-cell office:value-type="float" office:value="0.095662">
                <text:p>0.095662</text:p>
              </table:table-cell>
              <table:table-cell office:value-type="float" office:value="0.09359">
                <text:p>0.09359</text:p>
              </table:table-cell>
              <table:table-cell office:value-type="float" office:value="0.073542">
                <text:p>0.073542</text:p>
              </table:table-cell>
              <table:table-cell office:value-type="float" office:value="0.076689">
                <text:p>0.076689</text:p>
              </table:table-cell>
              <table:table-cell office:value-type="float" office:value="0.078032">
                <text:p>0.078032</text:p>
              </table:table-cell>
              <table:table-cell office:value-type="float" office:value="0.099744">
                <text:p>0.099744</text:p>
              </table:table-cell>
              <table:table-cell office:value-type="float" office:value="0.076333">
                <text:p>0.076333</text:p>
              </table:table-cell>
              <table:table-cell office:value-type="float" office:value="0.076277">
                <text:p>0.076277</text:p>
              </table:table-cell>
              <table:table-cell office:value-type="float" office:value="0.069073">
                <text:p>0.069073</text:p>
              </table:table-cell>
              <table:table-cell office:value-type="float" office:value="0.10022">
                <text:p>0.10022</text:p>
              </table:table-cell>
              <table:table-cell office:value-type="float" office:value="0.10737">
                <text:p>0.10737</text:p>
              </table:table-cell>
              <table:table-cell office:value-type="float" office:value="0.075516">
                <text:p>0.075516</text:p>
              </table:table-cell>
              <table:table-cell office:value-type="float" office:value="0.074698">
                <text:p>0.074698</text:p>
              </table:table-cell>
              <table:table-cell office:value-type="float" office:value="0.077363">
                <text:p>0.077363</text:p>
              </table:table-cell>
              <table:table-cell office:value-type="float" office:value="0.103207">
                <text:p>0.103207</text:p>
              </table:table-cell>
              <table:table-cell office:value-type="float" office:value="0.102739">
                <text:p>0.102739</text:p>
              </table:table-cell>
              <table:table-cell office:value-type="float" office:value="0.074021">
                <text:p>0.074021</text:p>
              </table:table-cell>
              <table:table-cell office:value-type="float" office:value="0.07772">
                <text:p>0.07772</text:p>
              </table:table-cell>
              <table:table-cell office:value-type="float" office:value="0.077932">
                <text:p>0.077932</text:p>
              </table:table-cell>
              <table:table-cell office:value-type="float" office:value="0.072311">
                <text:p>0.072311</text:p>
              </table:table-cell>
              <table:table-cell office:value-type="float" office:value="0.073556">
                <text:p>0.073556</text:p>
              </table:table-cell>
              <table:table-cell office:value-type="float" office:value="0.105518">
                <text:p>0.105518</text:p>
              </table:table-cell>
              <table:table-cell office:value-type="float" office:value="0.089963">
                <text:p>0.089963</text:p>
              </table:table-cell>
              <table:table-cell office:value-type="float" office:value="0.089173">
                <text:p>0.089173</text:p>
              </table:table-cell>
              <table:table-cell office:value-type="float" office:value="0.075993">
                <text:p>0.075993</text:p>
              </table:table-cell>
              <table:table-cell office:value-type="float" office:value="0.074246">
                <text:p>0.074246</text:p>
              </table:table-cell>
              <table:table-cell office:value-type="float" office:value="0.073448">
                <text:p>0.073448</text:p>
              </table:table-cell>
              <table:table-cell office:value-type="float" office:value="0.078262">
                <text:p>0.078262</text:p>
              </table:table-cell>
              <table:table-cell office:value-type="float" office:value="0.074199">
                <text:p>0.074199</text:p>
              </table:table-cell>
              <table:table-cell office:value-type="float" office:value="0.079801">
                <text:p>0.079801</text:p>
              </table:table-cell>
              <table:table-cell office:value-type="float" office:value="0.086711">
                <text:p>0.086711</text:p>
              </table:table-cell>
              <table:table-cell office:value-type="float" office:value="0.072939">
                <text:p>0.072939</text:p>
              </table:table-cell>
              <table:table-cell office:value-type="float" office:value="0.076044">
                <text:p>0.076044</text:p>
              </table:table-cell>
              <table:table-cell office:value-type="float" office:value="0.076719">
                <text:p>0.076719</text:p>
              </table:table-cell>
              <table:table-cell office:value-type="float" office:value="0.084345">
                <text:p>0.084345</text:p>
              </table:table-cell>
              <table:table-cell office:value-type="float" office:value="0.081413">
                <text:p>0.081413</text:p>
              </table:table-cell>
              <table:table-cell office:value-type="float" office:value="0.074707">
                <text:p>0.074707</text:p>
              </table:table-cell>
              <table:table-cell office:value-type="float" office:value="0.091311">
                <text:p>0.091311</text:p>
              </table:table-cell>
              <table:table-cell office:value-type="float" office:value="0.087697">
                <text:p>0.087697</text:p>
              </table:table-cell>
              <table:table-cell office:value-type="float" office:value="0.076444">
                <text:p>0.076444</text:p>
              </table:table-cell>
              <table:table-cell office:value-type="float" office:value="0.070804">
                <text:p>0.070804</text:p>
              </table:table-cell>
              <table:table-cell office:value-type="float" office:value="0.073607">
                <text:p>0.073607</text:p>
              </table:table-cell>
              <table:table-cell office:value-type="float" office:value="0.094587">
                <text:p>0.094587</text:p>
              </table:table-cell>
              <table:table-cell office:value-type="float" office:value="0.107571">
                <text:p>0.107571</text:p>
              </table:table-cell>
              <table:table-cell office:value-type="float" office:value="0.080985">
                <text:p>0.080985</text:p>
              </table:table-cell>
              <table:table-cell office:value-type="float" office:value="0.07945">
                <text:p>0.07945</text:p>
              </table:table-cell>
              <table:table-cell office:value-type="float" office:value="0.079552">
                <text:p>0.079552</text:p>
              </table:table-cell>
              <table:table-cell office:value-type="float" office:value="0.085144">
                <text:p>0.085144</text:p>
              </table:table-cell>
              <table:table-cell office:value-type="float" office:value="0.075011">
                <text:p>0.075011</text:p>
              </table:table-cell>
              <table:table-cell office:value-type="float" office:value="0.078539">
                <text:p>0.078539</text:p>
              </table:table-cell>
              <table:table-cell office:value-type="float" office:value="0.075484">
                <text:p>0.075484</text:p>
              </table:table-cell>
              <table:table-cell office:value-type="float" office:value="0.075858">
                <text:p>0.075858</text:p>
              </table:table-cell>
              <table:table-cell office:value-type="float" office:value="0.075861">
                <text:p>0.075861</text:p>
              </table:table-cell>
              <table:table-cell office:value-type="float" office:value="0.07762">
                <text:p>0.07762</text:p>
              </table:table-cell>
              <table:table-cell office:value-type="float" office:value="0.080077">
                <text:p>0.080077</text:p>
              </table:table-cell>
              <table:table-cell office:value-type="float" office:value="0.084397">
                <text:p>0.084397</text:p>
              </table:table-cell>
              <table:table-cell office:value-type="float" office:value="0.076933">
                <text:p>0.076933</text:p>
              </table:table-cell>
              <table:table-cell office:value-type="float" office:value="0.076804">
                <text:p>0.076804</text:p>
              </table:table-cell>
              <table:table-cell office:value-type="float" office:value="0.075863">
                <text:p>0.075863</text:p>
              </table:table-cell>
              <table:table-cell office:value-type="float" office:value="0.075515">
                <text:p>0.075515</text:p>
              </table:table-cell>
              <table:table-cell office:value-type="float" office:value="0.074605">
                <text:p>0.074605</text:p>
              </table:table-cell>
              <table:table-cell office:value-type="float" office:value="0.077881">
                <text:p>0.077881</text:p>
              </table:table-cell>
              <table:table-cell office:value-type="float" office:value="0.073183">
                <text:p>0.073183</text:p>
              </table:table-cell>
              <table:table-cell office:value-type="float" office:value="0.090974">
                <text:p>0.090974</text:p>
              </table:table-cell>
              <table:table-cell office:value-type="float" office:value="0.077857">
                <text:p>0.077857</text:p>
              </table:table-cell>
              <table:table-cell office:value-type="float" office:value="0.079963">
                <text:p>0.079963</text:p>
              </table:table-cell>
              <table:table-cell office:value-type="float" office:value="0.075696">
                <text:p>0.075696</text:p>
              </table:table-cell>
              <table:table-cell office:value-type="float" office:value="0.078901">
                <text:p>0.078901</text:p>
              </table:table-cell>
              <table:table-cell office:value-type="float" office:value="0.078793">
                <text:p>0.078793</text:p>
              </table:table-cell>
              <table:table-cell office:value-type="float" office:value="0.078019">
                <text:p>0.078019</text:p>
              </table:table-cell>
              <table:table-cell office:value-type="float" office:value="0.080963">
                <text:p>0.080963</text:p>
              </table:table-cell>
              <table:table-cell office:value-type="float" office:value="0.079709">
                <text:p>0.079709</text:p>
              </table:table-cell>
              <table:table-cell office:value-type="float" office:value="0.076627">
                <text:p>0.076627</text:p>
              </table:table-cell>
              <table:table-cell office:value-type="float" office:value="0.076262">
                <text:p>0.076262</text:p>
              </table:table-cell>
              <table:table-cell office:value-type="float" office:value="0.080935">
                <text:p>0.080935</text:p>
              </table:table-cell>
              <table:table-cell office:value-type="float" office:value="0.07776">
                <text:p>0.07776</text:p>
              </table:table-cell>
              <table:table-cell office:value-type="float" office:value="0.079619">
                <text:p>0.079619</text:p>
              </table:table-cell>
              <table:table-cell office:value-type="float" office:value="0.110842">
                <text:p>0.110842</text:p>
              </table:table-cell>
              <table:table-cell office:value-type="float" office:value="0.104822">
                <text:p>0.104822</text:p>
              </table:table-cell>
              <table:table-cell office:value-type="float" office:value="0.0729">
                <text:p>0.0729</text:p>
              </table:table-cell>
              <table:table-cell office:value-type="float" office:value="0.077587">
                <text:p>0.077587</text:p>
              </table:table-cell>
              <table:table-cell office:value-type="float" office:value="0.084107">
                <text:p>0.084107</text:p>
              </table:table-cell>
              <table:table-cell office:value-type="float" office:value="0.074078">
                <text:p>0.074078</text:p>
              </table:table-cell>
              <table:table-cell office:value-type="float" office:value="0.071616">
                <text:p>0.071616</text:p>
              </table:table-cell>
              <table:table-cell office:value-type="float" office:value="0.069413">
                <text:p>0.069413</text:p>
              </table:table-cell>
              <table:table-cell office:value-type="float" office:value="0.08595">
                <text:p>0.08595</text:p>
              </table:table-cell>
              <table:table-cell office:value-type="float" office:value="0.071851">
                <text:p>0.071851</text:p>
              </table:table-cell>
            </table:table-row>
            <table:table-row>
              <table:table-cell office:value-type="string">
                <text:p>Hebb,unsupervised,not forgetting,multilayer</text:p>
                <draw:g>
                  <svg:desc>Arkusz1.A4:Arkusz1.A4</svg:desc>
                </draw:g>
              </table:table-cell>
              <table:table-cell office:value-type="float" office:value="0.122266">
                <text:p>0.122266</text:p>
                <draw:g>
                  <svg:desc>Arkusz1.B4:Arkusz1.GS4</svg:desc>
                </draw:g>
              </table:table-cell>
              <table:table-cell office:value-type="float" office:value="0.067159">
                <text:p>0.067159</text:p>
              </table:table-cell>
              <table:table-cell office:value-type="float" office:value="0.074858">
                <text:p>0.074858</text:p>
              </table:table-cell>
              <table:table-cell office:value-type="float" office:value="0.078986">
                <text:p>0.078986</text:p>
              </table:table-cell>
              <table:table-cell office:value-type="float" office:value="0.082194">
                <text:p>0.082194</text:p>
              </table:table-cell>
              <table:table-cell office:value-type="float" office:value="0.069229">
                <text:p>0.069229</text:p>
              </table:table-cell>
              <table:table-cell office:value-type="float" office:value="0.08598">
                <text:p>0.08598</text:p>
              </table:table-cell>
              <table:table-cell office:value-type="float" office:value="0.068883">
                <text:p>0.068883</text:p>
              </table:table-cell>
              <table:table-cell office:value-type="float" office:value="0.069799">
                <text:p>0.069799</text:p>
              </table:table-cell>
              <table:table-cell office:value-type="float" office:value="0.07266">
                <text:p>0.07266</text:p>
              </table:table-cell>
              <table:table-cell office:value-type="float" office:value="0.072925">
                <text:p>0.072925</text:p>
              </table:table-cell>
              <table:table-cell office:value-type="float" office:value="0.065226">
                <text:p>0.065226</text:p>
              </table:table-cell>
              <table:table-cell office:value-type="float" office:value="0.067096">
                <text:p>0.067096</text:p>
              </table:table-cell>
              <table:table-cell office:value-type="float" office:value="0.069346">
                <text:p>0.069346</text:p>
              </table:table-cell>
              <table:table-cell office:value-type="float" office:value="0.063803">
                <text:p>0.063803</text:p>
              </table:table-cell>
              <table:table-cell office:value-type="float" office:value="0.066952">
                <text:p>0.066952</text:p>
              </table:table-cell>
              <table:table-cell office:value-type="float" office:value="0.07306">
                <text:p>0.07306</text:p>
              </table:table-cell>
              <table:table-cell office:value-type="float" office:value="0.065494">
                <text:p>0.065494</text:p>
              </table:table-cell>
              <table:table-cell office:value-type="float" office:value="0.065888">
                <text:p>0.065888</text:p>
              </table:table-cell>
              <table:table-cell office:value-type="float" office:value="0.074268">
                <text:p>0.074268</text:p>
              </table:table-cell>
              <table:table-cell office:value-type="float" office:value="0.070809">
                <text:p>0.070809</text:p>
              </table:table-cell>
              <table:table-cell office:value-type="float" office:value="0.07059">
                <text:p>0.07059</text:p>
              </table:table-cell>
              <table:table-cell office:value-type="float" office:value="0.075235">
                <text:p>0.075235</text:p>
              </table:table-cell>
              <table:table-cell office:value-type="float" office:value="0.067615">
                <text:p>0.067615</text:p>
              </table:table-cell>
              <table:table-cell office:value-type="float" office:value="0.066385">
                <text:p>0.066385</text:p>
              </table:table-cell>
              <table:table-cell office:value-type="float" office:value="0.070417">
                <text:p>0.070417</text:p>
              </table:table-cell>
              <table:table-cell office:value-type="float" office:value="0.067182">
                <text:p>0.067182</text:p>
              </table:table-cell>
              <table:table-cell office:value-type="float" office:value="0.065931">
                <text:p>0.065931</text:p>
              </table:table-cell>
              <table:table-cell office:value-type="float" office:value="0.078759">
                <text:p>0.078759</text:p>
              </table:table-cell>
              <table:table-cell office:value-type="float" office:value="0.068458">
                <text:p>0.068458</text:p>
              </table:table-cell>
              <table:table-cell office:value-type="float" office:value="0.068207">
                <text:p>0.068207</text:p>
              </table:table-cell>
              <table:table-cell office:value-type="float" office:value="0.069023">
                <text:p>0.069023</text:p>
              </table:table-cell>
              <table:table-cell office:value-type="float" office:value="0.066103">
                <text:p>0.066103</text:p>
              </table:table-cell>
              <table:table-cell office:value-type="float" office:value="0.072745">
                <text:p>0.072745</text:p>
              </table:table-cell>
              <table:table-cell office:value-type="float" office:value="0.070039">
                <text:p>0.070039</text:p>
              </table:table-cell>
              <table:table-cell office:value-type="float" office:value="0.064832">
                <text:p>0.064832</text:p>
              </table:table-cell>
              <table:table-cell office:value-type="float" office:value="0.067111">
                <text:p>0.067111</text:p>
              </table:table-cell>
              <table:table-cell office:value-type="float" office:value="0.067592">
                <text:p>0.067592</text:p>
              </table:table-cell>
              <table:table-cell office:value-type="float" office:value="0.067394">
                <text:p>0.067394</text:p>
              </table:table-cell>
              <table:table-cell office:value-type="float" office:value="0.069261">
                <text:p>0.069261</text:p>
              </table:table-cell>
              <table:table-cell office:value-type="float" office:value="0.072276">
                <text:p>0.072276</text:p>
              </table:table-cell>
              <table:table-cell office:value-type="float" office:value="0.0675">
                <text:p>0.0675</text:p>
              </table:table-cell>
              <table:table-cell office:value-type="float" office:value="0.068777">
                <text:p>0.068777</text:p>
              </table:table-cell>
              <table:table-cell office:value-type="float" office:value="0.103254">
                <text:p>0.103254</text:p>
              </table:table-cell>
              <table:table-cell office:value-type="float" office:value="0.067399">
                <text:p>0.067399</text:p>
              </table:table-cell>
              <table:table-cell office:value-type="float" office:value="0.071933">
                <text:p>0.071933</text:p>
              </table:table-cell>
              <table:table-cell office:value-type="float" office:value="0.06787">
                <text:p>0.06787</text:p>
              </table:table-cell>
              <table:table-cell office:value-type="float" office:value="0.065608">
                <text:p>0.065608</text:p>
              </table:table-cell>
              <table:table-cell office:value-type="float" office:value="0.073831">
                <text:p>0.073831</text:p>
              </table:table-cell>
              <table:table-cell office:value-type="float" office:value="0.071051">
                <text:p>0.071051</text:p>
              </table:table-cell>
              <table:table-cell office:value-type="float" office:value="0.063357">
                <text:p>0.063357</text:p>
              </table:table-cell>
              <table:table-cell office:value-type="float" office:value="0.064426">
                <text:p>0.064426</text:p>
              </table:table-cell>
              <table:table-cell office:value-type="float" office:value="0.068978">
                <text:p>0.068978</text:p>
              </table:table-cell>
              <table:table-cell office:value-type="float" office:value="0.076441">
                <text:p>0.076441</text:p>
              </table:table-cell>
              <table:table-cell office:value-type="float" office:value="0.066712">
                <text:p>0.066712</text:p>
              </table:table-cell>
              <table:table-cell office:value-type="float" office:value="0.067863">
                <text:p>0.067863</text:p>
              </table:table-cell>
              <table:table-cell office:value-type="float" office:value="0.066596">
                <text:p>0.066596</text:p>
              </table:table-cell>
              <table:table-cell office:value-type="float" office:value="0.062459">
                <text:p>0.062459</text:p>
              </table:table-cell>
              <table:table-cell office:value-type="float" office:value="0.070127">
                <text:p>0.070127</text:p>
              </table:table-cell>
              <table:table-cell office:value-type="float" office:value="0.06864">
                <text:p>0.06864</text:p>
              </table:table-cell>
              <table:table-cell office:value-type="float" office:value="0.0662">
                <text:p>0.0662</text:p>
              </table:table-cell>
              <table:table-cell office:value-type="float" office:value="0.063893">
                <text:p>0.063893</text:p>
              </table:table-cell>
              <table:table-cell office:value-type="float" office:value="0.06874">
                <text:p>0.06874</text:p>
              </table:table-cell>
              <table:table-cell office:value-type="float" office:value="0.063003">
                <text:p>0.063003</text:p>
              </table:table-cell>
              <table:table-cell office:value-type="float" office:value="0.06811">
                <text:p>0.06811</text:p>
              </table:table-cell>
              <table:table-cell office:value-type="float" office:value="0.069758">
                <text:p>0.069758</text:p>
              </table:table-cell>
              <table:table-cell office:value-type="float" office:value="0.066745">
                <text:p>0.066745</text:p>
              </table:table-cell>
              <table:table-cell office:value-type="float" office:value="0.078227">
                <text:p>0.078227</text:p>
              </table:table-cell>
              <table:table-cell office:value-type="float" office:value="0.068764">
                <text:p>0.068764</text:p>
              </table:table-cell>
              <table:table-cell office:value-type="float" office:value="0.06399">
                <text:p>0.06399</text:p>
              </table:table-cell>
              <table:table-cell office:value-type="float" office:value="0.076011">
                <text:p>0.076011</text:p>
              </table:table-cell>
              <table:table-cell office:value-type="float" office:value="0.074007">
                <text:p>0.074007</text:p>
              </table:table-cell>
              <table:table-cell office:value-type="float" office:value="0.07501">
                <text:p>0.07501</text:p>
              </table:table-cell>
              <table:table-cell office:value-type="float" office:value="0.064741">
                <text:p>0.064741</text:p>
              </table:table-cell>
              <table:table-cell office:value-type="float" office:value="0.077675">
                <text:p>0.077675</text:p>
              </table:table-cell>
              <table:table-cell office:value-type="float" office:value="0.067867">
                <text:p>0.067867</text:p>
              </table:table-cell>
              <table:table-cell office:value-type="float" office:value="0.062157">
                <text:p>0.062157</text:p>
              </table:table-cell>
              <table:table-cell office:value-type="float" office:value="0.06697">
                <text:p>0.06697</text:p>
              </table:table-cell>
              <table:table-cell office:value-type="float" office:value="0.075272">
                <text:p>0.075272</text:p>
              </table:table-cell>
              <table:table-cell office:value-type="float" office:value="0.066504">
                <text:p>0.066504</text:p>
              </table:table-cell>
              <table:table-cell office:value-type="float" office:value="0.067491">
                <text:p>0.067491</text:p>
              </table:table-cell>
              <table:table-cell office:value-type="float" office:value="0.079503">
                <text:p>0.079503</text:p>
              </table:table-cell>
              <table:table-cell office:value-type="float" office:value="0.067115">
                <text:p>0.067115</text:p>
              </table:table-cell>
              <table:table-cell office:value-type="float" office:value="0.077791">
                <text:p>0.077791</text:p>
              </table:table-cell>
              <table:table-cell office:value-type="float" office:value="0.070464">
                <text:p>0.070464</text:p>
              </table:table-cell>
              <table:table-cell office:value-type="float" office:value="0.066896">
                <text:p>0.066896</text:p>
              </table:table-cell>
              <table:table-cell office:value-type="float" office:value="0.065318">
                <text:p>0.065318</text:p>
              </table:table-cell>
              <table:table-cell office:value-type="float" office:value="0.074139">
                <text:p>0.074139</text:p>
              </table:table-cell>
              <table:table-cell office:value-type="float" office:value="0.064645">
                <text:p>0.064645</text:p>
              </table:table-cell>
              <table:table-cell office:value-type="float" office:value="0.071896">
                <text:p>0.071896</text:p>
              </table:table-cell>
              <table:table-cell office:value-type="float" office:value="0.069931">
                <text:p>0.069931</text:p>
              </table:table-cell>
              <table:table-cell office:value-type="float" office:value="0.064866">
                <text:p>0.064866</text:p>
              </table:table-cell>
              <table:table-cell office:value-type="float" office:value="0.066294">
                <text:p>0.066294</text:p>
              </table:table-cell>
              <table:table-cell office:value-type="float" office:value="0.073484">
                <text:p>0.073484</text:p>
              </table:table-cell>
              <table:table-cell office:value-type="float" office:value="0.074273">
                <text:p>0.074273</text:p>
              </table:table-cell>
              <table:table-cell office:value-type="float" office:value="0.080556">
                <text:p>0.080556</text:p>
              </table:table-cell>
              <table:table-cell office:value-type="float" office:value="0.064231">
                <text:p>0.064231</text:p>
              </table:table-cell>
              <table:table-cell office:value-type="float" office:value="0.070653">
                <text:p>0.070653</text:p>
              </table:table-cell>
              <table:table-cell office:value-type="float" office:value="0.077592">
                <text:p>0.077592</text:p>
              </table:table-cell>
              <table:table-cell office:value-type="float" office:value="0.066052">
                <text:p>0.066052</text:p>
              </table:table-cell>
              <table:table-cell office:value-type="float" office:value="0.06952">
                <text:p>0.06952</text:p>
              </table:table-cell>
              <table:table-cell office:value-type="float" office:value="0.069424">
                <text:p>0.069424</text:p>
              </table:table-cell>
              <table:table-cell office:value-type="float" office:value="0.067481">
                <text:p>0.067481</text:p>
              </table:table-cell>
              <table:table-cell office:value-type="float" office:value="0.068789">
                <text:p>0.068789</text:p>
              </table:table-cell>
              <table:table-cell office:value-type="float" office:value="0.068409">
                <text:p>0.068409</text:p>
              </table:table-cell>
              <table:table-cell office:value-type="float" office:value="0.070688">
                <text:p>0.070688</text:p>
              </table:table-cell>
              <table:table-cell office:value-type="float" office:value="0.080907">
                <text:p>0.080907</text:p>
              </table:table-cell>
              <table:table-cell office:value-type="float" office:value="0.069995">
                <text:p>0.069995</text:p>
              </table:table-cell>
              <table:table-cell office:value-type="float" office:value="0.073553">
                <text:p>0.073553</text:p>
              </table:table-cell>
              <table:table-cell office:value-type="float" office:value="0.068958">
                <text:p>0.068958</text:p>
              </table:table-cell>
              <table:table-cell office:value-type="float" office:value="0.068546">
                <text:p>0.068546</text:p>
              </table:table-cell>
              <table:table-cell office:value-type="float" office:value="0.072926">
                <text:p>0.072926</text:p>
              </table:table-cell>
              <table:table-cell office:value-type="float" office:value="0.063175">
                <text:p>0.063175</text:p>
              </table:table-cell>
              <table:table-cell office:value-type="float" office:value="0.075566">
                <text:p>0.075566</text:p>
              </table:table-cell>
              <table:table-cell office:value-type="float" office:value="0.067791">
                <text:p>0.067791</text:p>
              </table:table-cell>
              <table:table-cell office:value-type="float" office:value="0.067452">
                <text:p>0.067452</text:p>
              </table:table-cell>
              <table:table-cell office:value-type="float" office:value="0.09225">
                <text:p>0.09225</text:p>
              </table:table-cell>
              <table:table-cell office:value-type="float" office:value="0.070876">
                <text:p>0.070876</text:p>
              </table:table-cell>
              <table:table-cell office:value-type="float" office:value="0.093111">
                <text:p>0.093111</text:p>
              </table:table-cell>
              <table:table-cell office:value-type="float" office:value="0.067585">
                <text:p>0.067585</text:p>
              </table:table-cell>
              <table:table-cell office:value-type="float" office:value="0.067298">
                <text:p>0.067298</text:p>
              </table:table-cell>
              <table:table-cell office:value-type="float" office:value="0.074587">
                <text:p>0.074587</text:p>
              </table:table-cell>
              <table:table-cell office:value-type="float" office:value="0.083186">
                <text:p>0.083186</text:p>
              </table:table-cell>
              <table:table-cell office:value-type="float" office:value="0.068719">
                <text:p>0.068719</text:p>
              </table:table-cell>
              <table:table-cell office:value-type="float" office:value="0.070094">
                <text:p>0.070094</text:p>
              </table:table-cell>
              <table:table-cell office:value-type="float" office:value="0.077856">
                <text:p>0.077856</text:p>
              </table:table-cell>
              <table:table-cell office:value-type="float" office:value="0.071359">
                <text:p>0.071359</text:p>
              </table:table-cell>
              <table:table-cell office:value-type="float" office:value="0.06291">
                <text:p>0.06291</text:p>
              </table:table-cell>
              <table:table-cell office:value-type="float" office:value="0.081854">
                <text:p>0.081854</text:p>
              </table:table-cell>
              <table:table-cell office:value-type="float" office:value="0.067566">
                <text:p>0.067566</text:p>
              </table:table-cell>
              <table:table-cell office:value-type="float" office:value="0.069017">
                <text:p>0.069017</text:p>
              </table:table-cell>
              <table:table-cell office:value-type="float" office:value="0.073362">
                <text:p>0.073362</text:p>
              </table:table-cell>
              <table:table-cell office:value-type="float" office:value="0.071406">
                <text:p>0.071406</text:p>
              </table:table-cell>
              <table:table-cell office:value-type="float" office:value="0.071701">
                <text:p>0.071701</text:p>
              </table:table-cell>
              <table:table-cell office:value-type="float" office:value="0.061937">
                <text:p>0.061937</text:p>
              </table:table-cell>
              <table:table-cell office:value-type="float" office:value="0.06899">
                <text:p>0.06899</text:p>
              </table:table-cell>
              <table:table-cell office:value-type="float" office:value="0.072142">
                <text:p>0.072142</text:p>
              </table:table-cell>
              <table:table-cell office:value-type="float" office:value="0.068271">
                <text:p>0.068271</text:p>
              </table:table-cell>
              <table:table-cell office:value-type="float" office:value="0.072018">
                <text:p>0.072018</text:p>
              </table:table-cell>
              <table:table-cell office:value-type="float" office:value="0.078605">
                <text:p>0.078605</text:p>
              </table:table-cell>
              <table:table-cell office:value-type="float" office:value="0.065457">
                <text:p>0.065457</text:p>
              </table:table-cell>
              <table:table-cell office:value-type="float" office:value="0.070538">
                <text:p>0.070538</text:p>
              </table:table-cell>
              <table:table-cell office:value-type="float" office:value="0.069458">
                <text:p>0.069458</text:p>
              </table:table-cell>
              <table:table-cell office:value-type="float" office:value="0.068872">
                <text:p>0.068872</text:p>
              </table:table-cell>
              <table:table-cell office:value-type="float" office:value="0.067194">
                <text:p>0.067194</text:p>
              </table:table-cell>
              <table:table-cell office:value-type="float" office:value="0.071404">
                <text:p>0.071404</text:p>
              </table:table-cell>
              <table:table-cell office:value-type="float" office:value="0.068469">
                <text:p>0.068469</text:p>
              </table:table-cell>
              <table:table-cell office:value-type="float" office:value="0.07076">
                <text:p>0.07076</text:p>
              </table:table-cell>
              <table:table-cell office:value-type="float" office:value="0.077022">
                <text:p>0.077022</text:p>
              </table:table-cell>
              <table:table-cell office:value-type="float" office:value="0.067652">
                <text:p>0.067652</text:p>
              </table:table-cell>
              <table:table-cell office:value-type="float" office:value="0.066824">
                <text:p>0.066824</text:p>
              </table:table-cell>
              <table:table-cell office:value-type="float" office:value="0.067245">
                <text:p>0.067245</text:p>
              </table:table-cell>
              <table:table-cell office:value-type="float" office:value="0.067627">
                <text:p>0.067627</text:p>
              </table:table-cell>
              <table:table-cell office:value-type="float" office:value="0.069888">
                <text:p>0.069888</text:p>
              </table:table-cell>
              <table:table-cell office:value-type="float" office:value="0.067516">
                <text:p>0.067516</text:p>
              </table:table-cell>
              <table:table-cell office:value-type="float" office:value="0.070035">
                <text:p>0.070035</text:p>
              </table:table-cell>
              <table:table-cell office:value-type="float" office:value="0.07028">
                <text:p>0.07028</text:p>
              </table:table-cell>
              <table:table-cell office:value-type="float" office:value="0.066611">
                <text:p>0.066611</text:p>
              </table:table-cell>
              <table:table-cell office:value-type="float" office:value="0.06969">
                <text:p>0.06969</text:p>
              </table:table-cell>
              <table:table-cell office:value-type="float" office:value="0.069655">
                <text:p>0.069655</text:p>
              </table:table-cell>
              <table:table-cell office:value-type="float" office:value="0.067977">
                <text:p>0.067977</text:p>
              </table:table-cell>
              <table:table-cell office:value-type="float" office:value="0.068507">
                <text:p>0.068507</text:p>
              </table:table-cell>
              <table:table-cell office:value-type="float" office:value="0.069928">
                <text:p>0.069928</text:p>
              </table:table-cell>
              <table:table-cell office:value-type="float" office:value="0.067777">
                <text:p>0.067777</text:p>
              </table:table-cell>
              <table:table-cell office:value-type="float" office:value="0.064918">
                <text:p>0.064918</text:p>
              </table:table-cell>
              <table:table-cell office:value-type="float" office:value="0.068478">
                <text:p>0.068478</text:p>
              </table:table-cell>
              <table:table-cell office:value-type="float" office:value="0.069785">
                <text:p>0.069785</text:p>
              </table:table-cell>
              <table:table-cell office:value-type="float" office:value="0.063077">
                <text:p>0.063077</text:p>
              </table:table-cell>
              <table:table-cell office:value-type="float" office:value="0.088584">
                <text:p>0.088584</text:p>
              </table:table-cell>
              <table:table-cell office:value-type="float" office:value="0.059882">
                <text:p>0.059882</text:p>
              </table:table-cell>
              <table:table-cell office:value-type="float" office:value="0.062882">
                <text:p>0.062882</text:p>
              </table:table-cell>
              <table:table-cell office:value-type="float" office:value="0.070345">
                <text:p>0.070345</text:p>
              </table:table-cell>
              <table:table-cell office:value-type="float" office:value="0.062029">
                <text:p>0.062029</text:p>
              </table:table-cell>
              <table:table-cell office:value-type="float" office:value="0.067926">
                <text:p>0.067926</text:p>
              </table:table-cell>
              <table:table-cell office:value-type="float" office:value="0.065272">
                <text:p>0.065272</text:p>
              </table:table-cell>
              <table:table-cell office:value-type="float" office:value="0.066417">
                <text:p>0.066417</text:p>
              </table:table-cell>
              <table:table-cell office:value-type="float" office:value="0.080045">
                <text:p>0.080045</text:p>
              </table:table-cell>
              <table:table-cell office:value-type="float" office:value="0.073134">
                <text:p>0.073134</text:p>
              </table:table-cell>
              <table:table-cell office:value-type="float" office:value="0.064648">
                <text:p>0.064648</text:p>
              </table:table-cell>
              <table:table-cell office:value-type="float" office:value="0.06739">
                <text:p>0.06739</text:p>
              </table:table-cell>
              <table:table-cell office:value-type="float" office:value="0.069934">
                <text:p>0.069934</text:p>
              </table:table-cell>
              <table:table-cell office:value-type="float" office:value="0.066522">
                <text:p>0.066522</text:p>
              </table:table-cell>
              <table:table-cell office:value-type="float" office:value="0.066493">
                <text:p>0.066493</text:p>
              </table:table-cell>
              <table:table-cell office:value-type="float" office:value="0.098293">
                <text:p>0.098293</text:p>
              </table:table-cell>
              <table:table-cell office:value-type="float" office:value="0.062482">
                <text:p>0.062482</text:p>
              </table:table-cell>
              <table:table-cell office:value-type="float" office:value="0.074543">
                <text:p>0.074543</text:p>
              </table:table-cell>
              <table:table-cell office:value-type="float" office:value="0.069395">
                <text:p>0.069395</text:p>
              </table:table-cell>
              <table:table-cell office:value-type="float" office:value="0.065618">
                <text:p>0.065618</text:p>
              </table:table-cell>
              <table:table-cell office:value-type="float" office:value="0.066469">
                <text:p>0.066469</text:p>
              </table:table-cell>
              <table:table-cell office:value-type="float" office:value="0.07664">
                <text:p>0.07664</text:p>
              </table:table-cell>
              <table:table-cell office:value-type="float" office:value="0.06611">
                <text:p>0.06611</text:p>
              </table:table-cell>
              <table:table-cell office:value-type="float" office:value="0.07276">
                <text:p>0.07276</text:p>
              </table:table-cell>
              <table:table-cell office:value-type="float" office:value="0.075721">
                <text:p>0.075721</text:p>
              </table:table-cell>
              <table:table-cell office:value-type="float" office:value="0.064077">
                <text:p>0.064077</text:p>
              </table:table-cell>
              <table:table-cell office:value-type="float" office:value="0.083462">
                <text:p>0.083462</text:p>
              </table:table-cell>
              <table:table-cell office:value-type="float" office:value="0.070765">
                <text:p>0.070765</text:p>
              </table:table-cell>
              <table:table-cell office:value-type="float" office:value="0.062968">
                <text:p>0.062968</text:p>
              </table:table-cell>
              <table:table-cell office:value-type="float" office:value="0.069513">
                <text:p>0.069513</text:p>
              </table:table-cell>
              <table:table-cell office:value-type="float" office:value="0.084642">
                <text:p>0.084642</text:p>
              </table:table-cell>
              <table:table-cell office:value-type="float" office:value="0.061238">
                <text:p>0.061238</text:p>
              </table:table-cell>
            </table:table-row>
            <table:table-row>
              <table:table-cell office:value-type="string">
                <text:p>Oji,unsupervised,multilayer</text:p>
                <draw:g>
                  <svg:desc>Arkusz1.A5:Arkusz1.A5</svg:desc>
                </draw:g>
              </table:table-cell>
              <table:table-cell office:value-type="float" office:value="0.212861">
                <text:p>0.212861</text:p>
                <draw:g>
                  <svg:desc>Arkusz1.B5:Arkusz1.GS5</svg:desc>
                </draw:g>
              </table:table-cell>
              <table:table-cell office:value-type="float" office:value="0.179219">
                <text:p>0.179219</text:p>
              </table:table-cell>
              <table:table-cell office:value-type="float" office:value="0.266816">
                <text:p>0.266816</text:p>
              </table:table-cell>
              <table:table-cell office:value-type="float" office:value="0.162019">
                <text:p>0.162019</text:p>
              </table:table-cell>
              <table:table-cell office:value-type="float" office:value="0.224723">
                <text:p>0.224723</text:p>
              </table:table-cell>
              <table:table-cell office:value-type="float" office:value="0.154301">
                <text:p>0.154301</text:p>
              </table:table-cell>
              <table:table-cell office:value-type="float" office:value="0.059343">
                <text:p>0.059343</text:p>
              </table:table-cell>
              <table:table-cell office:value-type="float" office:value="0.064771">
                <text:p>0.064771</text:p>
              </table:table-cell>
              <table:table-cell office:value-type="float" office:value="0.060677">
                <text:p>0.060677</text:p>
              </table:table-cell>
              <table:table-cell office:value-type="float" office:value="0.122978">
                <text:p>0.122978</text:p>
              </table:table-cell>
              <table:table-cell office:value-type="float" office:value="0.203763">
                <text:p>0.203763</text:p>
              </table:table-cell>
              <table:table-cell office:value-type="float" office:value="0.057883">
                <text:p>0.057883</text:p>
              </table:table-cell>
              <table:table-cell office:value-type="float" office:value="0.052529">
                <text:p>0.052529</text:p>
              </table:table-cell>
              <table:table-cell office:value-type="float" office:value="0.054274">
                <text:p>0.054274</text:p>
              </table:table-cell>
              <table:table-cell office:value-type="float" office:value="0.093464">
                <text:p>0.093464</text:p>
              </table:table-cell>
              <table:table-cell office:value-type="float" office:value="0.111717">
                <text:p>0.111717</text:p>
              </table:table-cell>
              <table:table-cell office:value-type="float" office:value="0.094936">
                <text:p>0.094936</text:p>
              </table:table-cell>
              <table:table-cell office:value-type="float" office:value="0.055513">
                <text:p>0.055513</text:p>
              </table:table-cell>
              <table:table-cell office:value-type="float" office:value="0.070229">
                <text:p>0.070229</text:p>
              </table:table-cell>
              <table:table-cell office:value-type="float" office:value="0.059993">
                <text:p>0.059993</text:p>
              </table:table-cell>
              <table:table-cell office:value-type="float" office:value="0.060466">
                <text:p>0.060466</text:p>
              </table:table-cell>
              <table:table-cell office:value-type="float" office:value="0.057763">
                <text:p>0.057763</text:p>
              </table:table-cell>
              <table:table-cell office:value-type="float" office:value="0.074947">
                <text:p>0.074947</text:p>
              </table:table-cell>
              <table:table-cell office:value-type="float" office:value="0.06481">
                <text:p>0.06481</text:p>
              </table:table-cell>
              <table:table-cell office:value-type="float" office:value="0.048998">
                <text:p>0.048998</text:p>
              </table:table-cell>
              <table:table-cell office:value-type="float" office:value="0.064891">
                <text:p>0.064891</text:p>
              </table:table-cell>
              <table:table-cell office:value-type="float" office:value="0.064652">
                <text:p>0.064652</text:p>
              </table:table-cell>
              <table:table-cell office:value-type="float" office:value="0.049591">
                <text:p>0.049591</text:p>
              </table:table-cell>
              <table:table-cell office:value-type="float" office:value="0.057537">
                <text:p>0.057537</text:p>
              </table:table-cell>
              <table:table-cell office:value-type="float" office:value="0.065274">
                <text:p>0.065274</text:p>
              </table:table-cell>
              <table:table-cell office:value-type="float" office:value="0.066552">
                <text:p>0.066552</text:p>
              </table:table-cell>
              <table:table-cell office:value-type="float" office:value="0.063185">
                <text:p>0.063185</text:p>
              </table:table-cell>
              <table:table-cell office:value-type="float" office:value="0.079836">
                <text:p>0.079836</text:p>
              </table:table-cell>
              <table:table-cell office:value-type="float" office:value="0.052532">
                <text:p>0.052532</text:p>
              </table:table-cell>
              <table:table-cell office:value-type="float" office:value="0.087792">
                <text:p>0.087792</text:p>
              </table:table-cell>
              <table:table-cell office:value-type="float" office:value="0.071542">
                <text:p>0.071542</text:p>
              </table:table-cell>
              <table:table-cell office:value-type="float" office:value="0.063473">
                <text:p>0.063473</text:p>
              </table:table-cell>
              <table:table-cell office:value-type="float" office:value="0.05684">
                <text:p>0.05684</text:p>
              </table:table-cell>
              <table:table-cell office:value-type="float" office:value="0.066286">
                <text:p>0.066286</text:p>
              </table:table-cell>
              <table:table-cell office:value-type="float" office:value="0.075676">
                <text:p>0.075676</text:p>
              </table:table-cell>
              <table:table-cell office:value-type="float" office:value="0.064134">
                <text:p>0.064134</text:p>
              </table:table-cell>
              <table:table-cell office:value-type="float" office:value="0.084971">
                <text:p>0.084971</text:p>
              </table:table-cell>
              <table:table-cell office:value-type="float" office:value="0.067102">
                <text:p>0.067102</text:p>
              </table:table-cell>
              <table:table-cell office:value-type="float" office:value="0.085658">
                <text:p>0.085658</text:p>
              </table:table-cell>
              <table:table-cell office:value-type="float" office:value="0.079274">
                <text:p>0.079274</text:p>
              </table:table-cell>
              <table:table-cell office:value-type="float" office:value="0.069438">
                <text:p>0.069438</text:p>
              </table:table-cell>
              <table:table-cell office:value-type="float" office:value="0.063976">
                <text:p>0.063976</text:p>
              </table:table-cell>
              <table:table-cell office:value-type="float" office:value="0.075144">
                <text:p>0.075144</text:p>
              </table:table-cell>
              <table:table-cell office:value-type="float" office:value="0.073565">
                <text:p>0.073565</text:p>
              </table:table-cell>
              <table:table-cell office:value-type="float" office:value="0.071232">
                <text:p>0.071232</text:p>
              </table:table-cell>
              <table:table-cell office:value-type="float" office:value="0.062651">
                <text:p>0.062651</text:p>
              </table:table-cell>
              <table:table-cell office:value-type="float" office:value="0.060467">
                <text:p>0.060467</text:p>
              </table:table-cell>
              <table:table-cell office:value-type="float" office:value="0.077282">
                <text:p>0.077282</text:p>
              </table:table-cell>
              <table:table-cell office:value-type="float" office:value="0.056708">
                <text:p>0.056708</text:p>
              </table:table-cell>
              <table:table-cell office:value-type="float" office:value="0.083189">
                <text:p>0.083189</text:p>
              </table:table-cell>
              <table:table-cell office:value-type="float" office:value="0.071424">
                <text:p>0.071424</text:p>
              </table:table-cell>
              <table:table-cell office:value-type="float" office:value="0.067174">
                <text:p>0.067174</text:p>
              </table:table-cell>
              <table:table-cell office:value-type="float" office:value="0.056958">
                <text:p>0.056958</text:p>
              </table:table-cell>
              <table:table-cell office:value-type="float" office:value="0.079893">
                <text:p>0.079893</text:p>
              </table:table-cell>
              <table:table-cell office:value-type="float" office:value="0.057394">
                <text:p>0.057394</text:p>
              </table:table-cell>
              <table:table-cell office:value-type="float" office:value="0.05895">
                <text:p>0.05895</text:p>
              </table:table-cell>
              <table:table-cell office:value-type="float" office:value="0.061663">
                <text:p>0.061663</text:p>
              </table:table-cell>
              <table:table-cell office:value-type="float" office:value="0.073535">
                <text:p>0.073535</text:p>
              </table:table-cell>
              <table:table-cell office:value-type="float" office:value="0.074743">
                <text:p>0.074743</text:p>
              </table:table-cell>
              <table:table-cell office:value-type="float" office:value="0.072251">
                <text:p>0.072251</text:p>
              </table:table-cell>
              <table:table-cell office:value-type="float" office:value="0.091323">
                <text:p>0.091323</text:p>
              </table:table-cell>
              <table:table-cell office:value-type="float" office:value="0.079159">
                <text:p>0.079159</text:p>
              </table:table-cell>
              <table:table-cell office:value-type="float" office:value="0.06362">
                <text:p>0.06362</text:p>
              </table:table-cell>
              <table:table-cell office:value-type="float" office:value="0.075108">
                <text:p>0.075108</text:p>
              </table:table-cell>
              <table:table-cell office:value-type="float" office:value="0.064865">
                <text:p>0.064865</text:p>
              </table:table-cell>
              <table:table-cell office:value-type="float" office:value="0.084877">
                <text:p>0.084877</text:p>
              </table:table-cell>
              <table:table-cell office:value-type="float" office:value="0.067898">
                <text:p>0.067898</text:p>
              </table:table-cell>
              <table:table-cell office:value-type="float" office:value="0.078793">
                <text:p>0.078793</text:p>
              </table:table-cell>
              <table:table-cell office:value-type="float" office:value="0.087956">
                <text:p>0.087956</text:p>
              </table:table-cell>
              <table:table-cell office:value-type="float" office:value="0.074366">
                <text:p>0.074366</text:p>
              </table:table-cell>
              <table:table-cell office:value-type="float" office:value="0.070407">
                <text:p>0.070407</text:p>
              </table:table-cell>
              <table:table-cell office:value-type="float" office:value="0.06304">
                <text:p>0.06304</text:p>
              </table:table-cell>
              <table:table-cell office:value-type="float" office:value="0.055866">
                <text:p>0.055866</text:p>
              </table:table-cell>
              <table:table-cell office:value-type="float" office:value="0.077339">
                <text:p>0.077339</text:p>
              </table:table-cell>
              <table:table-cell office:value-type="float" office:value="0.075233">
                <text:p>0.075233</text:p>
              </table:table-cell>
              <table:table-cell office:value-type="float" office:value="0.068266">
                <text:p>0.068266</text:p>
              </table:table-cell>
              <table:table-cell office:value-type="float" office:value="0.093902">
                <text:p>0.093902</text:p>
              </table:table-cell>
              <table:table-cell office:value-type="float" office:value="0.065653">
                <text:p>0.065653</text:p>
              </table:table-cell>
              <table:table-cell office:value-type="float" office:value="0.066532">
                <text:p>0.066532</text:p>
              </table:table-cell>
              <table:table-cell office:value-type="float" office:value="0.090444">
                <text:p>0.090444</text:p>
              </table:table-cell>
              <table:table-cell office:value-type="float" office:value="0.07888">
                <text:p>0.07888</text:p>
              </table:table-cell>
              <table:table-cell office:value-type="float" office:value="0.071757">
                <text:p>0.071757</text:p>
              </table:table-cell>
              <table:table-cell office:value-type="float" office:value="0.105039">
                <text:p>0.105039</text:p>
              </table:table-cell>
              <table:table-cell office:value-type="float" office:value="0.096503">
                <text:p>0.096503</text:p>
              </table:table-cell>
              <table:table-cell office:value-type="float" office:value="0.077526">
                <text:p>0.077526</text:p>
              </table:table-cell>
              <table:table-cell office:value-type="float" office:value="0.065606">
                <text:p>0.065606</text:p>
              </table:table-cell>
              <table:table-cell office:value-type="float" office:value="0.062415">
                <text:p>0.062415</text:p>
              </table:table-cell>
              <table:table-cell office:value-type="float" office:value="0.069211">
                <text:p>0.069211</text:p>
              </table:table-cell>
              <table:table-cell office:value-type="float" office:value="0.079294">
                <text:p>0.079294</text:p>
              </table:table-cell>
              <table:table-cell office:value-type="float" office:value="0.0712">
                <text:p>0.0712</text:p>
              </table:table-cell>
              <table:table-cell office:value-type="float" office:value="0.06533">
                <text:p>0.06533</text:p>
              </table:table-cell>
              <table:table-cell office:value-type="float" office:value="0.081118">
                <text:p>0.081118</text:p>
              </table:table-cell>
              <table:table-cell office:value-type="float" office:value="0.069694">
                <text:p>0.069694</text:p>
              </table:table-cell>
              <table:table-cell office:value-type="float" office:value="0.062529">
                <text:p>0.062529</text:p>
              </table:table-cell>
              <table:table-cell office:value-type="float" office:value="0.076717">
                <text:p>0.076717</text:p>
              </table:table-cell>
              <table:table-cell office:value-type="float" office:value="0.06492">
                <text:p>0.06492</text:p>
              </table:table-cell>
              <table:table-cell office:value-type="float" office:value="0.062268">
                <text:p>0.062268</text:p>
              </table:table-cell>
              <table:table-cell office:value-type="float" office:value="0.07259">
                <text:p>0.07259</text:p>
              </table:table-cell>
              <table:table-cell office:value-type="float" office:value="0.073357">
                <text:p>0.073357</text:p>
              </table:table-cell>
              <table:table-cell office:value-type="float" office:value="0.070501">
                <text:p>0.070501</text:p>
              </table:table-cell>
              <table:table-cell office:value-type="float" office:value="0.066123">
                <text:p>0.066123</text:p>
              </table:table-cell>
              <table:table-cell office:value-type="float" office:value="0.060861">
                <text:p>0.060861</text:p>
              </table:table-cell>
              <table:table-cell office:value-type="float" office:value="0.075466">
                <text:p>0.075466</text:p>
              </table:table-cell>
              <table:table-cell office:value-type="float" office:value="0.07008">
                <text:p>0.07008</text:p>
              </table:table-cell>
              <table:table-cell office:value-type="float" office:value="0.077077">
                <text:p>0.077077</text:p>
              </table:table-cell>
              <table:table-cell office:value-type="float" office:value="0.064812">
                <text:p>0.064812</text:p>
              </table:table-cell>
              <table:table-cell office:value-type="float" office:value="0.064711">
                <text:p>0.064711</text:p>
              </table:table-cell>
              <table:table-cell office:value-type="float" office:value="0.065339">
                <text:p>0.065339</text:p>
              </table:table-cell>
              <table:table-cell office:value-type="float" office:value="0.061064">
                <text:p>0.061064</text:p>
              </table:table-cell>
              <table:table-cell office:value-type="float" office:value="0.087351">
                <text:p>0.087351</text:p>
              </table:table-cell>
              <table:table-cell office:value-type="float" office:value="0.057396">
                <text:p>0.057396</text:p>
              </table:table-cell>
              <table:table-cell office:value-type="float" office:value="0.061611">
                <text:p>0.061611</text:p>
              </table:table-cell>
              <table:table-cell office:value-type="float" office:value="0.061559">
                <text:p>0.061559</text:p>
              </table:table-cell>
              <table:table-cell office:value-type="float" office:value="0.063729">
                <text:p>0.063729</text:p>
              </table:table-cell>
              <table:table-cell office:value-type="float" office:value="0.085833">
                <text:p>0.085833</text:p>
              </table:table-cell>
              <table:table-cell office:value-type="float" office:value="0.080902">
                <text:p>0.080902</text:p>
              </table:table-cell>
              <table:table-cell office:value-type="float" office:value="0.073154">
                <text:p>0.073154</text:p>
              </table:table-cell>
              <table:table-cell office:value-type="float" office:value="0.083082">
                <text:p>0.083082</text:p>
              </table:table-cell>
              <table:table-cell office:value-type="float" office:value="0.088527">
                <text:p>0.088527</text:p>
              </table:table-cell>
              <table:table-cell office:value-type="float" office:value="0.092765">
                <text:p>0.092765</text:p>
              </table:table-cell>
              <table:table-cell office:value-type="float" office:value="0.063159">
                <text:p>0.063159</text:p>
              </table:table-cell>
              <table:table-cell office:value-type="float" office:value="0.060463">
                <text:p>0.060463</text:p>
              </table:table-cell>
              <table:table-cell office:value-type="float" office:value="0.084145">
                <text:p>0.084145</text:p>
              </table:table-cell>
              <table:table-cell office:value-type="float" office:value="0.054347">
                <text:p>0.054347</text:p>
              </table:table-cell>
              <table:table-cell office:value-type="float" office:value="0.054485">
                <text:p>0.054485</text:p>
              </table:table-cell>
              <table:table-cell office:value-type="float" office:value="0.064045">
                <text:p>0.064045</text:p>
              </table:table-cell>
              <table:table-cell office:value-type="float" office:value="0.068448">
                <text:p>0.068448</text:p>
              </table:table-cell>
              <table:table-cell office:value-type="float" office:value="0.061359">
                <text:p>0.061359</text:p>
              </table:table-cell>
              <table:table-cell office:value-type="float" office:value="0.060832">
                <text:p>0.060832</text:p>
              </table:table-cell>
              <table:table-cell office:value-type="float" office:value="0.066916">
                <text:p>0.066916</text:p>
              </table:table-cell>
              <table:table-cell office:value-type="float" office:value="0.070471">
                <text:p>0.070471</text:p>
              </table:table-cell>
              <table:table-cell office:value-type="float" office:value="0.066675">
                <text:p>0.066675</text:p>
              </table:table-cell>
              <table:table-cell office:value-type="float" office:value="0.081355">
                <text:p>0.081355</text:p>
              </table:table-cell>
              <table:table-cell office:value-type="float" office:value="0.067655">
                <text:p>0.067655</text:p>
              </table:table-cell>
              <table:table-cell office:value-type="float" office:value="0.063137">
                <text:p>0.063137</text:p>
              </table:table-cell>
              <table:table-cell office:value-type="float" office:value="0.070523">
                <text:p>0.070523</text:p>
              </table:table-cell>
              <table:table-cell office:value-type="float" office:value="0.068265">
                <text:p>0.068265</text:p>
              </table:table-cell>
              <table:table-cell office:value-type="float" office:value="0.067829">
                <text:p>0.067829</text:p>
              </table:table-cell>
              <table:table-cell office:value-type="float" office:value="0.068136">
                <text:p>0.068136</text:p>
              </table:table-cell>
              <table:table-cell office:value-type="float" office:value="0.075606">
                <text:p>0.075606</text:p>
              </table:table-cell>
              <table:table-cell office:value-type="float" office:value="0.076855">
                <text:p>0.076855</text:p>
              </table:table-cell>
              <table:table-cell office:value-type="float" office:value="0.090259">
                <text:p>0.090259</text:p>
              </table:table-cell>
              <table:table-cell office:value-type="float" office:value="0.063161">
                <text:p>0.063161</text:p>
              </table:table-cell>
              <table:table-cell office:value-type="float" office:value="0.061005">
                <text:p>0.061005</text:p>
              </table:table-cell>
              <table:table-cell office:value-type="float" office:value="0.066176">
                <text:p>0.066176</text:p>
              </table:table-cell>
              <table:table-cell office:value-type="float" office:value="0.069612">
                <text:p>0.069612</text:p>
              </table:table-cell>
              <table:table-cell office:value-type="float" office:value="0.065101">
                <text:p>0.065101</text:p>
              </table:table-cell>
              <table:table-cell office:value-type="float" office:value="0.072232">
                <text:p>0.072232</text:p>
              </table:table-cell>
              <table:table-cell office:value-type="float" office:value="0.069082">
                <text:p>0.069082</text:p>
              </table:table-cell>
              <table:table-cell office:value-type="float" office:value="0.066912">
                <text:p>0.066912</text:p>
              </table:table-cell>
              <table:table-cell office:value-type="float" office:value="0.069128">
                <text:p>0.069128</text:p>
              </table:table-cell>
              <table:table-cell office:value-type="float" office:value="0.064068">
                <text:p>0.064068</text:p>
              </table:table-cell>
              <table:table-cell office:value-type="float" office:value="0.063345">
                <text:p>0.063345</text:p>
              </table:table-cell>
              <table:table-cell office:value-type="float" office:value="0.070909">
                <text:p>0.070909</text:p>
              </table:table-cell>
              <table:table-cell office:value-type="float" office:value="0.065514">
                <text:p>0.065514</text:p>
              </table:table-cell>
              <table:table-cell office:value-type="float" office:value="0.066956">
                <text:p>0.066956</text:p>
              </table:table-cell>
              <table:table-cell office:value-type="float" office:value="0.070955">
                <text:p>0.070955</text:p>
              </table:table-cell>
              <table:table-cell office:value-type="float" office:value="0.072134">
                <text:p>0.072134</text:p>
              </table:table-cell>
              <table:table-cell office:value-type="float" office:value="0.09709">
                <text:p>0.09709</text:p>
              </table:table-cell>
              <table:table-cell office:value-type="float" office:value="0.072756">
                <text:p>0.072756</text:p>
              </table:table-cell>
              <table:table-cell office:value-type="float" office:value="0.115378">
                <text:p>0.115378</text:p>
              </table:table-cell>
              <table:table-cell office:value-type="float" office:value="0.072263">
                <text:p>0.072263</text:p>
              </table:table-cell>
              <table:table-cell office:value-type="float" office:value="0.075382">
                <text:p>0.075382</text:p>
              </table:table-cell>
              <table:table-cell office:value-type="float" office:value="0.064571">
                <text:p>0.064571</text:p>
              </table:table-cell>
              <table:table-cell office:value-type="float" office:value="0.065258">
                <text:p>0.065258</text:p>
              </table:table-cell>
              <table:table-cell office:value-type="float" office:value="0.068412">
                <text:p>0.068412</text:p>
              </table:table-cell>
              <table:table-cell office:value-type="float" office:value="0.068533">
                <text:p>0.068533</text:p>
              </table:table-cell>
              <table:table-cell office:value-type="float" office:value="0.071933">
                <text:p>0.071933</text:p>
              </table:table-cell>
              <table:table-cell office:value-type="float" office:value="0.069122">
                <text:p>0.069122</text:p>
              </table:table-cell>
              <table:table-cell office:value-type="float" office:value="0.070123">
                <text:p>0.070123</text:p>
              </table:table-cell>
              <table:table-cell office:value-type="float" office:value="0.072145">
                <text:p>0.072145</text:p>
              </table:table-cell>
              <table:table-cell office:value-type="float" office:value="0.063738">
                <text:p>0.063738</text:p>
              </table:table-cell>
              <table:table-cell office:value-type="float" office:value="0.07124">
                <text:p>0.07124</text:p>
              </table:table-cell>
              <table:table-cell office:value-type="float" office:value="0.064804">
                <text:p>0.064804</text:p>
              </table:table-cell>
              <table:table-cell office:value-type="float" office:value="0.076839">
                <text:p>0.076839</text:p>
              </table:table-cell>
              <table:table-cell office:value-type="float" office:value="0.075861">
                <text:p>0.075861</text:p>
              </table:table-cell>
              <table:table-cell office:value-type="float" office:value="0.067491">
                <text:p>0.067491</text:p>
              </table:table-cell>
              <table:table-cell office:value-type="float" office:value="0.068918">
                <text:p>0.068918</text:p>
              </table:table-cell>
              <table:table-cell office:value-type="float" office:value="0.069884">
                <text:p>0.069884</text:p>
              </table:table-cell>
              <table:table-cell office:value-type="float" office:value="0.064978">
                <text:p>0.064978</text:p>
              </table:table-cell>
              <table:table-cell office:value-type="float" office:value="0.06531">
                <text:p>0.06531</text:p>
              </table:table-cell>
              <table:table-cell office:value-type="float" office:value="0.067705">
                <text:p>0.067705</text:p>
              </table:table-cell>
              <table:table-cell office:value-type="float" office:value="0.06429">
                <text:p>0.06429</text:p>
              </table:table-cell>
              <table:table-cell office:value-type="float" office:value="0.113514">
                <text:p>0.113514</text:p>
              </table:table-cell>
              <table:table-cell office:value-type="float" office:value="0.063242">
                <text:p>0.063242</text:p>
              </table:table-cell>
              <table:table-cell office:value-type="float" office:value="0.065637">
                <text:p>0.065637</text:p>
              </table:table-cell>
              <table:table-cell office:value-type="float" office:value="0.068499">
                <text:p>0.068499</text:p>
              </table:table-cell>
              <table:table-cell office:value-type="float" office:value="0.076022">
                <text:p>0.076022</text:p>
              </table:table-cell>
              <table:table-cell office:value-type="float" office:value="0.072483">
                <text:p>0.072483</text:p>
              </table:table-cell>
              <table:table-cell office:value-type="float" office:value="0.06895">
                <text:p>0.06895</text:p>
              </table:table-cell>
              <table:table-cell office:value-type="float" office:value="0.071143">
                <text:p>0.071143</text:p>
              </table:table-cell>
              <table:table-cell office:value-type="float" office:value="0.062665">
                <text:p>0.062665</text:p>
              </table:table-cell>
              <table:table-cell office:value-type="float" office:value="0.062827">
                <text:p>0.062827</text:p>
              </table:table-cell>
              <table:table-cell office:value-type="float" office:value="0.073259">
                <text:p>0.073259</text:p>
              </table:table-cell>
              <table:table-cell office:value-type="float" office:value="0.062177">
                <text:p>0.062177</text:p>
              </table:table-cell>
            </table:table-row>
            <table:table-row>
              <table:table-cell office:value-type="string">
                <text:p>Oji,supervised,multilayer</text:p>
                <draw:g>
                  <svg:desc>Arkusz1.A6:Arkusz1.A6</svg:desc>
                </draw:g>
              </table:table-cell>
              <table:table-cell office:value-type="float" office:value="0.259858">
                <text:p>0.259858</text:p>
                <draw:g>
                  <svg:desc>Arkusz1.B6:Arkusz1.GS6</svg:desc>
                </draw:g>
              </table:table-cell>
              <table:table-cell office:value-type="float" office:value="0.141699">
                <text:p>0.141699</text:p>
              </table:table-cell>
              <table:table-cell office:value-type="float" office:value="0.193537">
                <text:p>0.193537</text:p>
              </table:table-cell>
              <table:table-cell office:value-type="float" office:value="0.08011">
                <text:p>0.08011</text:p>
              </table:table-cell>
              <table:table-cell office:value-type="float" office:value="0.118406">
                <text:p>0.118406</text:p>
              </table:table-cell>
              <table:table-cell office:value-type="float" office:value="0.140535">
                <text:p>0.140535</text:p>
              </table:table-cell>
              <table:table-cell office:value-type="float" office:value="0.130097">
                <text:p>0.130097</text:p>
              </table:table-cell>
              <table:table-cell office:value-type="float" office:value="0.09757">
                <text:p>0.09757</text:p>
              </table:table-cell>
              <table:table-cell office:value-type="float" office:value="0.103121">
                <text:p>0.103121</text:p>
              </table:table-cell>
              <table:table-cell office:value-type="float" office:value="0.058798">
                <text:p>0.058798</text:p>
              </table:table-cell>
              <table:table-cell office:value-type="float" office:value="0.225523">
                <text:p>0.225523</text:p>
              </table:table-cell>
              <table:table-cell office:value-type="float" office:value="0.250106">
                <text:p>0.250106</text:p>
              </table:table-cell>
              <table:table-cell office:value-type="float" office:value="0.158307">
                <text:p>0.158307</text:p>
              </table:table-cell>
              <table:table-cell office:value-type="float" office:value="0.141837">
                <text:p>0.141837</text:p>
              </table:table-cell>
              <table:table-cell office:value-type="float" office:value="0.193032">
                <text:p>0.193032</text:p>
              </table:table-cell>
              <table:table-cell office:value-type="float" office:value="0.34993">
                <text:p>0.34993</text:p>
              </table:table-cell>
              <table:table-cell office:value-type="float" office:value="0.203292">
                <text:p>0.203292</text:p>
              </table:table-cell>
              <table:table-cell office:value-type="float" office:value="0.24761">
                <text:p>0.24761</text:p>
              </table:table-cell>
              <table:table-cell office:value-type="float" office:value="0.130423">
                <text:p>0.130423</text:p>
              </table:table-cell>
              <table:table-cell office:value-type="float" office:value="0.133546">
                <text:p>0.133546</text:p>
              </table:table-cell>
              <table:table-cell office:value-type="float" office:value="0.101971">
                <text:p>0.101971</text:p>
              </table:table-cell>
              <table:table-cell office:value-type="float" office:value="0.169915">
                <text:p>0.169915</text:p>
              </table:table-cell>
              <table:table-cell office:value-type="float" office:value="0.134086">
                <text:p>0.134086</text:p>
              </table:table-cell>
              <table:table-cell office:value-type="float" office:value="0.120179">
                <text:p>0.120179</text:p>
              </table:table-cell>
              <table:table-cell office:value-type="float" office:value="0.150119">
                <text:p>0.150119</text:p>
              </table:table-cell>
              <table:table-cell office:value-type="float" office:value="0.093107">
                <text:p>0.093107</text:p>
              </table:table-cell>
              <table:table-cell office:value-type="float" office:value="0.153281">
                <text:p>0.153281</text:p>
              </table:table-cell>
              <table:table-cell office:value-type="float" office:value="0.071651">
                <text:p>0.071651</text:p>
              </table:table-cell>
              <table:table-cell office:value-type="float" office:value="0.133329">
                <text:p>0.133329</text:p>
              </table:table-cell>
              <table:table-cell office:value-type="float" office:value="0.132229">
                <text:p>0.132229</text:p>
              </table:table-cell>
              <table:table-cell office:value-type="float" office:value="0.133585">
                <text:p>0.133585</text:p>
              </table:table-cell>
              <table:table-cell office:value-type="float" office:value="0.125203">
                <text:p>0.125203</text:p>
              </table:table-cell>
              <table:table-cell office:value-type="float" office:value="0.13641">
                <text:p>0.13641</text:p>
              </table:table-cell>
              <table:table-cell office:value-type="float" office:value="0.139435">
                <text:p>0.139435</text:p>
              </table:table-cell>
              <table:table-cell office:value-type="float" office:value="0.060728">
                <text:p>0.060728</text:p>
              </table:table-cell>
              <table:table-cell office:value-type="float" office:value="0.122563">
                <text:p>0.122563</text:p>
              </table:table-cell>
              <table:table-cell office:value-type="float" office:value="0.164349">
                <text:p>0.164349</text:p>
              </table:table-cell>
              <table:table-cell office:value-type="float" office:value="0.119726">
                <text:p>0.119726</text:p>
              </table:table-cell>
              <table:table-cell office:value-type="float" office:value="0.137276">
                <text:p>0.137276</text:p>
              </table:table-cell>
              <table:table-cell office:value-type="float" office:value="0.148228">
                <text:p>0.148228</text:p>
              </table:table-cell>
              <table:table-cell office:value-type="float" office:value="0.124434">
                <text:p>0.124434</text:p>
              </table:table-cell>
              <table:table-cell office:value-type="float" office:value="0.136538">
                <text:p>0.136538</text:p>
              </table:table-cell>
              <table:table-cell office:value-type="float" office:value="0.188784">
                <text:p>0.188784</text:p>
              </table:table-cell>
              <table:table-cell office:value-type="float" office:value="0.085909">
                <text:p>0.085909</text:p>
              </table:table-cell>
              <table:table-cell office:value-type="float" office:value="0.171545">
                <text:p>0.171545</text:p>
              </table:table-cell>
              <table:table-cell office:value-type="float" office:value="0.128368">
                <text:p>0.128368</text:p>
              </table:table-cell>
              <table:table-cell office:value-type="float" office:value="0.126636">
                <text:p>0.126636</text:p>
              </table:table-cell>
              <table:table-cell office:value-type="float" office:value="0.133701">
                <text:p>0.133701</text:p>
              </table:table-cell>
              <table:table-cell office:value-type="float" office:value="0.146563">
                <text:p>0.146563</text:p>
              </table:table-cell>
              <table:table-cell office:value-type="float" office:value="0.130508">
                <text:p>0.130508</text:p>
              </table:table-cell>
              <table:table-cell office:value-type="float" office:value="0.130644">
                <text:p>0.130644</text:p>
              </table:table-cell>
              <table:table-cell office:value-type="float" office:value="0.12644">
                <text:p>0.12644</text:p>
              </table:table-cell>
              <table:table-cell office:value-type="float" office:value="0.134319">
                <text:p>0.134319</text:p>
              </table:table-cell>
              <table:table-cell office:value-type="float" office:value="0.104316">
                <text:p>0.104316</text:p>
              </table:table-cell>
              <table:table-cell office:value-type="float" office:value="0.128713">
                <text:p>0.128713</text:p>
              </table:table-cell>
              <table:table-cell office:value-type="float" office:value="0.165296">
                <text:p>0.165296</text:p>
              </table:table-cell>
              <table:table-cell office:value-type="float" office:value="0.062073">
                <text:p>0.062073</text:p>
              </table:table-cell>
              <table:table-cell office:value-type="float" office:value="0.157585">
                <text:p>0.157585</text:p>
              </table:table-cell>
              <table:table-cell office:value-type="float" office:value="0.158609">
                <text:p>0.158609</text:p>
              </table:table-cell>
              <table:table-cell office:value-type="float" office:value="0.098449">
                <text:p>0.098449</text:p>
              </table:table-cell>
              <table:table-cell office:value-type="float" office:value="0.148399">
                <text:p>0.148399</text:p>
              </table:table-cell>
              <table:table-cell office:value-type="float" office:value="0.127433">
                <text:p>0.127433</text:p>
              </table:table-cell>
              <table:table-cell office:value-type="float" office:value="0.094436">
                <text:p>0.094436</text:p>
              </table:table-cell>
              <table:table-cell office:value-type="float" office:value="0.131496">
                <text:p>0.131496</text:p>
              </table:table-cell>
              <table:table-cell office:value-type="float" office:value="0.130276">
                <text:p>0.130276</text:p>
              </table:table-cell>
              <table:table-cell office:value-type="float" office:value="0.158866">
                <text:p>0.158866</text:p>
              </table:table-cell>
              <table:table-cell office:value-type="float" office:value="0.139618">
                <text:p>0.139618</text:p>
              </table:table-cell>
              <table:table-cell office:value-type="float" office:value="0.148952">
                <text:p>0.148952</text:p>
              </table:table-cell>
              <table:table-cell office:value-type="float" office:value="0.122781">
                <text:p>0.122781</text:p>
              </table:table-cell>
              <table:table-cell office:value-type="float" office:value="0.140369">
                <text:p>0.140369</text:p>
              </table:table-cell>
              <table:table-cell office:value-type="float" office:value="0.140975">
                <text:p>0.140975</text:p>
              </table:table-cell>
              <table:table-cell office:value-type="float" office:value="0.135217">
                <text:p>0.135217</text:p>
              </table:table-cell>
              <table:table-cell office:value-type="float" office:value="0.14024">
                <text:p>0.14024</text:p>
              </table:table-cell>
              <table:table-cell office:value-type="float" office:value="0.131778">
                <text:p>0.131778</text:p>
              </table:table-cell>
              <table:table-cell office:value-type="float" office:value="0.145314">
                <text:p>0.145314</text:p>
              </table:table-cell>
              <table:table-cell office:value-type="float" office:value="0.132839">
                <text:p>0.132839</text:p>
              </table:table-cell>
              <table:table-cell office:value-type="float" office:value="0.138715">
                <text:p>0.138715</text:p>
              </table:table-cell>
              <table:table-cell office:value-type="float" office:value="0.165977">
                <text:p>0.165977</text:p>
              </table:table-cell>
              <table:table-cell office:value-type="float" office:value="0.146449">
                <text:p>0.146449</text:p>
              </table:table-cell>
              <table:table-cell office:value-type="float" office:value="0.184046">
                <text:p>0.184046</text:p>
              </table:table-cell>
              <table:table-cell office:value-type="float" office:value="0.138086">
                <text:p>0.138086</text:p>
              </table:table-cell>
              <table:table-cell office:value-type="float" office:value="0.098268">
                <text:p>0.098268</text:p>
              </table:table-cell>
              <table:table-cell office:value-type="float" office:value="0.128115">
                <text:p>0.128115</text:p>
              </table:table-cell>
              <table:table-cell office:value-type="float" office:value="0.121975">
                <text:p>0.121975</text:p>
              </table:table-cell>
              <table:table-cell office:value-type="float" office:value="0.154489">
                <text:p>0.154489</text:p>
              </table:table-cell>
              <table:table-cell office:value-type="float" office:value="0.130549">
                <text:p>0.130549</text:p>
              </table:table-cell>
              <table:table-cell office:value-type="float" office:value="0.172658">
                <text:p>0.172658</text:p>
              </table:table-cell>
              <table:table-cell office:value-type="float" office:value="0.092337">
                <text:p>0.092337</text:p>
              </table:table-cell>
              <table:table-cell office:value-type="float" office:value="0.123455">
                <text:p>0.123455</text:p>
              </table:table-cell>
              <table:table-cell office:value-type="float" office:value="0.169144">
                <text:p>0.169144</text:p>
              </table:table-cell>
              <table:table-cell office:value-type="float" office:value="0.124849">
                <text:p>0.124849</text:p>
              </table:table-cell>
              <table:table-cell office:value-type="float" office:value="0.071131">
                <text:p>0.071131</text:p>
              </table:table-cell>
              <table:table-cell office:value-type="float" office:value="0.148691">
                <text:p>0.148691</text:p>
              </table:table-cell>
              <table:table-cell office:value-type="float" office:value="0.121483">
                <text:p>0.121483</text:p>
              </table:table-cell>
              <table:table-cell office:value-type="float" office:value="0.132063">
                <text:p>0.132063</text:p>
              </table:table-cell>
              <table:table-cell office:value-type="float" office:value="0.154752">
                <text:p>0.154752</text:p>
              </table:table-cell>
              <table:table-cell office:value-type="float" office:value="0.099503">
                <text:p>0.099503</text:p>
              </table:table-cell>
              <table:table-cell office:value-type="float" office:value="0.100593">
                <text:p>0.100593</text:p>
              </table:table-cell>
              <table:table-cell office:value-type="float" office:value="0.153226">
                <text:p>0.153226</text:p>
              </table:table-cell>
              <table:table-cell office:value-type="float" office:value="0.087915">
                <text:p>0.087915</text:p>
              </table:table-cell>
              <table:table-cell office:value-type="float" office:value="0.101599">
                <text:p>0.101599</text:p>
              </table:table-cell>
              <table:table-cell office:value-type="float" office:value="0.10615">
                <text:p>0.10615</text:p>
              </table:table-cell>
              <table:table-cell office:value-type="float" office:value="0.118968">
                <text:p>0.118968</text:p>
              </table:table-cell>
              <table:table-cell office:value-type="float" office:value="0.127163">
                <text:p>0.127163</text:p>
              </table:table-cell>
              <table:table-cell office:value-type="float" office:value="0.08905">
                <text:p>0.08905</text:p>
              </table:table-cell>
              <table:table-cell office:value-type="float" office:value="0.115842">
                <text:p>0.115842</text:p>
              </table:table-cell>
              <table:table-cell office:value-type="float" office:value="0.124211">
                <text:p>0.124211</text:p>
              </table:table-cell>
              <table:table-cell office:value-type="float" office:value="0.131968">
                <text:p>0.131968</text:p>
              </table:table-cell>
              <table:table-cell office:value-type="float" office:value="0.133516">
                <text:p>0.133516</text:p>
              </table:table-cell>
              <table:table-cell office:value-type="float" office:value="0.144166">
                <text:p>0.144166</text:p>
              </table:table-cell>
              <table:table-cell office:value-type="float" office:value="0.120692">
                <text:p>0.120692</text:p>
              </table:table-cell>
              <table:table-cell office:value-type="float" office:value="0.126939">
                <text:p>0.126939</text:p>
              </table:table-cell>
              <table:table-cell office:value-type="float" office:value="0.087084">
                <text:p>0.087084</text:p>
              </table:table-cell>
              <table:table-cell office:value-type="float" office:value="0.102743">
                <text:p>0.102743</text:p>
              </table:table-cell>
              <table:table-cell office:value-type="float" office:value="0.094518">
                <text:p>0.094518</text:p>
              </table:table-cell>
              <table:table-cell office:value-type="float" office:value="0.133434">
                <text:p>0.133434</text:p>
              </table:table-cell>
              <table:table-cell office:value-type="float" office:value="0.106315">
                <text:p>0.106315</text:p>
              </table:table-cell>
              <table:table-cell office:value-type="float" office:value="0.102552">
                <text:p>0.102552</text:p>
              </table:table-cell>
              <table:table-cell office:value-type="float" office:value="0.104152">
                <text:p>0.104152</text:p>
              </table:table-cell>
              <table:table-cell office:value-type="float" office:value="0.097615">
                <text:p>0.097615</text:p>
              </table:table-cell>
              <table:table-cell office:value-type="float" office:value="0.126787">
                <text:p>0.126787</text:p>
              </table:table-cell>
              <table:table-cell office:value-type="float" office:value="0.104957">
                <text:p>0.104957</text:p>
              </table:table-cell>
              <table:table-cell office:value-type="float" office:value="0.086595">
                <text:p>0.086595</text:p>
              </table:table-cell>
              <table:table-cell office:value-type="float" office:value="0.104223">
                <text:p>0.104223</text:p>
              </table:table-cell>
              <table:table-cell office:value-type="float" office:value="0.104664">
                <text:p>0.104664</text:p>
              </table:table-cell>
              <table:table-cell office:value-type="float" office:value="0.119095">
                <text:p>0.119095</text:p>
              </table:table-cell>
              <table:table-cell office:value-type="float" office:value="0.147098">
                <text:p>0.147098</text:p>
              </table:table-cell>
              <table:table-cell office:value-type="float" office:value="0.095594">
                <text:p>0.095594</text:p>
              </table:table-cell>
              <table:table-cell office:value-type="float" office:value="0.102549">
                <text:p>0.102549</text:p>
              </table:table-cell>
              <table:table-cell office:value-type="float" office:value="0.132263">
                <text:p>0.132263</text:p>
              </table:table-cell>
              <table:table-cell office:value-type="float" office:value="0.115126">
                <text:p>0.115126</text:p>
              </table:table-cell>
              <table:table-cell office:value-type="float" office:value="0.122428">
                <text:p>0.122428</text:p>
              </table:table-cell>
              <table:table-cell office:value-type="float" office:value="0.125768">
                <text:p>0.125768</text:p>
              </table:table-cell>
              <table:table-cell office:value-type="float" office:value="0.133004">
                <text:p>0.133004</text:p>
              </table:table-cell>
              <table:table-cell office:value-type="float" office:value="0.149762">
                <text:p>0.149762</text:p>
              </table:table-cell>
              <table:table-cell office:value-type="float" office:value="0.116889">
                <text:p>0.116889</text:p>
              </table:table-cell>
              <table:table-cell office:value-type="float" office:value="0.089142">
                <text:p>0.089142</text:p>
              </table:table-cell>
              <table:table-cell office:value-type="float" office:value="0.131968">
                <text:p>0.131968</text:p>
              </table:table-cell>
              <table:table-cell office:value-type="float" office:value="0.079449">
                <text:p>0.079449</text:p>
              </table:table-cell>
              <table:table-cell office:value-type="float" office:value="0.09469">
                <text:p>0.09469</text:p>
              </table:table-cell>
              <table:table-cell office:value-type="float" office:value="0.121195">
                <text:p>0.121195</text:p>
              </table:table-cell>
              <table:table-cell office:value-type="float" office:value="0.114466">
                <text:p>0.114466</text:p>
              </table:table-cell>
              <table:table-cell office:value-type="float" office:value="0.098161">
                <text:p>0.098161</text:p>
              </table:table-cell>
              <table:table-cell office:value-type="float" office:value="0.09041">
                <text:p>0.09041</text:p>
              </table:table-cell>
              <table:table-cell office:value-type="float" office:value="0.101057">
                <text:p>0.101057</text:p>
              </table:table-cell>
              <table:table-cell office:value-type="float" office:value="0.126063">
                <text:p>0.126063</text:p>
              </table:table-cell>
              <table:table-cell office:value-type="float" office:value="0.135395">
                <text:p>0.135395</text:p>
              </table:table-cell>
              <table:table-cell office:value-type="float" office:value="0.134158">
                <text:p>0.134158</text:p>
              </table:table-cell>
              <table:table-cell office:value-type="float" office:value="0.097378">
                <text:p>0.097378</text:p>
              </table:table-cell>
              <table:table-cell office:value-type="float" office:value="0.095334">
                <text:p>0.095334</text:p>
              </table:table-cell>
              <table:table-cell office:value-type="float" office:value="0.103803">
                <text:p>0.103803</text:p>
              </table:table-cell>
              <table:table-cell office:value-type="float" office:value="0.104975">
                <text:p>0.104975</text:p>
              </table:table-cell>
              <table:table-cell office:value-type="float" office:value="0.144566">
                <text:p>0.144566</text:p>
              </table:table-cell>
              <table:table-cell office:value-type="float" office:value="0.103869">
                <text:p>0.103869</text:p>
              </table:table-cell>
              <table:table-cell office:value-type="float" office:value="0.083931">
                <text:p>0.083931</text:p>
              </table:table-cell>
              <table:table-cell office:value-type="float" office:value="0.121316">
                <text:p>0.121316</text:p>
              </table:table-cell>
              <table:table-cell office:value-type="float" office:value="0.119807">
                <text:p>0.119807</text:p>
              </table:table-cell>
              <table:table-cell office:value-type="float" office:value="0.114465">
                <text:p>0.114465</text:p>
              </table:table-cell>
              <table:table-cell office:value-type="float" office:value="0.122768">
                <text:p>0.122768</text:p>
              </table:table-cell>
              <table:table-cell office:value-type="float" office:value="0.136175">
                <text:p>0.136175</text:p>
              </table:table-cell>
              <table:table-cell office:value-type="float" office:value="0.133445">
                <text:p>0.133445</text:p>
              </table:table-cell>
              <table:table-cell office:value-type="float" office:value="0.105814">
                <text:p>0.105814</text:p>
              </table:table-cell>
              <table:table-cell office:value-type="float" office:value="0.107063">
                <text:p>0.107063</text:p>
              </table:table-cell>
              <table:table-cell office:value-type="float" office:value="0.104612">
                <text:p>0.104612</text:p>
              </table:table-cell>
              <table:table-cell office:value-type="float" office:value="0.155593">
                <text:p>0.155593</text:p>
              </table:table-cell>
              <table:table-cell office:value-type="float" office:value="0.069542">
                <text:p>0.069542</text:p>
              </table:table-cell>
              <table:table-cell office:value-type="float" office:value="0.103551">
                <text:p>0.103551</text:p>
              </table:table-cell>
              <table:table-cell office:value-type="float" office:value="0.127642">
                <text:p>0.127642</text:p>
              </table:table-cell>
              <table:table-cell office:value-type="float" office:value="0.122058">
                <text:p>0.122058</text:p>
              </table:table-cell>
              <table:table-cell office:value-type="float" office:value="0.124895">
                <text:p>0.124895</text:p>
              </table:table-cell>
              <table:table-cell office:value-type="float" office:value="0.143647">
                <text:p>0.143647</text:p>
              </table:table-cell>
              <table:table-cell office:value-type="float" office:value="0.107033">
                <text:p>0.107033</text:p>
              </table:table-cell>
              <table:table-cell office:value-type="float" office:value="0.112875">
                <text:p>0.112875</text:p>
              </table:table-cell>
              <table:table-cell office:value-type="float" office:value="0.093482">
                <text:p>0.093482</text:p>
              </table:table-cell>
              <table:table-cell office:value-type="float" office:value="0.10759">
                <text:p>0.10759</text:p>
              </table:table-cell>
              <table:table-cell office:value-type="float" office:value="0.074367">
                <text:p>0.074367</text:p>
              </table:table-cell>
              <table:table-cell office:value-type="float" office:value="0.109193">
                <text:p>0.109193</text:p>
              </table:table-cell>
              <table:table-cell office:value-type="float" office:value="0.157535">
                <text:p>0.157535</text:p>
              </table:table-cell>
              <table:table-cell office:value-type="float" office:value="0.126724">
                <text:p>0.126724</text:p>
              </table:table-cell>
              <table:table-cell office:value-type="float" office:value="0.103409">
                <text:p>0.103409</text:p>
              </table:table-cell>
              <table:table-cell office:value-type="float" office:value="0.13087">
                <text:p>0.13087</text:p>
              </table:table-cell>
              <table:table-cell office:value-type="float" office:value="0.119373">
                <text:p>0.119373</text:p>
              </table:table-cell>
              <table:table-cell office:value-type="float" office:value="0.150174">
                <text:p>0.150174</text:p>
              </table:table-cell>
              <table:table-cell office:value-type="float" office:value="0.109942">
                <text:p>0.109942</text:p>
              </table:table-cell>
              <table:table-cell office:value-type="float" office:value="0.099857">
                <text:p>0.099857</text:p>
              </table:table-cell>
              <table:table-cell office:value-type="float" office:value="0.095177">
                <text:p>0.095177</text:p>
              </table:table-cell>
              <table:table-cell office:value-type="float" office:value="0.136795">
                <text:p>0.136795</text:p>
              </table:table-cell>
              <table:table-cell office:value-type="float" office:value="0.096534">
                <text:p>0.096534</text:p>
              </table:table-cell>
              <table:table-cell office:value-type="float" office:value="0.104386">
                <text:p>0.104386</text:p>
              </table:table-cell>
              <table:table-cell office:value-type="float" office:value="0.116398">
                <text:p>0.116398</text:p>
              </table:table-cell>
              <table:table-cell office:value-type="float" office:value="0.112372">
                <text:p>0.112372</text:p>
              </table:table-cell>
              <table:table-cell office:value-type="float" office:value="0.114122">
                <text:p>0.114122</text:p>
              </table:table-cell>
              <table:table-cell office:value-type="float" office:value="0.126338">
                <text:p>0.126338</text:p>
              </table:table-cell>
              <table:table-cell office:value-type="float" office:value="0.124692">
                <text:p>0.124692</text:p>
              </table:table-cell>
              <table:table-cell office:value-type="float" office:value="0.116657">
                <text:p>0.116657</text:p>
              </table:table-cell>
              <table:table-cell office:value-type="float" office:value="0.14596">
                <text:p>0.14596</text:p>
              </table:table-cell>
              <table:table-cell office:value-type="float" office:value="0.100849">
                <text:p>0.100849</text:p>
              </table:table-cell>
              <table:table-cell office:value-type="float" office:value="0.117546">
                <text:p>0.117546</text:p>
              </table:table-cell>
              <table:table-cell office:value-type="float" office:value="0.118571">
                <text:p>0.118571</text:p>
              </table:table-cell>
              <table:table-cell office:value-type="float" office:value="0.112215">
                <text:p>0.112215</text:p>
              </table:table-cell>
            </table:table-row>
            <table:table-row>
              <table:table-cell office:value-type="string">
                <text:p>Hebb,unsupervised,forgetting,unilayer</text:p>
                <draw:g>
                  <svg:desc>Arkusz1.A7:Arkusz1.A7</svg:desc>
                </draw:g>
              </table:table-cell>
              <table:table-cell office:value-type="float" office:value="0.071588">
                <text:p>0.071588</text:p>
                <draw:g>
                  <svg:desc>Arkusz1.B7:Arkusz1.GS7</svg:desc>
                </draw:g>
              </table:table-cell>
              <table:table-cell office:value-type="float" office:value="0.061079">
                <text:p>0.061079</text:p>
              </table:table-cell>
              <table:table-cell office:value-type="float" office:value="0.043908">
                <text:p>0.043908</text:p>
              </table:table-cell>
              <table:table-cell office:value-type="float" office:value="0.023281">
                <text:p>0.023281</text:p>
              </table:table-cell>
              <table:table-cell office:value-type="float" office:value="0.025332">
                <text:p>0.025332</text:p>
              </table:table-cell>
              <table:table-cell office:value-type="float" office:value="0.033271">
                <text:p>0.033271</text:p>
              </table:table-cell>
              <table:table-cell office:value-type="float" office:value="0.019038">
                <text:p>0.019038</text:p>
              </table:table-cell>
              <table:table-cell office:value-type="float" office:value="0.018199">
                <text:p>0.018199</text:p>
              </table:table-cell>
              <table:table-cell office:value-type="float" office:value="0.024834">
                <text:p>0.024834</text:p>
              </table:table-cell>
              <table:table-cell office:value-type="float" office:value="0.022213">
                <text:p>0.022213</text:p>
              </table:table-cell>
              <table:table-cell office:value-type="float" office:value="0.01707">
                <text:p>0.01707</text:p>
              </table:table-cell>
              <table:table-cell office:value-type="float" office:value="0.019302">
                <text:p>0.019302</text:p>
              </table:table-cell>
              <table:table-cell office:value-type="float" office:value="0.030934">
                <text:p>0.030934</text:p>
              </table:table-cell>
              <table:table-cell office:value-type="float" office:value="0.031129">
                <text:p>0.031129</text:p>
              </table:table-cell>
              <table:table-cell office:value-type="float" office:value="0.035639">
                <text:p>0.035639</text:p>
              </table:table-cell>
              <table:table-cell office:value-type="float" office:value="0.028475">
                <text:p>0.028475</text:p>
              </table:table-cell>
              <table:table-cell office:value-type="float" office:value="0.019913">
                <text:p>0.019913</text:p>
              </table:table-cell>
              <table:table-cell office:value-type="float" office:value="0.022118">
                <text:p>0.022118</text:p>
              </table:table-cell>
              <table:table-cell office:value-type="float" office:value="0.026285">
                <text:p>0.026285</text:p>
              </table:table-cell>
              <table:table-cell office:value-type="float" office:value="0.015995">
                <text:p>0.015995</text:p>
              </table:table-cell>
              <table:table-cell office:value-type="float" office:value="0.017706">
                <text:p>0.017706</text:p>
              </table:table-cell>
              <table:table-cell office:value-type="float" office:value="0.023028">
                <text:p>0.023028</text:p>
              </table:table-cell>
              <table:table-cell office:value-type="float" office:value="0.017261">
                <text:p>0.017261</text:p>
              </table:table-cell>
              <table:table-cell office:value-type="float" office:value="0.019634">
                <text:p>0.019634</text:p>
              </table:table-cell>
              <table:table-cell office:value-type="float" office:value="0.028894">
                <text:p>0.028894</text:p>
              </table:table-cell>
              <table:table-cell office:value-type="float" office:value="0.029272">
                <text:p>0.029272</text:p>
              </table:table-cell>
              <table:table-cell office:value-type="float" office:value="0.019516">
                <text:p>0.019516</text:p>
              </table:table-cell>
              <table:table-cell office:value-type="float" office:value="0.019148">
                <text:p>0.019148</text:p>
              </table:table-cell>
              <table:table-cell office:value-type="float" office:value="0.021887">
                <text:p>0.021887</text:p>
              </table:table-cell>
              <table:table-cell office:value-type="float" office:value="0.021804">
                <text:p>0.021804</text:p>
              </table:table-cell>
              <table:table-cell office:value-type="float" office:value="0.019184">
                <text:p>0.019184</text:p>
              </table:table-cell>
              <table:table-cell office:value-type="float" office:value="0.022043">
                <text:p>0.022043</text:p>
              </table:table-cell>
              <table:table-cell office:value-type="float" office:value="0.018049">
                <text:p>0.018049</text:p>
              </table:table-cell>
              <table:table-cell office:value-type="float" office:value="0.018658">
                <text:p>0.018658</text:p>
              </table:table-cell>
              <table:table-cell office:value-type="float" office:value="0.022651">
                <text:p>0.022651</text:p>
              </table:table-cell>
              <table:table-cell office:value-type="float" office:value="0.017604">
                <text:p>0.017604</text:p>
              </table:table-cell>
              <table:table-cell office:value-type="float" office:value="0.016915">
                <text:p>0.016915</text:p>
              </table:table-cell>
              <table:table-cell office:value-type="float" office:value="0.023597">
                <text:p>0.023597</text:p>
              </table:table-cell>
              <table:table-cell office:value-type="float" office:value="0.022166">
                <text:p>0.022166</text:p>
              </table:table-cell>
              <table:table-cell office:value-type="float" office:value="0.023075">
                <text:p>0.023075</text:p>
              </table:table-cell>
              <table:table-cell office:value-type="float" office:value="0.019703">
                <text:p>0.019703</text:p>
              </table:table-cell>
              <table:table-cell office:value-type="float" office:value="0.019181">
                <text:p>0.019181</text:p>
              </table:table-cell>
              <table:table-cell office:value-type="float" office:value="0.019921">
                <text:p>0.019921</text:p>
              </table:table-cell>
              <table:table-cell office:value-type="float" office:value="0.019168">
                <text:p>0.019168</text:p>
              </table:table-cell>
              <table:table-cell office:value-type="float" office:value="0.023317">
                <text:p>0.023317</text:p>
              </table:table-cell>
              <table:table-cell office:value-type="float" office:value="0.019656">
                <text:p>0.019656</text:p>
              </table:table-cell>
              <table:table-cell office:value-type="float" office:value="0.017342">
                <text:p>0.017342</text:p>
              </table:table-cell>
              <table:table-cell office:value-type="float" office:value="0.017809">
                <text:p>0.017809</text:p>
              </table:table-cell>
              <table:table-cell office:value-type="float" office:value="0.024793">
                <text:p>0.024793</text:p>
              </table:table-cell>
              <table:table-cell office:value-type="float" office:value="0.020491">
                <text:p>0.020491</text:p>
              </table:table-cell>
              <table:table-cell office:value-type="float" office:value="0.025994">
                <text:p>0.025994</text:p>
              </table:table-cell>
              <table:table-cell office:value-type="float" office:value="0.022918">
                <text:p>0.022918</text:p>
              </table:table-cell>
              <table:table-cell office:value-type="float" office:value="0.023005">
                <text:p>0.023005</text:p>
              </table:table-cell>
              <table:table-cell office:value-type="float" office:value="0.026554">
                <text:p>0.026554</text:p>
              </table:table-cell>
              <table:table-cell office:value-type="float" office:value="0.029365">
                <text:p>0.029365</text:p>
              </table:table-cell>
              <table:table-cell office:value-type="float" office:value="0.025665">
                <text:p>0.025665</text:p>
              </table:table-cell>
              <table:table-cell office:value-type="float" office:value="0.031299">
                <text:p>0.031299</text:p>
              </table:table-cell>
              <table:table-cell office:value-type="float" office:value="0.020873">
                <text:p>0.020873</text:p>
              </table:table-cell>
              <table:table-cell office:value-type="float" office:value="0.01801">
                <text:p>0.01801</text:p>
              </table:table-cell>
              <table:table-cell office:value-type="float" office:value="0.025944">
                <text:p>0.025944</text:p>
              </table:table-cell>
              <table:table-cell office:value-type="float" office:value="0.023592">
                <text:p>0.023592</text:p>
              </table:table-cell>
              <table:table-cell office:value-type="float" office:value="0.022617">
                <text:p>0.022617</text:p>
              </table:table-cell>
              <table:table-cell office:value-type="float" office:value="0.024955">
                <text:p>0.024955</text:p>
              </table:table-cell>
              <table:table-cell office:value-type="float" office:value="0.01899">
                <text:p>0.01899</text:p>
              </table:table-cell>
              <table:table-cell office:value-type="float" office:value="0.016333">
                <text:p>0.016333</text:p>
              </table:table-cell>
              <table:table-cell office:value-type="float" office:value="0.020183">
                <text:p>0.020183</text:p>
              </table:table-cell>
              <table:table-cell office:value-type="float" office:value="0.02633">
                <text:p>0.02633</text:p>
              </table:table-cell>
              <table:table-cell office:value-type="float" office:value="0.021325">
                <text:p>0.021325</text:p>
              </table:table-cell>
              <table:table-cell office:value-type="float" office:value="0.021982">
                <text:p>0.021982</text:p>
              </table:table-cell>
              <table:table-cell office:value-type="float" office:value="0.019241">
                <text:p>0.019241</text:p>
              </table:table-cell>
              <table:table-cell office:value-type="float" office:value="0.022285">
                <text:p>0.022285</text:p>
              </table:table-cell>
              <table:table-cell office:value-type="float" office:value="0.020014">
                <text:p>0.020014</text:p>
              </table:table-cell>
              <table:table-cell office:value-type="float" office:value="0.030221">
                <text:p>0.030221</text:p>
              </table:table-cell>
              <table:table-cell office:value-type="float" office:value="0.021943">
                <text:p>0.021943</text:p>
              </table:table-cell>
              <table:table-cell office:value-type="float" office:value="0.022536">
                <text:p>0.022536</text:p>
              </table:table-cell>
              <table:table-cell office:value-type="float" office:value="0.024265">
                <text:p>0.024265</text:p>
              </table:table-cell>
              <table:table-cell office:value-type="float" office:value="0.031766">
                <text:p>0.031766</text:p>
              </table:table-cell>
              <table:table-cell office:value-type="float" office:value="0.022015">
                <text:p>0.022015</text:p>
              </table:table-cell>
              <table:table-cell office:value-type="float" office:value="0.037986">
                <text:p>0.037986</text:p>
              </table:table-cell>
              <table:table-cell office:value-type="float" office:value="0.020869">
                <text:p>0.020869</text:p>
              </table:table-cell>
              <table:table-cell office:value-type="float" office:value="0.02595">
                <text:p>0.02595</text:p>
              </table:table-cell>
              <table:table-cell office:value-type="float" office:value="0.028049">
                <text:p>0.028049</text:p>
              </table:table-cell>
              <table:table-cell office:value-type="float" office:value="0.022882">
                <text:p>0.022882</text:p>
              </table:table-cell>
              <table:table-cell office:value-type="float" office:value="0.025276">
                <text:p>0.025276</text:p>
              </table:table-cell>
              <table:table-cell office:value-type="float" office:value="0.019299">
                <text:p>0.019299</text:p>
              </table:table-cell>
              <table:table-cell office:value-type="float" office:value="0.018121">
                <text:p>0.018121</text:p>
              </table:table-cell>
              <table:table-cell office:value-type="float" office:value="0.019894">
                <text:p>0.019894</text:p>
              </table:table-cell>
              <table:table-cell office:value-type="float" office:value="0.017882">
                <text:p>0.017882</text:p>
              </table:table-cell>
              <table:table-cell office:value-type="float" office:value="0.019257">
                <text:p>0.019257</text:p>
              </table:table-cell>
              <table:table-cell office:value-type="float" office:value="0.022528">
                <text:p>0.022528</text:p>
              </table:table-cell>
              <table:table-cell office:value-type="float" office:value="0.020908">
                <text:p>0.020908</text:p>
              </table:table-cell>
              <table:table-cell office:value-type="float" office:value="0.018836">
                <text:p>0.018836</text:p>
              </table:table-cell>
              <table:table-cell office:value-type="float" office:value="0.022449">
                <text:p>0.022449</text:p>
              </table:table-cell>
              <table:table-cell office:value-type="float" office:value="0.025028">
                <text:p>0.025028</text:p>
              </table:table-cell>
              <table:table-cell office:value-type="float" office:value="0.02516">
                <text:p>0.02516</text:p>
              </table:table-cell>
              <table:table-cell office:value-type="float" office:value="0.019234">
                <text:p>0.019234</text:p>
              </table:table-cell>
              <table:table-cell office:value-type="float" office:value="0.026853">
                <text:p>0.026853</text:p>
              </table:table-cell>
              <table:table-cell office:value-type="float" office:value="0.020849">
                <text:p>0.020849</text:p>
              </table:table-cell>
              <table:table-cell office:value-type="float" office:value="0.021418">
                <text:p>0.021418</text:p>
              </table:table-cell>
              <table:table-cell office:value-type="float" office:value="0.022365">
                <text:p>0.022365</text:p>
              </table:table-cell>
              <table:table-cell office:value-type="float" office:value="0.018493">
                <text:p>0.018493</text:p>
              </table:table-cell>
              <table:table-cell office:value-type="float" office:value="0.02333">
                <text:p>0.02333</text:p>
              </table:table-cell>
              <table:table-cell office:value-type="float" office:value="0.022856">
                <text:p>0.022856</text:p>
              </table:table-cell>
              <table:table-cell office:value-type="float" office:value="0.025668">
                <text:p>0.025668</text:p>
              </table:table-cell>
              <table:table-cell office:value-type="float" office:value="0.022232">
                <text:p>0.022232</text:p>
              </table:table-cell>
              <table:table-cell office:value-type="float" office:value="0.029544">
                <text:p>0.029544</text:p>
              </table:table-cell>
              <table:table-cell office:value-type="float" office:value="0.021804">
                <text:p>0.021804</text:p>
              </table:table-cell>
              <table:table-cell office:value-type="float" office:value="0.022454">
                <text:p>0.022454</text:p>
              </table:table-cell>
              <table:table-cell office:value-type="float" office:value="0.027429">
                <text:p>0.027429</text:p>
              </table:table-cell>
              <table:table-cell office:value-type="float" office:value="0.020019">
                <text:p>0.020019</text:p>
              </table:table-cell>
              <table:table-cell office:value-type="float" office:value="0.02326">
                <text:p>0.02326</text:p>
              </table:table-cell>
              <table:table-cell office:value-type="float" office:value="0.022111">
                <text:p>0.022111</text:p>
              </table:table-cell>
              <table:table-cell office:value-type="float" office:value="0.02268">
                <text:p>0.02268</text:p>
              </table:table-cell>
              <table:table-cell office:value-type="float" office:value="0.028213">
                <text:p>0.028213</text:p>
              </table:table-cell>
              <table:table-cell office:value-type="float" office:value="0.029156">
                <text:p>0.029156</text:p>
              </table:table-cell>
              <table:table-cell office:value-type="float" office:value="0.022389">
                <text:p>0.022389</text:p>
              </table:table-cell>
              <table:table-cell office:value-type="float" office:value="0.021061">
                <text:p>0.021061</text:p>
              </table:table-cell>
              <table:table-cell office:value-type="float" office:value="0.027526">
                <text:p>0.027526</text:p>
              </table:table-cell>
              <table:table-cell office:value-type="float" office:value="0.025802">
                <text:p>0.025802</text:p>
              </table:table-cell>
              <table:table-cell office:value-type="float" office:value="0.035789">
                <text:p>0.035789</text:p>
              </table:table-cell>
              <table:table-cell office:value-type="float" office:value="0.02723">
                <text:p>0.02723</text:p>
              </table:table-cell>
              <table:table-cell office:value-type="float" office:value="0.025026">
                <text:p>0.025026</text:p>
              </table:table-cell>
              <table:table-cell office:value-type="float" office:value="0.024873">
                <text:p>0.024873</text:p>
              </table:table-cell>
              <table:table-cell office:value-type="float" office:value="0.020512">
                <text:p>0.020512</text:p>
              </table:table-cell>
              <table:table-cell office:value-type="float" office:value="0.022096">
                <text:p>0.022096</text:p>
              </table:table-cell>
              <table:table-cell office:value-type="float" office:value="0.026995">
                <text:p>0.026995</text:p>
              </table:table-cell>
              <table:table-cell office:value-type="float" office:value="0.040537">
                <text:p>0.040537</text:p>
              </table:table-cell>
              <table:table-cell office:value-type="float" office:value="0.038844">
                <text:p>0.038844</text:p>
              </table:table-cell>
              <table:table-cell office:value-type="float" office:value="0.02349">
                <text:p>0.02349</text:p>
              </table:table-cell>
              <table:table-cell office:value-type="float" office:value="0.025186">
                <text:p>0.025186</text:p>
              </table:table-cell>
              <table:table-cell office:value-type="float" office:value="0.023241">
                <text:p>0.023241</text:p>
              </table:table-cell>
              <table:table-cell office:value-type="float" office:value="0.019204">
                <text:p>0.019204</text:p>
              </table:table-cell>
              <table:table-cell office:value-type="float" office:value="0.023308">
                <text:p>0.023308</text:p>
              </table:table-cell>
              <table:table-cell office:value-type="float" office:value="0.02632">
                <text:p>0.02632</text:p>
              </table:table-cell>
              <table:table-cell office:value-type="float" office:value="0.019421">
                <text:p>0.019421</text:p>
              </table:table-cell>
              <table:table-cell office:value-type="float" office:value="0.028214">
                <text:p>0.028214</text:p>
              </table:table-cell>
              <table:table-cell office:value-type="float" office:value="0.021402">
                <text:p>0.021402</text:p>
              </table:table-cell>
              <table:table-cell office:value-type="float" office:value="0.024916">
                <text:p>0.024916</text:p>
              </table:table-cell>
              <table:table-cell office:value-type="float" office:value="0.021495">
                <text:p>0.021495</text:p>
              </table:table-cell>
              <table:table-cell office:value-type="float" office:value="0.019635">
                <text:p>0.019635</text:p>
              </table:table-cell>
              <table:table-cell office:value-type="float" office:value="0.025459">
                <text:p>0.025459</text:p>
              </table:table-cell>
              <table:table-cell office:value-type="float" office:value="0.031375">
                <text:p>0.031375</text:p>
              </table:table-cell>
              <table:table-cell office:value-type="float" office:value="0.038864">
                <text:p>0.038864</text:p>
              </table:table-cell>
              <table:table-cell office:value-type="float" office:value="0.031141">
                <text:p>0.031141</text:p>
              </table:table-cell>
              <table:table-cell office:value-type="float" office:value="0.022504">
                <text:p>0.022504</text:p>
              </table:table-cell>
              <table:table-cell office:value-type="float" office:value="0.021658">
                <text:p>0.021658</text:p>
              </table:table-cell>
              <table:table-cell office:value-type="float" office:value="0.020895">
                <text:p>0.020895</text:p>
              </table:table-cell>
              <table:table-cell office:value-type="float" office:value="0.023583">
                <text:p>0.023583</text:p>
              </table:table-cell>
              <table:table-cell office:value-type="float" office:value="0.022325">
                <text:p>0.022325</text:p>
              </table:table-cell>
              <table:table-cell office:value-type="float" office:value="0.032322">
                <text:p>0.032322</text:p>
              </table:table-cell>
              <table:table-cell office:value-type="float" office:value="0.053593">
                <text:p>0.053593</text:p>
              </table:table-cell>
              <table:table-cell office:value-type="float" office:value="0.05572">
                <text:p>0.05572</text:p>
              </table:table-cell>
              <table:table-cell office:value-type="float" office:value="0.054381">
                <text:p>0.054381</text:p>
              </table:table-cell>
              <table:table-cell office:value-type="float" office:value="0.056448">
                <text:p>0.056448</text:p>
              </table:table-cell>
              <table:table-cell office:value-type="float" office:value="0.055685">
                <text:p>0.055685</text:p>
              </table:table-cell>
              <table:table-cell office:value-type="float" office:value="0.059003">
                <text:p>0.059003</text:p>
              </table:table-cell>
              <table:table-cell office:value-type="float" office:value="0.060172">
                <text:p>0.060172</text:p>
              </table:table-cell>
              <table:table-cell office:value-type="float" office:value="0.054946">
                <text:p>0.054946</text:p>
              </table:table-cell>
              <table:table-cell office:value-type="float" office:value="0.05292">
                <text:p>0.05292</text:p>
              </table:table-cell>
              <table:table-cell office:value-type="float" office:value="0.07711">
                <text:p>0.07711</text:p>
              </table:table-cell>
              <table:table-cell office:value-type="float" office:value="0.065896">
                <text:p>0.065896</text:p>
              </table:table-cell>
              <table:table-cell office:value-type="float" office:value="0.053865">
                <text:p>0.053865</text:p>
              </table:table-cell>
              <table:table-cell office:value-type="float" office:value="0.051484">
                <text:p>0.051484</text:p>
              </table:table-cell>
              <table:table-cell office:value-type="float" office:value="0.057939">
                <text:p>0.057939</text:p>
              </table:table-cell>
              <table:table-cell office:value-type="float" office:value="0.059258">
                <text:p>0.059258</text:p>
              </table:table-cell>
              <table:table-cell office:value-type="float" office:value="0.055858">
                <text:p>0.055858</text:p>
              </table:table-cell>
              <table:table-cell office:value-type="float" office:value="0.059382">
                <text:p>0.059382</text:p>
              </table:table-cell>
              <table:table-cell office:value-type="float" office:value="0.054846">
                <text:p>0.054846</text:p>
              </table:table-cell>
              <table:table-cell office:value-type="float" office:value="0.052371">
                <text:p>0.052371</text:p>
              </table:table-cell>
              <table:table-cell office:value-type="float" office:value="0.054769">
                <text:p>0.054769</text:p>
              </table:table-cell>
              <table:table-cell office:value-type="float" office:value="0.063673">
                <text:p>0.063673</text:p>
              </table:table-cell>
              <table:table-cell office:value-type="float" office:value="0.072043">
                <text:p>0.072043</text:p>
              </table:table-cell>
              <table:table-cell office:value-type="float" office:value="0.065948">
                <text:p>0.065948</text:p>
              </table:table-cell>
              <table:table-cell office:value-type="float" office:value="0.08133">
                <text:p>0.08133</text:p>
              </table:table-cell>
              <table:table-cell office:value-type="float" office:value="0.063256">
                <text:p>0.063256</text:p>
              </table:table-cell>
              <table:table-cell office:value-type="float" office:value="0.058419">
                <text:p>0.058419</text:p>
              </table:table-cell>
              <table:table-cell office:value-type="float" office:value="0.072352">
                <text:p>0.072352</text:p>
              </table:table-cell>
              <table:table-cell office:value-type="float" office:value="0.071569">
                <text:p>0.071569</text:p>
              </table:table-cell>
              <table:table-cell office:value-type="float" office:value="0.051524">
                <text:p>0.051524</text:p>
              </table:table-cell>
              <table:table-cell office:value-type="float" office:value="0.050555">
                <text:p>0.050555</text:p>
              </table:table-cell>
              <table:table-cell office:value-type="float" office:value="0.054896">
                <text:p>0.054896</text:p>
              </table:table-cell>
              <table:table-cell office:value-type="float" office:value="0.054915">
                <text:p>0.054915</text:p>
              </table:table-cell>
              <table:table-cell office:value-type="float" office:value="0.051745">
                <text:p>0.051745</text:p>
              </table:table-cell>
              <table:table-cell office:value-type="float" office:value="0.050669">
                <text:p>0.050669</text:p>
              </table:table-cell>
              <table:table-cell office:value-type="float" office:value="0.052213">
                <text:p>0.052213</text:p>
              </table:table-cell>
              <table:table-cell office:value-type="float" office:value="0.051914">
                <text:p>0.051914</text:p>
              </table:table-cell>
              <table:table-cell office:value-type="float" office:value="0.057437">
                <text:p>0.057437</text:p>
              </table:table-cell>
              <table:table-cell office:value-type="float" office:value="0.052813">
                <text:p>0.052813</text:p>
              </table:table-cell>
              <table:table-cell office:value-type="float" office:value="0.051744">
                <text:p>0.051744</text:p>
              </table:table-cell>
              <table:table-cell office:value-type="float" office:value="0.052435">
                <text:p>0.052435</text:p>
              </table:table-cell>
              <table:table-cell office:value-type="float" office:value="0.061361">
                <text:p>0.061361</text:p>
              </table:table-cell>
              <table:table-cell office:value-type="float" office:value="0.050694">
                <text:p>0.050694</text:p>
              </table:table-cell>
              <table:table-cell office:value-type="float" office:value="0.053357">
                <text:p>0.053357</text:p>
              </table:table-cell>
              <table:table-cell office:value-type="float" office:value="0.051855">
                <text:p>0.051855</text:p>
              </table:table-cell>
              <table:table-cell office:value-type="float" office:value="0.055627">
                <text:p>0.055627</text:p>
              </table:table-cell>
              <table:table-cell office:value-type="float" office:value="0.051663">
                <text:p>0.051663</text:p>
              </table:table-cell>
              <table:table-cell office:value-type="float" office:value="0.051272">
                <text:p>0.051272</text:p>
              </table:table-cell>
              <table:table-cell office:value-type="float" office:value="0.051787">
                <text:p>0.051787</text:p>
              </table:table-cell>
              <table:table-cell office:value-type="float" office:value="0.056269">
                <text:p>0.056269</text:p>
              </table:table-cell>
              <table:table-cell office:value-type="float" office:value="0.05095">
                <text:p>0.05095</text:p>
              </table:table-cell>
            </table:table-row>
            <table:table-row>
              <table:table-cell office:value-type="string">
                <text:p>Hebb,unsupervised,not forgetting,unilayer</text:p>
                <draw:g>
                  <svg:desc>Arkusz1.A8:Arkusz1.A8</svg:desc>
                </draw:g>
              </table:table-cell>
              <table:table-cell office:value-type="float" office:value="0.04063">
                <text:p>0.04063</text:p>
                <draw:g>
                  <svg:desc>Arkusz1.B8:Arkusz1.GS8</svg:desc>
                </draw:g>
              </table:table-cell>
              <table:table-cell office:value-type="float" office:value="0.032454">
                <text:p>0.032454</text:p>
              </table:table-cell>
              <table:table-cell office:value-type="float" office:value="0.026503">
                <text:p>0.026503</text:p>
              </table:table-cell>
              <table:table-cell office:value-type="float" office:value="0.017745">
                <text:p>0.017745</text:p>
              </table:table-cell>
              <table:table-cell office:value-type="float" office:value="0.016302">
                <text:p>0.016302</text:p>
              </table:table-cell>
              <table:table-cell office:value-type="float" office:value="0.01988">
                <text:p>0.01988</text:p>
              </table:table-cell>
              <table:table-cell office:value-type="float" office:value="0.016191">
                <text:p>0.016191</text:p>
              </table:table-cell>
              <table:table-cell office:value-type="float" office:value="0.014765">
                <text:p>0.014765</text:p>
              </table:table-cell>
              <table:table-cell office:value-type="float" office:value="0.023262">
                <text:p>0.023262</text:p>
              </table:table-cell>
              <table:table-cell office:value-type="float" office:value="0.020066">
                <text:p>0.020066</text:p>
              </table:table-cell>
              <table:table-cell office:value-type="float" office:value="0.023741">
                <text:p>0.023741</text:p>
              </table:table-cell>
              <table:table-cell office:value-type="float" office:value="0.016764">
                <text:p>0.016764</text:p>
              </table:table-cell>
              <table:table-cell office:value-type="float" office:value="0.01559">
                <text:p>0.01559</text:p>
              </table:table-cell>
              <table:table-cell office:value-type="float" office:value="0.031578">
                <text:p>0.031578</text:p>
              </table:table-cell>
              <table:table-cell office:value-type="float" office:value="0.014212">
                <text:p>0.014212</text:p>
              </table:table-cell>
              <table:table-cell office:value-type="float" office:value="0.026491">
                <text:p>0.026491</text:p>
              </table:table-cell>
              <table:table-cell office:value-type="float" office:value="0.022813">
                <text:p>0.022813</text:p>
              </table:table-cell>
              <table:table-cell office:value-type="float" office:value="0.020621">
                <text:p>0.020621</text:p>
              </table:table-cell>
              <table:table-cell office:value-type="float" office:value="0.015569">
                <text:p>0.015569</text:p>
              </table:table-cell>
              <table:table-cell office:value-type="float" office:value="0.016009">
                <text:p>0.016009</text:p>
              </table:table-cell>
              <table:table-cell office:value-type="float" office:value="0.024591">
                <text:p>0.024591</text:p>
              </table:table-cell>
              <table:table-cell office:value-type="float" office:value="0.022614">
                <text:p>0.022614</text:p>
              </table:table-cell>
              <table:table-cell office:value-type="float" office:value="0.014567">
                <text:p>0.014567</text:p>
              </table:table-cell>
              <table:table-cell office:value-type="float" office:value="0.026528">
                <text:p>0.026528</text:p>
              </table:table-cell>
              <table:table-cell office:value-type="float" office:value="0.01587">
                <text:p>0.01587</text:p>
              </table:table-cell>
              <table:table-cell office:value-type="float" office:value="0.016269">
                <text:p>0.016269</text:p>
              </table:table-cell>
              <table:table-cell office:value-type="float" office:value="0.017291">
                <text:p>0.017291</text:p>
              </table:table-cell>
              <table:table-cell office:value-type="float" office:value="0.022549">
                <text:p>0.022549</text:p>
              </table:table-cell>
              <table:table-cell office:value-type="float" office:value="0.015597">
                <text:p>0.015597</text:p>
              </table:table-cell>
              <table:table-cell office:value-type="float" office:value="0.016087">
                <text:p>0.016087</text:p>
              </table:table-cell>
              <table:table-cell office:value-type="float" office:value="0.023167">
                <text:p>0.023167</text:p>
              </table:table-cell>
              <table:table-cell office:value-type="float" office:value="0.027775">
                <text:p>0.027775</text:p>
              </table:table-cell>
              <table:table-cell office:value-type="float" office:value="0.021869">
                <text:p>0.021869</text:p>
              </table:table-cell>
              <table:table-cell office:value-type="float" office:value="0.016185">
                <text:p>0.016185</text:p>
              </table:table-cell>
              <table:table-cell office:value-type="float" office:value="0.020245">
                <text:p>0.020245</text:p>
              </table:table-cell>
              <table:table-cell office:value-type="float" office:value="0.015401">
                <text:p>0.015401</text:p>
              </table:table-cell>
              <table:table-cell office:value-type="float" office:value="0.017758">
                <text:p>0.017758</text:p>
              </table:table-cell>
              <table:table-cell office:value-type="float" office:value="0.018312">
                <text:p>0.018312</text:p>
              </table:table-cell>
              <table:table-cell office:value-type="float" office:value="0.022464">
                <text:p>0.022464</text:p>
              </table:table-cell>
              <table:table-cell office:value-type="float" office:value="0.020904">
                <text:p>0.020904</text:p>
              </table:table-cell>
              <table:table-cell office:value-type="float" office:value="0.015136">
                <text:p>0.015136</text:p>
              </table:table-cell>
              <table:table-cell office:value-type="float" office:value="0.015942">
                <text:p>0.015942</text:p>
              </table:table-cell>
              <table:table-cell office:value-type="float" office:value="0.028316">
                <text:p>0.028316</text:p>
              </table:table-cell>
              <table:table-cell office:value-type="float" office:value="0.017011">
                <text:p>0.017011</text:p>
              </table:table-cell>
              <table:table-cell office:value-type="float" office:value="0.016375">
                <text:p>0.016375</text:p>
              </table:table-cell>
              <table:table-cell office:value-type="float" office:value="0.015337">
                <text:p>0.015337</text:p>
              </table:table-cell>
              <table:table-cell office:value-type="float" office:value="0.016286">
                <text:p>0.016286</text:p>
              </table:table-cell>
              <table:table-cell office:value-type="float" office:value="0.017991">
                <text:p>0.017991</text:p>
              </table:table-cell>
              <table:table-cell office:value-type="float" office:value="0.020085">
                <text:p>0.020085</text:p>
              </table:table-cell>
              <table:table-cell office:value-type="float" office:value="0.018191">
                <text:p>0.018191</text:p>
              </table:table-cell>
              <table:table-cell office:value-type="float" office:value="0.016141">
                <text:p>0.016141</text:p>
              </table:table-cell>
              <table:table-cell office:value-type="float" office:value="0.016015">
                <text:p>0.016015</text:p>
              </table:table-cell>
              <table:table-cell office:value-type="float" office:value="0.017095">
                <text:p>0.017095</text:p>
              </table:table-cell>
              <table:table-cell office:value-type="float" office:value="0.015072">
                <text:p>0.015072</text:p>
              </table:table-cell>
              <table:table-cell office:value-type="float" office:value="0.022677">
                <text:p>0.022677</text:p>
              </table:table-cell>
              <table:table-cell office:value-type="float" office:value="0.026586">
                <text:p>0.026586</text:p>
              </table:table-cell>
              <table:table-cell office:value-type="float" office:value="0.023352">
                <text:p>0.023352</text:p>
              </table:table-cell>
              <table:table-cell office:value-type="float" office:value="0.016055">
                <text:p>0.016055</text:p>
              </table:table-cell>
              <table:table-cell office:value-type="float" office:value="0.01706">
                <text:p>0.01706</text:p>
              </table:table-cell>
              <table:table-cell office:value-type="float" office:value="0.021039">
                <text:p>0.021039</text:p>
              </table:table-cell>
              <table:table-cell office:value-type="float" office:value="0.015212">
                <text:p>0.015212</text:p>
              </table:table-cell>
              <table:table-cell office:value-type="float" office:value="0.019091">
                <text:p>0.019091</text:p>
              </table:table-cell>
              <table:table-cell office:value-type="float" office:value="0.018665">
                <text:p>0.018665</text:p>
              </table:table-cell>
              <table:table-cell office:value-type="float" office:value="0.020611">
                <text:p>0.020611</text:p>
              </table:table-cell>
              <table:table-cell office:value-type="float" office:value="0.024766">
                <text:p>0.024766</text:p>
              </table:table-cell>
              <table:table-cell office:value-type="float" office:value="0.026115">
                <text:p>0.026115</text:p>
              </table:table-cell>
              <table:table-cell office:value-type="float" office:value="0.023762">
                <text:p>0.023762</text:p>
              </table:table-cell>
              <table:table-cell office:value-type="float" office:value="0.017744">
                <text:p>0.017744</text:p>
              </table:table-cell>
              <table:table-cell office:value-type="float" office:value="0.016546">
                <text:p>0.016546</text:p>
              </table:table-cell>
              <table:table-cell office:value-type="float" office:value="0.014622">
                <text:p>0.014622</text:p>
              </table:table-cell>
              <table:table-cell office:value-type="float" office:value="0.024197">
                <text:p>0.024197</text:p>
              </table:table-cell>
              <table:table-cell office:value-type="float" office:value="0.021225">
                <text:p>0.021225</text:p>
              </table:table-cell>
              <table:table-cell office:value-type="float" office:value="0.015052">
                <text:p>0.015052</text:p>
              </table:table-cell>
              <table:table-cell office:value-type="float" office:value="0.019977">
                <text:p>0.019977</text:p>
              </table:table-cell>
              <table:table-cell office:value-type="float" office:value="0.016627">
                <text:p>0.016627</text:p>
              </table:table-cell>
              <table:table-cell office:value-type="float" office:value="0.01577">
                <text:p>0.01577</text:p>
              </table:table-cell>
              <table:table-cell office:value-type="float" office:value="0.021443">
                <text:p>0.021443</text:p>
              </table:table-cell>
              <table:table-cell office:value-type="float" office:value="0.016389">
                <text:p>0.016389</text:p>
              </table:table-cell>
              <table:table-cell office:value-type="float" office:value="0.018004">
                <text:p>0.018004</text:p>
              </table:table-cell>
              <table:table-cell office:value-type="float" office:value="0.018487">
                <text:p>0.018487</text:p>
              </table:table-cell>
              <table:table-cell office:value-type="float" office:value="0.019376">
                <text:p>0.019376</text:p>
              </table:table-cell>
              <table:table-cell office:value-type="float" office:value="0.020007">
                <text:p>0.020007</text:p>
              </table:table-cell>
              <table:table-cell office:value-type="float" office:value="0.023332">
                <text:p>0.023332</text:p>
              </table:table-cell>
              <table:table-cell office:value-type="float" office:value="0.014455">
                <text:p>0.014455</text:p>
              </table:table-cell>
              <table:table-cell office:value-type="float" office:value="0.019399">
                <text:p>0.019399</text:p>
              </table:table-cell>
              <table:table-cell office:value-type="float" office:value="0.017659">
                <text:p>0.017659</text:p>
              </table:table-cell>
              <table:table-cell office:value-type="float" office:value="0.020979">
                <text:p>0.020979</text:p>
              </table:table-cell>
              <table:table-cell office:value-type="float" office:value="0.015816">
                <text:p>0.015816</text:p>
              </table:table-cell>
              <table:table-cell office:value-type="float" office:value="0.016104">
                <text:p>0.016104</text:p>
              </table:table-cell>
              <table:table-cell office:value-type="float" office:value="0.021252">
                <text:p>0.021252</text:p>
              </table:table-cell>
              <table:table-cell office:value-type="float" office:value="0.018541">
                <text:p>0.018541</text:p>
              </table:table-cell>
              <table:table-cell office:value-type="float" office:value="0.01775">
                <text:p>0.01775</text:p>
              </table:table-cell>
              <table:table-cell office:value-type="float" office:value="0.016755">
                <text:p>0.016755</text:p>
              </table:table-cell>
              <table:table-cell office:value-type="float" office:value="0.016637">
                <text:p>0.016637</text:p>
              </table:table-cell>
              <table:table-cell office:value-type="float" office:value="0.015501">
                <text:p>0.015501</text:p>
              </table:table-cell>
              <table:table-cell office:value-type="float" office:value="0.017279">
                <text:p>0.017279</text:p>
              </table:table-cell>
              <table:table-cell office:value-type="float" office:value="0.024988">
                <text:p>0.024988</text:p>
              </table:table-cell>
              <table:table-cell office:value-type="float" office:value="0.015831">
                <text:p>0.015831</text:p>
              </table:table-cell>
              <table:table-cell office:value-type="float" office:value="0.017505">
                <text:p>0.017505</text:p>
              </table:table-cell>
              <table:table-cell office:value-type="float" office:value="0.017803">
                <text:p>0.017803</text:p>
              </table:table-cell>
              <table:table-cell office:value-type="float" office:value="0.016924">
                <text:p>0.016924</text:p>
              </table:table-cell>
              <table:table-cell office:value-type="float" office:value="0.017565">
                <text:p>0.017565</text:p>
              </table:table-cell>
              <table:table-cell office:value-type="float" office:value="0.017273">
                <text:p>0.017273</text:p>
              </table:table-cell>
              <table:table-cell office:value-type="float" office:value="0.020347">
                <text:p>0.020347</text:p>
              </table:table-cell>
              <table:table-cell office:value-type="float" office:value="0.016521">
                <text:p>0.016521</text:p>
              </table:table-cell>
              <table:table-cell office:value-type="float" office:value="0.022269">
                <text:p>0.022269</text:p>
              </table:table-cell>
              <table:table-cell office:value-type="float" office:value="0.015699">
                <text:p>0.015699</text:p>
              </table:table-cell>
              <table:table-cell office:value-type="float" office:value="0.016797">
                <text:p>0.016797</text:p>
              </table:table-cell>
              <table:table-cell office:value-type="float" office:value="0.022037">
                <text:p>0.022037</text:p>
              </table:table-cell>
              <table:table-cell office:value-type="float" office:value="0.016011">
                <text:p>0.016011</text:p>
              </table:table-cell>
              <table:table-cell office:value-type="float" office:value="0.022144">
                <text:p>0.022144</text:p>
              </table:table-cell>
              <table:table-cell office:value-type="float" office:value="0.023702">
                <text:p>0.023702</text:p>
              </table:table-cell>
              <table:table-cell office:value-type="float" office:value="0.017047">
                <text:p>0.017047</text:p>
              </table:table-cell>
              <table:table-cell office:value-type="float" office:value="0.016943">
                <text:p>0.016943</text:p>
              </table:table-cell>
              <table:table-cell office:value-type="float" office:value="0.017203">
                <text:p>0.017203</text:p>
              </table:table-cell>
              <table:table-cell office:value-type="float" office:value="0.026098">
                <text:p>0.026098</text:p>
              </table:table-cell>
              <table:table-cell office:value-type="float" office:value="0.029156">
                <text:p>0.029156</text:p>
              </table:table-cell>
              <table:table-cell office:value-type="float" office:value="0.018277">
                <text:p>0.018277</text:p>
              </table:table-cell>
              <table:table-cell office:value-type="float" office:value="0.018488">
                <text:p>0.018488</text:p>
              </table:table-cell>
              <table:table-cell office:value-type="float" office:value="0.033436">
                <text:p>0.033436</text:p>
              </table:table-cell>
              <table:table-cell office:value-type="float" office:value="0.01988">
                <text:p>0.01988</text:p>
              </table:table-cell>
              <table:table-cell office:value-type="float" office:value="0.016258">
                <text:p>0.016258</text:p>
              </table:table-cell>
              <table:table-cell office:value-type="float" office:value="0.019354">
                <text:p>0.019354</text:p>
              </table:table-cell>
              <table:table-cell office:value-type="float" office:value="0.018786">
                <text:p>0.018786</text:p>
              </table:table-cell>
              <table:table-cell office:value-type="float" office:value="0.018265">
                <text:p>0.018265</text:p>
              </table:table-cell>
              <table:table-cell office:value-type="float" office:value="0.015801">
                <text:p>0.015801</text:p>
              </table:table-cell>
              <table:table-cell office:value-type="float" office:value="0.015797">
                <text:p>0.015797</text:p>
              </table:table-cell>
              <table:table-cell office:value-type="float" office:value="0.017677">
                <text:p>0.017677</text:p>
              </table:table-cell>
              <table:table-cell office:value-type="float" office:value="0.019906">
                <text:p>0.019906</text:p>
              </table:table-cell>
              <table:table-cell office:value-type="float" office:value="0.020397">
                <text:p>0.020397</text:p>
              </table:table-cell>
              <table:table-cell office:value-type="float" office:value="0.023742">
                <text:p>0.023742</text:p>
              </table:table-cell>
              <table:table-cell office:value-type="float" office:value="0.028065">
                <text:p>0.028065</text:p>
              </table:table-cell>
              <table:table-cell office:value-type="float" office:value="0.016123">
                <text:p>0.016123</text:p>
              </table:table-cell>
              <table:table-cell office:value-type="float" office:value="0.017615">
                <text:p>0.017615</text:p>
              </table:table-cell>
              <table:table-cell office:value-type="float" office:value="0.019801">
                <text:p>0.019801</text:p>
              </table:table-cell>
              <table:table-cell office:value-type="float" office:value="0.020016">
                <text:p>0.020016</text:p>
              </table:table-cell>
              <table:table-cell office:value-type="float" office:value="0.020738">
                <text:p>0.020738</text:p>
              </table:table-cell>
              <table:table-cell office:value-type="float" office:value="0.016663">
                <text:p>0.016663</text:p>
              </table:table-cell>
              <table:table-cell office:value-type="float" office:value="0.015353">
                <text:p>0.015353</text:p>
              </table:table-cell>
              <table:table-cell office:value-type="float" office:value="0.016147">
                <text:p>0.016147</text:p>
              </table:table-cell>
              <table:table-cell office:value-type="float" office:value="0.018726">
                <text:p>0.018726</text:p>
              </table:table-cell>
              <table:table-cell office:value-type="float" office:value="0.021147">
                <text:p>0.021147</text:p>
              </table:table-cell>
              <table:table-cell office:value-type="float" office:value="0.017116">
                <text:p>0.017116</text:p>
              </table:table-cell>
              <table:table-cell office:value-type="float" office:value="0.016372">
                <text:p>0.016372</text:p>
              </table:table-cell>
              <table:table-cell office:value-type="float" office:value="0.015909">
                <text:p>0.015909</text:p>
              </table:table-cell>
              <table:table-cell office:value-type="float" office:value="0.018699">
                <text:p>0.018699</text:p>
              </table:table-cell>
              <table:table-cell office:value-type="float" office:value="0.017463">
                <text:p>0.017463</text:p>
              </table:table-cell>
              <table:table-cell office:value-type="float" office:value="0.018289">
                <text:p>0.018289</text:p>
              </table:table-cell>
              <table:table-cell office:value-type="float" office:value="0.017188">
                <text:p>0.017188</text:p>
              </table:table-cell>
              <table:table-cell office:value-type="float" office:value="0.019484">
                <text:p>0.019484</text:p>
              </table:table-cell>
              <table:table-cell office:value-type="float" office:value="0.017988">
                <text:p>0.017988</text:p>
              </table:table-cell>
              <table:table-cell office:value-type="float" office:value="0.017583">
                <text:p>0.017583</text:p>
              </table:table-cell>
              <table:table-cell office:value-type="float" office:value="0.016371">
                <text:p>0.016371</text:p>
              </table:table-cell>
              <table:table-cell office:value-type="float" office:value="0.015615">
                <text:p>0.015615</text:p>
              </table:table-cell>
              <table:table-cell office:value-type="float" office:value="0.014946">
                <text:p>0.014946</text:p>
              </table:table-cell>
              <table:table-cell office:value-type="float" office:value="0.019874">
                <text:p>0.019874</text:p>
              </table:table-cell>
              <table:table-cell office:value-type="float" office:value="0.017154">
                <text:p>0.017154</text:p>
              </table:table-cell>
              <table:table-cell office:value-type="float" office:value="0.019886">
                <text:p>0.019886</text:p>
              </table:table-cell>
              <table:table-cell office:value-type="float" office:value="0.016482">
                <text:p>0.016482</text:p>
              </table:table-cell>
              <table:table-cell office:value-type="float" office:value="0.018807">
                <text:p>0.018807</text:p>
              </table:table-cell>
              <table:table-cell office:value-type="float" office:value="0.016469">
                <text:p>0.016469</text:p>
              </table:table-cell>
              <table:table-cell office:value-type="float" office:value="0.018054">
                <text:p>0.018054</text:p>
              </table:table-cell>
              <table:table-cell office:value-type="float" office:value="0.020289">
                <text:p>0.020289</text:p>
              </table:table-cell>
              <table:table-cell office:value-type="float" office:value="0.023112">
                <text:p>0.023112</text:p>
              </table:table-cell>
              <table:table-cell office:value-type="float" office:value="0.021823">
                <text:p>0.021823</text:p>
              </table:table-cell>
              <table:table-cell office:value-type="float" office:value="0.01565">
                <text:p>0.01565</text:p>
              </table:table-cell>
              <table:table-cell office:value-type="float" office:value="0.015312">
                <text:p>0.015312</text:p>
              </table:table-cell>
              <table:table-cell office:value-type="float" office:value="0.020569">
                <text:p>0.020569</text:p>
              </table:table-cell>
              <table:table-cell office:value-type="float" office:value="0.022718">
                <text:p>0.022718</text:p>
              </table:table-cell>
              <table:table-cell office:value-type="float" office:value="0.017001">
                <text:p>0.017001</text:p>
              </table:table-cell>
              <table:table-cell office:value-type="float" office:value="0.016566">
                <text:p>0.016566</text:p>
              </table:table-cell>
              <table:table-cell office:value-type="float" office:value="0.022436">
                <text:p>0.022436</text:p>
              </table:table-cell>
              <table:table-cell office:value-type="float" office:value="0.031812">
                <text:p>0.031812</text:p>
              </table:table-cell>
              <table:table-cell office:value-type="float" office:value="0.017385">
                <text:p>0.017385</text:p>
              </table:table-cell>
              <table:table-cell office:value-type="float" office:value="0.023442">
                <text:p>0.023442</text:p>
              </table:table-cell>
              <table:table-cell office:value-type="float" office:value="0.018118">
                <text:p>0.018118</text:p>
              </table:table-cell>
              <table:table-cell office:value-type="float" office:value="0.019826">
                <text:p>0.019826</text:p>
              </table:table-cell>
              <table:table-cell office:value-type="float" office:value="0.019309">
                <text:p>0.019309</text:p>
              </table:table-cell>
              <table:table-cell office:value-type="float" office:value="0.020454">
                <text:p>0.020454</text:p>
              </table:table-cell>
              <table:table-cell office:value-type="float" office:value="0.017239">
                <text:p>0.017239</text:p>
              </table:table-cell>
              <table:table-cell office:value-type="float" office:value="0.048847">
                <text:p>0.048847</text:p>
              </table:table-cell>
              <table:table-cell office:value-type="float" office:value="0.017556">
                <text:p>0.017556</text:p>
              </table:table-cell>
              <table:table-cell office:value-type="float" office:value="0.017444">
                <text:p>0.017444</text:p>
              </table:table-cell>
              <table:table-cell office:value-type="float" office:value="0.023897">
                <text:p>0.023897</text:p>
              </table:table-cell>
              <table:table-cell office:value-type="float" office:value="0.016257">
                <text:p>0.016257</text:p>
              </table:table-cell>
              <table:table-cell office:value-type="float" office:value="0.017322">
                <text:p>0.017322</text:p>
              </table:table-cell>
              <table:table-cell office:value-type="float" office:value="0.017663">
                <text:p>0.017663</text:p>
              </table:table-cell>
              <table:table-cell office:value-type="float" office:value="0.017489">
                <text:p>0.017489</text:p>
              </table:table-cell>
              <table:table-cell office:value-type="float" office:value="0.016881">
                <text:p>0.016881</text:p>
              </table:table-cell>
              <table:table-cell office:value-type="float" office:value="0.01514">
                <text:p>0.01514</text:p>
              </table:table-cell>
              <table:table-cell office:value-type="float" office:value="0.016552">
                <text:p>0.016552</text:p>
              </table:table-cell>
              <table:table-cell office:value-type="float" office:value="0.028446">
                <text:p>0.028446</text:p>
              </table:table-cell>
              <table:table-cell office:value-type="float" office:value="0.02541">
                <text:p>0.02541</text:p>
              </table:table-cell>
              <table:table-cell office:value-type="float" office:value="0.020052">
                <text:p>0.020052</text:p>
              </table:table-cell>
              <table:table-cell office:value-type="float" office:value="0.018859">
                <text:p>0.018859</text:p>
              </table:table-cell>
              <table:table-cell office:value-type="float" office:value="0.02947">
                <text:p>0.02947</text:p>
              </table:table-cell>
              <table:table-cell office:value-type="float" office:value="0.029918">
                <text:p>0.029918</text:p>
              </table:table-cell>
              <table:table-cell office:value-type="float" office:value="0.015043">
                <text:p>0.015043</text:p>
              </table:table-cell>
              <table:table-cell office:value-type="float" office:value="0.024281">
                <text:p>0.024281</text:p>
              </table:table-cell>
              <table:table-cell office:value-type="float" office:value="0.015131">
                <text:p>0.015131</text:p>
              </table:table-cell>
            </table:table-row>
            <table:table-row>
              <table:table-cell office:value-type="string">
                <text:p>Hebb,supervised,forgetting,unilayer</text:p>
                <draw:g>
                  <svg:desc>Arkusz1.A9:Arkusz1.A9</svg:desc>
                </draw:g>
              </table:table-cell>
              <table:table-cell office:value-type="float" office:value="0.065363">
                <text:p>0.065363</text:p>
                <draw:g>
                  <svg:desc>Arkusz1.B9:Arkusz1.GS9</svg:desc>
                </draw:g>
              </table:table-cell>
              <table:table-cell office:value-type="float" office:value="0.030713">
                <text:p>0.030713</text:p>
              </table:table-cell>
              <table:table-cell office:value-type="float" office:value="0.036397">
                <text:p>0.036397</text:p>
              </table:table-cell>
              <table:table-cell office:value-type="float" office:value="0.050252">
                <text:p>0.050252</text:p>
              </table:table-cell>
              <table:table-cell office:value-type="float" office:value="0.031207">
                <text:p>0.031207</text:p>
              </table:table-cell>
              <table:table-cell office:value-type="float" office:value="0.026436">
                <text:p>0.026436</text:p>
              </table:table-cell>
              <table:table-cell office:value-type="float" office:value="0.024448">
                <text:p>0.024448</text:p>
              </table:table-cell>
              <table:table-cell office:value-type="float" office:value="0.032599">
                <text:p>0.032599</text:p>
              </table:table-cell>
              <table:table-cell office:value-type="float" office:value="0.031271">
                <text:p>0.031271</text:p>
              </table:table-cell>
              <table:table-cell office:value-type="float" office:value="0.024712">
                <text:p>0.024712</text:p>
              </table:table-cell>
              <table:table-cell office:value-type="float" office:value="0.025535">
                <text:p>0.025535</text:p>
              </table:table-cell>
              <table:table-cell office:value-type="float" office:value="0.0256">
                <text:p>0.0256</text:p>
              </table:table-cell>
              <table:table-cell office:value-type="float" office:value="0.024151">
                <text:p>0.024151</text:p>
              </table:table-cell>
              <table:table-cell office:value-type="float" office:value="0.021599">
                <text:p>0.021599</text:p>
              </table:table-cell>
              <table:table-cell office:value-type="float" office:value="0.027832">
                <text:p>0.027832</text:p>
              </table:table-cell>
              <table:table-cell office:value-type="float" office:value="0.025177">
                <text:p>0.025177</text:p>
              </table:table-cell>
              <table:table-cell office:value-type="float" office:value="0.021896">
                <text:p>0.021896</text:p>
              </table:table-cell>
              <table:table-cell office:value-type="float" office:value="0.024925">
                <text:p>0.024925</text:p>
              </table:table-cell>
              <table:table-cell office:value-type="float" office:value="0.021899">
                <text:p>0.021899</text:p>
              </table:table-cell>
              <table:table-cell office:value-type="float" office:value="0.021603">
                <text:p>0.021603</text:p>
              </table:table-cell>
              <table:table-cell office:value-type="float" office:value="0.021459">
                <text:p>0.021459</text:p>
              </table:table-cell>
              <table:table-cell office:value-type="float" office:value="0.025124">
                <text:p>0.025124</text:p>
              </table:table-cell>
              <table:table-cell office:value-type="float" office:value="0.02156">
                <text:p>0.02156</text:p>
              </table:table-cell>
              <table:table-cell office:value-type="float" office:value="0.037976">
                <text:p>0.037976</text:p>
              </table:table-cell>
              <table:table-cell office:value-type="float" office:value="0.019286">
                <text:p>0.019286</text:p>
              </table:table-cell>
              <table:table-cell office:value-type="float" office:value="0.021472">
                <text:p>0.021472</text:p>
              </table:table-cell>
              <table:table-cell office:value-type="float" office:value="0.021436">
                <text:p>0.021436</text:p>
              </table:table-cell>
              <table:table-cell office:value-type="float" office:value="0.018667">
                <text:p>0.018667</text:p>
              </table:table-cell>
              <table:table-cell office:value-type="float" office:value="0.018892">
                <text:p>0.018892</text:p>
              </table:table-cell>
              <table:table-cell office:value-type="float" office:value="0.020256">
                <text:p>0.020256</text:p>
              </table:table-cell>
              <table:table-cell office:value-type="float" office:value="0.018226">
                <text:p>0.018226</text:p>
              </table:table-cell>
              <table:table-cell office:value-type="float" office:value="0.020736">
                <text:p>0.020736</text:p>
              </table:table-cell>
              <table:table-cell office:value-type="float" office:value="0.0228">
                <text:p>0.0228</text:p>
              </table:table-cell>
              <table:table-cell office:value-type="float" office:value="0.022196">
                <text:p>0.022196</text:p>
              </table:table-cell>
              <table:table-cell office:value-type="float" office:value="0.021614">
                <text:p>0.021614</text:p>
              </table:table-cell>
              <table:table-cell office:value-type="float" office:value="0.024317">
                <text:p>0.024317</text:p>
              </table:table-cell>
              <table:table-cell office:value-type="float" office:value="0.023754">
                <text:p>0.023754</text:p>
              </table:table-cell>
              <table:table-cell office:value-type="float" office:value="0.020898">
                <text:p>0.020898</text:p>
              </table:table-cell>
              <table:table-cell office:value-type="float" office:value="0.028246">
                <text:p>0.028246</text:p>
              </table:table-cell>
              <table:table-cell office:value-type="float" office:value="0.020316">
                <text:p>0.020316</text:p>
              </table:table-cell>
              <table:table-cell office:value-type="float" office:value="0.024823">
                <text:p>0.024823</text:p>
              </table:table-cell>
              <table:table-cell office:value-type="float" office:value="0.019842">
                <text:p>0.019842</text:p>
              </table:table-cell>
              <table:table-cell office:value-type="float" office:value="0.02365">
                <text:p>0.02365</text:p>
              </table:table-cell>
              <table:table-cell office:value-type="float" office:value="0.021464">
                <text:p>0.021464</text:p>
              </table:table-cell>
              <table:table-cell office:value-type="float" office:value="0.022125">
                <text:p>0.022125</text:p>
              </table:table-cell>
              <table:table-cell office:value-type="float" office:value="0.022148">
                <text:p>0.022148</text:p>
              </table:table-cell>
              <table:table-cell office:value-type="float" office:value="0.020083">
                <text:p>0.020083</text:p>
              </table:table-cell>
              <table:table-cell office:value-type="float" office:value="0.021056">
                <text:p>0.021056</text:p>
              </table:table-cell>
              <table:table-cell office:value-type="float" office:value="0.020105">
                <text:p>0.020105</text:p>
              </table:table-cell>
              <table:table-cell office:value-type="float" office:value="0.023804">
                <text:p>0.023804</text:p>
              </table:table-cell>
              <table:table-cell office:value-type="float" office:value="0.019548">
                <text:p>0.019548</text:p>
              </table:table-cell>
              <table:table-cell office:value-type="float" office:value="0.024512">
                <text:p>0.024512</text:p>
              </table:table-cell>
              <table:table-cell office:value-type="float" office:value="0.019827">
                <text:p>0.019827</text:p>
              </table:table-cell>
              <table:table-cell office:value-type="float" office:value="0.018899">
                <text:p>0.018899</text:p>
              </table:table-cell>
              <table:table-cell office:value-type="float" office:value="0.018089">
                <text:p>0.018089</text:p>
              </table:table-cell>
              <table:table-cell office:value-type="float" office:value="0.024455">
                <text:p>0.024455</text:p>
              </table:table-cell>
              <table:table-cell office:value-type="float" office:value="0.032717">
                <text:p>0.032717</text:p>
              </table:table-cell>
              <table:table-cell office:value-type="float" office:value="0.025709">
                <text:p>0.025709</text:p>
              </table:table-cell>
              <table:table-cell office:value-type="float" office:value="0.023625">
                <text:p>0.023625</text:p>
              </table:table-cell>
              <table:table-cell office:value-type="float" office:value="0.019775">
                <text:p>0.019775</text:p>
              </table:table-cell>
              <table:table-cell office:value-type="float" office:value="0.020149">
                <text:p>0.020149</text:p>
              </table:table-cell>
              <table:table-cell office:value-type="float" office:value="0.017598">
                <text:p>0.017598</text:p>
              </table:table-cell>
              <table:table-cell office:value-type="float" office:value="0.027898">
                <text:p>0.027898</text:p>
              </table:table-cell>
              <table:table-cell office:value-type="float" office:value="0.022012">
                <text:p>0.022012</text:p>
              </table:table-cell>
              <table:table-cell office:value-type="float" office:value="0.018923">
                <text:p>0.018923</text:p>
              </table:table-cell>
              <table:table-cell office:value-type="float" office:value="0.026224">
                <text:p>0.026224</text:p>
              </table:table-cell>
              <table:table-cell office:value-type="float" office:value="0.020794">
                <text:p>0.020794</text:p>
              </table:table-cell>
              <table:table-cell office:value-type="float" office:value="0.021081">
                <text:p>0.021081</text:p>
              </table:table-cell>
              <table:table-cell office:value-type="float" office:value="0.021049">
                <text:p>0.021049</text:p>
              </table:table-cell>
              <table:table-cell office:value-type="float" office:value="0.020105">
                <text:p>0.020105</text:p>
              </table:table-cell>
              <table:table-cell office:value-type="float" office:value="0.019198">
                <text:p>0.019198</text:p>
              </table:table-cell>
              <table:table-cell office:value-type="float" office:value="0.020518">
                <text:p>0.020518</text:p>
              </table:table-cell>
              <table:table-cell office:value-type="float" office:value="0.025457">
                <text:p>0.025457</text:p>
              </table:table-cell>
              <table:table-cell office:value-type="float" office:value="0.020896">
                <text:p>0.020896</text:p>
              </table:table-cell>
              <table:table-cell office:value-type="float" office:value="0.020177">
                <text:p>0.020177</text:p>
              </table:table-cell>
              <table:table-cell office:value-type="float" office:value="0.021129">
                <text:p>0.021129</text:p>
              </table:table-cell>
              <table:table-cell office:value-type="float" office:value="0.022069">
                <text:p>0.022069</text:p>
              </table:table-cell>
              <table:table-cell office:value-type="float" office:value="0.018874">
                <text:p>0.018874</text:p>
              </table:table-cell>
              <table:table-cell office:value-type="float" office:value="0.019989">
                <text:p>0.019989</text:p>
              </table:table-cell>
              <table:table-cell office:value-type="float" office:value="0.023522">
                <text:p>0.023522</text:p>
              </table:table-cell>
              <table:table-cell office:value-type="float" office:value="0.022572">
                <text:p>0.022572</text:p>
              </table:table-cell>
              <table:table-cell office:value-type="float" office:value="0.019394">
                <text:p>0.019394</text:p>
              </table:table-cell>
              <table:table-cell office:value-type="float" office:value="0.019691">
                <text:p>0.019691</text:p>
              </table:table-cell>
              <table:table-cell office:value-type="float" office:value="0.018641">
                <text:p>0.018641</text:p>
              </table:table-cell>
              <table:table-cell office:value-type="float" office:value="0.020975">
                <text:p>0.020975</text:p>
              </table:table-cell>
              <table:table-cell office:value-type="float" office:value="0.021403">
                <text:p>0.021403</text:p>
              </table:table-cell>
              <table:table-cell office:value-type="float" office:value="0.021468">
                <text:p>0.021468</text:p>
              </table:table-cell>
              <table:table-cell office:value-type="float" office:value="0.020538">
                <text:p>0.020538</text:p>
              </table:table-cell>
              <table:table-cell office:value-type="float" office:value="0.040369">
                <text:p>0.040369</text:p>
              </table:table-cell>
              <table:table-cell office:value-type="float" office:value="0.024514">
                <text:p>0.024514</text:p>
              </table:table-cell>
              <table:table-cell office:value-type="float" office:value="0.024106">
                <text:p>0.024106</text:p>
              </table:table-cell>
              <table:table-cell office:value-type="float" office:value="0.025085">
                <text:p>0.025085</text:p>
              </table:table-cell>
              <table:table-cell office:value-type="float" office:value="0.021411">
                <text:p>0.021411</text:p>
              </table:table-cell>
              <table:table-cell office:value-type="float" office:value="0.021022">
                <text:p>0.021022</text:p>
              </table:table-cell>
              <table:table-cell office:value-type="float" office:value="0.028505">
                <text:p>0.028505</text:p>
              </table:table-cell>
              <table:table-cell office:value-type="float" office:value="0.021641">
                <text:p>0.021641</text:p>
              </table:table-cell>
              <table:table-cell office:value-type="float" office:value="0.021276">
                <text:p>0.021276</text:p>
              </table:table-cell>
              <table:table-cell office:value-type="float" office:value="0.021076">
                <text:p>0.021076</text:p>
              </table:table-cell>
              <table:table-cell office:value-type="float" office:value="0.01928">
                <text:p>0.01928</text:p>
              </table:table-cell>
              <table:table-cell office:value-type="float" office:value="0.019749">
                <text:p>0.019749</text:p>
              </table:table-cell>
              <table:table-cell office:value-type="float" office:value="0.020928">
                <text:p>0.020928</text:p>
              </table:table-cell>
              <table:table-cell office:value-type="float" office:value="0.021517">
                <text:p>0.021517</text:p>
              </table:table-cell>
              <table:table-cell office:value-type="float" office:value="0.021473">
                <text:p>0.021473</text:p>
              </table:table-cell>
              <table:table-cell office:value-type="float" office:value="0.024803">
                <text:p>0.024803</text:p>
              </table:table-cell>
              <table:table-cell office:value-type="float" office:value="0.020471">
                <text:p>0.020471</text:p>
              </table:table-cell>
              <table:table-cell office:value-type="float" office:value="0.024161">
                <text:p>0.024161</text:p>
              </table:table-cell>
              <table:table-cell office:value-type="float" office:value="0.022718">
                <text:p>0.022718</text:p>
              </table:table-cell>
              <table:table-cell office:value-type="float" office:value="0.024836">
                <text:p>0.024836</text:p>
              </table:table-cell>
              <table:table-cell office:value-type="float" office:value="0.028157">
                <text:p>0.028157</text:p>
              </table:table-cell>
              <table:table-cell office:value-type="float" office:value="0.021418">
                <text:p>0.021418</text:p>
              </table:table-cell>
              <table:table-cell office:value-type="float" office:value="0.020696">
                <text:p>0.020696</text:p>
              </table:table-cell>
              <table:table-cell office:value-type="float" office:value="0.019952">
                <text:p>0.019952</text:p>
              </table:table-cell>
              <table:table-cell office:value-type="float" office:value="0.021846">
                <text:p>0.021846</text:p>
              </table:table-cell>
              <table:table-cell office:value-type="float" office:value="0.021323">
                <text:p>0.021323</text:p>
              </table:table-cell>
              <table:table-cell office:value-type="float" office:value="0.021082">
                <text:p>0.021082</text:p>
              </table:table-cell>
              <table:table-cell office:value-type="float" office:value="0.021643">
                <text:p>0.021643</text:p>
              </table:table-cell>
              <table:table-cell office:value-type="float" office:value="0.025631">
                <text:p>0.025631</text:p>
              </table:table-cell>
              <table:table-cell office:value-type="float" office:value="0.022133">
                <text:p>0.022133</text:p>
              </table:table-cell>
              <table:table-cell office:value-type="float" office:value="0.022828">
                <text:p>0.022828</text:p>
              </table:table-cell>
              <table:table-cell office:value-type="float" office:value="0.021378">
                <text:p>0.021378</text:p>
              </table:table-cell>
              <table:table-cell office:value-type="float" office:value="0.019468">
                <text:p>0.019468</text:p>
              </table:table-cell>
              <table:table-cell office:value-type="float" office:value="0.024867">
                <text:p>0.024867</text:p>
              </table:table-cell>
              <table:table-cell office:value-type="float" office:value="0.02127">
                <text:p>0.02127</text:p>
              </table:table-cell>
              <table:table-cell office:value-type="float" office:value="0.022804">
                <text:p>0.022804</text:p>
              </table:table-cell>
              <table:table-cell office:value-type="float" office:value="0.020873">
                <text:p>0.020873</text:p>
              </table:table-cell>
              <table:table-cell office:value-type="float" office:value="0.023484">
                <text:p>0.023484</text:p>
              </table:table-cell>
              <table:table-cell office:value-type="float" office:value="0.024474">
                <text:p>0.024474</text:p>
              </table:table-cell>
              <table:table-cell office:value-type="float" office:value="0.022969">
                <text:p>0.022969</text:p>
              </table:table-cell>
              <table:table-cell office:value-type="float" office:value="0.023515">
                <text:p>0.023515</text:p>
              </table:table-cell>
              <table:table-cell office:value-type="float" office:value="0.025715">
                <text:p>0.025715</text:p>
              </table:table-cell>
              <table:table-cell office:value-type="float" office:value="0.027564">
                <text:p>0.027564</text:p>
              </table:table-cell>
              <table:table-cell office:value-type="float" office:value="0.029252">
                <text:p>0.029252</text:p>
              </table:table-cell>
              <table:table-cell office:value-type="float" office:value="0.020967">
                <text:p>0.020967</text:p>
              </table:table-cell>
              <table:table-cell office:value-type="float" office:value="0.023189">
                <text:p>0.023189</text:p>
              </table:table-cell>
              <table:table-cell office:value-type="float" office:value="0.02001">
                <text:p>0.02001</text:p>
              </table:table-cell>
              <table:table-cell office:value-type="float" office:value="0.020448">
                <text:p>0.020448</text:p>
              </table:table-cell>
              <table:table-cell office:value-type="float" office:value="0.02797">
                <text:p>0.02797</text:p>
              </table:table-cell>
              <table:table-cell office:value-type="float" office:value="0.024494">
                <text:p>0.024494</text:p>
              </table:table-cell>
              <table:table-cell office:value-type="float" office:value="0.02352">
                <text:p>0.02352</text:p>
              </table:table-cell>
              <table:table-cell office:value-type="float" office:value="0.020449">
                <text:p>0.020449</text:p>
              </table:table-cell>
              <table:table-cell office:value-type="float" office:value="0.022561">
                <text:p>0.022561</text:p>
              </table:table-cell>
              <table:table-cell office:value-type="float" office:value="0.021216">
                <text:p>0.021216</text:p>
              </table:table-cell>
              <table:table-cell office:value-type="float" office:value="0.022714">
                <text:p>0.022714</text:p>
              </table:table-cell>
              <table:table-cell office:value-type="float" office:value="0.023625">
                <text:p>0.023625</text:p>
              </table:table-cell>
              <table:table-cell office:value-type="float" office:value="0.02161">
                <text:p>0.02161</text:p>
              </table:table-cell>
              <table:table-cell office:value-type="float" office:value="0.021945">
                <text:p>0.021945</text:p>
              </table:table-cell>
              <table:table-cell office:value-type="float" office:value="0.019731">
                <text:p>0.019731</text:p>
              </table:table-cell>
              <table:table-cell office:value-type="float" office:value="0.023382">
                <text:p>0.023382</text:p>
              </table:table-cell>
              <table:table-cell office:value-type="float" office:value="0.025454">
                <text:p>0.025454</text:p>
              </table:table-cell>
              <table:table-cell office:value-type="float" office:value="0.020813">
                <text:p>0.020813</text:p>
              </table:table-cell>
              <table:table-cell office:value-type="float" office:value="0.023741">
                <text:p>0.023741</text:p>
              </table:table-cell>
              <table:table-cell office:value-type="float" office:value="0.021719">
                <text:p>0.021719</text:p>
              </table:table-cell>
              <table:table-cell office:value-type="float" office:value="0.02374">
                <text:p>0.02374</text:p>
              </table:table-cell>
              <table:table-cell office:value-type="float" office:value="0.021">
                <text:p>0.021</text:p>
              </table:table-cell>
              <table:table-cell office:value-type="float" office:value="0.023178">
                <text:p>0.023178</text:p>
              </table:table-cell>
              <table:table-cell office:value-type="float" office:value="0.026004">
                <text:p>0.026004</text:p>
              </table:table-cell>
              <table:table-cell office:value-type="float" office:value="0.028312">
                <text:p>0.028312</text:p>
              </table:table-cell>
              <table:table-cell office:value-type="float" office:value="0.032816">
                <text:p>0.032816</text:p>
              </table:table-cell>
              <table:table-cell office:value-type="float" office:value="0.021288">
                <text:p>0.021288</text:p>
              </table:table-cell>
              <table:table-cell office:value-type="float" office:value="0.020369">
                <text:p>0.020369</text:p>
              </table:table-cell>
              <table:table-cell office:value-type="float" office:value="0.020709">
                <text:p>0.020709</text:p>
              </table:table-cell>
              <table:table-cell office:value-type="float" office:value="0.023632">
                <text:p>0.023632</text:p>
              </table:table-cell>
              <table:table-cell office:value-type="float" office:value="0.023078">
                <text:p>0.023078</text:p>
              </table:table-cell>
              <table:table-cell office:value-type="float" office:value="0.021488">
                <text:p>0.021488</text:p>
              </table:table-cell>
              <table:table-cell office:value-type="float" office:value="0.023018">
                <text:p>0.023018</text:p>
              </table:table-cell>
              <table:table-cell office:value-type="float" office:value="0.021032">
                <text:p>0.021032</text:p>
              </table:table-cell>
              <table:table-cell office:value-type="float" office:value="0.019767">
                <text:p>0.019767</text:p>
              </table:table-cell>
              <table:table-cell office:value-type="float" office:value="0.019578">
                <text:p>0.019578</text:p>
              </table:table-cell>
              <table:table-cell office:value-type="float" office:value="0.025873">
                <text:p>0.025873</text:p>
              </table:table-cell>
              <table:table-cell office:value-type="float" office:value="0.020908">
                <text:p>0.020908</text:p>
              </table:table-cell>
              <table:table-cell office:value-type="float" office:value="0.02197">
                <text:p>0.02197</text:p>
              </table:table-cell>
              <table:table-cell office:value-type="float" office:value="0.021341">
                <text:p>0.021341</text:p>
              </table:table-cell>
              <table:table-cell office:value-type="float" office:value="0.02121">
                <text:p>0.02121</text:p>
              </table:table-cell>
              <table:table-cell office:value-type="float" office:value="0.023994">
                <text:p>0.023994</text:p>
              </table:table-cell>
              <table:table-cell office:value-type="float" office:value="0.020323">
                <text:p>0.020323</text:p>
              </table:table-cell>
              <table:table-cell office:value-type="float" office:value="0.022485">
                <text:p>0.022485</text:p>
              </table:table-cell>
              <table:table-cell office:value-type="float" office:value="0.024019">
                <text:p>0.024019</text:p>
              </table:table-cell>
              <table:table-cell office:value-type="float" office:value="0.022287">
                <text:p>0.022287</text:p>
              </table:table-cell>
              <table:table-cell office:value-type="float" office:value="0.02141">
                <text:p>0.02141</text:p>
              </table:table-cell>
              <table:table-cell office:value-type="float" office:value="0.02402">
                <text:p>0.02402</text:p>
              </table:table-cell>
              <table:table-cell office:value-type="float" office:value="0.021581">
                <text:p>0.021581</text:p>
              </table:table-cell>
              <table:table-cell office:value-type="float" office:value="0.020451">
                <text:p>0.020451</text:p>
              </table:table-cell>
              <table:table-cell office:value-type="float" office:value="0.022796">
                <text:p>0.022796</text:p>
              </table:table-cell>
              <table:table-cell office:value-type="float" office:value="0.020066">
                <text:p>0.020066</text:p>
              </table:table-cell>
              <table:table-cell office:value-type="float" office:value="0.020953">
                <text:p>0.020953</text:p>
              </table:table-cell>
              <table:table-cell office:value-type="float" office:value="0.024143">
                <text:p>0.024143</text:p>
              </table:table-cell>
              <table:table-cell office:value-type="float" office:value="0.02164">
                <text:p>0.02164</text:p>
              </table:table-cell>
              <table:table-cell office:value-type="float" office:value="0.020369">
                <text:p>0.020369</text:p>
              </table:table-cell>
              <table:table-cell office:value-type="float" office:value="0.021152">
                <text:p>0.021152</text:p>
              </table:table-cell>
              <table:table-cell office:value-type="float" office:value="0.020185">
                <text:p>0.020185</text:p>
              </table:table-cell>
              <table:table-cell office:value-type="float" office:value="0.022082">
                <text:p>0.022082</text:p>
              </table:table-cell>
              <table:table-cell office:value-type="float" office:value="0.019091">
                <text:p>0.019091</text:p>
              </table:table-cell>
              <table:table-cell office:value-type="float" office:value="0.032269">
                <text:p>0.032269</text:p>
              </table:table-cell>
              <table:table-cell office:value-type="float" office:value="0.022028">
                <text:p>0.022028</text:p>
              </table:table-cell>
              <table:table-cell office:value-type="float" office:value="0.026075">
                <text:p>0.026075</text:p>
              </table:table-cell>
              <table:table-cell office:value-type="float" office:value="0.023595">
                <text:p>0.023595</text:p>
              </table:table-cell>
              <table:table-cell office:value-type="float" office:value="0.022301">
                <text:p>0.022301</text:p>
              </table:table-cell>
              <table:table-cell office:value-type="float" office:value="0.02247">
                <text:p>0.02247</text:p>
              </table:table-cell>
              <table:table-cell office:value-type="float" office:value="0.020008">
                <text:p>0.020008</text:p>
              </table:table-cell>
              <table:table-cell office:value-type="float" office:value="0.021618">
                <text:p>0.021618</text:p>
              </table:table-cell>
            </table:table-row>
            <table:table-row>
              <table:table-cell office:value-type="string">
                <text:p>Hebb,unsupervised,not forgetting,unilayer</text:p>
                <draw:g>
                  <svg:desc>Arkusz1.A10:Arkusz1.A10</svg:desc>
                </draw:g>
              </table:table-cell>
              <table:table-cell office:value-type="float" office:value="0.031109">
                <text:p>0.031109</text:p>
                <draw:g>
                  <svg:desc>Arkusz1.B10:Arkusz1.GS10</svg:desc>
                </draw:g>
              </table:table-cell>
              <table:table-cell office:value-type="float" office:value="0.026472">
                <text:p>0.026472</text:p>
              </table:table-cell>
              <table:table-cell office:value-type="float" office:value="0.034246">
                <text:p>0.034246</text:p>
              </table:table-cell>
              <table:table-cell office:value-type="float" office:value="0.041767">
                <text:p>0.041767</text:p>
              </table:table-cell>
              <table:table-cell office:value-type="float" office:value="0.016001">
                <text:p>0.016001</text:p>
              </table:table-cell>
              <table:table-cell office:value-type="float" office:value="0.023826">
                <text:p>0.023826</text:p>
              </table:table-cell>
              <table:table-cell office:value-type="float" office:value="0.019832">
                <text:p>0.019832</text:p>
              </table:table-cell>
              <table:table-cell office:value-type="float" office:value="0.015787">
                <text:p>0.015787</text:p>
              </table:table-cell>
              <table:table-cell office:value-type="float" office:value="0.016149">
                <text:p>0.016149</text:p>
              </table:table-cell>
              <table:table-cell office:value-type="float" office:value="0.022959">
                <text:p>0.022959</text:p>
              </table:table-cell>
              <table:table-cell office:value-type="float" office:value="0.022109">
                <text:p>0.022109</text:p>
              </table:table-cell>
              <table:table-cell office:value-type="float" office:value="0.021158">
                <text:p>0.021158</text:p>
              </table:table-cell>
              <table:table-cell office:value-type="float" office:value="0.021225">
                <text:p>0.021225</text:p>
              </table:table-cell>
              <table:table-cell office:value-type="float" office:value="0.020372">
                <text:p>0.020372</text:p>
              </table:table-cell>
              <table:table-cell office:value-type="float" office:value="0.01529">
                <text:p>0.01529</text:p>
              </table:table-cell>
              <table:table-cell office:value-type="float" office:value="0.014621">
                <text:p>0.014621</text:p>
              </table:table-cell>
              <table:table-cell office:value-type="float" office:value="0.020399">
                <text:p>0.020399</text:p>
              </table:table-cell>
              <table:table-cell office:value-type="float" office:value="0.018978">
                <text:p>0.018978</text:p>
              </table:table-cell>
              <table:table-cell office:value-type="float" office:value="0.014897">
                <text:p>0.014897</text:p>
              </table:table-cell>
              <table:table-cell office:value-type="float" office:value="0.017994">
                <text:p>0.017994</text:p>
              </table:table-cell>
              <table:table-cell office:value-type="float" office:value="0.01625">
                <text:p>0.01625</text:p>
              </table:table-cell>
              <table:table-cell office:value-type="float" office:value="0.021782">
                <text:p>0.021782</text:p>
              </table:table-cell>
              <table:table-cell office:value-type="float" office:value="0.015331">
                <text:p>0.015331</text:p>
              </table:table-cell>
              <table:table-cell office:value-type="float" office:value="0.018526">
                <text:p>0.018526</text:p>
              </table:table-cell>
              <table:table-cell office:value-type="float" office:value="0.018603">
                <text:p>0.018603</text:p>
              </table:table-cell>
              <table:table-cell office:value-type="float" office:value="0.018253">
                <text:p>0.018253</text:p>
              </table:table-cell>
              <table:table-cell office:value-type="float" office:value="0.019973">
                <text:p>0.019973</text:p>
              </table:table-cell>
              <table:table-cell office:value-type="float" office:value="0.019189">
                <text:p>0.019189</text:p>
              </table:table-cell>
              <table:table-cell office:value-type="float" office:value="0.019777">
                <text:p>0.019777</text:p>
              </table:table-cell>
              <table:table-cell office:value-type="float" office:value="0.018195">
                <text:p>0.018195</text:p>
              </table:table-cell>
              <table:table-cell office:value-type="float" office:value="0.015662">
                <text:p>0.015662</text:p>
              </table:table-cell>
              <table:table-cell office:value-type="float" office:value="0.02153">
                <text:p>0.02153</text:p>
              </table:table-cell>
              <table:table-cell office:value-type="float" office:value="0.019021">
                <text:p>0.019021</text:p>
              </table:table-cell>
              <table:table-cell office:value-type="float" office:value="0.019175">
                <text:p>0.019175</text:p>
              </table:table-cell>
              <table:table-cell office:value-type="float" office:value="0.016934">
                <text:p>0.016934</text:p>
              </table:table-cell>
              <table:table-cell office:value-type="float" office:value="0.01666">
                <text:p>0.01666</text:p>
              </table:table-cell>
              <table:table-cell office:value-type="float" office:value="0.015509">
                <text:p>0.015509</text:p>
              </table:table-cell>
              <table:table-cell office:value-type="float" office:value="0.016296">
                <text:p>0.016296</text:p>
              </table:table-cell>
              <table:table-cell office:value-type="float" office:value="0.015832">
                <text:p>0.015832</text:p>
              </table:table-cell>
              <table:table-cell office:value-type="float" office:value="0.017082">
                <text:p>0.017082</text:p>
              </table:table-cell>
              <table:table-cell office:value-type="float" office:value="0.01545">
                <text:p>0.01545</text:p>
              </table:table-cell>
              <table:table-cell office:value-type="float" office:value="0.015362">
                <text:p>0.015362</text:p>
              </table:table-cell>
              <table:table-cell office:value-type="float" office:value="0.019261">
                <text:p>0.019261</text:p>
              </table:table-cell>
              <table:table-cell office:value-type="float" office:value="0.023825">
                <text:p>0.023825</text:p>
              </table:table-cell>
              <table:table-cell office:value-type="float" office:value="0.015746">
                <text:p>0.015746</text:p>
              </table:table-cell>
              <table:table-cell office:value-type="float" office:value="0.015536">
                <text:p>0.015536</text:p>
              </table:table-cell>
              <table:table-cell office:value-type="float" office:value="0.020781">
                <text:p>0.020781</text:p>
              </table:table-cell>
              <table:table-cell office:value-type="float" office:value="0.015551">
                <text:p>0.015551</text:p>
              </table:table-cell>
              <table:table-cell office:value-type="float" office:value="0.017828">
                <text:p>0.017828</text:p>
              </table:table-cell>
              <table:table-cell office:value-type="float" office:value="0.015985">
                <text:p>0.015985</text:p>
              </table:table-cell>
              <table:table-cell office:value-type="float" office:value="0.014441">
                <text:p>0.014441</text:p>
              </table:table-cell>
              <table:table-cell office:value-type="float" office:value="0.020283">
                <text:p>0.020283</text:p>
              </table:table-cell>
              <table:table-cell office:value-type="float" office:value="0.017065">
                <text:p>0.017065</text:p>
              </table:table-cell>
              <table:table-cell office:value-type="float" office:value="0.015766">
                <text:p>0.015766</text:p>
              </table:table-cell>
              <table:table-cell office:value-type="float" office:value="0.019229">
                <text:p>0.019229</text:p>
              </table:table-cell>
              <table:table-cell office:value-type="float" office:value="0.016172">
                <text:p>0.016172</text:p>
              </table:table-cell>
              <table:table-cell office:value-type="float" office:value="0.022046">
                <text:p>0.022046</text:p>
              </table:table-cell>
              <table:table-cell office:value-type="float" office:value="0.015985">
                <text:p>0.015985</text:p>
              </table:table-cell>
              <table:table-cell office:value-type="float" office:value="0.026252">
                <text:p>0.026252</text:p>
              </table:table-cell>
              <table:table-cell office:value-type="float" office:value="0.023571">
                <text:p>0.023571</text:p>
              </table:table-cell>
              <table:table-cell office:value-type="float" office:value="0.023474">
                <text:p>0.023474</text:p>
              </table:table-cell>
              <table:table-cell office:value-type="float" office:value="0.016867">
                <text:p>0.016867</text:p>
              </table:table-cell>
              <table:table-cell office:value-type="float" office:value="0.018655">
                <text:p>0.018655</text:p>
              </table:table-cell>
              <table:table-cell office:value-type="float" office:value="0.016125">
                <text:p>0.016125</text:p>
              </table:table-cell>
              <table:table-cell office:value-type="float" office:value="0.019688">
                <text:p>0.019688</text:p>
              </table:table-cell>
              <table:table-cell office:value-type="float" office:value="0.018545">
                <text:p>0.018545</text:p>
              </table:table-cell>
              <table:table-cell office:value-type="float" office:value="0.024208">
                <text:p>0.024208</text:p>
              </table:table-cell>
              <table:table-cell office:value-type="float" office:value="0.016452">
                <text:p>0.016452</text:p>
              </table:table-cell>
              <table:table-cell office:value-type="float" office:value="0.019621">
                <text:p>0.019621</text:p>
              </table:table-cell>
              <table:table-cell office:value-type="float" office:value="0.02294">
                <text:p>0.02294</text:p>
              </table:table-cell>
              <table:table-cell office:value-type="float" office:value="0.018712">
                <text:p>0.018712</text:p>
              </table:table-cell>
              <table:table-cell office:value-type="float" office:value="0.015011">
                <text:p>0.015011</text:p>
              </table:table-cell>
              <table:table-cell office:value-type="float" office:value="0.017612">
                <text:p>0.017612</text:p>
              </table:table-cell>
              <table:table-cell office:value-type="float" office:value="0.019915">
                <text:p>0.019915</text:p>
              </table:table-cell>
              <table:table-cell office:value-type="float" office:value="0.014786">
                <text:p>0.014786</text:p>
              </table:table-cell>
              <table:table-cell office:value-type="float" office:value="0.024647">
                <text:p>0.024647</text:p>
              </table:table-cell>
              <table:table-cell office:value-type="float" office:value="0.01961">
                <text:p>0.01961</text:p>
              </table:table-cell>
              <table:table-cell office:value-type="float" office:value="0.015777">
                <text:p>0.015777</text:p>
              </table:table-cell>
              <table:table-cell office:value-type="float" office:value="0.015858">
                <text:p>0.015858</text:p>
              </table:table-cell>
              <table:table-cell office:value-type="float" office:value="0.015498">
                <text:p>0.015498</text:p>
              </table:table-cell>
              <table:table-cell office:value-type="float" office:value="0.027635">
                <text:p>0.027635</text:p>
              </table:table-cell>
              <table:table-cell office:value-type="float" office:value="0.015783">
                <text:p>0.015783</text:p>
              </table:table-cell>
              <table:table-cell office:value-type="float" office:value="0.018483">
                <text:p>0.018483</text:p>
              </table:table-cell>
              <table:table-cell office:value-type="float" office:value="0.017936">
                <text:p>0.017936</text:p>
              </table:table-cell>
              <table:table-cell office:value-type="float" office:value="0.014779">
                <text:p>0.014779</text:p>
              </table:table-cell>
              <table:table-cell office:value-type="float" office:value="0.015042">
                <text:p>0.015042</text:p>
              </table:table-cell>
              <table:table-cell office:value-type="float" office:value="0.0237">
                <text:p>0.0237</text:p>
              </table:table-cell>
              <table:table-cell office:value-type="float" office:value="0.018575">
                <text:p>0.018575</text:p>
              </table:table-cell>
              <table:table-cell office:value-type="float" office:value="0.01513">
                <text:p>0.01513</text:p>
              </table:table-cell>
              <table:table-cell office:value-type="float" office:value="0.023275">
                <text:p>0.023275</text:p>
              </table:table-cell>
              <table:table-cell office:value-type="float" office:value="0.018737">
                <text:p>0.018737</text:p>
              </table:table-cell>
              <table:table-cell office:value-type="float" office:value="0.026565">
                <text:p>0.026565</text:p>
              </table:table-cell>
              <table:table-cell office:value-type="float" office:value="0.025935">
                <text:p>0.025935</text:p>
              </table:table-cell>
              <table:table-cell office:value-type="float" office:value="0.018019">
                <text:p>0.018019</text:p>
              </table:table-cell>
              <table:table-cell office:value-type="float" office:value="0.016239">
                <text:p>0.016239</text:p>
              </table:table-cell>
              <table:table-cell office:value-type="float" office:value="0.017962">
                <text:p>0.017962</text:p>
              </table:table-cell>
              <table:table-cell office:value-type="float" office:value="0.020214">
                <text:p>0.020214</text:p>
              </table:table-cell>
              <table:table-cell office:value-type="float" office:value="0.032057">
                <text:p>0.032057</text:p>
              </table:table-cell>
              <table:table-cell office:value-type="float" office:value="0.01976">
                <text:p>0.01976</text:p>
              </table:table-cell>
              <table:table-cell office:value-type="float" office:value="0.015851">
                <text:p>0.015851</text:p>
              </table:table-cell>
              <table:table-cell office:value-type="float" office:value="0.017223">
                <text:p>0.017223</text:p>
              </table:table-cell>
              <table:table-cell office:value-type="float" office:value="0.018456">
                <text:p>0.018456</text:p>
              </table:table-cell>
              <table:table-cell office:value-type="float" office:value="0.022364">
                <text:p>0.022364</text:p>
              </table:table-cell>
              <table:table-cell office:value-type="float" office:value="0.023939">
                <text:p>0.023939</text:p>
              </table:table-cell>
              <table:table-cell office:value-type="float" office:value="0.024719">
                <text:p>0.024719</text:p>
              </table:table-cell>
              <table:table-cell office:value-type="float" office:value="0.017709">
                <text:p>0.017709</text:p>
              </table:table-cell>
              <table:table-cell office:value-type="float" office:value="0.01953">
                <text:p>0.01953</text:p>
              </table:table-cell>
              <table:table-cell office:value-type="float" office:value="0.015038">
                <text:p>0.015038</text:p>
              </table:table-cell>
              <table:table-cell office:value-type="float" office:value="0.024538">
                <text:p>0.024538</text:p>
              </table:table-cell>
              <table:table-cell office:value-type="float" office:value="0.016357">
                <text:p>0.016357</text:p>
              </table:table-cell>
              <table:table-cell office:value-type="float" office:value="0.016191">
                <text:p>0.016191</text:p>
              </table:table-cell>
              <table:table-cell office:value-type="float" office:value="0.018283">
                <text:p>0.018283</text:p>
              </table:table-cell>
              <table:table-cell office:value-type="float" office:value="0.017693">
                <text:p>0.017693</text:p>
              </table:table-cell>
              <table:table-cell office:value-type="float" office:value="0.015953">
                <text:p>0.015953</text:p>
              </table:table-cell>
              <table:table-cell office:value-type="float" office:value="0.014996">
                <text:p>0.014996</text:p>
              </table:table-cell>
              <table:table-cell office:value-type="float" office:value="0.024111">
                <text:p>0.024111</text:p>
              </table:table-cell>
              <table:table-cell office:value-type="float" office:value="0.020906">
                <text:p>0.020906</text:p>
              </table:table-cell>
              <table:table-cell office:value-type="float" office:value="0.016071">
                <text:p>0.016071</text:p>
              </table:table-cell>
              <table:table-cell office:value-type="float" office:value="0.016884">
                <text:p>0.016884</text:p>
              </table:table-cell>
              <table:table-cell office:value-type="float" office:value="0.01623">
                <text:p>0.01623</text:p>
              </table:table-cell>
              <table:table-cell office:value-type="float" office:value="0.015831">
                <text:p>0.015831</text:p>
              </table:table-cell>
              <table:table-cell office:value-type="float" office:value="0.018655">
                <text:p>0.018655</text:p>
              </table:table-cell>
              <table:table-cell office:value-type="float" office:value="0.018663">
                <text:p>0.018663</text:p>
              </table:table-cell>
              <table:table-cell office:value-type="float" office:value="0.020015">
                <text:p>0.020015</text:p>
              </table:table-cell>
              <table:table-cell office:value-type="float" office:value="0.01669">
                <text:p>0.01669</text:p>
              </table:table-cell>
              <table:table-cell office:value-type="float" office:value="0.016387">
                <text:p>0.016387</text:p>
              </table:table-cell>
              <table:table-cell office:value-type="float" office:value="0.015789">
                <text:p>0.015789</text:p>
              </table:table-cell>
              <table:table-cell office:value-type="float" office:value="0.025828">
                <text:p>0.025828</text:p>
              </table:table-cell>
              <table:table-cell office:value-type="float" office:value="0.015708">
                <text:p>0.015708</text:p>
              </table:table-cell>
              <table:table-cell office:value-type="float" office:value="0.018689">
                <text:p>0.018689</text:p>
              </table:table-cell>
              <table:table-cell office:value-type="float" office:value="0.017712">
                <text:p>0.017712</text:p>
              </table:table-cell>
              <table:table-cell office:value-type="float" office:value="0.019905">
                <text:p>0.019905</text:p>
              </table:table-cell>
              <table:table-cell office:value-type="float" office:value="0.016819">
                <text:p>0.016819</text:p>
              </table:table-cell>
              <table:table-cell office:value-type="float" office:value="0.015198">
                <text:p>0.015198</text:p>
              </table:table-cell>
              <table:table-cell office:value-type="float" office:value="0.017646">
                <text:p>0.017646</text:p>
              </table:table-cell>
              <table:table-cell office:value-type="float" office:value="0.017129">
                <text:p>0.017129</text:p>
              </table:table-cell>
              <table:table-cell office:value-type="float" office:value="0.031713">
                <text:p>0.031713</text:p>
              </table:table-cell>
              <table:table-cell office:value-type="float" office:value="0.019331">
                <text:p>0.019331</text:p>
              </table:table-cell>
              <table:table-cell office:value-type="float" office:value="0.025715">
                <text:p>0.025715</text:p>
              </table:table-cell>
              <table:table-cell office:value-type="float" office:value="0.029883">
                <text:p>0.029883</text:p>
              </table:table-cell>
              <table:table-cell office:value-type="float" office:value="0.020256">
                <text:p>0.020256</text:p>
              </table:table-cell>
              <table:table-cell office:value-type="float" office:value="0.015291">
                <text:p>0.015291</text:p>
              </table:table-cell>
              <table:table-cell office:value-type="float" office:value="0.013852">
                <text:p>0.013852</text:p>
              </table:table-cell>
              <table:table-cell office:value-type="float" office:value="0.023669">
                <text:p>0.023669</text:p>
              </table:table-cell>
              <table:table-cell office:value-type="float" office:value="0.026231">
                <text:p>0.026231</text:p>
              </table:table-cell>
              <table:table-cell office:value-type="float" office:value="0.016456">
                <text:p>0.016456</text:p>
              </table:table-cell>
              <table:table-cell office:value-type="float" office:value="0.016858">
                <text:p>0.016858</text:p>
              </table:table-cell>
              <table:table-cell office:value-type="float" office:value="0.015952">
                <text:p>0.015952</text:p>
              </table:table-cell>
              <table:table-cell office:value-type="float" office:value="0.017772">
                <text:p>0.017772</text:p>
              </table:table-cell>
              <table:table-cell office:value-type="float" office:value="0.018214">
                <text:p>0.018214</text:p>
              </table:table-cell>
              <table:table-cell office:value-type="float" office:value="0.021839">
                <text:p>0.021839</text:p>
              </table:table-cell>
              <table:table-cell office:value-type="float" office:value="0.018121">
                <text:p>0.018121</text:p>
              </table:table-cell>
              <table:table-cell office:value-type="float" office:value="0.019995">
                <text:p>0.019995</text:p>
              </table:table-cell>
              <table:table-cell office:value-type="float" office:value="0.02785">
                <text:p>0.02785</text:p>
              </table:table-cell>
              <table:table-cell office:value-type="float" office:value="0.014654">
                <text:p>0.014654</text:p>
              </table:table-cell>
              <table:table-cell office:value-type="float" office:value="0.017952">
                <text:p>0.017952</text:p>
              </table:table-cell>
              <table:table-cell office:value-type="float" office:value="0.017042">
                <text:p>0.017042</text:p>
              </table:table-cell>
              <table:table-cell office:value-type="float" office:value="0.0151">
                <text:p>0.0151</text:p>
              </table:table-cell>
              <table:table-cell office:value-type="float" office:value="0.019637">
                <text:p>0.019637</text:p>
              </table:table-cell>
              <table:table-cell office:value-type="float" office:value="0.02067">
                <text:p>0.02067</text:p>
              </table:table-cell>
              <table:table-cell office:value-type="float" office:value="0.02041">
                <text:p>0.02041</text:p>
              </table:table-cell>
              <table:table-cell office:value-type="float" office:value="0.023265">
                <text:p>0.023265</text:p>
              </table:table-cell>
              <table:table-cell office:value-type="float" office:value="0.014625">
                <text:p>0.014625</text:p>
              </table:table-cell>
              <table:table-cell office:value-type="float" office:value="0.016905">
                <text:p>0.016905</text:p>
              </table:table-cell>
              <table:table-cell office:value-type="float" office:value="0.017552">
                <text:p>0.017552</text:p>
              </table:table-cell>
              <table:table-cell office:value-type="float" office:value="0.018449">
                <text:p>0.018449</text:p>
              </table:table-cell>
              <table:table-cell office:value-type="float" office:value="0.014155">
                <text:p>0.014155</text:p>
              </table:table-cell>
              <table:table-cell office:value-type="float" office:value="0.035205">
                <text:p>0.035205</text:p>
              </table:table-cell>
              <table:table-cell office:value-type="float" office:value="0.014242">
                <text:p>0.014242</text:p>
              </table:table-cell>
              <table:table-cell office:value-type="float" office:value="0.014328">
                <text:p>0.014328</text:p>
              </table:table-cell>
              <table:table-cell office:value-type="float" office:value="0.026844">
                <text:p>0.026844</text:p>
              </table:table-cell>
              <table:table-cell office:value-type="float" office:value="0.038793">
                <text:p>0.038793</text:p>
              </table:table-cell>
              <table:table-cell office:value-type="float" office:value="0.015392">
                <text:p>0.015392</text:p>
              </table:table-cell>
              <table:table-cell office:value-type="float" office:value="0.01857">
                <text:p>0.01857</text:p>
              </table:table-cell>
              <table:table-cell office:value-type="float" office:value="0.015013">
                <text:p>0.015013</text:p>
              </table:table-cell>
              <table:table-cell office:value-type="float" office:value="0.013684">
                <text:p>0.013684</text:p>
              </table:table-cell>
              <table:table-cell office:value-type="float" office:value="0.031272">
                <text:p>0.031272</text:p>
              </table:table-cell>
              <table:table-cell office:value-type="float" office:value="0.020447">
                <text:p>0.020447</text:p>
              </table:table-cell>
              <table:table-cell office:value-type="float" office:value="0.017777">
                <text:p>0.017777</text:p>
              </table:table-cell>
              <table:table-cell office:value-type="float" office:value="0.01464">
                <text:p>0.01464</text:p>
              </table:table-cell>
              <table:table-cell office:value-type="float" office:value="0.01421">
                <text:p>0.01421</text:p>
              </table:table-cell>
              <table:table-cell office:value-type="float" office:value="0.01851">
                <text:p>0.01851</text:p>
              </table:table-cell>
              <table:table-cell office:value-type="float" office:value="0.035716">
                <text:p>0.035716</text:p>
              </table:table-cell>
              <table:table-cell office:value-type="float" office:value="0.017154">
                <text:p>0.017154</text:p>
              </table:table-cell>
              <table:table-cell office:value-type="float" office:value="0.020501">
                <text:p>0.020501</text:p>
              </table:table-cell>
              <table:table-cell office:value-type="float" office:value="0.022101">
                <text:p>0.022101</text:p>
              </table:table-cell>
              <table:table-cell office:value-type="float" office:value="0.016231">
                <text:p>0.016231</text:p>
              </table:table-cell>
              <table:table-cell office:value-type="float" office:value="0.019311">
                <text:p>0.019311</text:p>
              </table:table-cell>
              <table:table-cell office:value-type="float" office:value="0.014745">
                <text:p>0.014745</text:p>
              </table:table-cell>
              <table:table-cell office:value-type="float" office:value="0.020109">
                <text:p>0.020109</text:p>
              </table:table-cell>
              <table:table-cell office:value-type="float" office:value="0.023525">
                <text:p>0.023525</text:p>
              </table:table-cell>
              <table:table-cell office:value-type="float" office:value="0.014106">
                <text:p>0.014106</text:p>
              </table:table-cell>
              <table:table-cell office:value-type="float" office:value="0.034571">
                <text:p>0.034571</text:p>
              </table:table-cell>
              <table:table-cell office:value-type="float" office:value="0.023655">
                <text:p>0.023655</text:p>
              </table:table-cell>
              <table:table-cell office:value-type="float" office:value="0.01536">
                <text:p>0.01536</text:p>
              </table:table-cell>
              <table:table-cell office:value-type="float" office:value="0.014461">
                <text:p>0.014461</text:p>
              </table:table-cell>
              <table:table-cell office:value-type="float" office:value="0.013869">
                <text:p>0.013869</text:p>
              </table:table-cell>
              <table:table-cell office:value-type="float" office:value="0.01972">
                <text:p>0.01972</text:p>
              </table:table-cell>
              <table:table-cell office:value-type="float" office:value="0.021377">
                <text:p>0.021377</text:p>
              </table:table-cell>
              <table:table-cell office:value-type="float" office:value="0.015539">
                <text:p>0.015539</text:p>
              </table:table-cell>
            </table:table-row>
            <table:table-row>
              <table:table-cell office:value-type="string">
                <text:p>Oji,unsupervised,unilayer</text:p>
                <draw:g>
                  <svg:desc>Arkusz1.A11:Arkusz1.A11</svg:desc>
                </draw:g>
              </table:table-cell>
              <table:table-cell office:value-type="float" office:value="0.123432">
                <text:p>0.123432</text:p>
                <draw:g>
                  <svg:desc>Arkusz1.B11:Arkusz1.GS11</svg:desc>
                </draw:g>
              </table:table-cell>
              <table:table-cell office:value-type="float" office:value="0.052925">
                <text:p>0.052925</text:p>
              </table:table-cell>
              <table:table-cell office:value-type="float" office:value="0.015915">
                <text:p>0.015915</text:p>
              </table:table-cell>
              <table:table-cell office:value-type="float" office:value="0.032551">
                <text:p>0.032551</text:p>
              </table:table-cell>
              <table:table-cell office:value-type="float" office:value="0.015368">
                <text:p>0.015368</text:p>
              </table:table-cell>
              <table:table-cell office:value-type="float" office:value="0.046287">
                <text:p>0.046287</text:p>
              </table:table-cell>
              <table:table-cell office:value-type="float" office:value="0.052741">
                <text:p>0.052741</text:p>
              </table:table-cell>
              <table:table-cell office:value-type="float" office:value="0.015088">
                <text:p>0.015088</text:p>
              </table:table-cell>
              <table:table-cell office:value-type="float" office:value="0.018707">
                <text:p>0.018707</text:p>
              </table:table-cell>
              <table:table-cell office:value-type="float" office:value="0.028275">
                <text:p>0.028275</text:p>
              </table:table-cell>
              <table:table-cell office:value-type="float" office:value="0.015706">
                <text:p>0.015706</text:p>
              </table:table-cell>
              <table:table-cell office:value-type="float" office:value="0.014505">
                <text:p>0.014505</text:p>
              </table:table-cell>
              <table:table-cell office:value-type="float" office:value="0.015084">
                <text:p>0.015084</text:p>
              </table:table-cell>
              <table:table-cell office:value-type="float" office:value="0.035281">
                <text:p>0.035281</text:p>
              </table:table-cell>
              <table:table-cell office:value-type="float" office:value="0.047664">
                <text:p>0.047664</text:p>
              </table:table-cell>
              <table:table-cell office:value-type="float" office:value="0.055734">
                <text:p>0.055734</text:p>
              </table:table-cell>
              <table:table-cell office:value-type="float" office:value="0.026881">
                <text:p>0.026881</text:p>
              </table:table-cell>
              <table:table-cell office:value-type="float" office:value="0.018938">
                <text:p>0.018938</text:p>
              </table:table-cell>
              <table:table-cell office:value-type="float" office:value="0.0149">
                <text:p>0.0149</text:p>
              </table:table-cell>
              <table:table-cell office:value-type="float" office:value="0.018532">
                <text:p>0.018532</text:p>
              </table:table-cell>
              <table:table-cell office:value-type="float" office:value="0.014127">
                <text:p>0.014127</text:p>
              </table:table-cell>
              <table:table-cell office:value-type="float" office:value="0.017427">
                <text:p>0.017427</text:p>
              </table:table-cell>
              <table:table-cell office:value-type="float" office:value="0.014069">
                <text:p>0.014069</text:p>
              </table:table-cell>
              <table:table-cell office:value-type="float" office:value="0.014795">
                <text:p>0.014795</text:p>
              </table:table-cell>
              <table:table-cell office:value-type="float" office:value="0.014859">
                <text:p>0.014859</text:p>
              </table:table-cell>
              <table:table-cell office:value-type="float" office:value="0.014952">
                <text:p>0.014952</text:p>
              </table:table-cell>
              <table:table-cell office:value-type="float" office:value="0.014239">
                <text:p>0.014239</text:p>
              </table:table-cell>
              <table:table-cell office:value-type="float" office:value="0.015844">
                <text:p>0.015844</text:p>
              </table:table-cell>
              <table:table-cell office:value-type="float" office:value="0.022889">
                <text:p>0.022889</text:p>
              </table:table-cell>
              <table:table-cell office:value-type="float" office:value="0.046457">
                <text:p>0.046457</text:p>
              </table:table-cell>
              <table:table-cell office:value-type="float" office:value="0.049023">
                <text:p>0.049023</text:p>
              </table:table-cell>
              <table:table-cell office:value-type="float" office:value="0.047688">
                <text:p>0.047688</text:p>
              </table:table-cell>
              <table:table-cell office:value-type="float" office:value="0.022255">
                <text:p>0.022255</text:p>
              </table:table-cell>
              <table:table-cell office:value-type="float" office:value="0.021523">
                <text:p>0.021523</text:p>
              </table:table-cell>
              <table:table-cell office:value-type="float" office:value="0.015356">
                <text:p>0.015356</text:p>
              </table:table-cell>
              <table:table-cell office:value-type="float" office:value="0.015275">
                <text:p>0.015275</text:p>
              </table:table-cell>
              <table:table-cell office:value-type="float" office:value="0.015066">
                <text:p>0.015066</text:p>
              </table:table-cell>
              <table:table-cell office:value-type="float" office:value="0.015004">
                <text:p>0.015004</text:p>
              </table:table-cell>
              <table:table-cell office:value-type="float" office:value="0.014605">
                <text:p>0.014605</text:p>
              </table:table-cell>
              <table:table-cell office:value-type="float" office:value="0.018264">
                <text:p>0.018264</text:p>
              </table:table-cell>
              <table:table-cell office:value-type="float" office:value="0.018806">
                <text:p>0.018806</text:p>
              </table:table-cell>
              <table:table-cell office:value-type="float" office:value="0.016531">
                <text:p>0.016531</text:p>
              </table:table-cell>
              <table:table-cell office:value-type="float" office:value="0.018995">
                <text:p>0.018995</text:p>
              </table:table-cell>
              <table:table-cell office:value-type="float" office:value="0.014268">
                <text:p>0.014268</text:p>
              </table:table-cell>
              <table:table-cell office:value-type="float" office:value="0.014227">
                <text:p>0.014227</text:p>
              </table:table-cell>
              <table:table-cell office:value-type="float" office:value="0.013958">
                <text:p>0.013958</text:p>
              </table:table-cell>
              <table:table-cell office:value-type="float" office:value="0.020464">
                <text:p>0.020464</text:p>
              </table:table-cell>
              <table:table-cell office:value-type="float" office:value="0.014729">
                <text:p>0.014729</text:p>
              </table:table-cell>
              <table:table-cell office:value-type="float" office:value="0.014143">
                <text:p>0.014143</text:p>
              </table:table-cell>
              <table:table-cell office:value-type="float" office:value="0.014019">
                <text:p>0.014019</text:p>
              </table:table-cell>
              <table:table-cell office:value-type="float" office:value="0.018332">
                <text:p>0.018332</text:p>
              </table:table-cell>
              <table:table-cell office:value-type="float" office:value="0.014204">
                <text:p>0.014204</text:p>
              </table:table-cell>
              <table:table-cell office:value-type="float" office:value="0.014184">
                <text:p>0.014184</text:p>
              </table:table-cell>
              <table:table-cell office:value-type="float" office:value="0.039241">
                <text:p>0.039241</text:p>
              </table:table-cell>
              <table:table-cell office:value-type="float" office:value="0.048324">
                <text:p>0.048324</text:p>
              </table:table-cell>
              <table:table-cell office:value-type="float" office:value="0.045552">
                <text:p>0.045552</text:p>
              </table:table-cell>
              <table:table-cell office:value-type="float" office:value="0.048473">
                <text:p>0.048473</text:p>
              </table:table-cell>
              <table:table-cell office:value-type="float" office:value="0.049505">
                <text:p>0.049505</text:p>
              </table:table-cell>
              <table:table-cell office:value-type="float" office:value="0.039523">
                <text:p>0.039523</text:p>
              </table:table-cell>
              <table:table-cell office:value-type="float" office:value="0.017086">
                <text:p>0.017086</text:p>
              </table:table-cell>
              <table:table-cell office:value-type="float" office:value="0.022447">
                <text:p>0.022447</text:p>
              </table:table-cell>
              <table:table-cell office:value-type="float" office:value="0.013967">
                <text:p>0.013967</text:p>
              </table:table-cell>
              <table:table-cell office:value-type="float" office:value="0.014468">
                <text:p>0.014468</text:p>
              </table:table-cell>
              <table:table-cell office:value-type="float" office:value="0.021862">
                <text:p>0.021862</text:p>
              </table:table-cell>
              <table:table-cell office:value-type="float" office:value="0.015292">
                <text:p>0.015292</text:p>
              </table:table-cell>
              <table:table-cell office:value-type="float" office:value="0.018547">
                <text:p>0.018547</text:p>
              </table:table-cell>
              <table:table-cell office:value-type="float" office:value="0.018774">
                <text:p>0.018774</text:p>
              </table:table-cell>
              <table:table-cell office:value-type="float" office:value="0.015303">
                <text:p>0.015303</text:p>
              </table:table-cell>
              <table:table-cell office:value-type="float" office:value="0.015469">
                <text:p>0.015469</text:p>
              </table:table-cell>
              <table:table-cell office:value-type="float" office:value="0.014203">
                <text:p>0.014203</text:p>
              </table:table-cell>
              <table:table-cell office:value-type="float" office:value="0.023818">
                <text:p>0.023818</text:p>
              </table:table-cell>
              <table:table-cell office:value-type="float" office:value="0.017826">
                <text:p>0.017826</text:p>
              </table:table-cell>
              <table:table-cell office:value-type="float" office:value="0.018257">
                <text:p>0.018257</text:p>
              </table:table-cell>
              <table:table-cell office:value-type="float" office:value="0.018632">
                <text:p>0.018632</text:p>
              </table:table-cell>
              <table:table-cell office:value-type="float" office:value="0.015547">
                <text:p>0.015547</text:p>
              </table:table-cell>
              <table:table-cell office:value-type="float" office:value="0.014007">
                <text:p>0.014007</text:p>
              </table:table-cell>
              <table:table-cell office:value-type="float" office:value="0.014577">
                <text:p>0.014577</text:p>
              </table:table-cell>
              <table:table-cell office:value-type="float" office:value="0.014453">
                <text:p>0.014453</text:p>
              </table:table-cell>
              <table:table-cell office:value-type="float" office:value="0.014329">
                <text:p>0.014329</text:p>
              </table:table-cell>
              <table:table-cell office:value-type="float" office:value="0.018076">
                <text:p>0.018076</text:p>
              </table:table-cell>
              <table:table-cell office:value-type="float" office:value="0.020169">
                <text:p>0.020169</text:p>
              </table:table-cell>
              <table:table-cell office:value-type="float" office:value="0.015664">
                <text:p>0.015664</text:p>
              </table:table-cell>
              <table:table-cell office:value-type="float" office:value="0.014239">
                <text:p>0.014239</text:p>
              </table:table-cell>
              <table:table-cell office:value-type="float" office:value="0.01652">
                <text:p>0.01652</text:p>
              </table:table-cell>
              <table:table-cell office:value-type="float" office:value="0.017559">
                <text:p>0.017559</text:p>
              </table:table-cell>
              <table:table-cell office:value-type="float" office:value="0.017458">
                <text:p>0.017458</text:p>
              </table:table-cell>
              <table:table-cell office:value-type="float" office:value="0.014082">
                <text:p>0.014082</text:p>
              </table:table-cell>
              <table:table-cell office:value-type="float" office:value="0.01492">
                <text:p>0.01492</text:p>
              </table:table-cell>
              <table:table-cell office:value-type="float" office:value="0.017479">
                <text:p>0.017479</text:p>
              </table:table-cell>
              <table:table-cell office:value-type="float" office:value="0.014905">
                <text:p>0.014905</text:p>
              </table:table-cell>
              <table:table-cell office:value-type="float" office:value="0.015352">
                <text:p>0.015352</text:p>
              </table:table-cell>
              <table:table-cell office:value-type="float" office:value="0.022945">
                <text:p>0.022945</text:p>
              </table:table-cell>
              <table:table-cell office:value-type="float" office:value="0.015302">
                <text:p>0.015302</text:p>
              </table:table-cell>
              <table:table-cell office:value-type="float" office:value="0.016334">
                <text:p>0.016334</text:p>
              </table:table-cell>
              <table:table-cell office:value-type="float" office:value="0.016729">
                <text:p>0.016729</text:p>
              </table:table-cell>
              <table:table-cell office:value-type="float" office:value="0.016047">
                <text:p>0.016047</text:p>
              </table:table-cell>
              <table:table-cell office:value-type="float" office:value="0.01648">
                <text:p>0.01648</text:p>
              </table:table-cell>
              <table:table-cell office:value-type="float" office:value="0.015096">
                <text:p>0.015096</text:p>
              </table:table-cell>
              <table:table-cell office:value-type="float" office:value="0.015834">
                <text:p>0.015834</text:p>
              </table:table-cell>
              <table:table-cell office:value-type="float" office:value="0.015974">
                <text:p>0.015974</text:p>
              </table:table-cell>
              <table:table-cell office:value-type="float" office:value="0.014871">
                <text:p>0.014871</text:p>
              </table:table-cell>
              <table:table-cell office:value-type="float" office:value="0.015621">
                <text:p>0.015621</text:p>
              </table:table-cell>
              <table:table-cell office:value-type="float" office:value="0.015034">
                <text:p>0.015034</text:p>
              </table:table-cell>
              <table:table-cell office:value-type="float" office:value="0.014895">
                <text:p>0.014895</text:p>
              </table:table-cell>
              <table:table-cell office:value-type="float" office:value="0.016635">
                <text:p>0.016635</text:p>
              </table:table-cell>
              <table:table-cell office:value-type="float" office:value="0.015014">
                <text:p>0.015014</text:p>
              </table:table-cell>
              <table:table-cell office:value-type="float" office:value="0.016898">
                <text:p>0.016898</text:p>
              </table:table-cell>
              <table:table-cell office:value-type="float" office:value="0.01406">
                <text:p>0.01406</text:p>
              </table:table-cell>
              <table:table-cell office:value-type="float" office:value="0.013973">
                <text:p>0.013973</text:p>
              </table:table-cell>
              <table:table-cell office:value-type="float" office:value="0.017544">
                <text:p>0.017544</text:p>
              </table:table-cell>
              <table:table-cell office:value-type="float" office:value="0.01821">
                <text:p>0.01821</text:p>
              </table:table-cell>
              <table:table-cell office:value-type="float" office:value="0.025847">
                <text:p>0.025847</text:p>
              </table:table-cell>
              <table:table-cell office:value-type="float" office:value="0.015106">
                <text:p>0.015106</text:p>
              </table:table-cell>
              <table:table-cell office:value-type="float" office:value="0.024158">
                <text:p>0.024158</text:p>
              </table:table-cell>
              <table:table-cell office:value-type="float" office:value="0.016193">
                <text:p>0.016193</text:p>
              </table:table-cell>
              <table:table-cell office:value-type="float" office:value="0.026147">
                <text:p>0.026147</text:p>
              </table:table-cell>
              <table:table-cell office:value-type="float" office:value="0.017047">
                <text:p>0.017047</text:p>
              </table:table-cell>
              <table:table-cell office:value-type="float" office:value="0.04226">
                <text:p>0.04226</text:p>
              </table:table-cell>
              <table:table-cell office:value-type="float" office:value="0.016636">
                <text:p>0.016636</text:p>
              </table:table-cell>
              <table:table-cell office:value-type="float" office:value="0.022853">
                <text:p>0.022853</text:p>
              </table:table-cell>
              <table:table-cell office:value-type="float" office:value="0.016348">
                <text:p>0.016348</text:p>
              </table:table-cell>
              <table:table-cell office:value-type="float" office:value="0.042771">
                <text:p>0.042771</text:p>
              </table:table-cell>
              <table:table-cell office:value-type="float" office:value="0.016305">
                <text:p>0.016305</text:p>
              </table:table-cell>
              <table:table-cell office:value-type="float" office:value="0.024284">
                <text:p>0.024284</text:p>
              </table:table-cell>
              <table:table-cell office:value-type="float" office:value="0.017634">
                <text:p>0.017634</text:p>
              </table:table-cell>
              <table:table-cell office:value-type="float" office:value="0.022146">
                <text:p>0.022146</text:p>
              </table:table-cell>
              <table:table-cell office:value-type="float" office:value="0.021945">
                <text:p>0.021945</text:p>
              </table:table-cell>
              <table:table-cell office:value-type="float" office:value="0.016894">
                <text:p>0.016894</text:p>
              </table:table-cell>
              <table:table-cell office:value-type="float" office:value="0.017687">
                <text:p>0.017687</text:p>
              </table:table-cell>
              <table:table-cell office:value-type="float" office:value="0.017499">
                <text:p>0.017499</text:p>
              </table:table-cell>
              <table:table-cell office:value-type="float" office:value="0.022568">
                <text:p>0.022568</text:p>
              </table:table-cell>
              <table:table-cell office:value-type="float" office:value="0.019268">
                <text:p>0.019268</text:p>
              </table:table-cell>
              <table:table-cell office:value-type="float" office:value="0.015279">
                <text:p>0.015279</text:p>
              </table:table-cell>
              <table:table-cell office:value-type="float" office:value="0.016451">
                <text:p>0.016451</text:p>
              </table:table-cell>
              <table:table-cell office:value-type="float" office:value="0.016384">
                <text:p>0.016384</text:p>
              </table:table-cell>
              <table:table-cell office:value-type="float" office:value="0.016664">
                <text:p>0.016664</text:p>
              </table:table-cell>
              <table:table-cell office:value-type="float" office:value="0.016428">
                <text:p>0.016428</text:p>
              </table:table-cell>
              <table:table-cell office:value-type="float" office:value="0.015723">
                <text:p>0.015723</text:p>
              </table:table-cell>
              <table:table-cell office:value-type="float" office:value="0.016458">
                <text:p>0.016458</text:p>
              </table:table-cell>
              <table:table-cell office:value-type="float" office:value="0.014794">
                <text:p>0.014794</text:p>
              </table:table-cell>
              <table:table-cell office:value-type="float" office:value="0.015582">
                <text:p>0.015582</text:p>
              </table:table-cell>
              <table:table-cell office:value-type="float" office:value="0.017536">
                <text:p>0.017536</text:p>
              </table:table-cell>
              <table:table-cell office:value-type="float" office:value="0.015301">
                <text:p>0.015301</text:p>
              </table:table-cell>
              <table:table-cell office:value-type="float" office:value="0.017304">
                <text:p>0.017304</text:p>
              </table:table-cell>
              <table:table-cell office:value-type="float" office:value="0.015239">
                <text:p>0.015239</text:p>
              </table:table-cell>
              <table:table-cell office:value-type="float" office:value="0.017555">
                <text:p>0.017555</text:p>
              </table:table-cell>
              <table:table-cell office:value-type="float" office:value="0.016004">
                <text:p>0.016004</text:p>
              </table:table-cell>
              <table:table-cell office:value-type="float" office:value="0.017692">
                <text:p>0.017692</text:p>
              </table:table-cell>
              <table:table-cell office:value-type="float" office:value="0.015285">
                <text:p>0.015285</text:p>
              </table:table-cell>
              <table:table-cell office:value-type="float" office:value="0.020382">
                <text:p>0.020382</text:p>
              </table:table-cell>
              <table:table-cell office:value-type="float" office:value="0.015443">
                <text:p>0.015443</text:p>
              </table:table-cell>
              <table:table-cell office:value-type="float" office:value="0.020359">
                <text:p>0.020359</text:p>
              </table:table-cell>
              <table:table-cell office:value-type="float" office:value="0.015433">
                <text:p>0.015433</text:p>
              </table:table-cell>
              <table:table-cell office:value-type="float" office:value="0.019243">
                <text:p>0.019243</text:p>
              </table:table-cell>
              <table:table-cell office:value-type="float" office:value="0.023806">
                <text:p>0.023806</text:p>
              </table:table-cell>
              <table:table-cell office:value-type="float" office:value="0.040183">
                <text:p>0.040183</text:p>
              </table:table-cell>
              <table:table-cell office:value-type="float" office:value="0.019495">
                <text:p>0.019495</text:p>
              </table:table-cell>
              <table:table-cell office:value-type="float" office:value="0.023538">
                <text:p>0.023538</text:p>
              </table:table-cell>
              <table:table-cell office:value-type="float" office:value="0.014399">
                <text:p>0.014399</text:p>
              </table:table-cell>
              <table:table-cell office:value-type="float" office:value="0.062689">
                <text:p>0.062689</text:p>
              </table:table-cell>
              <table:table-cell office:value-type="float" office:value="0.0181">
                <text:p>0.0181</text:p>
              </table:table-cell>
              <table:table-cell office:value-type="float" office:value="0.02071">
                <text:p>0.02071</text:p>
              </table:table-cell>
              <table:table-cell office:value-type="float" office:value="0.016559">
                <text:p>0.016559</text:p>
              </table:table-cell>
              <table:table-cell office:value-type="float" office:value="0.023252">
                <text:p>0.023252</text:p>
              </table:table-cell>
              <table:table-cell office:value-type="float" office:value="0.018463">
                <text:p>0.018463</text:p>
              </table:table-cell>
              <table:table-cell office:value-type="float" office:value="0.017058">
                <text:p>0.017058</text:p>
              </table:table-cell>
              <table:table-cell office:value-type="float" office:value="0.015745">
                <text:p>0.015745</text:p>
              </table:table-cell>
              <table:table-cell office:value-type="float" office:value="0.016043">
                <text:p>0.016043</text:p>
              </table:table-cell>
              <table:table-cell office:value-type="float" office:value="0.015542">
                <text:p>0.015542</text:p>
              </table:table-cell>
              <table:table-cell office:value-type="float" office:value="0.01812">
                <text:p>0.01812</text:p>
              </table:table-cell>
              <table:table-cell office:value-type="float" office:value="0.016675">
                <text:p>0.016675</text:p>
              </table:table-cell>
              <table:table-cell office:value-type="float" office:value="0.015219">
                <text:p>0.015219</text:p>
              </table:table-cell>
              <table:table-cell office:value-type="float" office:value="0.018254">
                <text:p>0.018254</text:p>
              </table:table-cell>
              <table:table-cell office:value-type="float" office:value="0.021004">
                <text:p>0.021004</text:p>
              </table:table-cell>
              <table:table-cell office:value-type="float" office:value="0.015078">
                <text:p>0.015078</text:p>
              </table:table-cell>
              <table:table-cell office:value-type="float" office:value="0.017468">
                <text:p>0.017468</text:p>
              </table:table-cell>
              <table:table-cell office:value-type="float" office:value="0.015424">
                <text:p>0.015424</text:p>
              </table:table-cell>
              <table:table-cell office:value-type="float" office:value="0.014575">
                <text:p>0.014575</text:p>
              </table:table-cell>
              <table:table-cell office:value-type="float" office:value="0.018648">
                <text:p>0.018648</text:p>
              </table:table-cell>
              <table:table-cell office:value-type="float" office:value="0.015274">
                <text:p>0.015274</text:p>
              </table:table-cell>
              <table:table-cell office:value-type="float" office:value="0.033798">
                <text:p>0.033798</text:p>
              </table:table-cell>
              <table:table-cell office:value-type="float" office:value="0.01885">
                <text:p>0.01885</text:p>
              </table:table-cell>
              <table:table-cell office:value-type="float" office:value="0.025719">
                <text:p>0.025719</text:p>
              </table:table-cell>
              <table:table-cell office:value-type="float" office:value="0.018507">
                <text:p>0.018507</text:p>
              </table:table-cell>
              <table:table-cell office:value-type="float" office:value="0.024167">
                <text:p>0.024167</text:p>
              </table:table-cell>
              <table:table-cell office:value-type="float" office:value="0.017974">
                <text:p>0.017974</text:p>
              </table:table-cell>
              <table:table-cell office:value-type="float" office:value="0.022388">
                <text:p>0.022388</text:p>
              </table:table-cell>
              <table:table-cell office:value-type="float" office:value="0.015167">
                <text:p>0.015167</text:p>
              </table:table-cell>
              <table:table-cell office:value-type="float" office:value="0.038361">
                <text:p>0.038361</text:p>
              </table:table-cell>
              <table:table-cell office:value-type="float" office:value="0.016243">
                <text:p>0.016243</text:p>
              </table:table-cell>
              <table:table-cell office:value-type="float" office:value="0.036501">
                <text:p>0.036501</text:p>
              </table:table-cell>
              <table:table-cell office:value-type="float" office:value="0.020881">
                <text:p>0.020881</text:p>
              </table:table-cell>
              <table:table-cell office:value-type="float" office:value="0.029512">
                <text:p>0.029512</text:p>
              </table:table-cell>
              <table:table-cell office:value-type="float" office:value="0.015186">
                <text:p>0.015186</text:p>
              </table:table-cell>
              <table:table-cell office:value-type="float" office:value="0.024335">
                <text:p>0.024335</text:p>
              </table:table-cell>
              <table:table-cell office:value-type="float" office:value="0.015309">
                <text:p>0.015309</text:p>
              </table:table-cell>
              <table:table-cell office:value-type="float" office:value="0.022228">
                <text:p>0.022228</text:p>
              </table:table-cell>
              <table:table-cell office:value-type="float" office:value="0.01539">
                <text:p>0.01539</text:p>
              </table:table-cell>
              <table:table-cell office:value-type="float" office:value="0.04183">
                <text:p>0.04183</text:p>
              </table:table-cell>
              <table:table-cell office:value-type="float" office:value="0.019731">
                <text:p>0.019731</text:p>
              </table:table-cell>
            </table:table-row>
            <table:table-row>
              <table:table-cell office:value-type="string">
                <text:p>Oji,supervised,unilayer</text:p>
                <draw:g>
                  <svg:desc>Arkusz1.A12:Arkusz1.A12</svg:desc>
                </draw:g>
              </table:table-cell>
              <table:table-cell office:value-type="float" office:value="0.037854">
                <text:p>0.037854</text:p>
                <draw:g>
                  <svg:desc>Arkusz1.B12:Arkusz1.GS12</svg:desc>
                </draw:g>
              </table:table-cell>
              <table:table-cell office:value-type="float" office:value="0.041229">
                <text:p>0.041229</text:p>
              </table:table-cell>
              <table:table-cell office:value-type="float" office:value="0.085486">
                <text:p>0.085486</text:p>
              </table:table-cell>
              <table:table-cell office:value-type="float" office:value="0.017141">
                <text:p>0.017141</text:p>
              </table:table-cell>
              <table:table-cell office:value-type="float" office:value="0.016995">
                <text:p>0.016995</text:p>
              </table:table-cell>
              <table:table-cell office:value-type="float" office:value="0.017118">
                <text:p>0.017118</text:p>
              </table:table-cell>
              <table:table-cell office:value-type="float" office:value="0.015565">
                <text:p>0.015565</text:p>
              </table:table-cell>
              <table:table-cell office:value-type="float" office:value="0.017663">
                <text:p>0.017663</text:p>
              </table:table-cell>
              <table:table-cell office:value-type="float" office:value="0.03875">
                <text:p>0.03875</text:p>
              </table:table-cell>
              <table:table-cell office:value-type="float" office:value="0.01555">
                <text:p>0.01555</text:p>
              </table:table-cell>
              <table:table-cell office:value-type="float" office:value="0.022124">
                <text:p>0.022124</text:p>
              </table:table-cell>
              <table:table-cell office:value-type="float" office:value="0.021958">
                <text:p>0.021958</text:p>
              </table:table-cell>
              <table:table-cell office:value-type="float" office:value="0.019722">
                <text:p>0.019722</text:p>
              </table:table-cell>
              <table:table-cell office:value-type="float" office:value="0.050902">
                <text:p>0.050902</text:p>
              </table:table-cell>
              <table:table-cell office:value-type="float" office:value="0.018945">
                <text:p>0.018945</text:p>
              </table:table-cell>
              <table:table-cell office:value-type="float" office:value="0.015359">
                <text:p>0.015359</text:p>
              </table:table-cell>
              <table:table-cell office:value-type="float" office:value="0.022016">
                <text:p>0.022016</text:p>
              </table:table-cell>
              <table:table-cell office:value-type="float" office:value="0.031408">
                <text:p>0.031408</text:p>
              </table:table-cell>
              <table:table-cell office:value-type="float" office:value="0.045352">
                <text:p>0.045352</text:p>
              </table:table-cell>
              <table:table-cell office:value-type="float" office:value="0.016913">
                <text:p>0.016913</text:p>
              </table:table-cell>
              <table:table-cell office:value-type="float" office:value="0.016095">
                <text:p>0.016095</text:p>
              </table:table-cell>
              <table:table-cell office:value-type="float" office:value="0.019533">
                <text:p>0.019533</text:p>
              </table:table-cell>
              <table:table-cell office:value-type="float" office:value="0.018758">
                <text:p>0.018758</text:p>
              </table:table-cell>
              <table:table-cell office:value-type="float" office:value="0.01789">
                <text:p>0.01789</text:p>
              </table:table-cell>
              <table:table-cell office:value-type="float" office:value="0.018539">
                <text:p>0.018539</text:p>
              </table:table-cell>
              <table:table-cell office:value-type="float" office:value="0.056577">
                <text:p>0.056577</text:p>
              </table:table-cell>
              <table:table-cell office:value-type="float" office:value="0.020483">
                <text:p>0.020483</text:p>
              </table:table-cell>
              <table:table-cell office:value-type="float" office:value="0.051665">
                <text:p>0.051665</text:p>
              </table:table-cell>
              <table:table-cell office:value-type="float" office:value="0.049673">
                <text:p>0.049673</text:p>
              </table:table-cell>
              <table:table-cell office:value-type="float" office:value="0.017019">
                <text:p>0.017019</text:p>
              </table:table-cell>
              <table:table-cell office:value-type="float" office:value="0.050181">
                <text:p>0.050181</text:p>
              </table:table-cell>
              <table:table-cell office:value-type="float" office:value="0.018581">
                <text:p>0.018581</text:p>
              </table:table-cell>
              <table:table-cell office:value-type="float" office:value="0.055289">
                <text:p>0.055289</text:p>
              </table:table-cell>
              <table:table-cell office:value-type="float" office:value="0.053587">
                <text:p>0.053587</text:p>
              </table:table-cell>
              <table:table-cell office:value-type="float" office:value="0.054336">
                <text:p>0.054336</text:p>
              </table:table-cell>
              <table:table-cell office:value-type="float" office:value="0.022098">
                <text:p>0.022098</text:p>
              </table:table-cell>
              <table:table-cell office:value-type="float" office:value="0.030084">
                <text:p>0.030084</text:p>
              </table:table-cell>
              <table:table-cell office:value-type="float" office:value="0.051593">
                <text:p>0.051593</text:p>
              </table:table-cell>
              <table:table-cell office:value-type="float" office:value="0.054773">
                <text:p>0.054773</text:p>
              </table:table-cell>
              <table:table-cell office:value-type="float" office:value="0.05895">
                <text:p>0.05895</text:p>
              </table:table-cell>
              <table:table-cell office:value-type="float" office:value="0.052762">
                <text:p>0.052762</text:p>
              </table:table-cell>
              <table:table-cell office:value-type="float" office:value="0.017605">
                <text:p>0.017605</text:p>
              </table:table-cell>
              <table:table-cell office:value-type="float" office:value="0.027667">
                <text:p>0.027667</text:p>
              </table:table-cell>
              <table:table-cell office:value-type="float" office:value="0.017814">
                <text:p>0.017814</text:p>
              </table:table-cell>
              <table:table-cell office:value-type="float" office:value="0.052244">
                <text:p>0.052244</text:p>
              </table:table-cell>
              <table:table-cell office:value-type="float" office:value="0.030028">
                <text:p>0.030028</text:p>
              </table:table-cell>
              <table:table-cell office:value-type="float" office:value="0.042614">
                <text:p>0.042614</text:p>
              </table:table-cell>
              <table:table-cell office:value-type="float" office:value="0.053953">
                <text:p>0.053953</text:p>
              </table:table-cell>
              <table:table-cell office:value-type="float" office:value="0.017562">
                <text:p>0.017562</text:p>
              </table:table-cell>
              <table:table-cell office:value-type="float" office:value="0.053922">
                <text:p>0.053922</text:p>
              </table:table-cell>
              <table:table-cell office:value-type="float" office:value="0.054398">
                <text:p>0.054398</text:p>
              </table:table-cell>
              <table:table-cell office:value-type="float" office:value="0.020715">
                <text:p>0.020715</text:p>
              </table:table-cell>
              <table:table-cell office:value-type="float" office:value="0.057508">
                <text:p>0.057508</text:p>
              </table:table-cell>
              <table:table-cell office:value-type="float" office:value="0.038308">
                <text:p>0.038308</text:p>
              </table:table-cell>
              <table:table-cell office:value-type="float" office:value="0.062733">
                <text:p>0.062733</text:p>
              </table:table-cell>
              <table:table-cell office:value-type="float" office:value="0.051546">
                <text:p>0.051546</text:p>
              </table:table-cell>
              <table:table-cell office:value-type="float" office:value="0.016787">
                <text:p>0.016787</text:p>
              </table:table-cell>
              <table:table-cell office:value-type="float" office:value="0.051786">
                <text:p>0.051786</text:p>
              </table:table-cell>
              <table:table-cell office:value-type="float" office:value="0.020099">
                <text:p>0.020099</text:p>
              </table:table-cell>
              <table:table-cell office:value-type="float" office:value="0.051561">
                <text:p>0.051561</text:p>
              </table:table-cell>
              <table:table-cell office:value-type="float" office:value="0.019453">
                <text:p>0.019453</text:p>
              </table:table-cell>
              <table:table-cell office:value-type="float" office:value="0.053634">
                <text:p>0.053634</text:p>
              </table:table-cell>
              <table:table-cell office:value-type="float" office:value="0.01945">
                <text:p>0.01945</text:p>
              </table:table-cell>
              <table:table-cell office:value-type="float" office:value="0.015222">
                <text:p>0.015222</text:p>
              </table:table-cell>
              <table:table-cell office:value-type="float" office:value="0.050342">
                <text:p>0.050342</text:p>
              </table:table-cell>
              <table:table-cell office:value-type="float" office:value="0.060121">
                <text:p>0.060121</text:p>
              </table:table-cell>
              <table:table-cell office:value-type="float" office:value="0.015862">
                <text:p>0.015862</text:p>
              </table:table-cell>
              <table:table-cell office:value-type="float" office:value="0.050335">
                <text:p>0.050335</text:p>
              </table:table-cell>
              <table:table-cell office:value-type="float" office:value="0.017065">
                <text:p>0.017065</text:p>
              </table:table-cell>
              <table:table-cell office:value-type="float" office:value="0.050327">
                <text:p>0.050327</text:p>
              </table:table-cell>
              <table:table-cell office:value-type="float" office:value="0.017988">
                <text:p>0.017988</text:p>
              </table:table-cell>
              <table:table-cell office:value-type="float" office:value="0.050446">
                <text:p>0.050446</text:p>
              </table:table-cell>
              <table:table-cell office:value-type="float" office:value="0.015818">
                <text:p>0.015818</text:p>
              </table:table-cell>
              <table:table-cell office:value-type="float" office:value="0.044497">
                <text:p>0.044497</text:p>
              </table:table-cell>
              <table:table-cell office:value-type="float" office:value="0.05002">
                <text:p>0.05002</text:p>
              </table:table-cell>
              <table:table-cell office:value-type="float" office:value="0.016796">
                <text:p>0.016796</text:p>
              </table:table-cell>
              <table:table-cell office:value-type="float" office:value="0.048067">
                <text:p>0.048067</text:p>
              </table:table-cell>
              <table:table-cell office:value-type="float" office:value="0.021056">
                <text:p>0.021056</text:p>
              </table:table-cell>
              <table:table-cell office:value-type="float" office:value="0.055069">
                <text:p>0.055069</text:p>
              </table:table-cell>
              <table:table-cell office:value-type="float" office:value="0.059547">
                <text:p>0.059547</text:p>
              </table:table-cell>
              <table:table-cell office:value-type="float" office:value="0.059425">
                <text:p>0.059425</text:p>
              </table:table-cell>
              <table:table-cell office:value-type="float" office:value="0.021636">
                <text:p>0.021636</text:p>
              </table:table-cell>
              <table:table-cell office:value-type="float" office:value="0.057348">
                <text:p>0.057348</text:p>
              </table:table-cell>
              <table:table-cell office:value-type="float" office:value="0.052449">
                <text:p>0.052449</text:p>
              </table:table-cell>
              <table:table-cell office:value-type="float" office:value="0.026807">
                <text:p>0.026807</text:p>
              </table:table-cell>
              <table:table-cell office:value-type="float" office:value="0.046466">
                <text:p>0.046466</text:p>
              </table:table-cell>
              <table:table-cell office:value-type="float" office:value="0.017666">
                <text:p>0.017666</text:p>
              </table:table-cell>
              <table:table-cell office:value-type="float" office:value="0.049534">
                <text:p>0.049534</text:p>
              </table:table-cell>
              <table:table-cell office:value-type="float" office:value="0.049601">
                <text:p>0.049601</text:p>
              </table:table-cell>
              <table:table-cell office:value-type="float" office:value="0.017824">
                <text:p>0.017824</text:p>
              </table:table-cell>
              <table:table-cell office:value-type="float" office:value="0.050716">
                <text:p>0.050716</text:p>
              </table:table-cell>
              <table:table-cell office:value-type="float" office:value="0.01577">
                <text:p>0.01577</text:p>
              </table:table-cell>
              <table:table-cell office:value-type="float" office:value="0.050883">
                <text:p>0.050883</text:p>
              </table:table-cell>
              <table:table-cell office:value-type="float" office:value="0.01914">
                <text:p>0.01914</text:p>
              </table:table-cell>
              <table:table-cell office:value-type="float" office:value="0.051319">
                <text:p>0.051319</text:p>
              </table:table-cell>
              <table:table-cell office:value-type="float" office:value="0.057742">
                <text:p>0.057742</text:p>
              </table:table-cell>
              <table:table-cell office:value-type="float" office:value="0.023076">
                <text:p>0.023076</text:p>
              </table:table-cell>
              <table:table-cell office:value-type="float" office:value="0.055829">
                <text:p>0.055829</text:p>
              </table:table-cell>
              <table:table-cell office:value-type="float" office:value="0.054509">
                <text:p>0.054509</text:p>
              </table:table-cell>
              <table:table-cell office:value-type="float" office:value="0.020003">
                <text:p>0.020003</text:p>
              </table:table-cell>
              <table:table-cell office:value-type="float" office:value="0.016307">
                <text:p>0.016307</text:p>
              </table:table-cell>
              <table:table-cell office:value-type="float" office:value="0.049373">
                <text:p>0.049373</text:p>
              </table:table-cell>
              <table:table-cell office:value-type="float" office:value="0.051745">
                <text:p>0.051745</text:p>
              </table:table-cell>
              <table:table-cell office:value-type="float" office:value="0.017966">
                <text:p>0.017966</text:p>
              </table:table-cell>
              <table:table-cell office:value-type="float" office:value="0.059036">
                <text:p>0.059036</text:p>
              </table:table-cell>
              <table:table-cell office:value-type="float" office:value="0.049551">
                <text:p>0.049551</text:p>
              </table:table-cell>
              <table:table-cell office:value-type="float" office:value="0.022012">
                <text:p>0.022012</text:p>
              </table:table-cell>
              <table:table-cell office:value-type="float" office:value="0.054138">
                <text:p>0.054138</text:p>
              </table:table-cell>
              <table:table-cell office:value-type="float" office:value="0.019682">
                <text:p>0.019682</text:p>
              </table:table-cell>
              <table:table-cell office:value-type="float" office:value="0.092259">
                <text:p>0.092259</text:p>
              </table:table-cell>
              <table:table-cell office:value-type="float" office:value="0.017306">
                <text:p>0.017306</text:p>
              </table:table-cell>
              <table:table-cell office:value-type="float" office:value="0.049112">
                <text:p>0.049112</text:p>
              </table:table-cell>
              <table:table-cell office:value-type="float" office:value="0.01934">
                <text:p>0.01934</text:p>
              </table:table-cell>
              <table:table-cell office:value-type="float" office:value="0.058008">
                <text:p>0.058008</text:p>
              </table:table-cell>
              <table:table-cell office:value-type="float" office:value="0.051326">
                <text:p>0.051326</text:p>
              </table:table-cell>
              <table:table-cell office:value-type="float" office:value="0.017176">
                <text:p>0.017176</text:p>
              </table:table-cell>
              <table:table-cell office:value-type="float" office:value="0.043879">
                <text:p>0.043879</text:p>
              </table:table-cell>
              <table:table-cell office:value-type="float" office:value="0.039929">
                <text:p>0.039929</text:p>
              </table:table-cell>
              <table:table-cell office:value-type="float" office:value="0.054435">
                <text:p>0.054435</text:p>
              </table:table-cell>
              <table:table-cell office:value-type="float" office:value="0.018431">
                <text:p>0.018431</text:p>
              </table:table-cell>
              <table:table-cell office:value-type="float" office:value="0.053538">
                <text:p>0.053538</text:p>
              </table:table-cell>
              <table:table-cell office:value-type="float" office:value="0.059708">
                <text:p>0.059708</text:p>
              </table:table-cell>
              <table:table-cell office:value-type="float" office:value="0.053999">
                <text:p>0.053999</text:p>
              </table:table-cell>
              <table:table-cell office:value-type="float" office:value="0.038955">
                <text:p>0.038955</text:p>
              </table:table-cell>
              <table:table-cell office:value-type="float" office:value="0.048141">
                <text:p>0.048141</text:p>
              </table:table-cell>
              <table:table-cell office:value-type="float" office:value="0.019617">
                <text:p>0.019617</text:p>
              </table:table-cell>
              <table:table-cell office:value-type="float" office:value="0.053031">
                <text:p>0.053031</text:p>
              </table:table-cell>
              <table:table-cell office:value-type="float" office:value="0.019207">
                <text:p>0.019207</text:p>
              </table:table-cell>
              <table:table-cell office:value-type="float" office:value="0.057019">
                <text:p>0.057019</text:p>
              </table:table-cell>
              <table:table-cell office:value-type="float" office:value="0.056891">
                <text:p>0.056891</text:p>
              </table:table-cell>
              <table:table-cell office:value-type="float" office:value="0.02089">
                <text:p>0.02089</text:p>
              </table:table-cell>
              <table:table-cell office:value-type="float" office:value="0.053731">
                <text:p>0.053731</text:p>
              </table:table-cell>
              <table:table-cell office:value-type="float" office:value="0.015596">
                <text:p>0.015596</text:p>
              </table:table-cell>
              <table:table-cell office:value-type="float" office:value="0.019497">
                <text:p>0.019497</text:p>
              </table:table-cell>
              <table:table-cell office:value-type="float" office:value="0.050417">
                <text:p>0.050417</text:p>
              </table:table-cell>
              <table:table-cell office:value-type="float" office:value="0.053461">
                <text:p>0.053461</text:p>
              </table:table-cell>
              <table:table-cell office:value-type="float" office:value="0.057366">
                <text:p>0.057366</text:p>
              </table:table-cell>
              <table:table-cell office:value-type="float" office:value="0.052973">
                <text:p>0.052973</text:p>
              </table:table-cell>
              <table:table-cell office:value-type="float" office:value="0.021324">
                <text:p>0.021324</text:p>
              </table:table-cell>
              <table:table-cell office:value-type="float" office:value="0.081981">
                <text:p>0.081981</text:p>
              </table:table-cell>
              <table:table-cell office:value-type="float" office:value="0.014219">
                <text:p>0.014219</text:p>
              </table:table-cell>
              <table:table-cell office:value-type="float" office:value="0.04718">
                <text:p>0.04718</text:p>
              </table:table-cell>
              <table:table-cell office:value-type="float" office:value="0.01492">
                <text:p>0.01492</text:p>
              </table:table-cell>
              <table:table-cell office:value-type="float" office:value="0.04889">
                <text:p>0.04889</text:p>
              </table:table-cell>
              <table:table-cell office:value-type="float" office:value="0.016021">
                <text:p>0.016021</text:p>
              </table:table-cell>
              <table:table-cell office:value-type="float" office:value="0.049628">
                <text:p>0.049628</text:p>
              </table:table-cell>
              <table:table-cell office:value-type="float" office:value="0.019067">
                <text:p>0.019067</text:p>
              </table:table-cell>
              <table:table-cell office:value-type="float" office:value="0.051627">
                <text:p>0.051627</text:p>
              </table:table-cell>
              <table:table-cell office:value-type="float" office:value="0.049386">
                <text:p>0.049386</text:p>
              </table:table-cell>
              <table:table-cell office:value-type="float" office:value="0.019405">
                <text:p>0.019405</text:p>
              </table:table-cell>
              <table:table-cell office:value-type="float" office:value="0.035316">
                <text:p>0.035316</text:p>
              </table:table-cell>
              <table:table-cell office:value-type="float" office:value="0.032889">
                <text:p>0.032889</text:p>
              </table:table-cell>
              <table:table-cell office:value-type="float" office:value="0.057164">
                <text:p>0.057164</text:p>
              </table:table-cell>
              <table:table-cell office:value-type="float" office:value="0.01822">
                <text:p>0.01822</text:p>
              </table:table-cell>
              <table:table-cell office:value-type="float" office:value="0.05333">
                <text:p>0.05333</text:p>
              </table:table-cell>
              <table:table-cell office:value-type="float" office:value="0.052822">
                <text:p>0.052822</text:p>
              </table:table-cell>
              <table:table-cell office:value-type="float" office:value="0.037105">
                <text:p>0.037105</text:p>
              </table:table-cell>
              <table:table-cell office:value-type="float" office:value="0.045066">
                <text:p>0.045066</text:p>
              </table:table-cell>
              <table:table-cell office:value-type="float" office:value="0.045582">
                <text:p>0.045582</text:p>
              </table:table-cell>
              <table:table-cell office:value-type="float" office:value="0.029963">
                <text:p>0.029963</text:p>
              </table:table-cell>
              <table:table-cell office:value-type="float" office:value="0.041236">
                <text:p>0.041236</text:p>
              </table:table-cell>
              <table:table-cell office:value-type="float" office:value="0.05515">
                <text:p>0.05515</text:p>
              </table:table-cell>
              <table:table-cell office:value-type="float" office:value="0.022544">
                <text:p>0.022544</text:p>
              </table:table-cell>
              <table:table-cell office:value-type="float" office:value="0.052424">
                <text:p>0.052424</text:p>
              </table:table-cell>
              <table:table-cell office:value-type="float" office:value="0.053256">
                <text:p>0.053256</text:p>
              </table:table-cell>
              <table:table-cell office:value-type="float" office:value="0.020041">
                <text:p>0.020041</text:p>
              </table:table-cell>
              <table:table-cell office:value-type="float" office:value="0.057364">
                <text:p>0.057364</text:p>
              </table:table-cell>
              <table:table-cell office:value-type="float" office:value="0.04953">
                <text:p>0.04953</text:p>
              </table:table-cell>
              <table:table-cell office:value-type="float" office:value="0.021888">
                <text:p>0.021888</text:p>
              </table:table-cell>
              <table:table-cell office:value-type="float" office:value="0.051872">
                <text:p>0.051872</text:p>
              </table:table-cell>
              <table:table-cell office:value-type="float" office:value="0.059145">
                <text:p>0.059145</text:p>
              </table:table-cell>
              <table:table-cell office:value-type="float" office:value="0.020735">
                <text:p>0.020735</text:p>
              </table:table-cell>
              <table:table-cell office:value-type="float" office:value="0.064383">
                <text:p>0.064383</text:p>
              </table:table-cell>
              <table:table-cell office:value-type="float" office:value="0.018408">
                <text:p>0.018408</text:p>
              </table:table-cell>
              <table:table-cell office:value-type="float" office:value="0.05405">
                <text:p>0.05405</text:p>
              </table:table-cell>
              <table:table-cell office:value-type="float" office:value="0.056596">
                <text:p>0.056596</text:p>
              </table:table-cell>
              <table:table-cell office:value-type="float" office:value="0.02052">
                <text:p>0.02052</text:p>
              </table:table-cell>
              <table:table-cell office:value-type="float" office:value="0.052624">
                <text:p>0.052624</text:p>
              </table:table-cell>
              <table:table-cell office:value-type="float" office:value="0.022545">
                <text:p>0.022545</text:p>
              </table:table-cell>
              <table:table-cell office:value-type="float" office:value="0.057021">
                <text:p>0.057021</text:p>
              </table:table-cell>
              <table:table-cell office:value-type="float" office:value="0.050029">
                <text:p>0.050029</text:p>
              </table:table-cell>
              <table:table-cell office:value-type="float" office:value="0.022768">
                <text:p>0.022768</text:p>
              </table:table-cell>
              <table:table-cell office:value-type="float" office:value="0.063746">
                <text:p>0.063746</text:p>
              </table:table-cell>
              <table:table-cell office:value-type="float" office:value="0.016015">
                <text:p>0.016015</text:p>
              </table:table-cell>
              <table:table-cell office:value-type="float" office:value="0.014934">
                <text:p>0.014934</text:p>
              </table:table-cell>
              <table:table-cell office:value-type="float" office:value="0.094749">
                <text:p>0.094749</text:p>
              </table:table-cell>
              <table:table-cell office:value-type="float" office:value="0.021018">
                <text:p>0.021018</text:p>
              </table:table-cell>
              <table:table-cell office:value-type="float" office:value="0.054907">
                <text:p>0.054907</text:p>
              </table:table-cell>
              <table:table-cell office:value-type="float" office:value="0.051411">
                <text:p>0.051411</text:p>
              </table:table-cell>
              <table:table-cell office:value-type="float" office:value="0.019347">
                <text:p>0.019347</text:p>
              </table:table-cell>
              <table:table-cell office:value-type="float" office:value="0.041659">
                <text:p>0.041659</text:p>
              </table:table-cell>
              <table:table-cell office:value-type="float" office:value="0.018661">
                <text:p>0.018661</text:p>
              </table:table-cell>
              <table:table-cell office:value-type="float" office:value="0.046853">
                <text:p>0.046853</text:p>
              </table:table-cell>
              <table:table-cell office:value-type="float" office:value="0.015029">
                <text:p>0.015029</text:p>
              </table:table-cell>
              <table:table-cell office:value-type="float" office:value="0.051983">
                <text:p>0.051983</text:p>
              </table:table-cell>
              <table:table-cell office:value-type="float" office:value="0.051349">
                <text:p>0.051349</text:p>
              </table:table-cell>
              <table:table-cell office:value-type="float" office:value="0.016682">
                <text:p>0.016682</text:p>
              </table:table-cell>
              <table:table-cell office:value-type="float" office:value="0.054207">
                <text:p>0.054207</text:p>
              </table:table-cell>
              <table:table-cell office:value-type="float" office:value="0.020383">
                <text:p>0.020383</text:p>
              </table:table-cell>
              <table:table-cell office:value-type="float" office:value="0.051491">
                <text:p>0.0514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